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717in"/>
    </style:style>
    <style:style style:name="co2" style:family="table-column">
      <style:table-column-properties fo:break-before="auto" style:column-width="1.1327in"/>
    </style:style>
    <style:style style:name="co3" style:family="table-column">
      <style:table-column-properties fo:break-before="auto" style:column-width="0.7346in"/>
    </style:style>
    <style:style style:name="co4" style:family="table-column">
      <style:table-column-properties fo:break-before="auto" style:column-width="0.622in"/>
    </style:style>
    <style:style style:name="co5" style:family="table-column">
      <style:table-column-properties fo:break-before="auto" style:column-width="0.5445in"/>
    </style:style>
    <style:style style:name="co6" style:family="table-column">
      <style:table-column-properties fo:break-before="auto" style:column-width="0.752in"/>
    </style:style>
    <style:style style:name="co7" style:family="table-column">
      <style:table-column-properties fo:break-before="auto" style:column-width="0.4063in"/>
    </style:style>
    <style:style style:name="co8" style:family="table-column">
      <style:table-column-properties fo:break-before="auto" style:column-width="0.8646in"/>
    </style:style>
    <style:style style:name="co9" style:family="table-column">
      <style:table-column-properties fo:break-before="auto" style:column-width="0.3717in"/>
    </style:style>
    <style:style style:name="co10" style:family="table-column">
      <style:table-column-properties fo:break-before="auto" style:column-width="0.8736in"/>
    </style:style>
    <style:style style:name="co11" style:family="table-column">
      <style:table-column-properties fo:break-before="auto" style:column-width="0.8909in"/>
    </style:style>
    <style:style style:name="co12" style:family="table-column">
      <style:table-column-properties fo:break-before="auto" style:column-width="0.7957in"/>
    </style:style>
    <style:style style:name="co13" style:family="table-column">
      <style:table-column-properties fo:break-before="auto" style:column-width="0.8043in"/>
    </style:style>
    <style:style style:name="co14" style:family="table-column">
      <style:table-column-properties fo:break-before="auto" style:column-width="0.9598in"/>
    </style:style>
    <style:style style:name="co15" style:family="table-column">
      <style:table-column-properties fo:break-before="auto" style:column-width="0.8925in"/>
    </style:style>
    <style:style style:name="co16" style:family="table-column">
      <style:table-column-properties fo:break-before="auto" style:column-width="1.8854in"/>
    </style:style>
    <style:style style:name="co17" style:family="table-column">
      <style:table-column-properties fo:break-before="auto" style:column-width="0.9945in"/>
    </style:style>
    <style:style style:name="co18" style:family="table-column">
      <style:table-column-properties fo:break-before="auto" style:column-width="1.0898in"/>
    </style:style>
    <style:style style:name="co19" style:family="table-column">
      <style:table-column-properties fo:break-before="auto" style:column-width="0.9689in"/>
    </style:style>
    <style:style style:name="co20" style:family="table-column">
      <style:table-column-properties fo:break-before="auto" style:column-width="0.5618in"/>
    </style:style>
    <style:style style:name="co21" style:family="table-column">
      <style:table-column-properties fo:break-before="auto" style:column-width="0.3543in"/>
    </style:style>
    <style:style style:name="co22" style:family="table-column">
      <style:table-column-properties fo:break-before="auto" style:column-width="0.3807in"/>
    </style:style>
    <style:style style:name="co23" style:family="table-column">
      <style:table-column-properties fo:break-before="auto" style:column-width="0.5535in"/>
    </style:style>
    <style:style style:name="co24" style:family="table-column">
      <style:table-column-properties fo:break-before="auto" style:column-width="0.6744in"/>
    </style:style>
    <style:style style:name="co25" style:family="table-column">
      <style:table-column-properties fo:break-before="auto" style:column-width="0.2854in"/>
    </style:style>
    <style:style style:name="co26" style:family="table-column">
      <style:table-column-properties fo:break-before="auto" style:column-width="0.4319in"/>
    </style:style>
    <style:style style:name="co27" style:family="table-column">
      <style:table-column-properties fo:break-before="auto" style:column-width="0.5189in"/>
    </style:style>
    <style:style style:name="co28" style:family="table-column">
      <style:table-column-properties fo:break-before="auto" style:column-width="0.6047in"/>
    </style:style>
    <style:style style:name="co29" style:family="table-column">
      <style:table-column-properties fo:break-before="auto" style:column-width="0.6398in"/>
    </style:style>
    <style:style style:name="co30" style:family="table-column">
      <style:table-column-properties fo:break-before="auto" style:column-width="0.4583in"/>
    </style:style>
    <style:style style:name="co31" style:family="table-column">
      <style:table-column-properties fo:break-before="auto" style:column-width="0.5362in"/>
    </style:style>
    <style:style style:name="co32" style:family="table-column">
      <style:table-column-properties fo:break-before="auto" style:column-width="0.5272in"/>
    </style:style>
    <style:style style:name="co33" style:family="table-column">
      <style:table-column-properties fo:break-before="auto" style:column-width="0.4929in"/>
    </style:style>
    <style:style style:name="co34" style:family="table-column">
      <style:table-column-properties fo:break-before="auto" style:column-width="0.3283in"/>
    </style:style>
    <style:style style:name="co35" style:family="table-column">
      <style:table-column-properties fo:break-before="auto" style:column-width="0.4146in"/>
    </style:style>
    <style:style style:name="ro1" style:family="table-row">
      <style:table-row-properties style:row-height="0.1799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1583in" fo:break-before="auto" style:use-optimal-row-height="false"/>
    </style:style>
    <style:style style:name="ro8" style:family="table-row">
      <style:table-row-properties style:row-height="0.1in" fo:break-before="auto" style:use-optimal-row-height="false"/>
    </style:style>
    <style:style style:name="ro9" style:family="table-row">
      <style:table-row-properties style:row-height="0.1756in" fo:break-before="auto" style:use-optimal-row-height="false"/>
    </style:style>
    <style:style style:name="ro10" style:family="table-row">
      <style:table-row-properties style:row-height="0.1925in" fo:break-before="auto" style:use-optimal-row-height="false"/>
    </style:style>
    <style:style style:name="ro11" style:family="table-row">
      <style:table-row-properties style:row-height="0.1165in" fo:break-before="auto" style:use-optimal-row-height="false"/>
    </style:style>
    <style:style style:name="ro12" style:family="table-row">
      <style:table-row-properties style:row-height="0.2008in" fo:break-before="auto" style:use-optimal-row-height="false"/>
    </style:style>
    <style:style style:name="ro13" style:family="table-row">
      <style:table-row-properties style:row-height="0.2256in" fo:break-before="auto" style:use-optimal-row-height="false"/>
    </style:style>
    <style:style style:name="ro14" style:family="table-row">
      <style:table-row-properties style:row-height="0.1925in" fo:break-before="auto" style:use-optimal-row-height="true"/>
    </style:style>
    <style:style style:name="ro15" style:family="table-row">
      <style:table-row-properties style:row-height="0.8445in" fo:break-before="auto" style:use-optimal-row-height="false"/>
    </style:style>
    <style:style style:name="ro16" style:family="table-row">
      <style:table-row-properties style:row-height="0.1799in" fo:break-before="auto" style:use-optimal-row-height="false"/>
    </style:style>
    <style:style style:name="ro17" style:family="table-row">
      <style:table-row-properties style:row-height="0.6102in" fo:break-before="auto" style:use-optimal-row-height="false"/>
    </style:style>
    <style:style style:name="ro18" style:family="table-row">
      <style:table-row-properties style:row-height="1.0457in" fo:break-before="auto" style:use-optimal-row-height="false"/>
    </style:style>
    <style:style style:name="ro19" style:family="table-row">
      <style:table-row-properties style:row-height="0.3256in" fo:break-before="auto" style:use-optimal-row-height="false"/>
    </style:style>
    <style:style style:name="ro20" style:family="table-row">
      <style:table-row-properties style:row-height="0.5354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2"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3" style:family="table-cell" style:parent-style-name="Default">
      <style:text-properties style:font-name="Arial" fo:font-size="10pt" style:font-size-asian="10pt" style:font-size-complex="10pt"/>
    </style:style>
    <style:style style:name="ce4"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5"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6"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7"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8"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1" style:family="table-cell" style:parent-style-name="Default">
      <style:text-properties style:font-name="Arial" fo:font-size="10pt" fo:font-weight="bold" style:font-size-asian="10pt" style:font-weight-asian="bold" style:font-size-complex="10pt" style:font-weight-complex="bold"/>
    </style:style>
    <style:style style:name="ce12"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3" style:family="table-cell" style:parent-style-name="Default">
      <style:table-cell-properties fo:border="none"/>
    </style:style>
    <style:style style:name="ce14" style:family="table-cell" style:parent-style-name="Default">
      <style:table-cell-properties fo:border="none"/>
      <style:text-properties style:font-name="Arial" style:font-name-asian="Lucida Sans Unicode" style:font-name-complex="Tahoma"/>
    </style:style>
    <style:style style:name="ce15" style:family="table-cell" style:parent-style-name="Default">
      <style:table-cell-properties fo:border-bottom="0.0008in solid #000000" fo:border-left="none" fo:border-right="none" fo:border-top="none"/>
    </style:style>
    <style:style style:name="ce16" style:family="table-cell" style:parent-style-name="Default">
      <style:table-cell-properties fo:border-bottom="none" fo:background-color="#000000" fo:border-left="none" fo:border-right="none" fo:border-top="0.0008in solid #000000"/>
      <style:text-properties fo:color="#000000"/>
    </style:style>
    <style:style style:name="ce17"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19"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0"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2" style:family="table-cell" style:parent-style-name="Default" style:data-style-name="N179"/>
    <style:style style:name="ce23" style:family="table-cell" style:parent-style-name="Default">
      <style:text-properties style:font-name="Arial" style:font-name-asian="Lucida Sans Unicode" style:font-name-complex="Tahoma"/>
    </style:style>
    <style:style style:name="ce24" style:family="table-cell" style:parent-style-name="Default">
      <style:text-properties fo:color="#1a1a1a" style:font-name="Arial" style:font-name-asian="Lucida Sans Unicode" style:font-name-complex="Tahoma"/>
    </style:style>
    <style:style style:name="ce25"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26" style:family="table-cell" style:parent-style-name="Default">
      <style:text-properties fo:font-style="normal" style:font-style-asian="normal" style:font-style-complex="normal"/>
    </style:style>
    <style:style style:name="ce27" style:family="table-cell" style:parent-style-name="Default" style:data-style-name="N180"/>
    <style:style style:name="ce28" style:family="table-cell" style:parent-style-name="Default" style:data-style-name="N179">
      <style:text-properties style:font-name="Arial" style:font-name-asian="Lucida Sans Unicode" style:font-name-complex="Tahoma"/>
    </style:style>
    <style:style style:name="ce29"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data-style-name="N0"/>
    <style:style style:name="ce31"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2"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3"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34"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35"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36"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ackground-color="transparent"/>
      <style:text-properties fo:font-style="normal" style:font-style-asian="normal" style:font-style-complex="normal"/>
    </style:style>
    <style:style style:name="ce38" style:family="table-cell" style:parent-style-name="Default">
      <style:table-cell-properties fo:border-bottom="0.0008in solid #000000" fo:background-color="transparent" fo:border-left="none" fo:border-right="none" fo:border-top="none"/>
    </style:style>
    <style:style style:name="ce39" style:family="table-cell" style:parent-style-name="Default">
      <style:table-cell-properties fo:background-color="transparent"/>
    </style:style>
    <style:style style:name="ce40"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1"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2"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3" style:family="table-cell" style:parent-style-name="Default">
      <style:table-cell-properties fo:border-bottom="0.0008in solid #000000" fo:background-color="transparent" fo:border-left="none" fo:border-right="0.0008in solid #000000" fo:border-top="none"/>
    </style:style>
    <style:style style:name="ce44"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45"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46" style:family="table-cell" style:parent-style-name="Default" style:data-style-name="N179">
      <style:table-cell-properties fo:background-color="#e6e6ff"/>
      <style:text-properties fo:font-weight="bold" style:font-weight-asian="bold" style:font-weight-complex="bold"/>
    </style:style>
    <style:style style:name="ce47"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48" style:family="table-cell" style:parent-style-name="Default">
      <style:table-cell-properties fo:background-color="#000000"/>
      <style:text-properties fo:color="#000000"/>
    </style:style>
    <style:style style:name="ce49" style:family="table-cell" style:parent-style-name="Default" style:data-style-name="N178"/>
    <style:style style:name="ce50" style:family="table-cell" style:parent-style-name="Default" style:data-style-name="N179">
      <style:table-cell-properties fo:border-bottom="0.0008in solid #000000" fo:border-left="none" fo:border-right="none" fo:border-top="none"/>
    </style:style>
    <style:style style:name="ce51"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2" style:family="table-cell" style:parent-style-name="Default">
      <style:text-properties fo:font-weight="bold" style:font-weight-asian="bold" style:font-weight-complex="bold"/>
    </style:style>
    <style:style style:name="ce53"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54" style:family="table-cell" style:parent-style-name="Default">
      <style:table-cell-properties fo:border-bottom="none" fo:border-left="0.0008in solid #000000" fo:border-right="none" fo:border-top="none"/>
    </style:style>
    <style:style style:name="ce55" style:family="table-cell" style:parent-style-name="Default">
      <style:table-cell-properties fo:border-bottom="0.0008in solid #000000" fo:border-left="0.0008in solid #000000" fo:border-right="none" fo:border-top="none"/>
    </style:style>
    <style:style style:name="ce56"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57" style:family="table-cell" style:parent-style-name="Default">
      <style:table-cell-properties style:diagonal-bl-tr="none" style:diagonal-tl-br="none" fo:border="none" style:rotation-align="none"/>
    </style:style>
    <style:style style:name="ce58" style:family="table-cell" style:parent-style-name="Excel_5f_BuiltIn_5f_Hyperlink">
      <style:text-properties style:use-window-font-color="true" style:text-underline-style="none"/>
    </style:style>
    <style:style style:name="ce59" style:family="table-cell" style:parent-style-name="Default">
      <style:text-properties style:use-window-font-color="true"/>
    </style:style>
    <style:style style:name="ce60"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1" style:family="table-cell" style:parent-style-name="Default">
      <style:text-properties fo:font-style="italic" style:font-style-asian="italic" style:font-style-complex="italic"/>
    </style:style>
    <style:style style:name="ce62"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3" style:family="table-cell" style:parent-style-name="Default">
      <style:table-cell-properties style:text-align-source="fix" style:repeat-content="false"/>
      <style:paragraph-properties fo:text-align="center" fo:margin-left="0in"/>
    </style:style>
    <style:style style:name="ce64" style:family="table-cell" style:parent-style-name="Default">
      <style:table-cell-properties style:text-align-source="fix" style:repeat-content="false"/>
      <style:paragraph-properties fo:text-align="end" fo:margin-left="0in"/>
    </style:style>
    <style:style style:name="ce65"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66" style:family="table-cell" style:parent-style-name="Default">
      <style:table-cell-properties style:text-align-source="fix" style:repeat-content="false" style:vertical-align="middle"/>
      <style:paragraph-properties fo:text-align="center"/>
    </style:style>
    <style:style style:name="ce67" style:family="table-cell" style:parent-style-name="Default" style:data-style-name="N0">
      <style:table-cell-properties style:text-align-source="fix" style:repeat-content="false" style:vertical-align="middle"/>
      <style:paragraph-properties fo:text-align="center"/>
    </style:style>
    <style:style style:name="ce68"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69"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0" style:family="table-cell" style:parent-style-name="Default">
      <style:text-properties fo:font-size="8pt" style:font-size-asian="8pt" style:font-size-complex="8pt"/>
    </style:style>
    <style:style style:name="ce71" style:family="table-cell" style:parent-style-name="Default">
      <style:table-cell-properties style:diagonal-bl-tr="none" style:diagonal-tl-br="none" fo:border="none" style:rotation-align="none"/>
      <style:text-properties fo:font-size="8pt" style:font-size-asian="8pt" style:font-size-complex="8pt"/>
    </style:style>
    <style:style style:name="ce72"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3"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4" style:family="table-cell" style:parent-style-name="Default">
      <style:table-cell-properties style:text-align-source="fix" style:repeat-content="false" style:vertical-align="middle"/>
      <style:paragraph-properties fo:text-align="center" fo:margin-left="0in"/>
    </style:style>
    <style:style style:name="ce75" style:family="table-cell" style:parent-style-name="Default">
      <style:table-cell-properties style:diagonal-bl-tr="none" style:diagonal-tl-br="none" fo:background-color="transparent" fo:border="none" style:rotation-align="none"/>
    </style:style>
    <style:style style:name="ce76" style:family="table-cell" style:parent-style-name="Default">
      <style:text-properties style:font-name="Arial" fo:font-style="italic" style:font-name-asian="Lucida Sans Unicode" style:font-style-asian="italic" style:font-name-complex="Tahoma" style:font-style-complex="italic"/>
    </style:style>
    <style:style style:name="ce77" style:family="table-cell" style:parent-style-name="Default">
      <style:table-cell-properties style:text-align-source="value-type" style:repeat-content="false"/>
      <style:paragraph-properties fo:margin-left="0in"/>
    </style:style>
    <style:style style:name="ce78"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79"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80" style:family="table-cell" style:parent-style-name="Default">
      <style:table-cell-properties style:text-align-source="fix" style:repeat-content="false" fo:border="none" style:vertical-align="middle"/>
      <style:paragraph-properties fo:text-align="cente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2" style:family="table-cell" style:parent-style-name="Default">
      <style:table-cell-properties style:text-align-source="fix" style:repeat-content="false" fo:wrap-option="wrap" style:vertical-align="middle"/>
      <style:paragraph-properties fo:text-align="center"/>
    </style:style>
    <style:style style:name="ce83"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4" style:family="table-cell" style:parent-style-name="Default">
      <style:table-cell-properties fo:border-bottom="none" fo:border-left="none" fo:border-right="none" fo:border-top="0.0008in solid #000000"/>
    </style:style>
    <style:style style:name="ce85"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86" style:family="table-cell" style:parent-style-name="Default">
      <style:table-cell-properties fo:border-bottom="none" fo:border-left="none" fo:border-right="0.0008in solid #000000" fo:border-top="none"/>
    </style:style>
    <style:style style:name="ce87" style:family="table-cell" style:parent-style-name="Default">
      <style:table-cell-properties fo:border-bottom="0.0008in solid #000000" fo:border-left="none" fo:border-right="0.0008in solid #000000" fo:border-top="none"/>
    </style:style>
    <style:style style:name="ce88"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89"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ce90" style:family="table-cell" style:parent-style-name="Default">
      <style:table-cell-properties fo:background-color="#e6e6ff" style:text-align-source="fix" style:repeat-content="false" fo:border="0.0008in solid #000000" style:vertical-align="middle"/>
      <style:paragraph-properties fo:text-align="center"/>
      <style:text-properties style:use-window-font-color="true" fo:font-weight="bold" style:font-weight-asian="bold" style:font-weight-complex="bold"/>
    </style:style>
    <style:style style:name="ce91" style:family="table-cell" style:parent-style-name="Default">
      <style:table-cell-properties fo:border-bottom="0.0008in solid #000000" fo:background-color="#e6e6ff" fo:border-left="none" fo:border-right="none" fo:border-top="0.0008in solid #000000"/>
    </style:style>
    <style:style style:name="ce92"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style>
    <style:style style:name="ce93" style:family="table-cell" style:parent-style-name="Default">
      <style:table-cell-properties fo:border-bottom="0.0008in solid #000000" fo:background-color="#e6e6ff" fo:border-left="none" fo:border-right="0.0008in solid #000000" fo:border-top="0.0008in solid #000000"/>
    </style:style>
    <style:style style:name="ce94"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1009" table:default-cell-style-name="Default"/>
        <table:table-row table:style-name="ro1">
          <table:table-cell table:style-name="ce1" office:value-type="string">
            <text:p>Pavadinimas</text:p>
          </table:table-cell>
          <table:table-cell table:style-name="ce12" office:value-type="string">
            <text:p>Atributas</text:p>
          </table:table-cell>
          <table:table-cell table:style-name="ce21" office:value-type="string">
            <text:p>const (a)</text:p>
          </table:table-cell>
          <table:table-cell table:style-name="ce21" office:value-type="string">
            <text:p>lin (b)</text:p>
          </table:table-cell>
          <table:table-cell table:style-name="ce21" office:value-type="string">
            <text:p>b1</text:p>
          </table:table-cell>
          <table:table-cell table:style-name="ce21" office:value-type="string">
            <text:p>pow (c)</text:p>
          </table:table-cell>
          <table:table-cell table:style-name="ce21" office:value-type="string">
            <text:p>c1</text:p>
          </table:table-cell>
          <table:table-cell table:style-name="ce21" office:value-type="string">
            <text:p>c2</text:p>
          </table:table-cell>
          <table:table-cell table:style-name="ce21" office:value-type="string">
            <text:p>exp (d)</text:p>
          </table:table-cell>
          <table:table-cell table:style-name="ce21" office:value-type="string">
            <text:p>d1</text:p>
          </table:table-cell>
          <table:table-cell table:style-name="ce21" office:value-type="string">
            <text:p>max lvl</text:p>
            <draw:frame table:end-cell-address="Main.K2" table:end-x="0.502in" table:end-y="0.0106in" draw:z-index="0" draw:style-name="gr1" svg:width="0.0787in" svg:height="0.1898in" svg:x="0.4232in" svg:y="0in">
              <draw:object xlink:href="./Object 3" xlink:type="simple" xlink:show="embed" xlink:actuate="onLoad"/>
              <draw:image xlink:href="./ObjectReplacements/Object 3" xlink:type="simple" xlink:show="embed" xlink:actuate="onLoad"/>
            </draw:frame>
          </table:table-cell>
          <table:table-cell table:style-name="ce47" office:value-type="string">
            <text:p>Multiply?</text:p>
          </table:table-cell>
          <table:table-cell table:style-name="ce47" office:value-type="string">
            <text:p>Multiplier</text:p>
          </table:table-cell>
          <table:table-cell table:style-name="ce52" table:number-columns-repeated="1011"/>
        </table:table-row>
        <table:table-row table:style-name="ro1">
          <table:table-cell table:style-name="ce2" office:value-type="string">
            <text:p>B Mex t1</text:p>
          </table:table-cell>
          <table:table-cell table:style-name="ce13" office:value-type="string">
            <office:annotation draw:style-name="gr2" draw:text-style-name="P2" svg:width="1.35in" svg:height="0.2346in" svg:x="2.6311in" svg:y="0in" draw:caption-point-x="-0.2402in" draw:caption-point-y="0.1831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B Mex t1</text:p>
          </table:table-cell>
          <table:table-cell table:style-name="ce13" office:value-type="string">
            <text:p>metal rate</text:p>
          </table:table-cell>
          <table:table-cell office:value-type="float" office:value="0">
            <text:p>0</text:p>
          </table:table-cell>
          <table:table-cell table:style-name="ce22" office:value-type="float" office:value="1">
            <text:p>1.0000</text:p>
          </table:table-cell>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2]" office:value-type="float" office:value="10">
            <text:p>10</text:p>
          </table:table-cell>
          <table:table-cell office:value-type="float" office:value="1">
            <text:p>1</text:p>
          </table:table-cell>
          <table:table-cell table:style-name="ce22" table:formula="of:=[Variables.$B$1]" office:value-type="float" office:value="0.0025">
            <text:p>0.0025</text:p>
          </table:table-cell>
          <table:table-cell table:number-columns-repeated="1011"/>
        </table:table-row>
        <table:table-row table:style-name="ro1">
          <table:table-cell office:value-type="string">
            <text:p>B Mex t1</text:p>
          </table:table-cell>
          <table:table-cell table:style-name="ce13" office:value-type="string">
            <office:annotation draw:style-name="gr2" draw:text-style-name="P2" svg:width="3.1134in" svg:height="0.2346in" svg:x="2.6311in" svg:y="0.3583in" draw:caption-point-x="-0.2402in" draw:caption-point-y="0.1831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3]" office:value-type="float" office:value="10">
            <text:p>10</text:p>
          </table:table-cell>
          <table:table-cell office:value-type="float" office:value="1">
            <text:p>1</text:p>
          </table:table-cell>
          <table:table-cell table:style-name="ce22" table:formula="of:=[Variables.$B$2]*0.33" office:value-type="float" office:value="0.0033">
            <text:p>0.0033</text:p>
          </table:table-cell>
          <table:table-cell table:number-columns-repeated="1011"/>
        </table:table-row>
        <table:table-row table:style-name="ro1">
          <table:table-cell office:value-type="string">
            <text:p>B Mex t1</text:p>
          </table:table-cell>
          <table:table-cell table:style-name="ce13" office:value-type="string">
            <office:annotation draw:style-name="gr3" draw:text-style-name="P2" svg:width="3.0437in" svg:height="0.3902in" svg:x="2.6311in" svg:y="0.5374in" draw:caption-point-x="-0.2402in" draw:caption-point-y="0.1831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3" table:formula="of:=[.K4]" office:value-type="float" office:value="10">
            <text:p>10</text:p>
          </table:table-cell>
          <table:table-cell office:value-type="float" office:value="0">
            <text:p>0</text:p>
          </table:table-cell>
          <table:table-cell table:style-name="ce22" office:value-type="float" office:value="10">
            <text:p>10.0000</text:p>
          </table:table-cell>
          <table:table-cell table:number-columns-repeated="1011"/>
        </table:table-row>
        <table:table-row table:style-name="ro1">
          <table:table-cell office:value-type="string">
            <text:p>B Mex t1</text:p>
          </table:table-cell>
          <table:table-cell table:style-name="ce13" office:value-type="string">
            <office:annotation draw:style-name="gr3" draw:text-style-name="P2" svg:width="2.6441in" svg:height="0.3902in" svg:x="2.6311in" svg:y="0.7165in" draw:caption-point-x="-0.2402in" draw:caption-point-y="0.1831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table:formula="of:=[.K5]" office:value-type="float" office:value="10">
            <text:p>10</text:p>
          </table:table-cell>
          <table:table-cell office:value-type="float" office:value="0">
            <text:p>0</text:p>
          </table:table-cell>
          <table:table-cell table:style-name="ce22" office:value-type="float" office:value="50">
            <text:p>50.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Mex t2</text:p>
          </table:table-cell>
          <table:table-cell table:style-name="ce13" office:value-type="string">
            <office:annotation draw:style-name="gr3" draw:text-style-name="P2" svg:width="1.8449in" svg:height="0.3902in" svg:x="2.6311in" svg:y="0.9787in" draw:caption-point-x="-0.2402in" draw:caption-point-y="0.1831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3" office:value-type="string">
            <office:annotation draw:style-name="gr4" draw:text-style-name="P2" svg:width="1.1413in" svg:height="0.8567in" svg:x="2.6311in" svg:y="1.1579in" draw:caption-point-x="-0.2402in" draw:caption-point-y="0.1831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2" office:value-type="float" office:value="1.6">
            <text:p>1.6000</text:p>
          </table:table-cell>
          <table:table-cell/>
          <table:table-cell table:style-name="ce30"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1">
            <text:p>1</text:p>
          </table:table-cell>
          <table:table-cell table:style-name="ce22" table:formula="of:=[Variables.$B$1]" office:value-type="float" office:value="0.0025">
            <text:p>0.0025</text:p>
          </table:table-cell>
          <table:table-cell table:number-columns-repeated="1011"/>
        </table:table-row>
        <table:table-row table:style-name="ro1">
          <table:table-cell table:formula="of:=[.A9]" office:value-type="string" office:string-value="B Mex t2">
            <text:p>B Mex t2</text:p>
          </table:table-cell>
          <table:table-cell table:style-name="ce13" office:value-type="string">
            <office:annotation draw:style-name="gr4" draw:text-style-name="P2" svg:width="1.1413in" svg:height="0.5457in" svg:x="2.6311in" svg:y="1.337in" draw:caption-point-x="-0.2402in" draw:caption-point-y="0.1831in">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3" table:formula="of:=[.$K$8]" office:value-type="float" office:value="4">
            <text:p>4</text:p>
          </table:table-cell>
          <table:table-cell table:formula="of:=[.L21]" office:value-type="float" office:value="1">
            <text:p>1</text:p>
          </table:table-cell>
          <table:table-cell table:style-name="ce22" table:formula="of:=[.M21]*0.33" office:value-type="float" office:value="0.00495">
            <text:p>0.0050</text:p>
          </table:table-cell>
          <table:table-cell table:number-columns-repeated="1011"/>
        </table:table-row>
        <table:table-row table:style-name="ro1">
          <table:table-cell table:formula="of:=[.A10]" office:value-type="string" office:string-value="B Mex t2">
            <text:p>B Mex t2</text:p>
          </table:table-cell>
          <table:table-cell table:style-name="ce13" office:value-type="string">
            <office:annotation draw:style-name="gr3" draw:text-style-name="P2" svg:width="4.5378in" svg:height="0.3902in" svg:x="2.6311in" svg:y="1.5165in" draw:caption-point-x="-0.2402in" draw:caption-point-y="0.1831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3"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3" draw:text-style-name="P2" svg:width="3.9213in" svg:height="0.3902in" svg:x="2.6311in" svg:y="1.6957in" draw:caption-point-x="-0.2402in" draw:caption-point-y="0.1831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3"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5" draw:text-style-name="P2" svg:width="2.4791in" svg:height="0.7012in" svg:x="2.6311in" svg:y="1.8748in" draw:caption-point-x="-0.2402in" draw:caption-point-y="0.1831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22"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Collector t1</text:p>
          </table:table-cell>
          <table:table-cell table:style-name="ce13" office:value-type="string">
            <office:annotation draw:style-name="gr4" draw:text-style-name="P2" svg:width="1.1413in" svg:height="0.3902in" svg:x="2.6311in" svg:y="2.137in" draw:caption-point-x="-0.2402in" draw:caption-point-y="0.1831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3" office:value-type="string">
            <text:p>energy rat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2]" office:value-type="float" office:value="0.01">
            <text:p>0.0100</text:p>
          </table:table-cell>
          <table:table-cell table:number-columns-repeated="1011"/>
        </table:table-row>
        <table:table-row table:style-name="ro1">
          <table:table-cell table:formula="of:=[.A16]" office:value-type="string" office:string-value="B Collector t1">
            <text:p>B Collector t1</text:p>
          </table:table-cell>
          <table:table-cell table:style-name="ce13"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2"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3" office:value-type="string">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30">
            <text:p>30.0000</text:p>
          </table:table-cell>
          <table:table-cell table:number-columns-repeated="1011"/>
        </table:table-row>
        <table:table-row table:style-name="ro2">
          <table:table-cell/>
          <table:table-cell table:style-name="ce13"/>
          <table:table-cell/>
          <table:table-cell table:style-name="ce22"/>
          <table:table-cell/>
          <table:table-cell table:style-name="ce30"/>
          <table:table-cell table:number-columns-repeated="4"/>
          <table:table-cell table:style-name="ce13"/>
          <table:table-cell/>
          <table:table-cell table:style-name="ce22"/>
          <table:table-cell table:number-columns-repeated="1011"/>
        </table:table-row>
        <table:table-row table:style-name="ro3">
          <table:table-cell office:value-type="string">
            <text:p>B Collector t2</text:p>
          </table:table-cell>
          <table:table-cell table:style-name="ce13" office:value-type="string">
            <office:annotation draw:style-name="gr3" draw:text-style-name="P2" svg:width="2.7138in" svg:height="0.3902in" svg:x="2.6311in" svg:y="2.9366in" draw:caption-point-x="-0.2402in" draw:caption-point-y="0.1831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7" office:value-type="float" office:value="2000">
            <text:p>2000.000</text:p>
          </table:table-cell>
          <table:table-cell office:value-type="float" office:value="3">
            <text:p>3</text:p>
          </table:table-cell>
          <table:table-cell table:style-name="ce30"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3" office:value-type="string">
            <office:annotation draw:style-name="gr6" draw:text-style-name="P2" svg:width="2.7657in" svg:height="1.3232in" svg:x="2.6311in" svg:y="3.1201in" draw:caption-point-x="-0.2402in" draw:caption-point-y="0.1831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2"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2] * 1.5" office:value-type="float" office:value="0.015">
            <text:p>0.0150</text:p>
          </table:table-cell>
          <table:table-cell table:number-columns-repeated="1011"/>
        </table:table-row>
        <table:table-row table:style-name="ro1">
          <table:table-cell table:formula="of:=[.A21]" office:value-type="string" office:string-value="B Collector t2">
            <text:p>B Collector t2</text:p>
          </table:table-cell>
          <table:table-cell table:style-name="ce13"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3" office:value-type="string">
            <text:p>energy cost</text:p>
          </table:table-cell>
          <table:table-cell office:value-type="float" office:value="4">
            <text:p>4</text:p>
          </table:table-cell>
          <table:table-cell table:style-name="ce22"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3" office:value-type="string">
            <office:annotation draw:style-name="gr5" draw:text-style-name="P2" svg:width="3.313in" svg:height="0.7012in" svg:x="2.6311in" svg:y="3.6575in" draw:caption-point-x="-0.2402in" draw:caption-point-y="0.1831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22"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table-cell table:style-name="ce22"/>
          <table:table-cell/>
          <table:table-cell table:style-name="ce30"/>
          <table:table-cell table:number-columns-repeated="4"/>
          <table:table-cell table:style-name="ce13"/>
          <table:table-cell/>
          <table:table-cell table:style-name="ce22"/>
          <table:table-cell table:number-columns-repeated="1011"/>
        </table:table-row>
        <table:table-row table:style-name="ro1">
          <table:table-cell office:value-type="string">
            <text:p>B Collector t3</text:p>
          </table:table-cell>
          <table:table-cell table:style-name="ce13" office:value-type="string">
            <office:annotation draw:style-name="gr4" draw:text-style-name="P2" svg:width="1.1413in" svg:height="0.2346in" svg:x="2.6311in" svg:y="3.9197in" draw:caption-point-x="-0.2402in" draw:caption-point-y="0.1831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3" office:value-type="float" office:value="2">
            <text:p>2</text:p>
          </table:table-cell>
          <table:table-cell office:value-type="float" office:value="0">
            <text:p>0</text:p>
          </table:table-cell>
          <table:table-cell table:style-name="ce22"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3" office:value-type="string">
            <office:annotation draw:style-name="gr4" draw:text-style-name="P2" svg:width="1.1413in" svg:height="0.3902in" svg:x="2.6311in" svg:y="4.0992in" draw:caption-point-x="-0.2402in" draw:caption-point-y="0.1831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2" office:value-type="float" office:value="7">
            <text:p>7.0000</text:p>
          </table:table-cell>
          <table:table-cell/>
          <table:table-cell table:style-name="ce30"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3" office:value-type="float" office:value="2">
            <text:p>2</text:p>
          </table:table-cell>
          <table:table-cell office:value-type="float" office:value="1">
            <text:p>1</text:p>
          </table:table-cell>
          <table:table-cell table:style-name="ce22" table:formula="of:=[Variables.$B$2]" office:value-type="float" office:value="0.01">
            <text:p>0.0100</text:p>
          </table:table-cell>
          <table:table-cell table:number-columns-repeated="1011"/>
        </table:table-row>
        <table:table-row table:style-name="ro1">
          <table:table-cell table:formula="of:=[.A27]" office:value-type="string" office:string-value="B Collector t3">
            <text:p>B Collector t3</text:p>
          </table:table-cell>
          <table:table-cell table:style-name="ce13"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2" table:formula="of:=[.M9]*12*3600" office:value-type="float" office:value="108">
            <text:p>108.0000</text:p>
          </table:table-cell>
          <table:table-cell table:number-columns-repeated="1011"/>
        </table:table-row>
        <table:table-row table:style-name="ro1">
          <table:table-cell table:formula="of:=[.A28]" office:value-type="string" office:string-value="B Collector t3">
            <text:p>B Collector t3</text:p>
          </table:table-cell>
          <table:table-cell table:style-name="ce13"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2" table:formula="of:=[.M21]*3600*4" office:value-type="float" office:value="216">
            <text:p>216.0000</text:p>
          </table:table-cell>
          <table:table-cell table:number-columns-repeated="1011"/>
        </table:table-row>
        <table:table-row table:style-name="ro1">
          <table:table-cell table:formula="of:=[.A29]" office:value-type="string" office:string-value="B Collector t3">
            <text:p>B Collector t3</text:p>
          </table:table-cell>
          <table:table-cell table:style-name="ce13" office:value-type="string">
            <office:annotation draw:style-name="gr4" draw:text-style-name="P2" svg:width="1.1413in" svg:height="0.2346in" svg:x="2.6311in" svg:y="4.6366in" draw:caption-point-x="-0.2402in" draw:caption-point-y="0.1831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Zex t1</text:p>
          </table:table-cell>
          <table:table-cell table:style-name="ce13"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3" office:value-type="string">
            <text:p>zetium rate</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3]" office:value-type="float" office:value="0.005">
            <text:p>0.0050</text:p>
          </table:table-cell>
          <table:table-cell table:number-columns-repeated="1011"/>
        </table:table-row>
        <table:table-row table:style-name="ro1">
          <table:table-cell table:formula="of:=[.A33]" office:value-type="string" office:string-value="B Zex t1">
            <text:p>B Zex t1</text:p>
          </table:table-cell>
          <table:table-cell table:style-name="ce13" office:value-type="string">
            <office:annotation draw:style-name="gr2" draw:text-style-name="P2" svg:width="2.2185in" svg:height="0.2346in" svg:x="2.6311in" svg:y="5.2571in" draw:caption-point-x="-0.2402in" draw:caption-point-y="0.1831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2" table:formula="of:=[.M16]*0.9" office:value-type="float" office:value="0.009">
            <text:p>0.0090</text:p>
          </table:table-cell>
          <table:table-cell table:number-columns-repeated="1011"/>
        </table:table-row>
        <table:table-row table:style-name="ro1">
          <table:table-cell table:formula="of:=[.A34]" office:value-type="string" office:string-value="B Zex t1">
            <text:p>B Zex t1</text:p>
          </table:table-cell>
          <table:table-cell table:style-name="ce13" office:value-type="string">
            <office:annotation draw:style-name="gr2" draw:text-style-name="P2" svg:width="1.7146in" svg:height="0.2346in" svg:x="2.6311in" svg:y="5.4362in" draw:caption-point-x="-0.2402in" draw:caption-point-y="0.1831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2" table:formula="of:=[.M3]*SHOURS(25)" office:value-type="float" office:value="225">
            <text:p>225.0000</text:p>
          </table:table-cell>
          <table:table-cell table:number-columns-repeated="1011"/>
        </table:table-row>
        <table:table-row table:style-name="ro1">
          <table:table-cell table:formula="of:=[.A35]" office:value-type="string" office:string-value="B Zex t1">
            <text:p>B Zex t1</text:p>
          </table:table-cell>
          <table:table-cell table:style-name="ce13" office:value-type="string">
            <office:annotation draw:style-name="gr5" draw:text-style-name="P2" svg:width="3.287in" svg:height="0.7012in" svg:x="2.6311in" svg:y="5.6157in" draw:caption-point-x="-0.2402in" draw:caption-point-y="0.1831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2" table:formula="of:=[.M16]*SHOURS(35)" office:value-type="float" office:value="1260">
            <text:p>1260.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3">
          <table:table-cell office:value-type="string">
            <text:p>B Zex t2</text:p>
          </table:table-cell>
          <table:table-cell table:style-name="ce13" office:value-type="string">
            <office:annotation draw:style-name="gr7" draw:text-style-name="P2" svg:width="2.9831in" svg:height="0.8567in" svg:x="2.6311in" svg:y="5.878in" draw:caption-point-x="-0.2402in" draw:caption-point-y="0.1831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3" office:value-type="string">
            <office:annotation draw:style-name="gr4" draw:text-style-name="P2" svg:width="1.1413in" svg:height="0.8567in" svg:x="2.6311in" svg:y="6.061in" draw:caption-point-x="-0.2402in" draw:caption-point-y="0.1831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2" office:value-type="float" office:value="0.24">
            <text:p>0.2400</text:p>
          </table:table-cell>
          <table:table-cell/>
          <table:table-cell table:style-name="ce30"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3]" office:value-type="float" office:value="0.005">
            <text:p>0.005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1.9665in" svg:height="0.2346in" svg:x="2.6311in" svg:y="6.2402in" draw:caption-point-x="-0.2402in" draw:caption-point-y="0.1831in">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29"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2.8701in" svg:height="0.3902in" svg:x="2.6311in" svg:y="6.4197in" draw:caption-point-x="-0.2402in" draw:caption-point-y="0.1831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2.4531in" svg:height="0.3902in" svg:x="2.6311in" svg:y="6.5988in" draw:caption-point-x="-0.2402in" draw:caption-point-y="0.1831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3.4433in" svg:height="0.3902in" svg:x="2.6311in" svg:y="6.778in" draw:caption-point-x="-0.2402in" draw:caption-point-y="0.1831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4">
            <text:p>4.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Metal Storage</text:p>
          </table:table-cell>
          <table:table-cell table:style-name="ce13"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3" office:value-type="string">
            <office:annotation draw:style-name="gr3" draw:text-style-name="P2" svg:width="2.9929in" svg:height="0.3902in" svg:x="2.6311in" svg:y="7.2193in" draw:caption-point-x="-0.2402in" draw:caption-point-y="0.1831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table:formula="of:=1/[Variables.D1]" office:value-type="float" office:value="2">
            <text:p>2.0000</text:p>
          </table:table-cell>
          <table:table-cell table:number-columns-repeated="1011"/>
        </table:table-row>
        <table:table-row table:style-name="ro1">
          <table:table-cell table:formula="of:=[.A46]" office:value-type="string" office:string-value="B Metal Storage">
            <text:p>B Metal Storage</text:p>
          </table:table-cell>
          <table:table-cell table:style-name="ce13" office:value-type="string">
            <office:annotation draw:style-name="gr4" draw:text-style-name="P2" svg:width="2.8799in" svg:height="0.2346in" svg:x="2.6311in" svg:y="7.3984in" draw:caption-point-x="-0.2402in" draw:caption-point-y="0.1831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table-cell table:formula="of:=[.A47]" office:value-type="string" office:string-value="B Metal Storage">
            <text:p>B Metal Storage</text:p>
          </table:table-cell>
          <table:table-cell table:style-name="ce13" office:value-type="string">
            <office:annotation draw:style-name="gr4" draw:text-style-name="P2" svg:width="3.2795in" svg:height="0.2346in" svg:x="2.6311in" svg:y="7.5776in" draw:caption-point-x="-0.2402in" draw:caption-point-y="0.1831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B Energy Storage</text:p>
          </table:table-cell>
          <table:table-cell table:style-name="ce13"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3" office:value-type="string">
            <office:annotation draw:style-name="gr3" draw:text-style-name="P2" svg:width="3.6008in" svg:height="0.3902in" svg:x="2.6311in" svg:y="8.0189in" draw:caption-point-x="-0.2402in" draw:caption-point-y="0.1831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table:formula="of:=1/[Variables.D1]" office:value-type="float" office:value="2">
            <text:p>2.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3" office:value-type="string">
            <office:annotation draw:style-name="gr4" draw:text-style-name="P2" svg:width="1.1413in" svg:height="0.2346in" svg:x="2.6311in" svg:y="8.1984in" draw:caption-point-x="-0.2402in" draw:caption-point-y="0.1831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table-cell table:formula="of:=[.A52]" office:value-type="string" office:string-value="B Energy Storage">
            <text:p>B Energy Storage</text:p>
          </table:table-cell>
          <table:table-cell table:style-name="ce13" office:value-type="string">
            <office:annotation draw:style-name="gr4" draw:text-style-name="P2" svg:width="1.1413in" svg:height="0.2346in" svg:x="2.6311in" svg:y="8.3776in" draw:caption-point-x="-0.2402in" draw:caption-point-y="0.1831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B Zetium Storage</text:p>
          </table:table-cell>
          <table:table-cell table:style-name="ce13"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3" office:value-type="string">
            <office:annotation draw:style-name="gr5" draw:text-style-name="P2" svg:width="3.6531in" svg:height="0.7012in" svg:x="2.6311in" svg:y="8.8189in" draw:caption-point-x="-0.2402in" draw:caption-point-y="0.1831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table:formula="of:=1/[Variables.D1]" office:value-type="float" office:value="2">
            <text:p>2.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3" office:value-type="string">
            <office:annotation draw:style-name="gr4" draw:text-style-name="P2" svg:width="1.1413in" svg:height="0.2346in" svg:x="2.6311in" svg:y="8.998in" draw:caption-point-x="-0.2402in" draw:caption-point-y="0.1831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table-cell table:formula="of:=[.A57]" office:value-type="string" office:string-value="B Zetium Storage">
            <text:p>B Zetium Storage</text:p>
          </table:table-cell>
          <table:table-cell table:style-name="ce13" office:value-type="string">
            <office:annotation draw:style-name="gr4" draw:text-style-name="P2" svg:width="1.1413in" svg:height="0.2346in" svg:x="2.6311in" svg:y="9.1772in" draw:caption-point-x="-0.2402in" draw:caption-point-y="0.1831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table-cell table:formula="of:=[.A58]" office:value-type="string" office:string-value="B Zetium Storage">
            <text:p>B Zetium Storage</text:p>
          </table:table-cell>
          <table:table-cell table:style-name="ce13" office:value-type="string">
            <office:annotation draw:style-name="gr4" draw:text-style-name="P2" svg:width="1.1413in" svg:height="0.2346in" svg:x="2.6311in" svg:y="9.3563in" draw:caption-point-x="-0.2402in" draw:caption-point-y="0.1831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table-cell/>
          <table:table-cell table:style-name="ce13"/>
          <table:table-cell table:number-columns-repeated="1022"/>
        </table:table-row>
        <table:table-row table:style-name="ro1">
          <table:table-cell office:value-type="string">
            <text:p>B Mothership</text:p>
          </table:table-cell>
          <table:table-cell table:style-name="ce13" office:value-type="string">
            <office:annotation draw:style-name="gr4" draw:text-style-name="P2" svg:width="1.1413in" svg:height="0.2346in" svg:x="2.6311in" svg:y="9.6268in" draw:caption-point-x="-0.2402in" draw:caption-point-y="0.1831in">
              <dc:creator>AŠ</dc:creator>
              <dc:date>2010-12-18T00:00:00</dc:date>
              <text:p text:style-name="P2"><text:span text:style-name="T1">Kaip MEX t1 lvl5</text:span></text:p>
            </office:annotation>
            <text:p>metal rate</text:p>
          </table:table-cell>
          <table:table-cell table:style-name="ce22"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3" office:value-type="string">
            <office:annotation draw:style-name="gr2" draw:text-style-name="P2" svg:width="1.5941in" svg:height="0.2346in" svg:x="2.6311in" svg:y="9.8063in" draw:caption-point-x="-0.2402in" draw:caption-point-y="0.1831in">
              <dc:creator>AŠ</dc:creator>
              <dc:date>2010-12-18T00:00:00</dc:date>
              <text:p text:style-name="P2"><text:span text:style-name="T1">Kaip Collector t1 lvl5</text:span></text:p>
            </office:annotation>
            <text:p>energy rate</text:p>
          </table:table-cell>
          <table:table-cell table:style-name="ce22"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3" office:value-type="string">
            <office:annotation draw:style-name="gr2" draw:text-style-name="P2" svg:width="1.3421in" svg:height="0.2346in" svg:x="2.6311in" svg:y="9.9854in" draw:caption-point-x="-0.2402in" draw:caption-point-y="0.1831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3]" office:value-type="string" office:string-value="B Mothership">
            <text:p>B Mothership</text:p>
          </table:table-cell>
          <table:table-cell table:style-name="ce13" office:value-type="string">
            <office:annotation draw:style-name="gr2" draw:text-style-name="P2" svg:width="1.3772in" svg:height="0.2346in" svg:x="2.6311in" svg:y="10.1646in" draw:caption-point-x="-0.2402in" draw:caption-point-y="0.1831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4]" office:value-type="string" office:string-value="B Mothership">
            <text:p>B Mothership</text:p>
          </table:table-cell>
          <table:table-cell table:style-name="ce13" office:value-type="string">
            <office:annotation draw:style-name="gr4" draw:text-style-name="P2" svg:width="1.1413in" svg:height="0.2346in" svg:x="2.6311in" svg:y="10.3437in" draw:caption-point-x="-0.2402in" draw:caption-point-y="0.1831in">
              <dc:creator>AŠ</dc:creator>
              <dc:date>2010-12-18T00:00:00</dc:date>
              <text:p text:style-name="P2"><text:span text:style-name="T1">ZEX T1 lvl5 x 4d.</text:span></text:p>
            </office:annotation>
            <text:p>zetium storage</text:p>
          </table:table-cell>
          <table:table-cell table:style-name="ce23"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5]" office:value-type="string" office:string-value="B Mothership">
            <text:p>B Mothership</text:p>
          </table:table-cell>
          <table:table-cell table:style-name="ce13" office:value-type="string">
            <office:annotation draw:style-name="gr4" draw:text-style-name="P2" svg:width="1.1413in" svg:height="0.2346in" svg:x="2.6311in" svg:y="10.5228in" draw:caption-point-x="-0.2402in" draw:caption-point-y="0.1831in">
              <dc:creator>AŠ</dc:creator>
              <dc:date>2010-12-27T00:00:00</dc:date>
              <text:p text:style-name="P2"><text:span text:style-name="T1">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3" office:value-type="string">
            <office:annotation draw:style-name="gr4" draw:text-style-name="P2" svg:width="1.1413in" svg:height="0.2346in" svg:x="2.6311in" svg:y="10.702in" draw:caption-point-x="-0.2402in" draw:caption-point-y="0.1831in">
              <dc:creator>AŠ</dc:creator>
              <dc:date>2010-12-27T00:00:00</dc:date>
              <text:p text:style-name="P2"><text:span text:style-name="T1">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3"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3" office:value-type="string">
            <office:annotation draw:style-name="gr3" draw:text-style-name="P2" svg:width="2.2898in" svg:height="0.3902in" svg:x="2.6311in" svg:y="11.0606in" draw:caption-point-x="-0.2402in" draw:caption-point-y="0.1831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9]" office:value-type="string" office:string-value="B Mothership">
            <text:p>B Mothership</text:p>
          </table:table-cell>
          <table:table-cell table:style-name="ce13"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table-cell/>
          <table:table-cell table:style-name="ce13"/>
          <table:table-cell table:number-columns-repeated="1022"/>
        </table:table-row>
        <table:table-row table:style-name="ro3">
          <table:table-cell office:value-type="string">
            <text:p>B Headquarters</text:p>
          </table:table-cell>
          <table:table-cell table:style-name="ce13" office:value-type="string">
            <office:annotation draw:style-name="gr2" draw:text-style-name="P2" svg:width="2.863in" svg:height="0.2346in" svg:x="2.6311in" svg:y="11.502in" draw:caption-point-x="-0.2402in" draw:caption-point-y="0.1831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3" office:value-type="string">
            <office:annotation draw:style-name="gr4" draw:text-style-name="P2" svg:width="1.1413in" svg:height="0.5457in" svg:x="2.6311in" svg:y="11.685in" draw:caption-point-x="-0.2402in" draw:caption-point-y="0.1831in">
              <dc:creator>AŠ</dc:creator>
              <dc:date>2011-03-04T00:00:00</dc:date>
              <text:p text:style-name="P2"><text:span text:style-name="T1">For self-destruction, same as unit.</text:span></text:p>
            </office:annotation>
            <text:p>metal cost</text:p>
          </table:table-cell>
          <table:table-cell table:formula="of:=[Units.R59]"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3" office:value-type="string">
            <text:p>energy cost</text:p>
          </table:table-cell>
          <table:table-cell table:formula="of:=[Units.S59]"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3" office:value-type="string">
            <text:p>zetium cost</text:p>
          </table:table-cell>
          <table:table-cell table:formula="of:=[Units.T59]"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2]" office:value-type="string" office:string-value="B Headquarters">
            <text:p>B Headquarters</text:p>
          </table:table-cell>
          <table:table-cell table:style-name="ce13" office:value-type="string">
            <office:annotation draw:style-name="gr4" draw:text-style-name="P2" svg:width="1.1413in" svg:height="0.2346in" svg:x="2.6311in" svg:y="12.235in" draw:caption-point-x="-0.2402in" draw:caption-point-y="0.1831in">
              <dc:creator>AŠ</dc:creator>
              <dc:date>2010-12-18T00:00:00</dc:date>
              <text:p text:style-name="P2"><text:span text:style-name="T1">Mothership x 0,3</text:span></text:p>
            </office:annotation>
            <text:p>metal rate</text:p>
          </table:table-cell>
          <table:table-cell table:style-name="ce22"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6]" office:value-type="string" office:string-value="B Headquarters">
            <text:p>B Headquarters</text:p>
          </table:table-cell>
          <table:table-cell table:style-name="ce13" office:value-type="string">
            <office:annotation draw:style-name="gr4" draw:text-style-name="P2" svg:width="1.1413in" svg:height="0.2346in" svg:x="2.6311in" svg:y="12.4146in" draw:caption-point-x="-0.2402in" draw:caption-point-y="0.1831in">
              <dc:creator>AŠ</dc:creator>
              <dc:date>2010-12-18T00:00:00</dc:date>
              <text:p text:style-name="P2"><text:span text:style-name="T1">Mothership x 0,3</text:span></text:p>
            </office:annotation>
            <text:p>energy rate</text:p>
          </table:table-cell>
          <table:table-cell table:style-name="ce22"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7]" office:value-type="string" office:string-value="B Headquarters">
            <text:p>B Headquarters</text:p>
          </table:table-cell>
          <table:table-cell table:style-name="ce13" office:value-type="string">
            <office:annotation draw:style-name="gr4" draw:text-style-name="P2" svg:width="1.1413in" svg:height="0.2346in" svg:x="2.6311in" svg:y="12.5937in" draw:caption-point-x="-0.2402in" draw:caption-point-y="0.1831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table-cell table:formula="of:=[.A78]" office:value-type="string" office:string-value="B Headquarters">
            <text:p>B Headquarters</text:p>
          </table:table-cell>
          <table:table-cell table:style-name="ce13" office:value-type="string">
            <office:annotation draw:style-name="gr4" draw:text-style-name="P2" svg:width="1.1413in" svg:height="0.2346in" svg:x="2.6311in" svg:y="12.7728in" draw:caption-point-x="-0.2402in" draw:caption-point-y="0.1831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table-cell table:formula="of:=[.A79]" office:value-type="string" office:string-value="B Headquarters">
            <text:p>B Headquarters</text:p>
          </table:table-cell>
          <table:table-cell table:style-name="ce13" office:value-type="string">
            <office:annotation draw:style-name="gr4" draw:text-style-name="P2" svg:width="1.1413in" svg:height="0.2346in" svg:x="2.6311in" svg:y="12.952in" draw:caption-point-x="-0.2402in" draw:caption-point-y="0.1831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table-cell table:formula="of:=[.A80]" office:value-type="string" office:string-value="B Headquarters">
            <text:p>B Headquarters</text:p>
          </table:table-cell>
          <table:table-cell table:style-name="ce13" office:value-type="string">
            <office:annotation draw:style-name="gr4" draw:text-style-name="P2" svg:width="1.1413in" svg:height="0.3902in" svg:x="2.6311in" svg:y="13.1311in" draw:caption-point-x="-0.2402in" draw:caption-point-y="0.1831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table-cell/>
          <table:table-cell table:style-name="ce13"/>
          <table:table-cell table:number-columns-repeated="1022"/>
        </table:table-row>
        <table:table-row table:style-name="ro1">
          <table:table-cell office:value-type="string">
            <text:p>B Market</text:p>
          </table:table-cell>
          <table:table-cell table:style-name="ce13" office:value-type="string">
            <office:annotation draw:style-name="gr8" draw:text-style-name="P2" svg:width="2.1744in" svg:height="0.5457in" svg:x="2.6311in" svg:y="13.3933in" draw:caption-point-x="-0.2402in" draw:caption-point-y="0.1831in">
              <dc:creator>AŠ</dc:creator>
              <dc:date>2011-07-27T00:00:00</dc:date>
              <text:p text:style-name="P2"><text:span text:style-name="T1">Each level 30% of base time/cost.</text:span></text:p>
              <text:p text:style-name="P2"><text:span text:style-name="T1"/></text:p>
              <text:p text:style-name="P2"><text:span text:style-name="T1">Base values out of head.</text:span></text:p>
            </office:annotation>
            <text:p>time</text:p>
          </table:table-cell>
          <table:table-cell table:formula="of:=SHOURS(1)" office:value-type="float" office:value="3600">
            <text:p>3600</text:p>
          </table:table-cell>
          <table:table-cell table:formula="of:=[.C83]*[.$O$83]" office:value-type="float" office:value="4680">
            <text:p>4680</text:p>
          </table:table-cell>
          <table:table-cell office:value-type="float" office:value="-1">
            <text:p>-1</text:p>
          </table:table-cell>
          <table:table-cell table:number-columns-repeated="5"/>
          <table:table-cell table:formula="of:=4" office:value-type="float" office:value="4">
            <text:p>4</text:p>
          </table:table-cell>
          <table:table-cell/>
          <table:table-cell office:value-type="float" office:value="1">
            <text:p>1</text:p>
          </table:table-cell>
          <table:table-cell/>
          <table:table-cell office:value-type="float" office:value="1.3">
            <office:annotation draw:style-name="gr4" draw:text-style-name="P2" svg:width="1.1413in" svg:height="0.3902in" svg:x="11.624in" svg:y="13.3933in" draw:caption-point-x="-0.2402in" draw:caption-point-y="0.1831in">
              <dc:creator>AŠ</dc:creator>
              <dc:date>2011-07-27T00:00:00</dc:date>
              <text:p text:style-name="P2"><text:span text:style-name="T1">Multiplier for 2-6 levels.</text:span></text:p>
            </office:annotation>
            <text:p>1.3</text:p>
          </table:table-cell>
          <table:table-cell table:number-columns-repeated="1009"/>
        </table:table-row>
        <table:table-row table:style-name="ro1">
          <table:table-cell table:formula="of:=[.A83]" office:value-type="string" office:string-value="B Market">
            <text:p>B Market</text:p>
          </table:table-cell>
          <table:table-cell table:style-name="ce13" office:value-type="string">
            <text:p>metal cost</text:p>
          </table:table-cell>
          <table:table-cell office:value-type="float" office:value="1500">
            <text:p>1500</text:p>
          </table:table-cell>
          <table:table-cell table:formula="of:=[.C84]*[.$O$83]" office:value-type="float" office:value="1950">
            <text:p>1950</text:p>
          </table:table-cell>
          <table:table-cell office:value-type="float" office:value="-1">
            <text:p>-1</text:p>
          </table:table-cell>
          <table:table-cell table:number-columns-repeated="5"/>
          <table:table-cell table:formula="of:=[.K83]" office:value-type="float" office:value="4">
            <text:p>4</text:p>
          </table:table-cell>
          <table:table-cell/>
          <table:table-cell office:value-type="float" office:value="1">
            <text:p>1</text:p>
          </table:table-cell>
          <table:table-cell table:number-columns-repeated="1011"/>
        </table:table-row>
        <table:table-row table:style-name="ro1">
          <table:table-cell table:formula="of:=[.A84]" office:value-type="string" office:string-value="B Market">
            <text:p>B Market</text:p>
          </table:table-cell>
          <table:table-cell table:style-name="ce13" office:value-type="string">
            <text:p>energy cost</text:p>
          </table:table-cell>
          <table:table-cell office:value-type="float" office:value="5000">
            <text:p>5000</text:p>
          </table:table-cell>
          <table:table-cell table:formula="of:=[.C85]*[.$O$83]" office:value-type="float" office:value="6500">
            <text:p>6500</text:p>
          </table:table-cell>
          <table:table-cell office:value-type="float" office:value="-1">
            <text:p>-1</text:p>
          </table:table-cell>
          <table:table-cell table:number-columns-repeated="5"/>
          <table:table-cell table:formula="of:=[.K84]" office:value-type="float" office:value="4">
            <text:p>4</text:p>
          </table:table-cell>
          <table:table-cell/>
          <table:table-cell office:value-type="float" office:value="1">
            <text:p>1</text:p>
          </table:table-cell>
          <table:table-cell table:number-columns-repeated="1011"/>
        </table:table-row>
        <table:table-row table:style-name="ro1">
          <table:table-cell table:formula="of:=[.A85]" office:value-type="string" office:string-value="B Market">
            <text:p>B Market</text:p>
          </table:table-cell>
          <table:table-cell table:style-name="ce13" office:value-type="string">
            <text:p>zetium cost</text:p>
          </table:table-cell>
          <table:table-cell office:value-type="float" office:value="500">
            <text:p>500</text:p>
          </table:table-cell>
          <table:table-cell table:formula="of:=[.C86]*[.$O$83]" office:value-type="float" office:value="650">
            <text:p>650</text:p>
          </table:table-cell>
          <table:table-cell office:value-type="float" office:value="-1">
            <text:p>-1</text:p>
          </table:table-cell>
          <table:table-cell table:number-columns-repeated="5"/>
          <table:table-cell table:formula="of:=[.K85]" office:value-type="float" office:value="4">
            <text:p>4</text:p>
          </table:table-cell>
          <table:table-cell/>
          <table:table-cell office:value-type="float" office:value="1">
            <text:p>1</text:p>
          </table:table-cell>
          <table:table-cell table:number-columns-repeated="1011"/>
        </table:table-row>
        <table:table-row table:style-name="ro1">
          <table:table-cell table:formula="of:=[.A86]" office:value-type="string" office:string-value="B Market">
            <text:p>B Market</text:p>
          </table:table-cell>
          <table:table-cell table:style-name="ce13" office:value-type="string">
            <office:annotation draw:style-name="gr4" draw:text-style-name="P2" svg:width="1.1413in" svg:height="0.3902in" svg:x="2.6311in" svg:y="14.1102in" draw:caption-point-x="-0.2402in" draw:caption-point-y="0.1831in">
              <dc:creator>AŠ</dc:creator>
              <dc:date>2011-07-27T00:00:00</dc:date>
              <text:p text:style-name="P2"><text:span text:style-name="T1">Decreasing fee for each level.</text:span></text:p>
            </office:annotation>
            <text:p>fee</text:p>
          </table:table-cell>
          <table:table-cell office:value-type="float" office:value="20">
            <text:p>20</text:p>
          </table:table-cell>
          <table:table-cell office:value-type="float" office:value="-5">
            <text:p>-5</text:p>
          </table:table-cell>
          <table:table-cell office:value-type="float" office:value="-1">
            <text:p>-1</text:p>
          </table:table-cell>
          <table:table-cell table:number-columns-repeated="5"/>
          <table:table-cell table:formula="of:=[.K86]" office:value-type="float" office:value="4">
            <text:p>4</text:p>
          </table:table-cell>
          <table:table-cell/>
          <table:table-cell office:value-type="float" office:value="0.01">
            <text:p>0.01</text:p>
          </table:table-cell>
          <table:table-cell table:number-columns-repeated="1011"/>
        </table:table-row>
        <table:table-row table:style-name="ro2">
          <table:table-cell/>
          <table:table-cell table:style-name="ce13"/>
          <table:table-cell table:number-columns-repeated="1022"/>
        </table:table-row>
        <table:table-row table:style-name="ro1">
          <table:table-cell office:value-type="string">
            <text:p>T Market</text:p>
          </table:table-cell>
          <table:table-cell table:style-name="ce13" office:value-type="string">
            <text:p>time</text:p>
          </table:table-cell>
          <table:table-cell table:formula="of:=[.C83]*3.5" office:value-type="float" office:value="12600">
            <text:p>126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89]" office:value-type="string" office:string-value="T Market">
            <text:p>T Market</text:p>
          </table:table-cell>
          <table:table-cell table:style-name="ce13" office:value-type="string">
            <text:p>metal cost</text:p>
          </table:table-cell>
          <table:table-cell office:value-type="float" office:value="0">
            <text:p>0</text:p>
          </table:table-cell>
          <table:table-cell table:number-columns-repeated="7"/>
          <table:table-cell table:formula="of:=[.K89]" office:value-type="float" office:value="1">
            <text:p>1</text:p>
          </table:table-cell>
          <table:table-cell office:value-type="float" office:value="0">
            <text:p>0</text:p>
          </table:table-cell>
          <table:table-cell table:formula="of:=[.M89]" office:value-type="float" office:value="1">
            <text:p>1</text:p>
          </table:table-cell>
          <table:table-cell table:number-columns-repeated="1011"/>
        </table:table-row>
        <table:table-row table:style-name="ro1">
          <table:table-cell table:formula="of:=[.A90]" office:value-type="string" office:string-value="T Market">
            <text:p>T Market</text:p>
          </table:table-cell>
          <table:table-cell table:style-name="ce13" office:value-type="string">
            <text:p>energy cost</text:p>
          </table:table-cell>
          <table:table-cell office:value-type="float" office:value="0">
            <text:p>0</text:p>
          </table:table-cell>
          <table:table-cell table:number-columns-repeated="7"/>
          <table:table-cell table:formula="of:=[.K90]" office:value-type="float" office:value="1">
            <text:p>1</text:p>
          </table:table-cell>
          <table:table-cell office:value-type="float" office:value="0">
            <text:p>0</text:p>
          </table:table-cell>
          <table:table-cell table:formula="of:=[.M90]" office:value-type="float" office:value="1">
            <text:p>1</text:p>
          </table:table-cell>
          <table:table-cell table:number-columns-repeated="1011"/>
        </table:table-row>
        <table:table-row table:style-name="ro1">
          <table:table-cell table:formula="of:=[.A91]" office:value-type="string" office:string-value="T Market">
            <text:p>T Market</text:p>
          </table:table-cell>
          <table:table-cell table:style-name="ce13" office:value-type="string">
            <text:p>zetium cost</text:p>
          </table:table-cell>
          <table:table-cell office:value-type="float" office:value="750">
            <text:p>750</text:p>
          </table:table-cell>
          <table:table-cell table:number-columns-repeated="7"/>
          <table:table-cell table:formula="of:=[.K91]" office:value-type="float" office:value="1">
            <text:p>1</text:p>
          </table:table-cell>
          <table:table-cell office:value-type="float" office:value="0">
            <text:p>0</text:p>
          </table:table-cell>
          <table:table-cell table:formula="of:=[.M91]" office:value-type="float" office:value="1">
            <text:p>1</text:p>
          </table:table-cell>
          <table:table-cell table:number-columns-repeated="1011"/>
        </table:table-row>
        <table:table-row table:style-name="ro1">
          <table:table-cell table:formula="of:=[.A92]" office:value-type="string" office:string-value="T Market">
            <text:p>T Market</text:p>
          </table:table-cell>
          <table:table-cell table:style-name="ce13" office:value-type="string">
            <text:p>scientists min</text:p>
          </table:table-cell>
          <table:table-cell table:number-matrix-columns-spanned="11" table:number-matrix-rows-spanned="1" table:formula="of:=RESEARCHTIME([.C89:.M89])" office:value-type="float" office:value="12600">
            <text:p>126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49" office:value-type="float" office:value="0.00333333333333333">
            <text:p>0.00333</text:p>
          </table:table-cell>
          <table:table-cell table:number-columns-repeated="1011"/>
        </table:table-row>
        <table:table-row table:style-name="ro1">
          <table:table-cell table:formula="of:=[.A93]" office:value-type="string" office:string-value="T Market">
            <text:p>T Market</text:p>
          </table:table-cell>
          <table:table-cell table:style-name="ce13" office:value-type="string">
            <text:p>war points</text:p>
          </table:table-cell>
          <table:table-cell table:number-matrix-columns-spanned="11" table:number-matrix-rows-spanned="1" table:formula="of:=TECH_WAR_POINTS([.C90:.M92];[Variables.$B$12:.$B$14];[Variables.$B$23])" office:value-type="float" office:value="487.5">
            <text:p>4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office:value-type="float" office:value="1">
            <text:p>1</text:p>
          </table:table-cell>
          <table:table-cell table:number-columns-repeated="1011"/>
        </table:table-row>
        <table:table-row table:style-name="ro2">
          <table:table-cell/>
          <table:table-cell table:style-name="ce13"/>
          <table:table-cell table:number-columns-repeated="1022"/>
        </table:table-row>
        <table:table-row table:style-name="ro1">
          <table:table-cell table:number-matrix-columns-spanned="1" table:number-matrix-rows-spanned="5" table:formula="of:=&quot;B Housing&quot;" office:value-type="string" office:string-value="B Housing">
            <text:p>B Housing</text:p>
          </table:table-cell>
          <table:table-cell table:style-name="ce13" office:value-type="string">
            <office:annotation draw:style-name="gr3" draw:text-style-name="P2" svg:width="1.8358in" svg:height="0.3902in" svg:x="2.6311in" svg:y="15.5303in" draw:caption-point-x="-0.2402in" draw:caption-point-y="0.1831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59]*60*[.Q96]" office:value-type="float" office:value="2805">
            <text:p>2805</text:p>
          </table:table-cell>
          <table:table-cell table:formula="of:=[.C96]*[.$P$96]"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7" office:value-type="float" office:value="7">
            <text:p>7</text:p>
          </table:table-cell>
          <table:table-cell/>
          <table:table-cell office:value-type="float" office:value="1">
            <text:p>1</text:p>
          </table:table-cell>
          <table:table-cell/>
          <table:table-cell office:value-type="float" office:value="2.5">
            <office:annotation draw:style-name="gr4" draw:text-style-name="P2" svg:width="1.1413in" svg:height="0.7012in" svg:x="11.624in" svg:y="15.5303in" draw:caption-point-x="-0.2402in" draw:caption-point-y="0.1831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513in" svg:y="15.5303in" draw:caption-point-x="-0.2402in" draw:caption-point-y="0.1831in">
              <dc:creator>AŠ</dc:creator>
              <dc:date>2011-05-12T00:00:00</dc:date>
              <text:p text:style-name="P2"><text:span text:style-name="T1">Mod for higher lvl of housing cost/time.</text:span></text:p>
              <text:p text:style-name="P2"><text:span text:style-name="T1"/></text:p>
            </office:annotation>
            <text:p>2</text:p>
          </table:table-cell>
          <table:table-cell office:value-type="float" office:value="0.17">
            <office:annotation draw:style-name="gr4" draw:text-style-name="P2" svg:width="1.1413in" svg:height="0.3902in" svg:x="13.402in" svg:y="15.5303in" draw:caption-point-x="-0.2402in" draw:caption-point-y="0.1831in">
              <dc:creator>AŠ</dc:creator>
              <dc:date>2011-06-27T00:00:00</dc:date>
              <text:p text:style-name="P2"><text:span text:style-name="T1">Housing time mod</text:span></text:p>
            </office:annotation>
            <text:p>0.17</text:p>
          </table:table-cell>
          <table:table-cell table:number-columns-repeated="1007"/>
        </table:table-row>
        <table:table-row table:style-name="ro1">
          <table:table-cell office:value-type="string" office:string-value="B Housing">
            <text:p>B Housing</text:p>
          </table:table-cell>
          <table:table-cell table:style-name="ce13" office:value-type="string">
            <text:p>metal cost</text:p>
          </table:table-cell>
          <table:table-cell table:formula="of:=[Units.R59]*[.O96]" office:value-type="float" office:value="12250">
            <text:p>12250</text:p>
          </table:table-cell>
          <table:table-cell table:formula="of:=[.C97]*[.$P$96]" office:value-type="float" office:value="24500">
            <text:p>245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3" office:value-type="string">
            <text:p>energy cost</text:p>
          </table:table-cell>
          <table:table-cell table:formula="of:=[Units.S59]*[.O96]" office:value-type="float" office:value="17500">
            <text:p>17500</text:p>
          </table:table-cell>
          <table:table-cell table:formula="of:=[.C98]*[.$P$96]" office:value-type="float" office:value="35000">
            <text:p>350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3" office:value-type="string">
            <office:annotation draw:style-name="gr7" draw:text-style-name="P2" svg:width="2.7484in" svg:height="0.8567in" svg:x="2.6311in" svg:y="16.0681in" draw:caption-point-x="-0.2402in" draw:caption-point-y="0.1831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59]*[.O96]" office:value-type="float" office:value="1050">
            <text:p>1050</text:p>
          </table:table-cell>
          <table:table-cell table:formula="of:=[.C99]*[.$P$96]" office:value-type="float" office:value="2100">
            <text:p>21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3.5">
            <text:p>3.5</text:p>
          </table:table-cell>
          <table:table-cell table:number-columns-repeated="1011"/>
        </table:table-row>
        <table:table-row table:style-name="ro1">
          <table:table-cell office:value-type="string" office:string-value="B Housing">
            <text:p>B Housing</text:p>
          </table:table-cell>
          <table:table-cell table:style-name="ce13" office:value-type="string">
            <office:annotation draw:style-name="gr4" draw:text-style-name="P2" svg:width="1.1413in" svg:height="0.7012in" svg:x="2.6311in" svg:y="16.2472in" draw:caption-point-x="-0.2402in" draw:caption-point-y="0.1831in">
              <dc:creator>AŠ</dc:creator>
              <dc:date>2011-05-12T00:00:00</dc:date>
              <text:p text:style-name="P2"><text:span text:style-name="T1">90 % of mothership population.</text:span></text:p>
              <text:p text:style-name="P2"><text:span text:style-name="T1"/></text:p>
            </office:annotation>
            <text:p>population</text:p>
          </table:table-cell>
          <table:table-cell office:value-type="float" office:value="0">
            <text:p>0</text:p>
          </table:table-cell>
          <table:table-cell office:value-type="float" office:value="70">
            <text:p>7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5">
            <text:p>-5</text:p>
          </table:table-cell>
          <table:table-cell table:number-columns-repeated="2"/>
          <table:table-cell office:value-type="float" office:value="7">
            <text:p>7</text:p>
          </table:table-cell>
          <table:table-cell/>
          <table:table-cell office:value-type="float" office:value="1">
            <text:p>1</text:p>
          </table:table-cell>
          <table:table-cell table:number-columns-repeated="1011"/>
        </table:table-row>
        <table:table-row table:style-name="ro1">
          <table:table-cell table:formula="of:=[.A100]" office:value-type="string" office:string-value="B Housing">
            <text:p>B Housing</text:p>
          </table:table-cell>
          <table:table-cell table:style-name="ce13" office:value-type="string">
            <office:annotation draw:style-name="gr3" draw:text-style-name="P2" svg:width="2.687in" svg:height="0.3902in" svg:x="2.6311in" svg:y="16.4264in" draw:caption-point-x="-0.2402in" draw:caption-point-y="0.1831in">
              <dc:creator>AŠ</dc:creator>
              <dc:date>2011-08-02T00:00:00</dc:date>
              <text:p text:style-name="P2"><text:span text:style-name="T1">1lvl: kaip 8 lvl wind panel</text:span></text:p>
              <text:p text:style-name="P2"><text:span text:style-name="T1">3lvl: kaip 4 lvl collector</text:span></text:p>
            </office:annotation>
            <text:p>energy usage</text:p>
          </table:table-cell>
          <table:table-cell table:number-matrix-columns-spanned="9" table:number-matrix-rows-spanned="1" table:formula="of:=LINEAR_DEP(8; [.C16:.M16]; 1; [.K20];[.C21:.M21]; 1; [.K96])" office:value-type="float" office:value="0.0498491553067593">
            <text:p>0.05</text:p>
          </table:table-cell>
          <table:table-cell office:value-type="float" office:value="0.0131564323259661">
            <text:p>0.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5">
          <table:table-cell office:value-type="string">
            <text:p>B Radar</text:p>
          </table:table-cell>
          <table:table-cell table:style-name="ce13" office:value-type="string">
            <office:annotation draw:style-name="gr3" draw:text-style-name="P2" svg:width="3.1681in" svg:height="0.3902in" svg:x="2.6311in" svg:y="16.6969in" draw:caption-point-x="-0.2402in" draw:caption-point-y="0.1831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3]" office:value-type="string" office:string-value="B Radar">
            <text:p>B Radar</text:p>
          </table:table-cell>
          <table:table-cell table:style-name="ce13" office:value-type="string">
            <office:annotation draw:style-name="gr5" draw:text-style-name="P2" svg:width="3.3417in" svg:height="0.7012in" svg:x="2.6311in" svg:y="16.9051in" draw:caption-point-x="-0.2402in" draw:caption-point-y="0.1831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4]" office:value-type="string" office:string-value="B Radar">
            <text:p>B Radar</text:p>
          </table:table-cell>
          <table:table-cell table:style-name="ce13" office:value-type="string">
            <office:annotation draw:style-name="gr3" draw:text-style-name="P2" svg:width="2.5598in" svg:height="0.3902in" svg:x="2.6311in" svg:y="17.0843in" draw:caption-point-x="-0.2402in" draw:caption-point-y="0.1831in">
              <dc:creator>AŠ</dc:creator>
              <dc:date>2011-08-06T00:00:00</dc:date>
              <text:p text:style-name="P2"><text:span text:style-name="T1">1lvl: kaip T2 Collector 1lvl</text:span></text:p>
            </office:annotation>
            <text:p>energy usage</text:p>
          </table:table-cell>
          <table:table-cell table:style-name="ce22" office:value-type="float" office:value="0.0989">
            <text:p>0.0989</text:p>
          </table:table-cell>
          <table:table-cell table:style-name="ce27" table:formula="of:=[.C105]*[.N105]" office:value-type="float" office:value="0.4945">
            <text:p>0.49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2" office:value-type="float" office:value="1">
            <text:p>1.0000</text:p>
          </table:table-cell>
          <table:table-cell office:value-type="float" office:value="5">
            <office:annotation draw:style-name="gr4" draw:text-style-name="P2" svg:width="1.1413in" svg:height="0.3902in" svg:x="10.6677in" svg:y="17.0843in" draw:caption-point-x="-0.2402in" draw:caption-point-y="0.1831in">
              <dc:creator>AŠ</dc:creator>
              <dc:date>2011-08-06T00:00:00</dc:date>
              <text:p text:style-name="P2"><text:span text:style-name="T1">Multiplier for energy usage</text:span></text:p>
            </office:annotation>
            <text:p>5</text:p>
          </table:table-cell>
          <table:table-cell table:number-columns-repeated="1010"/>
        </table:table-row>
        <table:table-row table:style-name="ro1">
          <table:table-cell table:formula="of:=[.A105]" office:value-type="string" office:string-value="B Radar">
            <text:p>B Radar</text:p>
          </table:table-cell>
          <table:table-cell table:style-name="ce13" office:value-type="string">
            <office:annotation draw:style-name="gr3" draw:text-style-name="P2" svg:width="2.1602in" svg:height="0.3902in" svg:x="2.6311in" svg:y="17.2638in" draw:caption-point-x="-0.2402in" draw:caption-point-y="0.1831in">
              <dc:creator>AŠ</dc:creator>
              <dc:date>2011-08-06T00:00:00</dc:date>
              <text:p text:style-name="P2"><text:span text:style-name="T1">1lvl: MEX t1 lvl5 x 2d</text:span></text:p>
            </office:annotation>
            <text:p>metal cost</text:p>
          </table:table-cell>
          <table:table-cell table:style-name="ce23" table:formula="of:=SUPERFORMULA(5; [.C3:.M3]) * SDAYS(2)" office:value-type="float" office:value="2413.71769170701">
            <text:p>2413.72</text:p>
          </table:table-cell>
          <table:table-cell table:formula="of:=[.C106]*[.$N$106]" office:value-type="float" office:value="289646.123004841">
            <text:p>289646.12</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office:value-type="float" office:value="120">
            <office:annotation draw:style-name="gr4" draw:text-style-name="P2" svg:width="1.1413in" svg:height="0.2346in" svg:x="10.6677in" svg:y="17.2638in" draw:caption-point-x="-0.2402in" draw:caption-point-y="0.1831in">
              <dc:creator>AŠ</dc:creator>
              <dc:date>2011-08-06T00:00:00</dc:date>
              <text:p text:style-name="P2"><text:span text:style-name="T1">Multiplier for cost</text:span></text:p>
            </office:annotation>
            <text:p>120</text:p>
          </table:table-cell>
          <table:table-cell table:number-columns-repeated="1010"/>
        </table:table-row>
        <table:table-row table:style-name="ro1">
          <table:table-cell table:formula="of:=[.A106]" office:value-type="string" office:string-value="B Radar">
            <text:p>B Radar</text:p>
          </table:table-cell>
          <table:table-cell table:style-name="ce13" office:value-type="string">
            <office:annotation draw:style-name="gr3" draw:text-style-name="P2" svg:width="2.0039in" svg:height="0.3902in" svg:x="2.6311in" svg:y="17.4429in" draw:caption-point-x="-0.2402in" draw:caption-point-y="0.1831in">
              <dc:creator>AŠ</dc:creator>
              <dc:date>2011-08-06T00:00:00</dc:date>
              <text:p text:style-name="P2"><text:span text:style-name="T1">1lvl: Collector t1 lvl5 x 2d</text:span></text:p>
            </office:annotation>
            <text:p>energy cost</text:p>
          </table:table-cell>
          <table:table-cell table:formula="of:=SUPERFORMULA(5; [.C16:.M16]) * SDAYS(2)" office:value-type="float" office:value="5334.87076682805">
            <text:p>5334.87</text:p>
          </table:table-cell>
          <table:table-cell table:formula="of:=[.C107]*[.$N$106]" office:value-type="float" office:value="640184.492019366">
            <text:p>640184.49</text:p>
          </table:table-cell>
          <table:table-cell office:value-type="float" office:value="-1">
            <text:p>-1</text:p>
          </table:table-cell>
          <table:table-cell table:formula="of:=[.F106]" office:value-type="float" office:value="0">
            <text:p>0</text:p>
          </table:table-cell>
          <table:table-cell table:formula="of:=[.G106]" office:value-type="float" office:value="0">
            <text:p>0</text:p>
          </table:table-cell>
          <table:table-cell table:formula="of:=[.H106]" office:value-type="float" office:value="0">
            <text:p>0</text:p>
          </table:table-cell>
          <table:table-cell table:formula="of:=[.I106]" office:value-type="float" office:value="0">
            <text:p>0</text:p>
          </table:table-cell>
          <table:table-cell table:formula="of:=[.J106]" office:value-type="float" office:value="0">
            <text:p>0</text:p>
          </table:table-cell>
          <table:table-cell table:formula="of:=[.K106]" office:value-type="float" office:value="2">
            <text:p>2</text:p>
          </table:table-cell>
          <table:table-cell table:formula="of:=[.L106]" office:value-type="float" office:value="0">
            <text:p>0</text:p>
          </table:table-cell>
          <table:table-cell table:formula="of:=[.M106]" office:value-type="float" office:value="1">
            <text:p>1</text:p>
          </table:table-cell>
          <table:table-cell table:number-columns-repeated="1011"/>
        </table:table-row>
        <table:table-row table:style-name="ro1">
          <table:table-cell table:formula="of:=[.A107]" office:value-type="string" office:string-value="B Radar">
            <text:p>B Radar</text:p>
          </table:table-cell>
          <table:table-cell table:style-name="ce13" office:value-type="string">
            <office:annotation draw:style-name="gr3" draw:text-style-name="P2" svg:width="1.7606in" svg:height="0.3902in" svg:x="2.6311in" svg:y="17.622in" draw:caption-point-x="-0.2402in" draw:caption-point-y="0.1831in">
              <dc:creator>AŠ</dc:creator>
              <dc:date>2011-08-06T00:00:00</dc:date>
              <text:p text:style-name="P2"><text:span text:style-name="T1">1lvl: ZEX t1 lvl5 x 1d</text:span></text:p>
            </office:annotation>
            <text:p>zetium cost</text:p>
          </table:table-cell>
          <table:table-cell table:formula="of:=SUPERFORMULA(5; [.C33:.M33]) * SDAYS(1)" office:value-type="float" office:value="327.771769170701">
            <text:p>327.77</text:p>
          </table:table-cell>
          <table:table-cell table:formula="of:=[.C108]*[.$N$106]" office:value-type="float" office:value="39332.6123004841">
            <text:p>39332.61</text:p>
          </table:table-cell>
          <table:table-cell table:formula="of:=[.E107]" office:value-type="float" office:value="-1">
            <text:p>-1</text:p>
          </table:table-cell>
          <table:table-cell table:formula="of:=[.F107]" office:value-type="float" office:value="0">
            <text:p>0</text:p>
          </table:table-cell>
          <table:table-cell table:formula="of:=[.G107]" office:value-type="float" office:value="0">
            <text:p>0</text:p>
          </table:table-cell>
          <table:table-cell table:formula="of:=[.H107]" office:value-type="float" office:value="0">
            <text:p>0</text:p>
          </table:table-cell>
          <table:table-cell table:formula="of:=[.I107]" office:value-type="float" office:value="0">
            <text:p>0</text:p>
          </table:table-cell>
          <table:table-cell table:formula="of:=[.J107]" office:value-type="float" office:value="0">
            <text:p>0</text:p>
          </table:table-cell>
          <table:table-cell table:formula="of:=[.K107]" office:value-type="float" office:value="2">
            <text:p>2</text:p>
          </table:table-cell>
          <table:table-cell table:formula="of:=[.L107]" office:value-type="float" office:value="0">
            <text:p>0</text:p>
          </table:table-cell>
          <table:table-cell table:formula="of:=[.M107]" office:value-type="float" office:value="1">
            <text:p>1</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Barracks</text:p>
          </table:table-cell>
          <table:table-cell table:style-name="ce13" office:value-type="string">
            <office:annotation draw:style-name="gr3" draw:text-style-name="P2" svg:width="2.1248in" svg:height="0.3902in" svg:x="2.6311in" svg:y="17.8843in" draw:caption-point-x="-0.2402in" draw:caption-point-y="0.1831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110]*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0]" office:value-type="string" office:string-value="B Barracks">
            <text:p>B Barracks</text:p>
          </table:table-cell>
          <table:table-cell table:style-name="ce13" office:value-type="string">
            <office:annotation draw:style-name="gr3" draw:text-style-name="P2" svg:width="2.863in" svg:height="0.3902in" svg:x="2.6311in" svg:y="18.0634in" draw:caption-point-x="-0.2402in" draw:caption-point-y="0.1831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1]" office:value-type="string" office:string-value="B Barracks">
            <text:p>B Barracks</text:p>
          </table:table-cell>
          <table:table-cell table:style-name="ce13" office:value-type="string">
            <office:annotation draw:style-name="gr3" draw:text-style-name="P2" svg:width="2.2465in" svg:height="0.3902in" svg:x="2.6311in" svg:y="18.2425in" draw:caption-point-x="-0.2402in" draw:caption-point-y="0.1831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3390">
            <text:p>3390</text:p>
          </table:table-cell>
          <table:table-cell table:formula="of:=[.C112]*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2]" office:value-type="string" office:string-value="B Barracks">
            <text:p>B Barracks</text:p>
          </table:table-cell>
          <table:table-cell table:style-name="ce13" office:value-type="string">
            <office:annotation draw:style-name="gr3" draw:text-style-name="P2" svg:width="2.3161in" svg:height="0.3902in" svg:x="2.6311in" svg:y="18.4217in" draw:caption-point-x="-0.2402in" draw:caption-point-y="0.1831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6780">
            <text:p>6780</text:p>
          </table:table-cell>
          <table:table-cell table:formula="of:=[.C113]*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3]" office:value-type="string" office:string-value="B Barracks">
            <text:p>B Barracks</text:p>
          </table:table-cell>
          <table:table-cell table:style-name="ce13" office:value-type="string">
            <office:annotation draw:style-name="gr2" draw:text-style-name="P2" svg:width="2.8614in" svg:height="0.2346in" svg:x="2.6311in" svg:y="18.6008in" draw:caption-point-x="-0.2402in" draw:caption-point-y="0.1831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1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Ground Factory</text:p>
          </table:table-cell>
          <table:table-cell table:style-name="ce13" office:value-type="string">
            <office:annotation draw:style-name="gr3" draw:text-style-name="P2" svg:width="2.2378in" svg:height="0.3902in" svg:x="2.6311in" svg:y="18.863in" draw:caption-point-x="-0.2402in" draw:caption-point-y="0.1831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3" table:formula="of:=ROUND(SMINUTES([Units.J56])*3.5)" office:value-type="float" office:value="38850">
            <text:p>38850</text:p>
          </table:table-cell>
          <table:table-cell table:formula="of:=[.C116]*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6]" office:value-type="string" office:string-value="B Ground Factory">
            <text:p>B Ground Factory</text:p>
          </table:table-cell>
          <table:table-cell table:style-name="ce13" office:value-type="string">
            <office:annotation draw:style-name="gr3" draw:text-style-name="P2" svg:width="2.5244in" svg:height="0.3902in" svg:x="2.6311in" svg:y="19.0425in" draw:caption-point-x="-0.2402in" draw:caption-point-y="0.1831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7]" office:value-type="string" office:string-value="B Ground Factory">
            <text:p>B Ground Factory</text:p>
          </table:table-cell>
          <table:table-cell table:style-name="ce13" office:value-type="string">
            <office:annotation draw:style-name="gr3" draw:text-style-name="P2" svg:width="2.2984in" svg:height="0.3902in" svg:x="2.6311in" svg:y="19.2217in" draw:caption-point-x="-0.2402in" draw:caption-point-y="0.1831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24939">
            <text:p>24939</text:p>
          </table:table-cell>
          <table:table-cell table:formula="of:=[.C118]*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8]" office:value-type="string" office:string-value="B Ground Factory">
            <text:p>B Ground Factory</text:p>
          </table:table-cell>
          <table:table-cell table:style-name="ce13" office:value-type="string">
            <office:annotation draw:style-name="gr3" draw:text-style-name="P2" svg:width="2.6374in" svg:height="0.3902in" svg:x="2.6311in" svg:y="19.4008in" draw:caption-point-x="-0.2402in" draw:caption-point-y="0.1831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38655.45">
            <text:p>38655.45</text:p>
          </table:table-cell>
          <table:table-cell table:formula="of:=[.C119]*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9]" office:value-type="string" office:string-value="B Ground Factory">
            <text:p>B Ground Factory</text:p>
          </table:table-cell>
          <table:table-cell table:style-name="ce13" office:value-type="string">
            <office:annotation draw:style-name="gr3" draw:text-style-name="P2" svg:width="2.6894in" svg:height="0.3902in" svg:x="2.6311in" svg:y="19.5799in" draw:caption-point-x="-0.2402in" draw:caption-point-y="0.1831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2493.9">
            <text:p>2493.9</text:p>
          </table:table-cell>
          <table:table-cell table:formula="of:=[.C120]*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Space Factory</text:p>
          </table:table-cell>
          <table:table-cell table:style-name="ce13" office:value-type="string">
            <office:annotation draw:style-name="gr3" draw:text-style-name="P2" svg:width="2.2724in" svg:height="0.3902in" svg:x="2.6311in" svg:y="19.8421in" draw:caption-point-x="-0.2402in" draw:caption-point-y="0.1831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3" table:formula="of:=ROUND(SMINUTES([Units.J62])*3.5)" office:value-type="float" office:value="27510">
            <text:p>27510</text:p>
          </table:table-cell>
          <table:table-cell table:formula="of:=[.C122]*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2]" office:value-type="string" office:string-value="B Space Factory">
            <text:p>B Space Factory</text:p>
          </table:table-cell>
          <table:table-cell table:style-name="ce13" office:value-type="string">
            <office:annotation draw:style-name="gr3" draw:text-style-name="P2" svg:width="2.8197in" svg:height="0.3902in" svg:x="2.6311in" svg:y="20.0213in" draw:caption-point-x="-0.2402in" draw:caption-point-y="0.1831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3]" office:value-type="string" office:string-value="B Space Factory">
            <text:p>B Space Factory</text:p>
          </table:table-cell>
          <table:table-cell table:style-name="ce13" office:value-type="string">
            <office:annotation draw:style-name="gr3" draw:text-style-name="P2" svg:width="2.4984in" svg:height="0.3902in" svg:x="2.6311in" svg:y="20.2004in" draw:caption-point-x="-0.2402in" draw:caption-point-y="0.1831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2]*5" office:value-type="float" office:value="19218.75">
            <text:p>19218.75</text:p>
          </table:table-cell>
          <table:table-cell table:formula="of:=[.C124]*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4]" office:value-type="string" office:string-value="B Space Factory">
            <text:p>B Space Factory</text:p>
          </table:table-cell>
          <table:table-cell table:style-name="ce13" office:value-type="string">
            <office:annotation draw:style-name="gr3" draw:text-style-name="P2" svg:width="2.5157in" svg:height="0.3902in" svg:x="2.6311in" svg:y="20.3795in" draw:caption-point-x="-0.2402in" draw:caption-point-y="0.1831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2]*5" office:value-type="float" office:value="26906.25">
            <text:p>26906.25</text:p>
          </table:table-cell>
          <table:table-cell table:formula="of:=[.C125]*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5]" office:value-type="string" office:string-value="B Space Factory">
            <text:p>B Space Factory</text:p>
          </table:table-cell>
          <table:table-cell table:style-name="ce13" office:value-type="string">
            <office:annotation draw:style-name="gr3" draw:text-style-name="P2" svg:width="2.0295in" svg:height="0.3902in" svg:x="2.6311in" svg:y="20.5591in" draw:caption-point-x="-0.2402in" draw:caption-point-y="0.1831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2]*5" office:value-type="float" office:value="1345.3125">
            <text:p>1345.31</text:p>
          </table:table-cell>
          <table:table-cell table:formula="of:=[.C126]*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Research Center</text:p>
          </table:table-cell>
          <table:table-cell table:style-name="ce13" office:value-type="string">
            <office:annotation draw:style-name="gr3" draw:text-style-name="P2" svg:width="2.4374in" svg:height="0.3902in" svg:x="2.6311in" svg:y="20.8213in" draw:caption-point-x="-0.2402in" draw:caption-point-y="0.1831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28]*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8]" office:value-type="string" office:string-value="B Research Center">
            <text:p>B Research Center</text:p>
          </table:table-cell>
          <table:table-cell table:style-name="ce13" office:value-type="string">
            <office:annotation draw:style-name="gr3" draw:text-style-name="P2" svg:width="2.585in" svg:height="0.3902in" svg:x="2.6311in" svg:y="21.0004in" draw:caption-point-x="-0.2402in" draw:caption-point-y="0.1831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P$129]" office:value-type="float" office:value="6782.71953383483">
            <text:p>6782.72</text:p>
          </table:table-cell>
          <table:table-cell table:formula="of:=[.C129]*[.$O$129]"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table-cell office:value-type="float" office:value="0.6">
            <office:annotation draw:style-name="gr4" draw:text-style-name="P2" svg:width="1.1413in" svg:height="0.5457in" svg:x="11.624in" svg:y="21.0004in" draw:caption-point-x="-0.2402in" draw:caption-point-y="0.1831in">
              <dc:creator>AŠ</dc:creator>
              <dc:date>2011-06-27T00:00:00</dc:date>
              <text:p text:style-name="P2"><text:span text:style-name="T1">% for next level cost increasement</text:span></text:p>
            </office:annotation>
            <text:p>0.6</text:p>
          </table:table-cell>
          <table:table-cell table:formula="of:=SHOURS(24) * 4" office:value-type="float" office:value="345600">
            <office:annotation draw:style-name="gr4" draw:text-style-name="P2" svg:width="1.1413in" svg:height="0.2346in" svg:x="12.513in" svg:y="21.0004in" draw:caption-point-x="-0.2402in" draw:caption-point-y="0.1831in">
              <dc:creator>AŠ</dc:creator>
              <dc:date>2011-06-27T00:00:00</dc:date>
              <text:p text:style-name="P2"><text:span text:style-name="T1">cost multiplier</text:span></text:p>
            </office:annotation>
            <text:p>345600</text:p>
          </table:table-cell>
          <table:table-cell table:number-columns-repeated="1008"/>
        </table:table-row>
        <table:table-row table:style-name="ro1">
          <table:table-cell table:formula="of:=[.A129]" office:value-type="string" office:string-value="B Research Center">
            <text:p>B Research Center</text:p>
          </table:table-cell>
          <table:table-cell table:style-name="ce13" office:value-type="string">
            <office:annotation draw:style-name="gr3" draw:text-style-name="P2" svg:width="2.5591in" svg:height="0.3902in" svg:x="2.6311in" svg:y="21.1795in" draw:caption-point-x="-0.2402in" draw:caption-point-y="0.1831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P$129]" office:value-type="float" office:value="15034.8781353393">
            <text:p>15034.88</text:p>
          </table:table-cell>
          <table:table-cell table:formula="of:=[.C130]*[.$O$129]"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30]" office:value-type="string" office:string-value="B Research Center">
            <text:p>B Research Center</text:p>
          </table:table-cell>
          <table:table-cell table:style-name="ce13" office:value-type="string">
            <office:annotation draw:style-name="gr3" draw:text-style-name="P2" svg:width="2.1421in" svg:height="0.3902in" svg:x="2.6311in" svg:y="21.3587in" draw:caption-point-x="-0.2402in" draw:caption-point-y="0.1831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P$131]" office:value-type="float" office:value="1181.65893802268">
            <text:p>1181.66</text:p>
          </table:table-cell>
          <table:table-cell table:formula="of:=[.C131]*[.$O$131]" office:value-type="float" office:value="1654.32251323175">
            <text:p>1654.3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2">
            <text:p>2.0000</text:p>
          </table:table-cell>
          <table:table-cell/>
          <table:table-cell office:value-type="float" office:value="1.4">
            <text:p>1.4</text:p>
          </table:table-cell>
          <table:table-cell table:style-name="ce23" table:formula="of:=SHOURS(24) * 3" office:value-type="float" office:value="259200">
            <text:p>259200</text:p>
          </table:table-cell>
          <table:table-cell table:number-columns-repeated="1008"/>
        </table:table-row>
        <table:table-row table:style-name="ro1">
          <table:table-cell table:formula="of:=[.A131]" office:value-type="string" office:string-value="B Research Center">
            <text:p>B Research Center</text:p>
          </table:table-cell>
          <table:table-cell table:style-name="ce14" office:value-type="string">
            <office:annotation draw:style-name="gr4" draw:text-style-name="P2" svg:width="1.1413in" svg:height="0.3902in" svg:x="2.6311in" svg:y="21.5378in" draw:caption-point-x="-0.2402in" draw:caption-point-y="0.1831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2"/>
          <table:table-cell table:number-columns-repeated="1011"/>
        </table:table-row>
        <table:table-row table:style-name="ro1">
          <table:table-cell office:value-type="string">
            <text:p>B Crane</text:p>
          </table:table-cell>
          <table:table-cell table:style-name="ce13" office:value-type="string">
            <office:annotation draw:style-name="gr4" draw:text-style-name="P2" svg:width="1.1413in" svg:height="0.2346in" svg:x="2.6311in" svg:y="21.8in" draw:caption-point-x="-0.2402in" draw:caption-point-y="0.1831in">
              <dc:creator>AŠ</dc:creator>
              <dc:date>2011-01-25T00:00:00</dc:date>
              <text:p text:style-name="P2"><text:span text:style-name="T1">MDH x 60%</text:span></text:p>
            </office:annotation>
            <text:p>time</text:p>
          </table:table-cell>
          <table:table-cell table:formula="of:=[Units.J59]*60" office:value-type="float" office:value="16500">
            <text:p>16500</text:p>
          </table:table-cell>
          <table:table-cell table:number-columns-repeated="7"/>
          <table:table-cell office:value-type="float" office:value="1">
            <text:p>1</text:p>
          </table:table-cell>
          <table:table-cell/>
          <table:table-cell table:style-name="ce22" office:value-type="float" office:value="0.6">
            <text:p>0.6000</text:p>
          </table:table-cell>
          <table:table-cell table:number-columns-repeated="1011"/>
        </table:table-row>
        <table:table-row table:style-name="ro1">
          <table:table-cell table:formula="of:=[.A134]" office:value-type="string" office:string-value="B Crane">
            <text:p>B Crane</text:p>
          </table:table-cell>
          <table:table-cell table:style-name="ce13" office:value-type="string">
            <text:p>metal cost</text:p>
          </table:table-cell>
          <table:table-cell table:formula="of:=[Units.R59]" office:value-type="float" office:value="4900">
            <text:p>4900</text:p>
          </table:table-cell>
          <table:table-cell table:number-columns-repeated="7"/>
          <table:table-cell table:formula="of:=[.K134]" office:value-type="float" office:value="1">
            <text:p>1</text:p>
          </table:table-cell>
          <table:table-cell/>
          <table:table-cell table:style-name="ce22" table:formula="of:=[.M134]" office:value-type="float" office:value="0.6">
            <text:p>0.6000</text:p>
          </table:table-cell>
          <table:table-cell table:number-columns-repeated="1011"/>
        </table:table-row>
        <table:table-row table:style-name="ro1">
          <table:table-cell table:formula="of:=[.A135]" office:value-type="string" office:string-value="B Crane">
            <text:p>B Crane</text:p>
          </table:table-cell>
          <table:table-cell table:style-name="ce13" office:value-type="string">
            <text:p>energy cost</text:p>
          </table:table-cell>
          <table:table-cell table:formula="of:=[Units.S59]" office:value-type="float" office:value="7000">
            <text:p>7000</text:p>
          </table:table-cell>
          <table:table-cell table:number-columns-repeated="7"/>
          <table:table-cell table:formula="of:=[.K135]" office:value-type="float" office:value="1">
            <text:p>1</text:p>
          </table:table-cell>
          <table:table-cell/>
          <table:table-cell table:style-name="ce22" table:formula="of:=[.M135]" office:value-type="float" office:value="0.6">
            <text:p>0.6000</text:p>
          </table:table-cell>
          <table:table-cell table:number-columns-repeated="1011"/>
        </table:table-row>
        <table:table-row table:style-name="ro1">
          <table:table-cell table:formula="of:=[.A136]" office:value-type="string" office:string-value="B Crane">
            <text:p>B Crane</text:p>
          </table:table-cell>
          <table:table-cell table:style-name="ce13" office:value-type="string">
            <text:p>zetium cost</text:p>
          </table:table-cell>
          <table:table-cell table:formula="of:=[Units.T59]" office:value-type="float" office:value="420">
            <text:p>420</text:p>
          </table:table-cell>
          <table:table-cell table:number-columns-repeated="7"/>
          <table:table-cell table:formula="of:=[.K136]" office:value-type="float" office:value="1">
            <text:p>1</text:p>
          </table:table-cell>
          <table:table-cell/>
          <table:table-cell table:style-name="ce22" table:formula="of:=[.M136]" office:value-type="float" office:value="0.6">
            <text:p>0.6000</text:p>
          </table:table-cell>
          <table:table-cell table:number-columns-repeated="1011"/>
        </table:table-row>
        <table:table-row table:style-name="ro6">
          <table:table-cell/>
          <table:table-cell table:style-name="ce13"/>
          <table:table-cell table:number-columns-repeated="10"/>
          <table:table-cell table:style-name="ce22"/>
          <table:table-cell table:number-columns-repeated="1011"/>
        </table:table-row>
        <table:table-row table:style-name="ro1">
          <table:table-cell office:value-type="string">
            <text:p>B Defensive Portal</text:p>
          </table:table-cell>
          <table:table-cell table:style-name="ce13" office:value-type="string">
            <office:annotation draw:style-name="gr9" draw:text-style-name="P2" svg:width="2.0094in" svg:height="1.1677in" svg:x="2.6311in" svg:y="22.6248in" draw:caption-point-x="-0.2402in" draw:caption-point-y="0.1831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0]*60*[.$O$139]" office:value-type="float" office:value="81000">
            <text:p>81000</text:p>
          </table:table-cell>
          <table:table-cell table:formula="of:=ROUND([.C139]*[.$P$139];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table-cell office:value-type="float" office:value="4.5">
            <office:annotation draw:style-name="gr4" draw:text-style-name="P2" svg:width="1.1413in" svg:height="0.5457in" svg:x="11.624in" svg:y="22.6248in" draw:caption-point-x="-0.2402in" draw:caption-point-y="0.1831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513in" svg:y="22.6248in" draw:caption-point-x="-0.2402in" draw:caption-point-y="0.1831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table-cell table:formula="of:=[.A139]" office:value-type="string" office:string-value="B Defensive Portal">
            <text:p>B Defensive Portal</text:p>
          </table:table-cell>
          <table:table-cell table:style-name="ce13" office:value-type="string">
            <text:p>metal cost</text:p>
          </table:table-cell>
          <table:table-cell table:formula="of:=[Units.R60]*[.$O$139]" office:value-type="float" office:value="28350">
            <text:p>28350</text:p>
          </table:table-cell>
          <table:table-cell table:formula="of:=ROUND([.C140]*[.$P$139];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39]"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40]" office:value-type="string" office:string-value="B Defensive Portal">
            <text:p>B Defensive Portal</text:p>
          </table:table-cell>
          <table:table-cell table:style-name="ce13" office:value-type="string">
            <text:p>energy cost</text:p>
          </table:table-cell>
          <table:table-cell table:formula="of:=[Units.S60]*[.$O$139]" office:value-type="float" office:value="40500">
            <text:p>40500</text:p>
          </table:table-cell>
          <table:table-cell table:formula="of:=ROUND([.C141]*[.$P$139];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41]" office:value-type="string" office:string-value="B Defensive Portal">
            <text:p>B Defensive Portal</text:p>
          </table:table-cell>
          <table:table-cell table:style-name="ce13" office:value-type="string">
            <text:p>zetium cost</text:p>
          </table:table-cell>
          <table:table-cell table:formula="of:=[Units.T60]*[.$O$139]" office:value-type="float" office:value="2430">
            <text:p>2430</text:p>
          </table:table-cell>
          <table:table-cell table:formula="of:=ROUND([.C142]*[.$P$139];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42]" office:value-type="string" office:string-value="B Defensive Portal">
            <text:p>B Defensive Portal</text:p>
          </table:table-cell>
          <table:table-cell table:style-name="ce13" office:value-type="string">
            <office:annotation draw:style-name="gr3" draw:text-style-name="P2" svg:width="1.6012in" svg:height="0.3902in" svg:x="2.6311in" svg:y="23.3413in" draw:caption-point-x="-0.2402in" draw:caption-point-y="0.1831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82070074039487">
            <text:p>0.18</text:p>
          </table:table-cell>
          <table:table-cell table:formula="of:=[.C143]*0.8" office:value-type="float" office:value="0.14565605923159">
            <text:p>0.15</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table-cell table:formula="of:=[.A143]" office:value-type="string" office:string-value="B Defensive Portal">
            <text:p>B Defensive Portal</text:p>
          </table:table-cell>
          <table:table-cell table:style-name="ce13" office:value-type="string">
            <office:annotation draw:style-name="gr3" draw:text-style-name="P2" svg:width="1.5579in" svg:height="0.3902in" svg:x="2.6311in" svg:y="23.5209in" draw:caption-point-x="-0.2402in" draw:caption-point-y="0.1831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0]*3" office:value-type="float" office:value="3738">
            <text:p>3738</text:p>
          </table:table-cell>
          <table:table-cell table:formula="of:=ROUND([.C144]*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table:style-name="Default" office:value-type="string">
            <text:p>T Defensive Portal</text:p>
          </table:table-cell>
          <table:table-cell table:style-name="ce13" office:value-type="string">
            <office:annotation draw:style-name="gr7" draw:text-style-name="P2" svg:width="1.6185in" svg:height="0.8567in" svg:x="2.6311in" svg:y="23.7831in" draw:caption-point-x="-0.2402in" draw:caption-point-y="0.1831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39]*[.$O$146]"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2" office:value-type="float" office:value="0.7">
            <text:p>0.7000</text:p>
          </table:table-cell>
          <table:table-cell/>
          <table:table-cell office:value-type="float" office:value="2">
            <office:annotation draw:style-name="gr4" draw:text-style-name="P2" svg:width="1.1413in" svg:height="0.7012in" svg:x="11.624in" svg:y="23.7831in" draw:caption-point-x="-0.2402in" draw:caption-point-y="0.1831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table-cell table:style-name="Default" office:value-type="string">
            <text:p>T Defensive Portal</text:p>
          </table:table-cell>
          <table:table-cell table:style-name="ce13" office:value-type="string">
            <text:p>metal cost</text:p>
          </table:table-cell>
          <table:table-cell table:formula="of:=[.C140]*[.$O$146]"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3" office:value-type="string">
            <text:p>energy cost</text:p>
          </table:table-cell>
          <table:table-cell table:formula="of:=[.C141]*[.$O$146]"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3" office:value-type="string">
            <text:p>zetium cost</text:p>
          </table:table-cell>
          <table:table-cell table:formula="of:=[.C142]*[.$O$146]"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3" office:value-type="string">
            <text:p>scientists min</text:p>
          </table:table-cell>
          <table:table-cell table:number-matrix-columns-spanned="11" table:number-matrix-rows-spanned="1" table:formula="of:=RESEARCHTIME([.C146:.M146])"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33333333333333">
            <text:p>0.0023</text:p>
          </table:table-cell>
          <table:table-cell table:number-columns-repeated="1011"/>
        </table:table-row>
        <table:table-row table:style-name="ro1">
          <table:table-cell table:style-name="Default" table:formula="of:=[.A150]" office:value-type="string" office:string-value="T Defensive Portal">
            <text:p>T Defensive Portal</text:p>
          </table:table-cell>
          <table:table-cell table:style-name="ce13" office:value-type="string">
            <text:p>war points</text:p>
          </table:table-cell>
          <table:table-cell table:number-matrix-columns-spanned="11" table:number-matrix-rows-spanned="1" table:formula="of:=TECH_WAR_POINTS([.C147:.M149];[Variables.$B$12:.$B$14];[Variables.$B$23])"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Healing Center</text:p>
          </table:table-cell>
          <table:table-cell table:style-name="ce13" office:value-type="string">
            <office:annotation draw:style-name="gr5" draw:text-style-name="P2" svg:width="1.8358in" svg:height="0.7012in" svg:x="2.6311in" svg:y="24.9409in" draw:caption-point-x="-0.2402in" draw:caption-point-y="0.1831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16:.M116]; 0.8; 2; [.C122:.M122]; 1.4; [.O153])"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table-cell office:value-type="float" office:value="3">
            <office:annotation draw:style-name="gr4" draw:text-style-name="P2" svg:width="1.1413in" svg:height="0.2346in" svg:x="11.624in" svg:y="24.9409in" draw:caption-point-x="-0.2402in" draw:caption-point-y="0.1831in">
              <dc:creator>AŠ</dc:creator>
              <dc:date>2011-05-13T00:00:00</dc:date>
              <text:p text:style-name="P2"><text:span text:style-name="T1">Number of levels</text:span></text:p>
            </office:annotation>
            <text:p>3</text:p>
          </table:table-cell>
          <table:table-cell table:number-columns-repeated="1009"/>
        </table:table-row>
        <table:table-row table:style-name="ro1">
          <table:table-cell table:formula="of:=[.A153]" office:value-type="string" office:string-value="B Healing Center">
            <text:p>B Healing Center</text:p>
          </table:table-cell>
          <table:table-cell table:style-name="ce13" office:value-type="string">
            <text:p>metal cost</text:p>
          </table:table-cell>
          <table:table-cell table:style-name="ce23" table:number-matrix-columns-spanned="9" table:number-matrix-rows-spanned="1" table:formula="of:=LINEAR_DEP(1; [.C118:.M118]; 0.8; 2; [.C124:.M124]; 1.4; [.O153])"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4]" office:value-type="string" office:string-value="B Healing Center">
            <text:p>B Healing Center</text:p>
          </table:table-cell>
          <table:table-cell table:style-name="ce13" office:value-type="string">
            <text:p>energy cost</text:p>
          </table:table-cell>
          <table:table-cell table:number-matrix-columns-spanned="9" table:number-matrix-rows-spanned="1" table:formula="of:=LINEAR_DEP(1; [.C119:.M119]; 0.8; 2; [.C125:.M125]; 1.4; [.O153])"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5]" office:value-type="string" office:string-value="B Healing Center">
            <text:p>B Healing Center</text:p>
          </table:table-cell>
          <table:table-cell table:style-name="ce13" office:value-type="string">
            <text:p>zetium cost</text:p>
          </table:table-cell>
          <table:table-cell table:style-name="ce23" table:number-matrix-columns-spanned="9" table:number-matrix-rows-spanned="1" table:formula="of:=LINEAR_DEP(1; [.C120:.M120]; 0.8; 2; [.C126:.M126]; 1.4; [.O153])"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Healing Center</text:p>
          </table:table-cell>
          <table:table-cell table:style-name="ce13" office:value-type="string">
            <office:annotation draw:style-name="gr2" draw:text-style-name="P2" svg:width="1.6185in" svg:height="0.2346in" svg:x="2.6311in" svg:y="25.7409in" draw:caption-point-x="-0.2402in" draw:caption-point-y="0.1831in">
              <dc:creator>AŠ</dc:creator>
              <dc:date>2011-03-09T00:00:00</dc:date>
              <text:p text:style-name="P2"><text:span text:style-name="T1">2 5x Ground Factory</text:span></text:p>
            </office:annotation>
            <text:p>time</text:p>
          </table:table-cell>
          <table:table-cell table:formula="of:=[.C116]*2.5" office:value-type="float" office:value="97125">
            <text:p>9712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58]" office:value-type="string" office:string-value="T Healing Center">
            <text:p>T Healing Center</text:p>
          </table:table-cell>
          <table:table-cell table:style-name="ce13" office:value-type="string">
            <text:p>metal cost</text:p>
          </table:table-cell>
          <table:table-cell table:number-matrix-columns-spanned="1" table:number-matrix-rows-spanned="3" table:formula="of:=[.C118:.C120]*2.5" office:value-type="float" office:value="62347.5">
            <text:p>62347.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59]" office:value-type="string" office:string-value="T Healing Center">
            <text:p>T Healing Center</text:p>
          </table:table-cell>
          <table:table-cell table:style-name="ce13"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60]" office:value-type="string" office:string-value="T Healing Center">
            <text:p>T Healing Center</text:p>
          </table:table-cell>
          <table:table-cell table:style-name="ce13"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61]" office:value-type="string" office:string-value="T Healing Center">
            <text:p>T Healing Center</text:p>
          </table:table-cell>
          <table:table-cell table:style-name="ce13" office:value-type="string">
            <text:p>scientists min</text:p>
          </table:table-cell>
          <table:table-cell table:number-matrix-columns-spanned="11" table:number-matrix-rows-spanned="1" table:formula="of:=RESEARCHTIME([.C158:.M158])"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162]" office:value-type="string" office:string-value="T Healing Center">
            <text:p>T Healing Center</text:p>
          </table:table-cell>
          <table:table-cell table:style-name="ce13" office:value-type="string">
            <text:p>war points</text:p>
          </table:table-cell>
          <table:table-cell table:style-name="ce23" table:number-matrix-columns-spanned="11" table:number-matrix-rows-spanned="1" table:formula="of:=TECH_WAR_POINTS([.C159:.M161];[Variables.$B$12:.$B$14];[Variables.$B$23])"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6">
          <table:table-cell/>
          <table:table-cell table:style-name="ce13"/>
          <table:table-cell table:style-name="ce23"/>
          <table:table-cell table:number-columns-repeated="9"/>
          <table:table-cell table:style-name="ce22"/>
          <table:table-cell table:number-columns-repeated="1011"/>
        </table:table-row>
        <table:table-row table:style-name="ro1">
          <table:table-cell office:value-type="string">
            <text:p>B Npc Infantry Factory</text:p>
          </table:table-cell>
          <table:table-cell table:style-name="ce13" office:value-type="string">
            <office:annotation draw:style-name="gr4" draw:text-style-name="P2" svg:width="1.1413in" svg:height="0.2346in" svg:x="2.6311in" svg:y="26.924in" draw:caption-point-x="-0.2402in" draw:caption-point-y="0.1831in">
              <dc:creator>AŠ</dc:creator>
              <dc:date>2011-09-19T00:00:00</dc:date>
              <text:p text:style-name="P2">Gnats + glancers</text:p>
            </office:annotation>
            <text:p>metal rate</text:p>
          </table:table-cell>
          <table:table-cell table:style-name="ce23"/>
          <table:table-cell table:style-name="ce22" table:formula="of:=([Units.R$70]*[.$P$165]+[Units.R$71]*[.$Q$165])/SHOURS([.$O$165])/[.K165]" office:value-type="float" office:value="0.019227962962963">
            <text:p>0.0192</text:p>
          </table:table-cell>
          <table:table-cell office:value-type="float" office:value="0">
            <text:p>0</text:p>
          </table:table-cell>
          <table:table-cell table:number-columns-repeated="5"/>
          <table:table-cell office:value-type="float" office:value="6">
            <text:p>6</text:p>
          </table:table-cell>
          <table:table-cell office:value-type="float" office:value="1">
            <text:p>1</text:p>
          </table:table-cell>
          <table:table-cell table:style-name="ce22" office:value-type="float" office:value="1">
            <text:p>1.0000</text:p>
          </table:table-cell>
          <table:table-cell/>
          <table:table-cell office:value-type="float" office:value="6">
            <office:annotation draw:style-name="gr4" draw:text-style-name="P2" svg:width="1.1413in" svg:height="0.3902in" svg:x="11.624in" svg:y="26.924in" draw:caption-point-x="-0.2402in" draw:caption-point-y="0.1831in">
              <dc:creator>AŠ</dc:creator>
              <dc:date>2011-09-19T00:00:00</dc:date>
              <text:p text:style-name="P2">Hours to get full sum</text:p>
            </office:annotation>
            <text:p>6</text:p>
          </table:table-cell>
          <table:table-cell office:value-type="float" office:value="5">
            <office:annotation draw:style-name="gr4" draw:text-style-name="P2" svg:width="1.1413in" svg:height="0.2346in" svg:x="12.513in" svg:y="26.924in" draw:caption-point-x="-0.2402in" draw:caption-point-y="0.1831in">
              <dc:creator>AŠ</dc:creator>
              <dc:date>2011-09-19T00:00:00</dc:date>
              <text:p text:style-name="P2">Number of gnats</text:p>
            </office:annotation>
            <text:p>5</text:p>
          </table:table-cell>
          <table:table-cell office:value-type="float" office:value="2">
            <office:annotation draw:style-name="gr4" draw:text-style-name="P2" svg:width="1.1413in" svg:height="0.3902in" svg:x="13.402in" svg:y="26.924in" draw:caption-point-x="-0.2402in" draw:caption-point-y="0.1831in">
              <dc:creator>AŠ</dc:creator>
              <dc:date>2011-09-19T00:00:00</dc:date>
              <text:p text:style-name="P2">Number of glancers</text:p>
            </office:annotation>
            <text:p>2</text:p>
          </table:table-cell>
          <table:table-cell table:number-columns-repeated="1007"/>
        </table:table-row>
        <table:table-row table:style-name="ro1">
          <table:table-cell table:formula="of:=[.A165]" office:value-type="string" office:string-value="B Npc Infantry Factory">
            <text:p>B Npc Infantry Factory</text:p>
          </table:table-cell>
          <table:table-cell table:style-name="ce13" office:value-type="string">
            <text:p>energy rate</text:p>
          </table:table-cell>
          <table:table-cell table:style-name="ce23"/>
          <table:table-cell table:style-name="ce22" table:formula="of:=([Units.S$70]*[.$P$165]+[Units.S$71]*[.$Q$165])/SHOURS([.$O$165])/[.K166]" office:value-type="float" office:value="0.0384559259259259">
            <text:p>0.0385</text:p>
          </table:table-cell>
          <table:table-cell office:value-type="float" office:value="0">
            <text:p>0</text:p>
          </table:table-cell>
          <table:table-cell table:number-columns-repeated="5"/>
          <table:table-cell table:formula="of:=[.K165]" office:value-type="float" office:value="6">
            <text:p>6</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table-cell table:formula="of:=[.A166]" office:value-type="string" office:string-value="B Npc Infantry Factory">
            <text:p>B Npc Infantry Factory</text:p>
          </table:table-cell>
          <table:table-cell table:style-name="ce13" office:value-type="string">
            <text:p>zetium rate</text:p>
          </table:table-cell>
          <table:table-cell table:style-name="ce23"/>
          <table:table-cell table:style-name="ce22" table:formula="of:=([Units.T$70]*[.$P$165]+[Units.T$71]*[.$Q$165])/SHOURS([.$O$165])/[.K167]" office:value-type="float" office:value="0.000380430555555556">
            <text:p>0.0004</text:p>
          </table:table-cell>
          <table:table-cell office:value-type="float" office:value="0">
            <text:p>0</text:p>
          </table:table-cell>
          <table:table-cell table:number-columns-repeated="5"/>
          <table:table-cell table:formula="of:=[.K166]" office:value-type="float" office:value="6">
            <text:p>6</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table-cell table:formula="of:=[.A167]" office:value-type="string" office:string-value="B Npc Infantry Factory">
            <text:p>B Npc Infantry Factory</text:p>
          </table:table-cell>
          <table:table-cell table:style-name="ce13" office:value-type="string">
            <text:p>construction mod</text:p>
          </table:table-cell>
          <table:table-cell table:style-name="ce23"/>
          <table:table-cell office:value-type="float" office:value="15">
            <text:p>15</text:p>
          </table:table-cell>
          <table:table-cell office:value-type="float" office:value="-1">
            <text:p>-1</text:p>
          </table:table-cell>
          <table:table-cell table:number-columns-repeated="5"/>
          <table:table-cell table:formula="of:=[.K167]"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4">
          <table:table-cell/>
          <table:table-cell table:style-name="ce13"/>
          <table:table-cell table:style-name="ce23"/>
          <table:table-cell table:number-columns-repeated="9"/>
          <table:table-cell table:style-name="ce22"/>
          <table:table-cell table:number-columns-repeated="1011"/>
        </table:table-row>
        <table:table-row table:style-name="ro7">
          <table:table-cell office:value-type="string">
            <text:p>B Npc Tank Factory</text:p>
          </table:table-cell>
          <table:table-cell table:style-name="ce13" office:value-type="string">
            <text:p>metal rate</text:p>
          </table:table-cell>
          <table:table-cell table:style-name="ce23"/>
          <table:table-cell table:style-name="ce28" table:formula="of:=([Units.R$72]*[.$P$170]+[Units.R$75]*[.$Q$170])/SHOURS([.$O$170])/[.K170]" office:value-type="float" office:value="0.040871875">
            <text:p>0.0409</text:p>
          </table:table-cell>
          <table:table-cell office:value-type="float" office:value="0">
            <text:p>0</text:p>
          </table:table-cell>
          <table:table-cell table:number-columns-repeated="5"/>
          <table:table-cell table:formula="of:=[.K165]" office:value-type="float" office:value="6">
            <text:p>6</text:p>
          </table:table-cell>
          <table:table-cell office:value-type="float" office:value="1">
            <text:p>1</text:p>
          </table:table-cell>
          <table:table-cell table:style-name="ce22" office:value-type="float" office:value="1">
            <text:p>1.0000</text:p>
          </table:table-cell>
          <table:table-cell/>
          <table:table-cell office:value-type="float" office:value="12">
            <office:annotation draw:style-name="gr4" draw:text-style-name="P2" svg:width="1.1413in" svg:height="0.3902in" svg:x="11.624in" svg:y="27.3201in" draw:caption-point-x="-0.2402in" draw:caption-point-y="0.5949in">
              <dc:creator>AŠ</dc:creator>
              <dc:date>2011-09-19T00:00:00</dc:date>
              <text:p text:style-name="P2">Hours to get full sum</text:p>
            </office:annotation>
            <text:p>12</text:p>
          </table:table-cell>
          <table:table-cell office:value-type="float" office:value="5">
            <office:annotation draw:style-name="gr4" draw:text-style-name="P2" svg:width="1.1413in" svg:height="0.3902in" svg:x="12.513in" svg:y="27.3201in" draw:caption-point-x="-0.2402in" draw:caption-point-y="0.5949in">
              <dc:creator>AŠ</dc:creator>
              <dc:date>2011-09-19T00:00:00</dc:date>
              <text:p text:style-name="P2">Number of spudders</text:p>
            </office:annotation>
            <text:p>5</text:p>
          </table:table-cell>
          <table:table-cell office:value-type="float" office:value="2">
            <office:annotation draw:style-name="gr4" draw:text-style-name="P2" svg:width="1.1413in" svg:height="0.3902in" svg:x="13.402in" svg:y="27.3201in" draw:caption-point-x="-0.2402in" draw:caption-point-y="0.5949in">
              <dc:creator>AŠ</dc:creator>
              <dc:date>2011-09-19T00:00:00</dc:date>
              <text:p text:style-name="P2">Number of gnawers</text:p>
            </office:annotation>
            <text:p>2</text:p>
          </table:table-cell>
          <table:table-cell table:number-columns-repeated="1007"/>
        </table:table-row>
        <table:table-row table:style-name="ro7">
          <table:table-cell table:formula="of:=[.A170]" office:value-type="string" office:string-value="B Npc Tank Factory">
            <text:p>B Npc Tank Factory</text:p>
          </table:table-cell>
          <table:table-cell table:style-name="ce13" office:value-type="string">
            <text:p>energy rate</text:p>
          </table:table-cell>
          <table:table-cell table:style-name="ce23"/>
          <table:table-cell table:style-name="ce28" table:formula="of:=([Units.S$72]*[.$P$170]+[Units.S$75]*[.$Q$170])/SHOURS([.$O$170])/[.K171]" office:value-type="float" office:value="0.0624407118055556">
            <text:p>0.0624</text:p>
          </table:table-cell>
          <table:table-cell office:value-type="float" office:value="0">
            <text:p>0</text:p>
          </table:table-cell>
          <table:table-cell table:number-columns-repeated="5"/>
          <table:table-cell table:formula="of:=[.K166]" office:value-type="float" office:value="6">
            <text:p>6</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7">
          <table:table-cell table:formula="of:=[.A171]" office:value-type="string" office:string-value="B Npc Tank Factory">
            <text:p>B Npc Tank Factory</text:p>
          </table:table-cell>
          <table:table-cell table:style-name="ce13" office:value-type="string">
            <text:p>zetium rate</text:p>
          </table:table-cell>
          <table:table-cell table:style-name="ce23"/>
          <table:table-cell table:style-name="ce28" table:formula="of:=([Units.T$72]*[.$P$170]+[Units.T$75]*[.$Q$170])/SHOURS([.$O$170])/[.K172]" office:value-type="float" office:value="0.00530144675925926">
            <text:p>0.0053</text:p>
          </table:table-cell>
          <table:table-cell office:value-type="float" office:value="0">
            <text:p>0</text:p>
          </table:table-cell>
          <table:table-cell table:number-columns-repeated="5"/>
          <table:table-cell table:formula="of:=[.K167]" office:value-type="float" office:value="6">
            <text:p>6</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7">
          <table:table-cell table:formula="of:=[.A172]" office:value-type="string" office:string-value="B Npc Tank Factory">
            <text:p>B Npc Tank Factory</text:p>
          </table:table-cell>
          <table:table-cell table:style-name="ce13" office:value-type="string">
            <text:p>construction mod</text:p>
          </table:table-cell>
          <table:table-cell table:style-name="ce23"/>
          <table:table-cell table:formula="of:=[.D168]" office:value-type="float" office:value="15">
            <text:p>15</text:p>
          </table:table-cell>
          <table:table-cell table:formula="of:=[.E168]" office:value-type="float" office:value="-1">
            <text:p>-1</text:p>
          </table:table-cell>
          <table:table-cell table:number-columns-repeated="5"/>
          <table:table-cell table:formula="of:=[.K172]"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4">
          <table:table-cell/>
          <table:table-cell table:style-name="ce13"/>
          <table:table-cell table:style-name="ce23"/>
          <table:table-cell table:number-columns-repeated="9"/>
          <table:table-cell table:style-name="ce22"/>
          <table:table-cell table:number-columns-repeated="1011"/>
        </table:table-row>
        <table:table-row table:style-name="ro7">
          <table:table-cell office:value-type="string">
            <text:p>B Npc Space Factory</text:p>
          </table:table-cell>
          <table:table-cell table:style-name="ce13" office:value-type="string">
            <text:p>metal rate</text:p>
          </table:table-cell>
          <table:table-cell table:style-name="ce23"/>
          <table:table-cell table:style-name="ce22" table:formula="of:=([Units.R$81]*[.$P$175]+[Units.R$82]*[.$Q$175]+[Units.R$78]*[.$R$175])/SHOURS([.$O$175])/[.K175]" office:value-type="float" office:value="0.0480987594762732">
            <text:p>0.0481</text:p>
          </table:table-cell>
          <table:table-cell office:value-type="float" office:value="0">
            <text:p>0</text:p>
          </table:table-cell>
          <table:table-cell table:number-columns-repeated="5"/>
          <table:table-cell table:formula="of:=[.K165]" office:value-type="float" office:value="6">
            <text:p>6</text:p>
          </table:table-cell>
          <table:table-cell office:value-type="float" office:value="1">
            <text:p>1</text:p>
          </table:table-cell>
          <table:table-cell table:style-name="ce22" office:value-type="float" office:value="1">
            <text:p>1.0000</text:p>
          </table:table-cell>
          <table:table-cell/>
          <table:table-cell office:value-type="float" office:value="48">
            <office:annotation draw:style-name="gr4" draw:text-style-name="P2" svg:width="1.1413in" svg:height="0.3902in" svg:x="11.624in" svg:y="28.0425in" draw:caption-point-x="-0.2402in" draw:caption-point-y="0.5949in">
              <dc:creator>AŠ</dc:creator>
              <dc:date>2011-09-19T00:00:00</dc:date>
              <text:p text:style-name="P2">Hours to get full sum</text:p>
            </office:annotation>
            <text:p>48</text:p>
          </table:table-cell>
          <table:table-cell office:value-type="float" office:value="5">
            <office:annotation draw:style-name="gr4" draw:text-style-name="P2" svg:width="1.1413in" svg:height="0.2346in" svg:x="12.513in" svg:y="28.0425in" draw:caption-point-x="-0.2402in" draw:caption-point-y="0.5949in">
              <dc:creator>AŠ</dc:creator>
              <dc:date>2011-09-19T00:00:00</dc:date>
              <text:p text:style-name="P2">Number of diracs</text:p>
            </office:annotation>
            <text:p>5</text:p>
          </table:table-cell>
          <table:table-cell office:value-type="float" office:value="2">
            <office:annotation draw:style-name="gr4" draw:text-style-name="P2" svg:width="1.1413in" svg:height="0.2346in" svg:x="13.402in" svg:y="28.0425in" draw:caption-point-x="-0.2402in" draw:caption-point-y="0.5949in">
              <dc:creator>AŠ</dc:creator>
              <dc:date>2011-09-19T00:00:00</dc:date>
              <text:p text:style-name="P2">Number of thors</text:p>
            </office:annotation>
            <text:p>2</text:p>
          </table:table-cell>
          <table:table-cell office:value-type="float" office:value="2">
            <office:annotation draw:style-name="gr4" draw:text-style-name="P2" svg:width="1.1413in" svg:height="0.3902in" svg:x="14.2909in" svg:y="28.0425in" draw:caption-point-x="-0.2402in" draw:caption-point-y="0.5949in">
              <dc:creator>AŠ</dc:creator>
              <dc:date>2011-09-19T00:00:00</dc:date>
              <text:p text:style-name="P2">Number of demosis</text:p>
            </office:annotation>
            <text:p>2</text:p>
          </table:table-cell>
          <table:table-cell table:number-columns-repeated="1006"/>
        </table:table-row>
        <table:table-row table:style-name="ro7">
          <table:table-cell table:formula="of:=[.A175]" office:value-type="string" office:string-value="B Npc Space Factory">
            <text:p>B Npc Space Factory</text:p>
          </table:table-cell>
          <table:table-cell table:style-name="ce13" office:value-type="string">
            <text:p>energy rate</text:p>
          </table:table-cell>
          <table:table-cell table:style-name="ce23"/>
          <table:table-cell table:style-name="ce22" table:formula="of:=([Units.S$81]*[.$P$175]+[Units.S$82]*[.$Q$175]+[Units.S$78]*[.$R$175])/SHOURS([.$O$175])/[.K176]" office:value-type="float" office:value="0.0690491725260417">
            <text:p>0.0690</text:p>
          </table:table-cell>
          <table:table-cell office:value-type="float" office:value="0">
            <text:p>0</text:p>
          </table:table-cell>
          <table:table-cell table:number-columns-repeated="5"/>
          <table:table-cell table:formula="of:=[.K166]" office:value-type="float" office:value="6">
            <text:p>6</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7">
          <table:table-cell table:formula="of:=[.A176]" office:value-type="string" office:string-value="B Npc Space Factory">
            <text:p>B Npc Space Factory</text:p>
          </table:table-cell>
          <table:table-cell table:style-name="ce13" office:value-type="string">
            <text:p>zetium rate</text:p>
          </table:table-cell>
          <table:table-cell table:style-name="ce23"/>
          <table:table-cell table:style-name="ce22" table:formula="of:=([Units.T$81]*[.$P$175]+[Units.T$82]*[.$Q$175]+[Units.T$78]*[.$R$175])/SHOURS([.$O$175])/[.K177]" office:value-type="float" office:value="0.00598648019748264">
            <text:p>0.0060</text:p>
          </table:table-cell>
          <table:table-cell office:value-type="float" office:value="0">
            <text:p>0</text:p>
          </table:table-cell>
          <table:table-cell table:number-columns-repeated="5"/>
          <table:table-cell table:formula="of:=[.K167]" office:value-type="float" office:value="6">
            <text:p>6</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7">
          <table:table-cell table:formula="of:=[.A177]" office:value-type="string" office:string-value="B Npc Space Factory">
            <text:p>B Npc Space Factory</text:p>
          </table:table-cell>
          <table:table-cell table:style-name="ce13" office:value-type="string">
            <text:p>construction mod</text:p>
          </table:table-cell>
          <table:table-cell table:style-name="ce23"/>
          <table:table-cell table:formula="of:=[.D173]" office:value-type="float" office:value="15">
            <text:p>15</text:p>
          </table:table-cell>
          <table:table-cell table:formula="of:=[.E173]" office:value-type="float" office:value="-1">
            <text:p>-1</text:p>
          </table:table-cell>
          <table:table-cell table:number-columns-repeated="5"/>
          <table:table-cell table:formula="of:=[.K177]" office:value-type="float" office:value="6">
            <text:p>6</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8">
          <table:table-cell/>
          <table:table-cell table:style-name="ce13"/>
          <table:table-cell table:number-columns-repeated="10"/>
          <table:table-cell table:style-name="ce22"/>
          <table:table-cell table:number-columns-repeated="1011"/>
        </table:table-row>
        <table:table-row table:style-name="ro9">
          <table:table-cell office:value-type="string">
            <text:p>B Npc Hall</text:p>
          </table:table-cell>
          <table:table-cell table:style-name="ce13" office:value-type="string">
            <text:p>population</text:p>
          </table:table-cell>
          <table:table-cell/>
          <table:table-cell office:value-type="float" office:value="100">
            <text:p>100</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8">
          <table:table-cell/>
          <table:table-cell table:style-name="ce13"/>
          <table:table-cell table:number-columns-repeated="10"/>
          <table:table-cell table:style-name="ce22"/>
          <table:table-cell table:number-columns-repeated="1011"/>
        </table:table-row>
        <table:table-row table:style-name="ro1">
          <table:table-cell office:value-type="string">
            <text:p>T Fiery Melters</text:p>
          </table:table-cell>
          <table:table-cell table:style-name="ce13" office:value-type="string">
            <office:annotation draw:style-name="gr7" draw:text-style-name="P2" svg:width="2.6028in" svg:height="0.8567in" svg:x="2.6311in" svg:y="29.4587in" draw:caption-point-x="-0.2402in" draw:caption-point-y="0.1839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182]" office:value-type="string" office:string-value="T Fiery Melters">
            <text:p>T Fiery Melters</text:p>
          </table:table-cell>
          <table:table-cell table:style-name="ce13" office:value-type="string">
            <office:annotation draw:style-name="gr7" draw:text-style-name="P2" svg:width="2.0988in" svg:height="0.8567in" svg:x="2.6311in" svg:y="29.6378in" draw:caption-point-x="-0.2402in" draw:caption-point-y="0.1839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4" table:number-matrix-columns-spanned="9" table:number-matrix-rows-spanned="1" table:formula="of:=POW_DEP(6; [.C$3:.M$3]; SDAYS(1); 4; [.C$9:.M$9]; SDAYS(20); [.$K182])" office:value-type="float" office:value="1451.03156337113">
            <text:p>1451.03</text:p>
          </table:table-cell>
          <table:table-cell office:value-type="float" office:value="0">
            <text:p>0</text:p>
          </table:table-cell>
          <table:table-cell office:value-type="float" office:value="0">
            <text:p>0</text:p>
          </table:table-cell>
          <table:table-cell table:style-name="ce31" office:value-type="float" office:value="4.84134049898511">
            <text:p>4.84</text:p>
          </table:table-cell>
          <table:table-cell office:value-type="float" office:value="0">
            <text:p>0</text:p>
          </table:table-cell>
          <table:table-cell office:value-type="float" office:value="1">
            <text:p>1</text:p>
          </table:table-cell>
          <table:table-cell table:style-name="ce40" office:value-type="float" office:value="0">
            <text:p>0</text:p>
          </table:table-cell>
          <table:table-cell office:value-type="float" office:value="0">
            <text:p>0</text:p>
          </table:table-cell>
          <table:table-cell office:value-type="float" office:value="10">
            <text:p>10</text:p>
          </table:table-cell>
          <table:table-cell table:formula="of:=[.L182]" office:value-type="float" office:value="0">
            <text:p>0</text:p>
          </table:table-cell>
          <table:table-cell table:style-name="ce22" office:value-type="float" office:value="0.5">
            <text:p>0.5000</text:p>
          </table:table-cell>
          <table:table-cell table:number-columns-repeated="1011"/>
        </table:table-row>
        <table:table-row table:style-name="ro1">
          <table:table-cell table:formula="of:=[.A183]" office:value-type="string" office:string-value="T Fiery Melters">
            <text:p>T Fiery Melters</text:p>
          </table:table-cell>
          <table:table-cell table:style-name="ce13" office:value-type="string">
            <office:annotation draw:style-name="gr8" draw:text-style-name="P2" svg:width="2.3594in" svg:height="0.5457in" svg:x="2.6311in" svg:y="29.8169in" draw:caption-point-x="-0.2402in" draw:caption-point-y="0.1839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3" table:number-matrix-columns-spanned="9" table:number-matrix-rows-spanned="1" table:formula="of:=POW_DEP(6; [.C$16:.M$16]; SDAYS(1); 4; [.C$21:.M$21]; SDAYS(20); [.$K182])" office:value-type="float" office:value="3212.12625348452">
            <text:p>3212.13</text:p>
          </table:table-cell>
          <table:table-cell office:value-type="float" office:value="0">
            <text:p>0</text:p>
          </table:table-cell>
          <table:table-cell office:value-type="float" office:value="0">
            <text:p>0</text:p>
          </table:table-cell>
          <table:table-cell table:style-name="ce23" office:value-type="float" office:value="5.34110418573393">
            <text:p>5.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82]"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4]" office:value-type="string" office:string-value="T Fiery Melters">
            <text:p>T Fiery Melters</text:p>
          </table:table-cell>
          <table:table-cell table:style-name="ce14" office:value-type="string">
            <office:annotation draw:style-name="gr8" draw:text-style-name="P2" svg:width="2.7677in" svg:height="0.5457in" svg:x="2.6311in" svg:y="29.9965in" draw:caption-point-x="-0.2402in" draw:caption-point-y="0.1839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3" table:number-matrix-columns-spanned="9" table:number-matrix-rows-spanned="1" table:formula="of:=POW_DEP(6; [.C$33:.M$33]; SDAYS(1); 4; [.C$39:.M$39]; SDAYS(20); [.$K182])" office:value-type="float" office:value="393.886312674226">
            <text:p>393.89</text:p>
          </table:table-cell>
          <table:table-cell office:value-type="float" office:value="0">
            <text:p>0</text:p>
          </table:table-cell>
          <table:table-cell office:value-type="float" office:value="0">
            <text:p>0</text:p>
          </table:table-cell>
          <table:table-cell table:style-name="ce23"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82]" office:value-type="float" office:value="0">
            <text:p>0</text:p>
          </table:table-cell>
          <table:table-cell table:style-name="ce22" office:value-type="float" office:value="0.2">
            <text:p>0.2000</text:p>
          </table:table-cell>
          <table:table-cell table:number-columns-repeated="1011"/>
        </table:table-row>
        <table:table-row table:style-name="ro1">
          <table:table-cell table:formula="of:=[.A185]" office:value-type="string" office:string-value="T Fiery Melters">
            <text:p>T Fiery Melters</text:p>
          </table:table-cell>
          <table:table-cell table:style-name="ce14" office:value-type="string">
            <text:p>scientists min</text:p>
          </table:table-cell>
          <table:table-cell table:number-matrix-columns-spanned="11" table:number-matrix-rows-spanned="1" table:formula="of:=RESEARCHTIME([.C182:.M182])"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186]" office:value-type="string" office:string-value="T Fiery Melters">
            <text:p>T Fiery Melters</text:p>
          </table:table-cell>
          <table:table-cell table:style-name="ce13" office:value-type="string">
            <office:annotation draw:style-name="gr4" draw:text-style-name="P2" svg:width="1.1413in" svg:height="0.2346in" svg:x="2.6311in" svg:y="30.3547in" draw:caption-point-x="-0.2402in" draw:caption-point-y="0.1839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86]" office:value-type="float" office:value="10">
            <text:p>10</text:p>
          </table:table-cell>
          <table:table-cell table:formula="of:=[.L184]"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7]" office:value-type="string" office:string-value="T Fiery Melters">
            <text:p>T Fiery Melters</text:p>
          </table:table-cell>
          <table:table-cell table:style-name="ce13" office:value-type="string">
            <office:annotation draw:style-name="gr4" draw:text-style-name="P2" svg:width="1.1413in" svg:height="0.2346in" svg:x="2.6311in" svg:y="30.5339in" draw:caption-point-x="-0.2402in" draw:caption-point-y="0.1839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87]" office:value-type="float" office:value="10">
            <text:p>10</text:p>
          </table:table-cell>
          <table:table-cell table:formula="of:=[.L185]"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8]" office:value-type="string" office:string-value="T Fiery Melters">
            <text:p>T Fiery Melters</text:p>
          </table:table-cell>
          <table:table-cell table:style-name="ce13" office:value-type="string">
            <text:p>war points</text:p>
          </table:table-cell>
          <table:table-cell table:style-name="ce23" table:number-matrix-columns-spanned="11" table:number-matrix-rows-spanned="1" table:formula="of:=TECH_WAR_POINTS([.C183:.M185];[Variables.$B$12:.$B$14];[Variables.$B$23])" office:value-type="float" office:value="635.379027156281">
            <text:p>635.38</text:p>
          </table:table-cell>
          <table:table-cell office:value-type="float" office:value="4268.38354272719">
            <text:p>4268.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Mex t2</text:p>
          </table:table-cell>
          <table:table-cell table:style-name="ce13" office:value-type="string">
            <office:annotation draw:style-name="gr2" draw:text-style-name="P2" svg:width="1.6618in" svg:height="0.2346in" svg:x="2.6311in" svg:y="30.9835in" draw:caption-point-x="-0.2402in" draw:caption-point-y="0.1839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2" table:formula="of:=[.M2]*10" office:value-type="float" office:value="10">
            <text:p>10.0000</text:p>
          </table:table-cell>
          <table:table-cell table:number-columns-repeated="1011"/>
        </table:table-row>
        <table:table-row table:style-name="ro1">
          <table:table-cell table:formula="of:=[.A191]" office:value-type="string" office:string-value="T Mex t2">
            <text:p>T Mex t2</text:p>
          </table:table-cell>
          <table:table-cell table:style-name="ce13" office:value-type="string">
            <office:annotation draw:style-name="gr2" draw:text-style-name="P2" svg:width="1.6969in" svg:height="0.2346in" svg:x="2.6311in" svg:y="31.1626in" draw:caption-point-x="-0.2402in" draw:caption-point-y="0.1839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91]" office:value-type="float" office:value="1">
            <text:p>1</text:p>
          </table:table-cell>
          <table:table-cell office:value-type="float" office:value="0">
            <text:p>0</text:p>
          </table:table-cell>
          <table:table-cell table:style-name="ce22" table:formula="of:=[.M11]*10" office:value-type="float" office:value="16">
            <text:p>16.0000</text:p>
          </table:table-cell>
          <table:table-cell table:number-columns-repeated="1011"/>
        </table:table-row>
        <table:table-row table:style-name="ro1">
          <table:table-cell table:formula="of:=[.A192]" office:value-type="string" office:string-value="T Mex t2">
            <text:p>T Mex t2</text:p>
          </table:table-cell>
          <table:table-cell table:style-name="ce13" office:value-type="string">
            <office:annotation draw:style-name="gr2" draw:text-style-name="P2" svg:width="1.5055in" svg:height="0.2346in" svg:x="2.6311in" svg:y="31.3421in" draw:caption-point-x="-0.2402in" draw:caption-point-y="0.1839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92]" office:value-type="float" office:value="1">
            <text:p>1</text:p>
          </table:table-cell>
          <table:table-cell/>
          <table:table-cell table:style-name="ce22" table:formula="of:=[.M12]*10" office:value-type="float" office:value="1620">
            <text:p>1620.0000</text:p>
          </table:table-cell>
          <table:table-cell table:number-columns-repeated="1011"/>
        </table:table-row>
        <table:table-row table:style-name="ro1">
          <table:table-cell table:formula="of:=[.A193]" office:value-type="string" office:string-value="T Mex t2">
            <text:p>T Mex t2</text:p>
          </table:table-cell>
          <table:table-cell table:style-name="ce14" office:value-type="string">
            <office:annotation draw:style-name="gr2" draw:text-style-name="P2" svg:width="1.5228in" svg:height="0.2346in" svg:x="2.6311in" svg:y="31.5213in" draw:caption-point-x="-0.2402in" draw:caption-point-y="0.1839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193]" office:value-type="float" office:value="1">
            <text:p>1</text:p>
          </table:table-cell>
          <table:table-cell/>
          <table:table-cell table:style-name="ce22" table:formula="of:=[.M13]*10" office:value-type="float" office:value="10">
            <text:p>10.0000</text:p>
          </table:table-cell>
          <table:table-cell table:number-columns-repeated="1011"/>
        </table:table-row>
        <table:table-row table:style-name="ro1">
          <table:table-cell table:formula="of:=[.A194]" office:value-type="string" office:string-value="T Mex t2">
            <text:p>T Mex t2</text:p>
          </table:table-cell>
          <table:table-cell table:style-name="ce14" office:value-type="string">
            <text:p>scientists min</text:p>
          </table:table-cell>
          <table:table-cell table:style-name="ce23" table:number-matrix-columns-spanned="11" table:number-matrix-rows-spanned="1" table:formula="of:=RESEARCHTIME([.C191:.M191])"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table-cell table:formula="of:=[.A195]" office:value-type="string" office:string-value="T Mex t2">
            <text:p>T Mex t2</text:p>
          </table:table-cell>
          <table:table-cell table:style-name="ce14" office:value-type="string">
            <text:p>war points</text:p>
          </table:table-cell>
          <table:table-cell table:style-name="ce23" table:number-matrix-columns-spanned="11" table:number-matrix-rows-spanned="1" table:formula="of:=TECH_WAR_POINTS([.C192:.M194];[Variables.$B$12:.$B$14];[Variables.$B$23])"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table:formula="of:=&quot;T SCond. Tech.&quot;" office:value-type="string" office:string-value="T SCond. Tech.">
            <text:p>T SCond. Tech.</text:p>
          </table:table-cell>
          <table:table-cell table:style-name="ce13" office:value-type="string">
            <office:annotation draw:style-name="gr7" draw:text-style-name="P2" svg:width="2.6114in" svg:height="0.8567in" svg:x="2.6311in" svg:y="32.1417in" draw:caption-point-x="-0.2402in" draw:caption-point-y="0.1839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15:.M15]; 1; 4; [.C20:.M20]; 1; [.K182])" office:value-type="float" office:value="2304">
            <text:p>2304</text:p>
          </table:table-cell>
          <table:table-cell table:style-name="ce23"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82]" office:value-type="float" office:value="3">
            <text:p>3.0000</text:p>
          </table:table-cell>
          <table:table-cell table:number-columns-repeated="1011"/>
        </table:table-row>
        <table:table-row table:style-name="ro1">
          <table:table-cell table:formula="of:=[.A198]" office:value-type="string" office:string-value="T SCond. Tech.">
            <text:p>T SCond. Tech.</text:p>
          </table:table-cell>
          <table:table-cell table:style-name="ce13" office:value-type="string">
            <office:annotation draw:style-name="gr8" draw:text-style-name="P2" svg:width="2.3594in" svg:height="0.5457in" svg:x="2.6311in" svg:y="32.3209in" draw:caption-point-x="-0.2402in" draw:caption-point-y="0.1839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83]" office:value-type="float" office:value="1451.03156337113">
            <text:p>1451.03</text:p>
          </table:table-cell>
          <table:table-cell table:formula="of:=[.D183]" office:value-type="float" office:value="0">
            <text:p>0</text:p>
          </table:table-cell>
          <table:table-cell table:formula="of:=[.E183]" office:value-type="float" office:value="0">
            <text:p>0</text:p>
          </table:table-cell>
          <table:table-cell table:formula="of:=[.F183]" office:value-type="float" office:value="4.84134049898511">
            <text:p>4.84</text:p>
          </table:table-cell>
          <table:table-cell table:formula="of:=[.G183]" office:value-type="float" office:value="0">
            <text:p>0</text:p>
          </table:table-cell>
          <table:table-cell table:formula="of:=[.H183]" office:value-type="float" office:value="1">
            <text:p>1</text:p>
          </table:table-cell>
          <table:table-cell table:formula="of:=[.I183]" office:value-type="float" office:value="0">
            <text:p>0</text:p>
          </table:table-cell>
          <table:table-cell table:formula="of:=[.J183]" office:value-type="float" office:value="0">
            <text:p>0</text:p>
          </table:table-cell>
          <table:table-cell table:formula="of:=[.K183]" office:value-type="float" office:value="10">
            <text:p>10</text:p>
          </table:table-cell>
          <table:table-cell table:formula="of:=[.L183]"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99]" office:value-type="string" office:string-value="T SCond. Tech.">
            <text:p>T SCond. Tech.</text:p>
          </table:table-cell>
          <table:table-cell table:style-name="ce13" office:value-type="string">
            <office:annotation draw:style-name="gr7" draw:text-style-name="P2" svg:width="2.698in" svg:height="0.8567in" svg:x="2.6311in" svg:y="32.5in" draw:caption-point-x="-0.2402in" draw:caption-point-y="0.1839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84]" office:value-type="float" office:value="3212.12625348452">
            <text:p>3212.13</text:p>
          </table:table-cell>
          <table:table-cell table:formula="of:=[.D184]" office:value-type="float" office:value="0">
            <text:p>0</text:p>
          </table:table-cell>
          <table:table-cell table:formula="of:=[.E184]" office:value-type="float" office:value="0">
            <text:p>0</text:p>
          </table:table-cell>
          <table:table-cell table:formula="of:=[.F184]" office:value-type="float" office:value="5.34110418573393">
            <text:p>5.34</text:p>
          </table:table-cell>
          <table:table-cell table:formula="of:=[.G184]" office:value-type="float" office:value="0">
            <text:p>0</text:p>
          </table:table-cell>
          <table:table-cell table:formula="of:=[.H184]" office:value-type="float" office:value="1">
            <text:p>1</text:p>
          </table:table-cell>
          <table:table-cell table:formula="of:=[.I184]" office:value-type="float" office:value="0">
            <text:p>0</text:p>
          </table:table-cell>
          <table:table-cell table:formula="of:=[.J184]" office:value-type="float" office:value="0">
            <text:p>0</text:p>
          </table:table-cell>
          <table:table-cell table:formula="of:=[.K184]" office:value-type="float" office:value="10">
            <text:p>10</text:p>
          </table:table-cell>
          <table:table-cell table:formula="of:=[.L184]" office:value-type="float" office:value="0">
            <text:p>0</text:p>
          </table:table-cell>
          <table:table-cell table:style-name="ce22" office:value-type="float" office:value="0.5">
            <text:p>0.5000</text:p>
          </table:table-cell>
          <table:table-cell table:number-columns-repeated="1011"/>
        </table:table-row>
        <table:table-row table:style-name="ro1">
          <table:table-cell table:formula="of:=[.A200]" office:value-type="string" office:string-value="T SCond. Tech.">
            <text:p>T SCond. Tech.</text:p>
          </table:table-cell>
          <table:table-cell table:style-name="ce14" office:value-type="string">
            <office:annotation draw:style-name="gr8" draw:text-style-name="P2" svg:width="2.5591in" svg:height="0.5457in" svg:x="2.6311in" svg:y="32.6791in" draw:caption-point-x="-0.2402in" draw:caption-point-y="0.1839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85]" office:value-type="float" office:value="393.886312674226">
            <text:p>393.89</text:p>
          </table:table-cell>
          <table:table-cell table:formula="of:=[.D185]" office:value-type="float" office:value="0">
            <text:p>0</text:p>
          </table:table-cell>
          <table:table-cell table:formula="of:=[.E185]" office:value-type="float" office:value="0">
            <text:p>0</text:p>
          </table:table-cell>
          <table:table-cell table:formula="of:=[.F185]" office:value-type="float" office:value="4.41468531126333">
            <text:p>4.41</text:p>
          </table:table-cell>
          <table:table-cell table:formula="of:=[.G185]" office:value-type="float" office:value="0">
            <text:p>0</text:p>
          </table:table-cell>
          <table:table-cell table:formula="of:=[.H185]" office:value-type="float" office:value="1">
            <text:p>1</text:p>
          </table:table-cell>
          <table:table-cell table:formula="of:=[.I185]" office:value-type="float" office:value="0">
            <text:p>0</text:p>
          </table:table-cell>
          <table:table-cell table:formula="of:=[.J185]" office:value-type="float" office:value="0">
            <text:p>0</text:p>
          </table:table-cell>
          <table:table-cell table:formula="of:=[.K185]" office:value-type="float" office:value="10">
            <text:p>10</text:p>
          </table:table-cell>
          <table:table-cell table:formula="of:=[.L185]" office:value-type="float" office:value="0">
            <text:p>0</text:p>
          </table:table-cell>
          <table:table-cell table:style-name="ce22" office:value-type="float" office:value="0.2">
            <text:p>0.2000</text:p>
          </table:table-cell>
          <table:table-cell table:number-columns-repeated="1011"/>
        </table:table-row>
        <table:table-row table:style-name="ro1">
          <table:table-cell table:formula="of:=[.A201]" office:value-type="string" office:string-value="T SCond. Tech.">
            <text:p>T SCond. Tech.</text:p>
          </table:table-cell>
          <table:table-cell table:style-name="ce14" office:value-type="string">
            <text:p>scientists min</text:p>
          </table:table-cell>
          <table:table-cell table:number-matrix-columns-spanned="11" table:number-matrix-rows-spanned="1" table:formula="of:=RESEARCHTIME([.C198:.M198])"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0">
          <table:table-cell table:formula="of:=[.A202]" office:value-type="string" office:string-value="T SCond. Tech.">
            <text:p>T SCond. Tech.</text:p>
          </table:table-cell>
          <table:table-cell table:style-name="ce13" office:value-type="string">
            <office:annotation draw:style-name="gr4" draw:text-style-name="P2" svg:width="1.1413in" svg:height="0.2346in" svg:x="2.6311in" svg:y="33.0378in" draw:caption-point-x="-0.2402in" draw:caption-point-y="0.1839in">
              <dc:creator>AŠ</dc:creator>
              <dc:date>2010-12-29T00:00:00</dc:date>
              <text:p text:style-name="P2"><text:span text:style-name="T1">Iki 100%</text:span></text:p>
            </office:annotation>
            <text:p>E gen mod</text:p>
          </table:table-cell>
          <table:table-cell office:value-type="float" office:value="0">
            <text:p>0</text:p>
          </table:table-cell>
          <table:table-cell table:formula="of:=[.D187]" office:value-type="float" office:value="10">
            <text:p>10</text:p>
          </table:table-cell>
          <table:table-cell table:number-columns-repeated="6"/>
          <table:table-cell table:formula="of:=[.K202]" office:value-type="float" office:value="10">
            <text:p>10</text:p>
          </table:table-cell>
          <table:table-cell table:formula="of:=[.L187]"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03]" office:value-type="string" office:string-value="T SCond. Tech.">
            <text:p>T SCond. Tech.</text:p>
          </table:table-cell>
          <table:table-cell table:style-name="ce13" office:value-type="string">
            <office:annotation draw:style-name="gr4" draw:text-style-name="P2" svg:width="1.1413in" svg:height="0.2346in" svg:x="2.6311in" svg:y="33.2291in" draw:caption-point-x="-0.2402in" draw:caption-point-y="0.1839in">
              <dc:creator>AŠ</dc:creator>
              <dc:date>2010-12-29T00:00:00</dc:date>
              <text:p text:style-name="P2"><text:span text:style-name="T1">Iki 200%</text:span></text:p>
            </office:annotation>
            <text:p>E store mod</text:p>
          </table:table-cell>
          <table:table-cell office:value-type="float" office:value="0">
            <text:p>0</text:p>
          </table:table-cell>
          <table:table-cell table:formula="of:=[.D188]" office:value-type="float" office:value="20">
            <text:p>20</text:p>
          </table:table-cell>
          <table:table-cell table:number-columns-repeated="6"/>
          <table:table-cell table:formula="of:=[.K203]" office:value-type="float" office:value="10">
            <text:p>10</text:p>
          </table:table-cell>
          <table:table-cell table:formula="of:=[.L188]"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04]" office:value-type="string" office:string-value="T SCond. Tech.">
            <text:p>T SCond. Tech.</text:p>
          </table:table-cell>
          <table:table-cell table:style-name="ce13" office:value-type="string">
            <text:p>war points</text:p>
          </table:table-cell>
          <table:table-cell table:style-name="ce23" table:number-matrix-columns-spanned="11" table:number-matrix-rows-spanned="1" table:formula="of:=TECH_WAR_POINTS([.C199:.M201];[Variables.$B$12:.$B$14];[Variables.$B$23])" office:value-type="float" office:value="697.289817473679">
            <text:p>697.29</text:p>
          </table:table-cell>
          <table:table-cell office:value-type="float" office:value="4201.31197369468">
            <text:p>4201.3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1">
          <table:table-cell/>
          <table:table-cell table:style-name="ce13"/>
          <table:table-cell table:number-columns-repeated="10"/>
          <table:table-cell table:style-name="ce22"/>
          <table:table-cell table:number-columns-repeated="1011"/>
        </table:table-row>
        <table:table-row table:style-name="ro1">
          <table:table-cell office:value-type="string">
            <text:p>T Collector t2</text:p>
          </table:table-cell>
          <table:table-cell table:style-name="ce13" office:value-type="string">
            <office:annotation draw:style-name="gr2" draw:text-style-name="P2" svg:width="1.9488in" svg:height="0.2346in" svg:x="2.6311in" svg:y="33.7039in" draw:caption-point-x="-0.2402in" draw:caption-point-y="0.1839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2" table:formula="of:=[.M20]*10" office:value-type="float" office:value="10">
            <text:p>10.0000</text:p>
          </table:table-cell>
          <table:table-cell table:number-columns-repeated="1011"/>
        </table:table-row>
        <table:table-row table:style-name="ro1">
          <table:table-cell table:formula="of:=[.A207]" office:value-type="string" office:string-value="T Collector t2">
            <text:p>T Collector t2</text:p>
          </table:table-cell>
          <table:table-cell table:style-name="ce13" office:value-type="string">
            <office:annotation draw:style-name="gr2" draw:text-style-name="P2" svg:width="2.0358in" svg:height="0.2346in" svg:x="2.6311in" svg:y="33.8831in" draw:caption-point-x="-0.2402in" draw:caption-point-y="0.1839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207]" office:value-type="float" office:value="1">
            <text:p>1</text:p>
          </table:table-cell>
          <table:table-cell/>
          <table:table-cell table:style-name="ce22" table:formula="of:=[.M22]*10" office:value-type="float" office:value="1800">
            <text:p>1800.0000</text:p>
          </table:table-cell>
          <table:table-cell table:number-columns-repeated="1011"/>
        </table:table-row>
        <table:table-row table:style-name="ro1">
          <table:table-cell table:formula="of:=[.A208]" office:value-type="string" office:string-value="T Collector t2">
            <text:p>T Collector t2</text:p>
          </table:table-cell>
          <table:table-cell table:style-name="ce13" office:value-type="string">
            <office:annotation draw:style-name="gr2" draw:text-style-name="P2" svg:width="1.9835in" svg:height="0.2346in" svg:x="2.6311in" svg:y="34.0622in" draw:caption-point-x="-0.2402in" draw:caption-point-y="0.1839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208]" office:value-type="float" office:value="1">
            <text:p>1</text:p>
          </table:table-cell>
          <table:table-cell/>
          <table:table-cell table:style-name="ce22" table:formula="of:=[.M23]*10" office:value-type="float" office:value="2200">
            <text:p>2200.0000</text:p>
          </table:table-cell>
          <table:table-cell table:number-columns-repeated="1011"/>
        </table:table-row>
        <table:table-row table:style-name="ro1">
          <table:table-cell table:formula="of:=[.A209]" office:value-type="string" office:string-value="T Collector t2">
            <text:p>T Collector t2</text:p>
          </table:table-cell>
          <table:table-cell table:style-name="ce14" office:value-type="string">
            <office:annotation draw:style-name="gr2" draw:text-style-name="P2" svg:width="1.8531in" svg:height="0.2346in" svg:x="2.6311in" svg:y="34.2413in" draw:caption-point-x="-0.2402in" draw:caption-point-y="0.1839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209]" office:value-type="float" office:value="1">
            <text:p>1</text:p>
          </table:table-cell>
          <table:table-cell/>
          <table:table-cell table:style-name="ce22" table:formula="of:=[.M24]*10" office:value-type="float" office:value="10">
            <text:p>10.0000</text:p>
          </table:table-cell>
          <table:table-cell table:number-columns-repeated="1011"/>
        </table:table-row>
        <table:table-row table:style-name="ro1">
          <table:table-cell table:formula="of:=[.A210]" office:value-type="string" office:string-value="T Collector t2">
            <text:p>T Collector t2</text:p>
          </table:table-cell>
          <table:table-cell table:style-name="ce14" office:value-type="string">
            <text:p>scientists min</text:p>
          </table:table-cell>
          <table:table-cell table:number-matrix-columns-spanned="11" table:number-matrix-rows-spanned="1" table:formula="of:=RESEARCHTIME([.C207:.M207])"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table-cell table:formula="of:=[.A211]" office:value-type="string" office:string-value="T Collector t2">
            <text:p>T Collector t2</text:p>
          </table:table-cell>
          <table:table-cell table:style-name="ce14" office:value-type="string">
            <text:p>war points</text:p>
          </table:table-cell>
          <table:table-cell table:style-name="ce23" table:number-matrix-columns-spanned="11" table:number-matrix-rows-spanned="1" table:formula="of:=TECH_WAR_POINTS([.C208:.M210];[Variables.$B$12:.$B$14];[Variables.$B$23])"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Collector t3</text:p>
          </table:table-cell>
          <table:table-cell table:style-name="ce13" office:value-type="string">
            <office:annotation draw:style-name="gr2" draw:text-style-name="P2" svg:width="1.8965in" svg:height="0.2346in" svg:x="2.6311in" svg:y="34.8622in" draw:caption-point-x="-0.2402in" draw:caption-point-y="0.1839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2" table:formula="of:=[.M26]*10" office:value-type="float" office:value="11">
            <text:p>11.0000</text:p>
          </table:table-cell>
          <table:table-cell table:number-columns-repeated="1011"/>
        </table:table-row>
        <table:table-row table:style-name="ro1">
          <table:table-cell table:formula="of:=[.A214]" office:value-type="string" office:string-value="T Collector t3">
            <text:p>T Collector t3</text:p>
          </table:table-cell>
          <table:table-cell table:style-name="ce13" office:value-type="string">
            <office:annotation draw:style-name="gr4" draw:text-style-name="P2" svg:width="1.1413in" svg:height="0.3902in" svg:x="2.6311in" svg:y="35.0413in" draw:caption-point-x="-0.2402in" draw:caption-point-y="0.1839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2" table:formula="of:=[.M28]*10" office:value-type="float" office:value="1080">
            <text:p>1080.0000</text:p>
          </table:table-cell>
          <table:table-cell table:number-columns-repeated="1011"/>
        </table:table-row>
        <table:table-row table:style-name="ro1">
          <table:table-cell table:formula="of:=[.A215]" office:value-type="string" office:string-value="T Collector t3">
            <text:p>T Collector t3</text:p>
          </table:table-cell>
          <table:table-cell table:style-name="ce13" office:value-type="string">
            <office:annotation draw:style-name="gr4" draw:text-style-name="P2" svg:width="1.1413in" svg:height="0.3902in" svg:x="2.6311in" svg:y="35.2205in" draw:caption-point-x="-0.2402in" draw:caption-point-y="0.1839in">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2" table:formula="of:=[.M29]*10" office:value-type="float" office:value="2160">
            <text:p>2160.0000</text:p>
          </table:table-cell>
          <table:table-cell table:number-columns-repeated="1011"/>
        </table:table-row>
        <table:table-row table:style-name="ro1">
          <table:table-cell table:formula="of:=[.A216]" office:value-type="string" office:string-value="T Collector t3">
            <text:p>T Collector t3</text:p>
          </table:table-cell>
          <table:table-cell table:style-name="ce14" office:value-type="string">
            <office:annotation draw:style-name="gr4" draw:text-style-name="P2" svg:width="1.1413in" svg:height="0.3902in" svg:x="2.6311in" svg:y="35.3996in" draw:caption-point-x="-0.2402in" draw:caption-point-y="0.1839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2" table:formula="of:=[.M30]*10" office:value-type="float" office:value="30">
            <text:p>30.0000</text:p>
          </table:table-cell>
          <table:table-cell table:number-columns-repeated="1011"/>
        </table:table-row>
        <table:table-row table:style-name="ro1">
          <table:table-cell table:formula="of:=[.A217]" office:value-type="string" office:string-value="T Collector t3">
            <text:p>T Collector t3</text:p>
          </table:table-cell>
          <table:table-cell table:style-name="ce14" office:value-type="string">
            <text:p>scientists min</text:p>
          </table:table-cell>
          <table:table-cell table:style-name="ce23" table:number-matrix-columns-spanned="11" table:number-matrix-rows-spanned="1" table:formula="of:=RESEARCHTIME([.C214:.M214])"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66666666666667">
            <text:p>0.0367</text:p>
          </table:table-cell>
          <table:table-cell table:number-columns-repeated="1011"/>
        </table:table-row>
        <table:table-row table:style-name="ro1">
          <table:table-cell table:formula="of:=[.A218]" office:value-type="string" office:string-value="T Collector t3">
            <text:p>T Collector t3</text:p>
          </table:table-cell>
          <table:table-cell table:style-name="ce14" office:value-type="string">
            <text:p>war points</text:p>
          </table:table-cell>
          <table:table-cell table:style-name="ce23" table:number-matrix-columns-spanned="11" table:number-matrix-rows-spanned="1" table:formula="of:=TECH_WAR_POINTS([.C215:.M217];[Variables.$B$12:.$B$14];[Variables.$B$23])" office:value-type="float" office:value="8380.6430704561">
            <text:p>838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Zetium Extraction</text:p>
          </table:table-cell>
          <table:table-cell table:style-name="ce13" office:value-type="string">
            <office:annotation draw:style-name="gr4" draw:text-style-name="P2" svg:width="1.1413in" svg:height="0.3902in" svg:x="2.6311in" svg:y="36.0201in" draw:caption-point-x="-0.2402in" draw:caption-point-y="0.1839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2" table:formula="of:=[.M32]*10" office:value-type="float" office:value="10">
            <text:p>10.0000</text:p>
          </table:table-cell>
          <table:table-cell table:number-columns-repeated="1011"/>
        </table:table-row>
        <table:table-row table:style-name="ro1">
          <table:table-cell table:formula="of:=[.A221]" office:value-type="string" office:string-value="T Zetium Extraction">
            <text:p>T Zetium Extraction</text:p>
          </table:table-cell>
          <table:table-cell table:style-name="ce13" office:value-type="string">
            <office:annotation draw:style-name="gr4" draw:text-style-name="P2" svg:width="1.1413in" svg:height="0.3902in" svg:x="2.6311in" svg:y="36.1996in" draw:caption-point-x="-0.2402in" draw:caption-point-y="0.1839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table:formula="of:=[.M35]*10" office:value-type="float" office:value="2250">
            <text:p>2250.0000</text:p>
          </table:table-cell>
          <table:table-cell table:number-columns-repeated="1011"/>
        </table:table-row>
        <table:table-row table:style-name="ro1">
          <table:table-cell table:formula="of:=[.A222]" office:value-type="string" office:string-value="T Zetium Extraction">
            <text:p>T Zetium Extraction</text:p>
          </table:table-cell>
          <table:table-cell table:style-name="ce13" office:value-type="string">
            <office:annotation draw:style-name="gr4" draw:text-style-name="P2" svg:width="1.1413in" svg:height="0.3902in" svg:x="2.6311in" svg:y="36.3787in" draw:caption-point-x="-0.2402in" draw:caption-point-y="0.1839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table:formula="of:=[.M36]*10" office:value-type="float" office:value="12600">
            <text:p>12600.0000</text:p>
          </table:table-cell>
          <table:table-cell table:number-columns-repeated="1011"/>
        </table:table-row>
        <table:table-row table:style-name="ro1">
          <table:table-cell table:formula="of:=[.A223]" office:value-type="string" office:string-value="T Zetium Extraction">
            <text:p>T Zetium Extraction</text:p>
          </table:table-cell>
          <table:table-cell table:style-name="ce13"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2" office:value-type="float" office:value="0">
            <text:p>0.0000</text:p>
          </table:table-cell>
          <table:table-cell table:number-columns-repeated="1011"/>
        </table:table-row>
        <table:table-row table:style-name="ro1">
          <table:table-cell table:formula="of:=[.A223]" office:value-type="string" office:string-value="T Zetium Extraction">
            <text:p>T Zetium Extraction</text:p>
          </table:table-cell>
          <table:table-cell table:style-name="ce14" office:value-type="string">
            <text:p>scientists min</text:p>
          </table:table-cell>
          <table:table-cell table:number-matrix-columns-spanned="11" table:number-matrix-rows-spanned="1" table:formula="of:=RESEARCHTIME([.C221:.M221])"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table-cell table:formula="of:=[.A225]" office:value-type="string" office:string-value="T Zetium Extraction">
            <text:p>T Zetium Extraction</text:p>
          </table:table-cell>
          <table:table-cell table:style-name="ce14" office:value-type="string">
            <text:p>war points</text:p>
          </table:table-cell>
          <table:table-cell table:style-name="ce23" table:number-matrix-columns-spanned="11" table:number-matrix-rows-spanned="1" table:formula="of:=TECH_WAR_POINTS([.C222:.M224];[Variables.$B$12:.$B$14];[Variables.$B$23])"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Powd. Zet.</text:p>
          </table:table-cell>
          <table:table-cell table:style-name="ce13" office:value-type="string">
            <office:annotation draw:style-name="gr7" draw:text-style-name="P2" svg:width="2.785in" svg:height="0.8567in" svg:x="2.6311in" svg:y="37.1783in" draw:caption-point-x="-0.2402in" draw:caption-point-y="0.1839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32:.M32]; 1; 4; [.C38:.M38]; 1; [.K182])" office:value-type="float" office:value="9017">
            <text:p>9017</text:p>
          </table:table-cell>
          <table:table-cell table:style-name="ce23"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98]" office:value-type="float" office:value="3">
            <text:p>3.0000</text:p>
          </table:table-cell>
          <table:table-cell table:number-columns-repeated="1011"/>
        </table:table-row>
        <table:table-row table:style-name="ro1">
          <table:table-cell table:formula="of:=[.A228]" office:value-type="string" office:string-value="T Powd. Zet.">
            <text:p>T Powd. Zet.</text:p>
          </table:table-cell>
          <table:table-cell table:style-name="ce13" office:value-type="string">
            <office:annotation draw:style-name="gr8" draw:text-style-name="P2" svg:width="2.5417in" svg:height="0.5457in" svg:x="2.6311in" svg:y="37.3575in" draw:caption-point-x="-0.2402in" draw:caption-point-y="0.1839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99]" office:value-type="float" office:value="1451.03156337113">
            <text:p>1451.03</text:p>
          </table:table-cell>
          <table:table-cell table:formula="of:=[.D199]" office:value-type="float" office:value="0">
            <text:p>0</text:p>
          </table:table-cell>
          <table:table-cell table:formula="of:=[.E199]" office:value-type="float" office:value="0">
            <text:p>0</text:p>
          </table:table-cell>
          <table:table-cell table:formula="of:=[.F199]" office:value-type="float" office:value="4.84134049898511">
            <text:p>4.84</text:p>
          </table:table-cell>
          <table:table-cell table:formula="of:=[.G199]" office:value-type="float" office:value="0">
            <text:p>0</text:p>
          </table:table-cell>
          <table:table-cell table:formula="of:=[.H199]" office:value-type="float" office:value="1">
            <text:p>1</text:p>
          </table:table-cell>
          <table:table-cell table:formula="of:=[.I199]" office:value-type="float" office:value="0">
            <text:p>0</text:p>
          </table:table-cell>
          <table:table-cell table:formula="of:=[.J199]" office:value-type="float" office:value="0">
            <text:p>0</text:p>
          </table:table-cell>
          <table:table-cell table:formula="of:=[.K199]" office:value-type="float" office:value="10">
            <text:p>10</text:p>
          </table:table-cell>
          <table:table-cell table:formula="of:=[.L199]" office:value-type="float" office:value="0">
            <text:p>0</text:p>
          </table:table-cell>
          <table:table-cell table:style-name="ce22" office:value-type="float" office:value="1.2">
            <text:p>1.2000</text:p>
          </table:table-cell>
          <table:table-cell table:number-columns-repeated="1011"/>
        </table:table-row>
        <table:table-row table:style-name="ro1">
          <table:table-cell table:formula="of:=[.A229]" office:value-type="string" office:string-value="T Powd. Zet.">
            <text:p>T Powd. Zet.</text:p>
          </table:table-cell>
          <table:table-cell table:style-name="ce13" office:value-type="string">
            <office:annotation draw:style-name="gr8" draw:text-style-name="P2" svg:width="2.3941in" svg:height="0.5457in" svg:x="2.6311in" svg:y="37.5366in" draw:caption-point-x="-0.2402in" draw:caption-point-y="0.1839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200]" office:value-type="float" office:value="3212.12625348452">
            <text:p>3212.13</text:p>
          </table:table-cell>
          <table:table-cell table:formula="of:=[.D200]" office:value-type="float" office:value="0">
            <text:p>0</text:p>
          </table:table-cell>
          <table:table-cell table:formula="of:=[.E200]" office:value-type="float" office:value="0">
            <text:p>0</text:p>
          </table:table-cell>
          <table:table-cell table:formula="of:=[.F200]" office:value-type="float" office:value="5.34110418573393">
            <text:p>5.34</text:p>
          </table:table-cell>
          <table:table-cell table:formula="of:=[.G200]" office:value-type="float" office:value="0">
            <text:p>0</text:p>
          </table:table-cell>
          <table:table-cell table:formula="of:=[.H200]" office:value-type="float" office:value="1">
            <text:p>1</text:p>
          </table:table-cell>
          <table:table-cell table:formula="of:=[.I200]" office:value-type="float" office:value="0">
            <text:p>0</text:p>
          </table:table-cell>
          <table:table-cell table:formula="of:=[.J200]" office:value-type="float" office:value="0">
            <text:p>0</text:p>
          </table:table-cell>
          <table:table-cell table:formula="of:=[.K200]" office:value-type="float" office:value="10">
            <text:p>10</text:p>
          </table:table-cell>
          <table:table-cell table:formula="of:=[.L200]" office:value-type="float" office:value="0">
            <text:p>0</text:p>
          </table:table-cell>
          <table:table-cell table:style-name="ce22" office:value-type="float" office:value="1.2">
            <text:p>1.2000</text:p>
          </table:table-cell>
          <table:table-cell table:number-columns-repeated="1011"/>
        </table:table-row>
        <table:table-row table:style-name="ro1">
          <table:table-cell table:formula="of:=[.A230]" office:value-type="string" office:string-value="T Powd. Zet.">
            <text:p>T Powd. Zet.</text:p>
          </table:table-cell>
          <table:table-cell table:style-name="ce14" office:value-type="string">
            <office:annotation draw:style-name="gr7" draw:text-style-name="P2" svg:width="2.4114in" svg:height="0.8567in" svg:x="2.6311in" svg:y="37.7161in" draw:caption-point-x="-0.2402in" draw:caption-point-y="0.1839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201]" office:value-type="float" office:value="393.886312674226">
            <text:p>393.89</text:p>
          </table:table-cell>
          <table:table-cell table:formula="of:=[.D201]" office:value-type="float" office:value="0">
            <text:p>0</text:p>
          </table:table-cell>
          <table:table-cell table:formula="of:=[.E201]" office:value-type="float" office:value="0">
            <text:p>0</text:p>
          </table:table-cell>
          <table:table-cell table:formula="of:=[.F201]" office:value-type="float" office:value="4.41468531126333">
            <text:p>4.41</text:p>
          </table:table-cell>
          <table:table-cell table:formula="of:=[.G201]" office:value-type="float" office:value="0">
            <text:p>0</text:p>
          </table:table-cell>
          <table:table-cell table:formula="of:=[.H201]" office:value-type="float" office:value="1">
            <text:p>1</text:p>
          </table:table-cell>
          <table:table-cell table:formula="of:=[.I201]" office:value-type="float" office:value="0">
            <text:p>0</text:p>
          </table:table-cell>
          <table:table-cell table:formula="of:=[.J201]" office:value-type="float" office:value="0">
            <text:p>0</text:p>
          </table:table-cell>
          <table:table-cell table:formula="of:=[.K201]" office:value-type="float" office:value="10">
            <text:p>10</text:p>
          </table:table-cell>
          <table:table-cell table:formula="of:=[.L201]" office:value-type="float" office:value="0">
            <text:p>0</text:p>
          </table:table-cell>
          <table:table-cell table:style-name="ce22" office:value-type="float" office:value="0.2">
            <text:p>0.2000</text:p>
          </table:table-cell>
          <table:table-cell table:number-columns-repeated="1011"/>
        </table:table-row>
        <table:table-row table:style-name="ro1">
          <table:table-cell table:formula="of:=[.A231]" office:value-type="string" office:string-value="T Powd. Zet.">
            <text:p>T Powd. Zet.</text:p>
          </table:table-cell>
          <table:table-cell table:style-name="ce14" office:value-type="string">
            <text:p>scientists min</text:p>
          </table:table-cell>
          <table:table-cell table:number-matrix-columns-spanned="11" table:number-matrix-rows-spanned="1" table:formula="of:=RESEARCHTIME([.C228:.M228])"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232]" office:value-type="string" office:string-value="T Powd. Zet.">
            <text:p>T Powd. Zet.</text:p>
          </table:table-cell>
          <table:table-cell table:style-name="ce13" office:value-type="string">
            <office:annotation draw:style-name="gr4" draw:text-style-name="P2" svg:width="1.1413in" svg:height="0.2346in" svg:x="2.6311in" svg:y="38.0744in" draw:caption-point-x="-0.2402in" draw:caption-point-y="0.1839in">
              <dc:creator>AŠ</dc:creator>
              <dc:date>2010-12-29T00:00:00</dc:date>
              <text:p text:style-name="P2"><text:span text:style-name="T1">Iki 100%</text:span></text:p>
            </office:annotation>
            <text:p>Z gen mod</text:p>
          </table:table-cell>
          <table:table-cell table:formula="of:=[.C203]" office:value-type="float" office:value="0">
            <text:p>0</text:p>
          </table:table-cell>
          <table:table-cell table:formula="of:=[.D203]" office:value-type="float" office:value="10">
            <text:p>10</text:p>
          </table:table-cell>
          <table:table-cell table:formula="of:=[.E203]" office:value-type="float" office:value="0">
            <text:p>0</text:p>
          </table:table-cell>
          <table:table-cell table:formula="of:=[.F203]" office:value-type="float" office:value="0">
            <text:p>0</text:p>
          </table:table-cell>
          <table:table-cell table:formula="of:=[.G203]" office:value-type="float" office:value="0">
            <text:p>0</text:p>
          </table:table-cell>
          <table:table-cell table:formula="of:=[.H203]" office:value-type="float" office:value="0">
            <text:p>0</text:p>
          </table:table-cell>
          <table:table-cell table:formula="of:=[.I203]" office:value-type="float" office:value="0">
            <text:p>0</text:p>
          </table:table-cell>
          <table:table-cell table:formula="of:=[.J203]" office:value-type="float" office:value="0">
            <text:p>0</text:p>
          </table:table-cell>
          <table:table-cell table:formula="of:=[.K203]" office:value-type="float" office:value="10">
            <text:p>10</text:p>
          </table:table-cell>
          <table:table-cell table:formula="of:=[.L203]"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3]" office:value-type="string" office:string-value="T Powd. Zet.">
            <text:p>T Powd. Zet.</text:p>
          </table:table-cell>
          <table:table-cell table:style-name="ce13" office:value-type="string">
            <office:annotation draw:style-name="gr4" draw:text-style-name="P2" svg:width="1.1413in" svg:height="0.2346in" svg:x="2.6311in" svg:y="38.2535in" draw:caption-point-x="-0.2402in" draw:caption-point-y="0.1839in">
              <dc:creator>AŠ</dc:creator>
              <dc:date>2010-12-29T00:00:00</dc:date>
              <text:p text:style-name="P2"><text:span text:style-name="T1">Iki 200%</text:span></text:p>
            </office:annotation>
            <text:p>Z store mod</text:p>
          </table:table-cell>
          <table:table-cell table:formula="of:=[.C204]" office:value-type="float" office:value="0">
            <text:p>0</text:p>
          </table:table-cell>
          <table:table-cell table:formula="of:=[.D204]" office:value-type="float" office:value="20">
            <text:p>20</text:p>
          </table:table-cell>
          <table:table-cell table:formula="of:=[.E204]" office:value-type="float" office:value="0">
            <text:p>0</text:p>
          </table:table-cell>
          <table:table-cell table:formula="of:=[.F204]" office:value-type="float" office:value="0">
            <text:p>0</text:p>
          </table:table-cell>
          <table:table-cell table:formula="of:=[.G204]" office:value-type="float" office:value="0">
            <text:p>0</text:p>
          </table:table-cell>
          <table:table-cell table:formula="of:=[.H204]" office:value-type="float" office:value="0">
            <text:p>0</text:p>
          </table:table-cell>
          <table:table-cell table:formula="of:=[.I204]" office:value-type="float" office:value="0">
            <text:p>0</text:p>
          </table:table-cell>
          <table:table-cell table:formula="of:=[.J204]" office:value-type="float" office:value="0">
            <text:p>0</text:p>
          </table:table-cell>
          <table:table-cell table:formula="of:=[.K204]" office:value-type="float" office:value="10">
            <text:p>10</text:p>
          </table:table-cell>
          <table:table-cell table:formula="of:=[.L204]"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4]" office:value-type="string" office:string-value="T Powd. Zet.">
            <text:p>T Powd. Zet.</text:p>
          </table:table-cell>
          <table:table-cell table:style-name="ce13" office:value-type="string">
            <text:p>war points</text:p>
          </table:table-cell>
          <table:table-cell table:style-name="ce23" table:number-matrix-columns-spanned="11" table:number-matrix-rows-spanned="1" table:formula="of:=TECH_WAR_POINTS([.C229:.M231];[Variables.$B$12:.$B$14];[Variables.$B$23])" office:value-type="float" office:value="1035.33394331538">
            <text:p>1035.33</text:p>
          </table:table-cell>
          <table:table-cell office:value-type="float" office:value="6550.58114453063">
            <text:p>655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Zex t2</text:p>
          </table:table-cell>
          <table:table-cell table:style-name="ce13" office:value-type="string">
            <office:annotation draw:style-name="gr2" draw:text-style-name="P2" svg:width="2.2008in" svg:height="0.2346in" svg:x="2.6311in" svg:y="38.6949in" draw:caption-point-x="-0.2402in" draw:caption-point-y="0.1839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2" table:formula="of:=[.M38]*10" office:value-type="float" office:value="10">
            <text:p>10.0000</text:p>
          </table:table-cell>
          <table:table-cell table:number-columns-repeated="1011"/>
        </table:table-row>
        <table:table-row table:style-name="ro1">
          <table:table-cell table:formula="of:=[.A237]" office:value-type="string" office:string-value="T Zex t2">
            <text:p>T Zex t2</text:p>
          </table:table-cell>
          <table:table-cell table:style-name="ce13" office:value-type="string">
            <office:annotation draw:style-name="gr2" draw:text-style-name="P2" svg:width="2.2008in" svg:height="0.2346in" svg:x="2.6311in" svg:y="38.874in" draw:caption-point-x="-0.2402in" draw:caption-point-y="0.1839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37]" office:value-type="float" office:value="1">
            <text:p>1</text:p>
          </table:table-cell>
          <table:table-cell/>
          <table:table-cell table:style-name="ce22" table:formula="of:=[.M41]*10" office:value-type="float" office:value="360">
            <text:p>360.0000</text:p>
          </table:table-cell>
          <table:table-cell table:number-columns-repeated="1011"/>
        </table:table-row>
        <table:table-row table:style-name="ro1">
          <table:table-cell table:formula="of:=[.A238]" office:value-type="string" office:string-value="T Zex t2">
            <text:p>T Zex t2</text:p>
          </table:table-cell>
          <table:table-cell table:style-name="ce13" office:value-type="string">
            <office:annotation draw:style-name="gr2" draw:text-style-name="P2" svg:width="2.0445in" svg:height="0.2346in" svg:x="2.6311in" svg:y="39.0531in" draw:caption-point-x="-0.2402in" draw:caption-point-y="0.1839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38]" office:value-type="float" office:value="1">
            <text:p>1</text:p>
          </table:table-cell>
          <table:table-cell/>
          <table:table-cell table:style-name="ce22" table:formula="of:=[.M42]*10" office:value-type="float" office:value="30">
            <text:p>30.0000</text:p>
          </table:table-cell>
          <table:table-cell table:number-columns-repeated="1011"/>
        </table:table-row>
        <table:table-row table:style-name="ro1">
          <table:table-cell table:formula="of:=[.A239]" office:value-type="string" office:string-value="T Zex t2">
            <text:p>T Zex t2</text:p>
          </table:table-cell>
          <table:table-cell table:style-name="ce14" office:value-type="string">
            <office:annotation draw:style-name="gr2" draw:text-style-name="P2" svg:width="1.8878in" svg:height="0.2346in" svg:x="2.6311in" svg:y="39.2327in" draw:caption-point-x="-0.2402in" draw:caption-point-y="0.1839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39]" office:value-type="float" office:value="1">
            <text:p>1</text:p>
          </table:table-cell>
          <table:table-cell/>
          <table:table-cell table:style-name="ce22" table:formula="of:=[.M43]*10" office:value-type="float" office:value="40">
            <text:p>40.0000</text:p>
          </table:table-cell>
          <table:table-cell table:number-columns-repeated="1011"/>
        </table:table-row>
        <table:table-row table:style-name="ro1">
          <table:table-cell table:formula="of:=[.A240]" office:value-type="string" office:string-value="T Zex t2">
            <text:p>T Zex t2</text:p>
          </table:table-cell>
          <table:table-cell table:style-name="ce14" office:value-type="string">
            <text:p>scientists min</text:p>
          </table:table-cell>
          <table:table-cell table:style-name="ce23" table:number-matrix-columns-spanned="11" table:number-matrix-rows-spanned="1" table:formula="of:=RESEARCHTIME([.C237:.M237])"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table-cell table:formula="of:=[.A241]" office:value-type="string" office:string-value="T Zex t2">
            <text:p>T Zex t2</text:p>
          </table:table-cell>
          <table:table-cell table:style-name="ce14" office:value-type="string">
            <text:p>war points</text:p>
          </table:table-cell>
          <table:table-cell table:style-name="ce23" table:number-matrix-columns-spanned="11" table:number-matrix-rows-spanned="1" table:formula="of:=TECH_WAR_POINTS([.C238:.M240];[Variables.$B$12:.$B$14];[Variables.$B$23])"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2"/>
          <table:table-cell table:number-columns-repeated="1011"/>
        </table:table-row>
        <table:table-row table:style-name="ro1">
          <table:table-cell office:value-type="string">
            <text:p>T Trooper</text:p>
          </table:table-cell>
          <table:table-cell table:style-name="ce13" office:value-type="string">
            <office:annotation draw:style-name="gr3" draw:text-style-name="P2" svg:width="2.3484in" svg:height="0.3902in" svg:x="2.6311in" svg:y="39.8531in" draw:caption-point-x="-0.2402in" draw:caption-point-y="0.1839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23" table:number-matrix-columns-spanned="11" table:number-matrix-rows-spanned="1" table:formula="of:=RESEARCHTIME([.C244:.M244])"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250]" office:value-type="string" office:string-value="T Trooper">
            <text:p>T Trooper</text:p>
          </table:table-cell>
          <table:table-cell office:value-type="string">
            <text:p>war points</text:p>
          </table:table-cell>
          <table:table-cell table:style-name="ce23" table:number-matrix-columns-spanned="11" table:number-matrix-rows-spanned="1" table:formula="of:=TECH_WAR_POINTS([.C245:.M247];[Variables.$B$12:.$B$14]; [Variables.$B$23])"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eeker</text:p>
          </table:table-cell>
          <table:table-cell table:style-name="ce13" office:value-type="string">
            <office:annotation draw:style-name="gr3" draw:text-style-name="P2" svg:width="2.3484in" svg:height="0.3902in" svg:x="2.6311in" svg:y="41.3697in" draw:caption-point-x="-0.2402in" draw:caption-point-y="0.1839in">
              <dc:creator>AŠ</dc:creator>
              <dc:date>2010-12-30T00:00:00</dc:date>
              <text:p text:style-name="P2"><text:span text:style-name="T1">Visi fieldai pagal UnitTechCoefs() funkciją.</text:span></text:p>
            </office:annotation>
            <text:p>time</text:p>
          </table:table-cell>
          <table:table-cell table:style-name="ce23" table:number-matrix-columns-spanned="11" table:number-matrix-rows-spanned="6" table:formula="of:=UNITTECHCOEFS([Units.J54];[Units.R54];[Units.S54];[Units.T54];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3]" office:value-type="string" office:string-value="T Seeker">
            <text:p>T Seeker</text:p>
          </table:table-cell>
          <table:table-cell table:style-name="ce13"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4]" office:value-type="string" office:string-value="T Seeker">
            <text:p>T Seeker</text:p>
          </table:table-cell>
          <table:table-cell table:style-name="ce13"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5]" office:value-type="string" office:string-value="T Seeker">
            <text:p>T Seek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6]" office:value-type="string" office:string-value="T Seeker">
            <text:p>T See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7]" office:value-type="string" office:string-value="T Seeker">
            <text:p>T See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8]" office:value-type="string" office:string-value="T Seeker">
            <text:p>T Seeker</text:p>
          </table:table-cell>
          <table:table-cell office:value-type="string">
            <text:p>scientists min</text:p>
          </table:table-cell>
          <table:table-cell table:number-matrix-columns-spanned="11" table:number-matrix-rows-spanned="1" table:formula="of:=RESEARCHTIME([.C253:.M253])"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259]" office:value-type="string" office:string-value="T Seeker">
            <text:p>T Seeker</text:p>
          </table:table-cell>
          <table:table-cell office:value-type="string">
            <text:p>war points</text:p>
          </table:table-cell>
          <table:table-cell table:style-name="ce23" table:number-matrix-columns-spanned="11" table:number-matrix-rows-spanned="1" table:formula="of:=TECH_WAR_POINTS([.C254:.M256];[Variables.$B$12:.$B$14];[Variables.$B$23])"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Shocker</text:p>
          </table:table-cell>
          <table:table-cell table:style-name="ce13"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2]" office:value-type="string" office:string-value="T Shocker">
            <text:p>T Shocker</text:p>
          </table:table-cell>
          <table:table-cell table:style-name="ce13"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3]" office:value-type="string" office:string-value="T Shocker">
            <text:p>T Shocker</text:p>
          </table:table-cell>
          <table:table-cell table:style-name="ce13"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4]" office:value-type="string" office:string-value="T Shocker">
            <text:p>T Shocker</text:p>
          </table:table-cell>
          <table:table-cell table:style-name="ce14"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5]" office:value-type="string" office:string-value="T Shocker">
            <text:p>T Shoc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6]" office:value-type="string" office:string-value="T Shocker">
            <text:p>T Shoc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7]" office:value-type="string" office:string-value="T Shocker">
            <text:p>T Shocker</text:p>
          </table:table-cell>
          <table:table-cell office:value-type="string">
            <text:p>scientists min</text:p>
          </table:table-cell>
          <table:table-cell table:number-matrix-columns-spanned="11" table:number-matrix-rows-spanned="1" table:formula="of:=RESEARCHTIME([.C262:.M262])"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268]" office:value-type="string" office:string-value="T Shocker">
            <text:p>T Shocker</text:p>
          </table:table-cell>
          <table:table-cell office:value-type="string">
            <text:p>war points</text:p>
          </table:table-cell>
          <table:table-cell table:style-name="ce23" table:number-matrix-columns-spanned="11" table:number-matrix-rows-spanned="1" table:formula="of:=TECH_WAR_POINTS([.C263:.M265];[Variables.$B$12:.$B$14];[Variables.$B$23])"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Metabolic Chargers</text:p>
          </table:table-cell>
          <table:table-cell table:style-name="ce13" office:value-type="string">
            <text:p>time</text:p>
          </table:table-cell>
          <table:table-cell table:number-matrix-columns-spanned="11" table:number-matrix-rows-spanned="5" table:formula="of:=UNITTECHGROUPCOEFS(AVERAGE([Units.J52:.J54]); AVERAGE([Units.R52:.R54]); AVERAGE([Units.S52:.S54]); AVERAGE([Units.T52:.T54]);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1]" office:value-type="string" office:string-value="T Metabolic Chargers">
            <text:p>T Metabolic Chargers</text:p>
          </table:table-cell>
          <table:table-cell table:style-name="ce13"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2]" office:value-type="string" office:string-value="T Metabolic Chargers">
            <text:p>T Metabolic Chargers</text:p>
          </table:table-cell>
          <table:table-cell table:style-name="ce13"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3]" office:value-type="string" office:string-value="T Metabolic Chargers">
            <text:p>T Metabolic Chargers</text:p>
          </table:table-cell>
          <table:table-cell table:style-name="ce14"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4]"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5]" office:value-type="string" office:string-value="T Metabolic Chargers">
            <text:p>T Metabolic Chargers</text:p>
          </table:table-cell>
          <table:table-cell table:style-name="ce13" office:value-type="string">
            <text:p>scientists min</text:p>
          </table:table-cell>
          <table:table-cell table:number-matrix-columns-spanned="11" table:number-matrix-rows-spanned="1" table:formula="of:=RESEARCHTIME([.C271:.M271])"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276]" office:value-type="string" office:string-value="T Metabolic Chargers">
            <text:p>T Metabolic Chargers</text:p>
          </table:table-cell>
          <table:table-cell table:style-name="ce13" office:value-type="string">
            <text:p>war points</text:p>
          </table:table-cell>
          <table:table-cell table:style-name="ce23" table:number-matrix-columns-spanned="11" table:number-matrix-rows-spanned="1" table:formula="of:=TECH_WAR_POINTS([.C272:.M274];[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HV Charges</text:p>
          </table:table-cell>
          <table:table-cell table:style-name="ce13" office:value-type="string">
            <text:p>time</text:p>
          </table:table-cell>
          <table:table-cell table:number-matrix-columns-spanned="10" table:number-matrix-rows-spanned="6" table:formula="of:=[.C271:.L276]"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71]" office:value-type="float" office:value="1">
            <text:p>1.0000</text:p>
          </table:table-cell>
          <table:table-cell table:number-columns-repeated="1011"/>
        </table:table-row>
        <table:table-row table:style-name="ro1">
          <table:table-cell table:formula="of:=[.A279]" office:value-type="string" office:string-value="T HV Charges">
            <text:p>T HV Charges</text:p>
          </table:table-cell>
          <table:table-cell table:style-name="ce13"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72]" office:value-type="float" office:value="1">
            <text:p>1.0000</text:p>
          </table:table-cell>
          <table:table-cell table:number-columns-repeated="1011"/>
        </table:table-row>
        <table:table-row table:style-name="ro1">
          <table:table-cell table:formula="of:=[.A280]" office:value-type="string" office:string-value="T HV Charges">
            <text:p>T HV Charges</text:p>
          </table:table-cell>
          <table:table-cell table:style-name="ce13"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73]" office:value-type="float" office:value="1">
            <text:p>1.0000</text:p>
          </table:table-cell>
          <table:table-cell table:number-columns-repeated="1011"/>
        </table:table-row>
        <table:table-row table:style-name="ro1">
          <table:table-cell table:formula="of:=[.A281]" office:value-type="string" office:string-value="T HV Charges">
            <text:p>T HV Charges</text:p>
          </table:table-cell>
          <table:table-cell table:style-name="ce14"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74]" office:value-type="float" office:value="1">
            <text:p>1.0000</text:p>
          </table:table-cell>
          <table:table-cell table:number-columns-repeated="1011"/>
        </table:table-row>
        <table:table-row table:style-name="ro1">
          <table:table-cell table:formula="of:=[.A282]" office:value-type="string" office:string-value="T HV Charges">
            <text:p>T HV Charges</text:p>
          </table:table-cell>
          <table:table-cell table:style-name="ce14" office:value-type="string">
            <office:annotation draw:style-name="gr4" draw:text-style-name="P2" svg:width="1.1413in" svg:height="0.2346in" svg:x="2.6311in" svg:y="46.465in" draw:caption-point-x="-0.2402in" draw:caption-point-y="0.1839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75]*2" office:value-type="float" office:value="2">
            <text:p>2.0000</text:p>
          </table:table-cell>
          <table:table-cell table:number-columns-repeated="1011"/>
        </table:table-row>
        <table:table-row table:style-name="ro1">
          <table:table-cell table:formula="of:=[.A283]" office:value-type="string" office:string-value="T HV Charges">
            <text:p>T HV Charges</text:p>
          </table:table-cell>
          <table:table-cell table:style-name="ce13"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76]" office:value-type="float" office:value="0.00333333333333333">
            <text:p>0.0033</text:p>
          </table:table-cell>
          <table:table-cell table:number-columns-repeated="1011"/>
        </table:table-row>
        <table:table-row table:style-name="ro1">
          <table:table-cell table:formula="of:=[.A284]" office:value-type="string" office:string-value="T HV Charges">
            <text:p>T HV Charges</text:p>
          </table:table-cell>
          <table:table-cell table:style-name="ce13" office:value-type="string">
            <text:p>war points</text:p>
          </table:table-cell>
          <table:table-cell table:style-name="ce23" table:number-matrix-columns-spanned="11" table:number-matrix-rows-spanned="1" table:formula="of:=TECH_WAR_POINTS([.C280:.M282];[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Crane</text:p>
          </table:table-cell>
          <table:table-cell table:style-name="ce13" office:value-type="string">
            <office:annotation draw:style-name="gr4" draw:text-style-name="P2" svg:width="1.1413in" svg:height="0.2346in" svg:x="2.6311in" svg:y="47.0858in" draw:caption-point-x="-0.2402in" draw:caption-point-y="0.1839in">
              <dc:creator>AŠ</dc:creator>
              <dc:date>2011-01-25T00:00:00</dc:date>
              <text:p text:style-name="P2"><text:span text:style-name="T1">MDH X 60%</text:span></text:p>
            </office:annotation>
            <text:p>time</text:p>
          </table:table-cell>
          <table:table-cell table:number-matrix-columns-spanned="10" table:number-matrix-rows-spanned="4" table:formula="of:=[.C445:.L448]"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6">
            <text:p>0.6000</text:p>
          </table:table-cell>
          <table:table-cell table:number-columns-repeated="1011"/>
        </table:table-row>
        <table:table-row table:style-name="ro1">
          <table:table-cell table:formula="of:=[.A287]" office:value-type="string" office:string-value="T Crane">
            <text:p>T Crane</text:p>
          </table:table-cell>
          <table:table-cell table:style-name="ce13"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87]" office:value-type="float" office:value="0.6">
            <text:p>0.6000</text:p>
          </table:table-cell>
          <table:table-cell table:number-columns-repeated="1011"/>
        </table:table-row>
        <table:table-row table:style-name="ro1">
          <table:table-cell table:formula="of:=[.A288]" office:value-type="string" office:string-value="T Crane">
            <text:p>T Crane</text:p>
          </table:table-cell>
          <table:table-cell table:style-name="ce13"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88]" office:value-type="float" office:value="0.6">
            <text:p>0.6000</text:p>
          </table:table-cell>
          <table:table-cell table:number-columns-repeated="1011"/>
        </table:table-row>
        <table:table-row table:style-name="ro1">
          <table:table-cell table:formula="of:=[.A289]" office:value-type="string" office:string-value="T Crane">
            <text:p>T Crane</text:p>
          </table:table-cell>
          <table:table-cell table:style-name="ce14"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89]" office:value-type="float" office:value="0.6">
            <text:p>0.6000</text:p>
          </table:table-cell>
          <table:table-cell table:number-columns-repeated="1011"/>
        </table:table-row>
        <table:table-row table:style-name="ro1">
          <table:table-cell table:formula="of:=[.A290]" office:value-type="string" office:string-value="T Crane">
            <text:p>T Crane</text:p>
          </table:table-cell>
          <table:table-cell table:style-name="ce14" office:value-type="string">
            <text:p>scientists min</text:p>
          </table:table-cell>
          <table:table-cell table:number-matrix-columns-spanned="10" table:number-matrix-rows-spanned="1" table:formula="of:=[.C451:.L45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90]*[.M451]" office:value-type="float" office:value="0.002">
            <text:p>0.0020</text:p>
          </table:table-cell>
          <table:table-cell table:number-columns-repeated="1011"/>
        </table:table-row>
        <table:table-row table:style-name="ro1">
          <table:table-cell table:formula="of:=[.A291]" office:value-type="string" office:string-value="T Crane">
            <text:p>T Crane</text:p>
          </table:table-cell>
          <table:table-cell table:style-name="ce14" office:value-type="string">
            <text:p>war points</text:p>
          </table:table-cell>
          <table:table-cell table:style-name="ce23" table:number-matrix-columns-spanned="11" table:number-matrix-rows-spanned="1" table:formula="of:=TECH_WAR_POINTS([.C288:.M290];[Variables.$B$12:.$B$14];[Variables.$B$23])"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Radar</text:p>
          </table:table-cell>
          <table:table-cell table:style-name="ce13" office:value-type="string">
            <office:annotation draw:style-name="gr4" draw:text-style-name="P2" svg:width="1.1413in" svg:height="0.3902in" svg:x="2.6311in" svg:y="48.2437in" draw:caption-point-x="-0.2402in" draw:caption-point-y="0.1839in">
              <dc:creator>AŠ</dc:creator>
              <dc:date>2011-01-02T00:00:00</dc:date>
              <text:p text:style-name="P2"><text:span text:style-name="T1">Visi attributai kaip pastato x 3.</text:span></text:p>
            </office:annotation>
            <text:p>time</text:p>
          </table:table-cell>
          <table:table-cell table:formula="of:=[.C103]" office:value-type="float" office:value="10800">
            <text:p>10800</text:p>
          </table:table-cell>
          <table:table-cell table:number-columns-repeated="7"/>
          <table:table-cell office:value-type="float" office:value="1">
            <text:p>1</text:p>
          </table:table-cell>
          <table:table-cell office:value-type="float" office:value="0">
            <text:p>0</text:p>
          </table:table-cell>
          <table:table-cell table:style-name="ce22" table:formula="of:=[.M103]*3" office:value-type="float" office:value="3">
            <text:p>3.0000</text:p>
          </table:table-cell>
          <table:table-cell table:number-columns-repeated="1011"/>
        </table:table-row>
        <table:table-row table:style-name="ro1">
          <table:table-cell table:formula="of:=[.A294]" office:value-type="string" office:string-value="T Radar">
            <text:p>T Radar</text:p>
          </table:table-cell>
          <table:table-cell table:style-name="ce13" office:value-type="string">
            <text:p>metal cost</text:p>
          </table:table-cell>
          <table:table-cell table:number-matrix-columns-spanned="1" table:number-matrix-rows-spanned="3" table:formula="of:=[.C106:.C108]" office:value-type="float" office:value="2413.71769170701">
            <text:p>2413.72</text:p>
          </table:table-cell>
          <table:table-cell table:number-columns-repeated="7"/>
          <table:table-cell office:value-type="float" office:value="1">
            <text:p>1</text:p>
          </table:table-cell>
          <table:table-cell office:value-type="float" office:value="0">
            <text:p>0</text:p>
          </table:table-cell>
          <table:table-cell table:style-name="ce22" table:number-matrix-columns-spanned="1" table:number-matrix-rows-spanned="3" table:formula="of:=[.M106:.M108]*3" office:value-type="float" office:value="3">
            <text:p>3.0000</text:p>
          </table:table-cell>
          <table:table-cell table:number-columns-repeated="1011"/>
        </table:table-row>
        <table:table-row table:style-name="ro1">
          <table:table-cell table:formula="of:=[.A295]" office:value-type="string" office:string-value="T Radar">
            <text:p>T Radar</text:p>
          </table:table-cell>
          <table:table-cell table:style-name="ce13" office:value-type="string">
            <text:p>energy cost</text:p>
          </table:table-cell>
          <table:table-cell office:value-type="float" office:value="5334.87076682805">
            <text:p>5334.87</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296]" office:value-type="string" office:string-value="T Radar">
            <text:p>T Radar</text:p>
          </table:table-cell>
          <table:table-cell table:style-name="ce14" office:value-type="string">
            <text:p>zetium cost</text:p>
          </table:table-cell>
          <table:table-cell office:value-type="float" office:value="327.771769170701">
            <text:p>327.77</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297]" office:value-type="string" office:string-value="T Radar">
            <text:p>T Radar</text:p>
          </table:table-cell>
          <table:table-cell table:style-name="ce14" office:value-type="string">
            <text:p>scientists min</text:p>
          </table:table-cell>
          <table:table-cell table:style-name="ce23" table:number-matrix-columns-spanned="11" table:number-matrix-rows-spanned="1" table:formula="of:=RESEARCHTIME([.C294:.M294])" office:value-type="float" office:value="10800">
            <text:p>10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298]" office:value-type="string" office:string-value="T Radar">
            <text:p>T Radar</text:p>
          </table:table-cell>
          <table:table-cell table:style-name="ce14" office:value-type="string">
            <text:p>war points</text:p>
          </table:table-cell>
          <table:table-cell table:style-name="ce23" table:number-matrix-columns-spanned="11" table:number-matrix-rows-spanned="1" table:formula="of:=TECH_WAR_POINTS([.C295:.M297];[Variables.$B$12:.$B$14];[Variables.$B$23])"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Vulcan</text:p>
          </table:table-cell>
          <table:table-cell table:style-name="ce13" office:value-type="string">
            <office:annotation draw:style-name="gr4" draw:text-style-name="P2" svg:width="1.1413in" svg:height="0.3902in" svg:x="2.6311in" svg:y="49.3976in" draw:caption-point-x="-0.2402in" draw:caption-point-y="0.1882in">
              <dc:creator>AŠ</dc:creator>
              <dc:date>2011-01-02T00:00:00</dc:date>
              <text:p text:style-name="P2"><text:span text:style-name="T1">Visi attributai kaip pastato x 3.</text:span></text:p>
            </office:annotation>
            <text:p>time</text:p>
          </table:table-cell>
          <table:table-cell table:formula="of:=[Units.J85]*60" office:value-type="float" office:value="11160">
            <text:p>1116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table-cell table:formula="of:=[.A301]" office:value-type="string" office:string-value="T Vulcan">
            <text:p>T Vulcan</text:p>
          </table:table-cell>
          <table:table-cell table:style-name="ce13" office:value-type="string">
            <text:p>metal cost</text:p>
          </table:table-cell>
          <table:table-cell table:formula="of:=[Units.R85]" office:value-type="float" office:value="2526.42">
            <text:p>2526.42</text:p>
          </table:table-cell>
          <table:table-cell table:number-columns-repeated="7"/>
          <table:table-cell table:formula="of:=[.K301]" office:value-type="float" office:value="1">
            <text:p>1</text:p>
          </table:table-cell>
          <table:table-cell/>
          <table:table-cell table:style-name="ce22" table:formula="of:=[.M301]" office:value-type="float" office:value="3">
            <text:p>3.0000</text:p>
          </table:table-cell>
          <table:table-cell table:number-columns-repeated="1011"/>
        </table:table-row>
        <table:table-row table:style-name="ro1">
          <table:table-cell table:formula="of:=[.A302]" office:value-type="string" office:string-value="T Vulcan">
            <text:p>T Vulcan</text:p>
          </table:table-cell>
          <table:table-cell table:style-name="ce13" office:value-type="string">
            <text:p>energy cost</text:p>
          </table:table-cell>
          <table:table-cell table:formula="of:=[Units.S85]" office:value-type="float" office:value="5247.18">
            <text:p>5247.18</text:p>
          </table:table-cell>
          <table:table-cell table:number-columns-repeated="7"/>
          <table:table-cell table:formula="of:=[.K302]" office:value-type="float" office:value="1">
            <text:p>1</text:p>
          </table:table-cell>
          <table:table-cell/>
          <table:table-cell table:style-name="ce22" table:formula="of:=[.M302]" office:value-type="float" office:value="3">
            <text:p>3.0000</text:p>
          </table:table-cell>
          <table:table-cell table:number-columns-repeated="1011"/>
        </table:table-row>
        <table:table-row table:style-name="ro1">
          <table:table-cell table:formula="of:=[.A303]" office:value-type="string" office:string-value="T Vulcan">
            <text:p>T Vulcan</text:p>
          </table:table-cell>
          <table:table-cell table:style-name="ce14" office:value-type="string">
            <text:p>zetium cost</text:p>
          </table:table-cell>
          <table:table-cell table:formula="of:=[Units.T85]" office:value-type="float" office:value="777.36">
            <text:p>777.36</text:p>
          </table:table-cell>
          <table:table-cell table:number-columns-repeated="7"/>
          <table:table-cell table:formula="of:=[.K303]" office:value-type="float" office:value="1">
            <text:p>1</text:p>
          </table:table-cell>
          <table:table-cell/>
          <table:table-cell table:style-name="ce22" table:formula="of:=[.M303]" office:value-type="float" office:value="3">
            <text:p>3.0000</text:p>
          </table:table-cell>
          <table:table-cell table:number-columns-repeated="1011"/>
        </table:table-row>
        <table:table-row table:style-name="ro1">
          <table:table-cell table:formula="of:=[.A304]" office:value-type="string" office:string-value="T Vulcan">
            <text:p>T Vulcan</text:p>
          </table:table-cell>
          <table:table-cell table:style-name="ce14" office:value-type="string">
            <text:p>scientists min</text:p>
          </table:table-cell>
          <table:table-cell table:style-name="ce23" table:number-matrix-columns-spanned="11" table:number-matrix-rows-spanned="1" table:formula="of:=RESEARCHTIME([.C301:.M301])" office:value-type="float" office:value="11160">
            <text:p>111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305]" office:value-type="string" office:string-value="T Vulcan">
            <text:p>T Vulcan</text:p>
          </table:table-cell>
          <table:table-cell table:style-name="ce14" office:value-type="string">
            <text:p>war points</text:p>
          </table:table-cell>
          <table:table-cell table:style-name="ce23" table:number-matrix-columns-spanned="11" table:number-matrix-rows-spanned="1" table:formula="of:=TECH_WAR_POINTS([.C302:.M304];[Variables.$B$12:.$B$14];[Variables.$B$23])" office:value-type="float" office:value="5684.445">
            <text:p>5684.4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creamer</text:p>
          </table:table-cell>
          <table:table-cell table:style-name="ce13" office:value-type="string">
            <office:annotation draw:style-name="gr4" draw:text-style-name="P2" svg:width="1.1413in" svg:height="0.3902in" svg:x="2.6311in" svg:y="50.5559in" draw:caption-point-x="-0.2402in" draw:caption-point-y="0.1882in">
              <dc:creator>AŠ</dc:creator>
              <dc:date>2011-01-02T00:00:00</dc:date>
              <text:p text:style-name="P2"><text:span text:style-name="T1">Visi attributai kaip pastato x 3.</text:span></text:p>
            </office:annotation>
            <text:p>time</text:p>
          </table:table-cell>
          <table:table-cell table:formula="of:=[Units.J86]*60" office:value-type="float" office:value="22020">
            <text:p>2202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table-cell table:formula="of:=[.A308]" office:value-type="string" office:string-value="T Screamer">
            <text:p>T Screamer</text:p>
          </table:table-cell>
          <table:table-cell table:style-name="ce13" office:value-type="string">
            <text:p>metal cost</text:p>
          </table:table-cell>
          <table:table-cell table:formula="of:=[Units.R86]" office:value-type="float" office:value="5785">
            <text:p>5785</text:p>
          </table:table-cell>
          <table:table-cell table:number-columns-repeated="7"/>
          <table:table-cell table:formula="of:=[.K308]" office:value-type="float" office:value="1">
            <text:p>1</text:p>
          </table:table-cell>
          <table:table-cell/>
          <table:table-cell table:style-name="ce22" table:formula="of:=[.M308]" office:value-type="float" office:value="3">
            <text:p>3.0000</text:p>
          </table:table-cell>
          <table:table-cell table:number-columns-repeated="1011"/>
        </table:table-row>
        <table:table-row table:style-name="ro1">
          <table:table-cell table:formula="of:=[.A309]" office:value-type="string" office:string-value="T Screamer">
            <text:p>T Screamer</text:p>
          </table:table-cell>
          <table:table-cell table:style-name="ce13" office:value-type="string">
            <text:p>energy cost</text:p>
          </table:table-cell>
          <table:table-cell table:formula="of:=[Units.S86]" office:value-type="float" office:value="12015">
            <text:p>12015</text:p>
          </table:table-cell>
          <table:table-cell table:number-columns-repeated="7"/>
          <table:table-cell table:formula="of:=[.K309]" office:value-type="float" office:value="1">
            <text:p>1</text:p>
          </table:table-cell>
          <table:table-cell/>
          <table:table-cell table:style-name="ce22" table:formula="of:=[.M309]" office:value-type="float" office:value="3">
            <text:p>3.0000</text:p>
          </table:table-cell>
          <table:table-cell table:number-columns-repeated="1011"/>
        </table:table-row>
        <table:table-row table:style-name="ro1">
          <table:table-cell table:formula="of:=[.A310]" office:value-type="string" office:string-value="T Screamer">
            <text:p>T Screamer</text:p>
          </table:table-cell>
          <table:table-cell table:style-name="ce14" office:value-type="string">
            <text:p>zetium cost</text:p>
          </table:table-cell>
          <table:table-cell table:formula="of:=[Units.T86]" office:value-type="float" office:value="1780">
            <text:p>1780</text:p>
          </table:table-cell>
          <table:table-cell table:number-columns-repeated="7"/>
          <table:table-cell table:formula="of:=[.K310]" office:value-type="float" office:value="1">
            <text:p>1</text:p>
          </table:table-cell>
          <table:table-cell/>
          <table:table-cell table:style-name="ce22" table:formula="of:=[.M310]" office:value-type="float" office:value="3">
            <text:p>3.0000</text:p>
          </table:table-cell>
          <table:table-cell table:number-columns-repeated="1011"/>
        </table:table-row>
        <table:table-row table:style-name="ro1">
          <table:table-cell table:formula="of:=[.A311]" office:value-type="string" office:string-value="T Screamer">
            <text:p>T Screamer</text:p>
          </table:table-cell>
          <table:table-cell table:style-name="ce14" office:value-type="string">
            <text:p>scientists min</text:p>
          </table:table-cell>
          <table:table-cell table:style-name="ce23" table:number-matrix-columns-spanned="11" table:number-matrix-rows-spanned="1" table:formula="of:=RESEARCHTIME([.C308:.M308])" office:value-type="float" office:value="22020">
            <text:p>220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312]" office:value-type="string" office:string-value="T Screamer">
            <text:p>T Screamer</text:p>
          </table:table-cell>
          <table:table-cell table:style-name="ce14" office:value-type="string">
            <text:p>war points</text:p>
          </table:table-cell>
          <table:table-cell table:style-name="ce23" table:number-matrix-columns-spanned="11" table:number-matrix-rows-spanned="1" table:formula="of:=TECH_WAR_POINTS([.C309:.M311];[Variables.$B$12:.$B$14];[Variables.$B$23])" office:value-type="float" office:value="13016.25">
            <text:p>13016.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Thunder</text:p>
          </table:table-cell>
          <table:table-cell table:style-name="ce13" office:value-type="string">
            <office:annotation draw:style-name="gr4" draw:text-style-name="P2" svg:width="1.1413in" svg:height="0.3902in" svg:x="2.6311in" svg:y="51.7142in" draw:caption-point-x="-0.2402in" draw:caption-point-y="0.1882in">
              <dc:creator>AŠ</dc:creator>
              <dc:date>2011-01-02T00:00:00</dc:date>
              <text:p text:style-name="P2"><text:span text:style-name="T1">Visi attributai kaip pastato x 3.</text:span></text:p>
            </office:annotation>
            <text:p>time</text:p>
          </table:table-cell>
          <table:table-cell table:formula="of:=[Units.J87]*60" office:value-type="float" office:value="28800">
            <text:p>2880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table-cell table:formula="of:=[.A315]" office:value-type="string" office:string-value="T Thunder">
            <text:p>T Thunder</text:p>
          </table:table-cell>
          <table:table-cell table:style-name="ce13" office:value-type="string">
            <text:p>metal cost</text:p>
          </table:table-cell>
          <table:table-cell table:formula="of:=[Units.R87]" office:value-type="float" office:value="5616">
            <text:p>5616</text:p>
          </table:table-cell>
          <table:table-cell table:number-columns-repeated="7"/>
          <table:table-cell table:formula="of:=[.K315]" office:value-type="float" office:value="1">
            <text:p>1</text:p>
          </table:table-cell>
          <table:table-cell/>
          <table:table-cell table:style-name="ce22" table:formula="of:=[.M315]" office:value-type="float" office:value="3">
            <text:p>3.0000</text:p>
          </table:table-cell>
          <table:table-cell table:number-columns-repeated="1011"/>
        </table:table-row>
        <table:table-row table:style-name="ro1">
          <table:table-cell table:formula="of:=[.A316]" office:value-type="string" office:string-value="T Thunder">
            <text:p>T Thunder</text:p>
          </table:table-cell>
          <table:table-cell table:style-name="ce13" office:value-type="string">
            <text:p>energy cost</text:p>
          </table:table-cell>
          <table:table-cell table:formula="of:=[Units.S87]" office:value-type="float" office:value="11664">
            <text:p>11664</text:p>
          </table:table-cell>
          <table:table-cell table:number-columns-repeated="7"/>
          <table:table-cell table:formula="of:=[.K316]" office:value-type="float" office:value="1">
            <text:p>1</text:p>
          </table:table-cell>
          <table:table-cell/>
          <table:table-cell table:style-name="ce22" table:formula="of:=[.M316]" office:value-type="float" office:value="3">
            <text:p>3.0000</text:p>
          </table:table-cell>
          <table:table-cell table:number-columns-repeated="1011"/>
        </table:table-row>
        <table:table-row table:style-name="ro1">
          <table:table-cell table:formula="of:=[.A317]" office:value-type="string" office:string-value="T Thunder">
            <text:p>T Thunder</text:p>
          </table:table-cell>
          <table:table-cell table:style-name="ce14" office:value-type="string">
            <text:p>zetium cost</text:p>
          </table:table-cell>
          <table:table-cell table:formula="of:=[Units.T87]" office:value-type="float" office:value="1728">
            <text:p>1728</text:p>
          </table:table-cell>
          <table:table-cell table:number-columns-repeated="7"/>
          <table:table-cell table:formula="of:=[.K317]" office:value-type="float" office:value="1">
            <text:p>1</text:p>
          </table:table-cell>
          <table:table-cell/>
          <table:table-cell table:style-name="ce22" table:formula="of:=[.M317]" office:value-type="float" office:value="3">
            <text:p>3.0000</text:p>
          </table:table-cell>
          <table:table-cell table:number-columns-repeated="1011"/>
        </table:table-row>
        <table:table-row table:style-name="ro1">
          <table:table-cell table:formula="of:=[.A318]" office:value-type="string" office:string-value="T Thunder">
            <text:p>T Thunder</text:p>
          </table:table-cell>
          <table:table-cell table:style-name="ce14" office:value-type="string">
            <text:p>scientists min</text:p>
          </table:table-cell>
          <table:table-cell table:style-name="ce23" table:number-matrix-columns-spanned="11" table:number-matrix-rows-spanned="1" table:formula="of:=RESEARCHTIME([.C315:.M315])" office:value-type="float" office:value="28800">
            <text:p>28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319]" office:value-type="string" office:string-value="T Thunder">
            <text:p>T Thunder</text:p>
          </table:table-cell>
          <table:table-cell table:style-name="ce14" office:value-type="string">
            <text:p>war points</text:p>
          </table:table-cell>
          <table:table-cell table:style-name="ce23" table:number-matrix-columns-spanned="11" table:number-matrix-rows-spanned="1" table:formula="of:=TECH_WAR_POINTS([.C316:.M318];[Variables.$B$12:.$B$14];[Variables.$B$23])" office:value-type="float" office:value="12636">
            <text:p>1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pace Factory</text:p>
          </table:table-cell>
          <table:table-cell table:style-name="ce13" office:value-type="string">
            <office:annotation draw:style-name="gr3" draw:text-style-name="P2" svg:width="2.4787in" svg:height="0.3902in" svg:x="2.6311in" svg:y="52.872in" draw:caption-point-x="-0.2402in" draw:caption-point-y="0.1882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22:.J122]"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4">
            <text:p>0.4000</text:p>
          </table:table-cell>
          <table:table-cell table:number-columns-repeated="1011"/>
        </table:table-row>
        <table:table-row table:style-name="ro1">
          <table:table-cell table:formula="of:=[.A322]" office:value-type="string" office:string-value="T Space Factory">
            <text:p>T Space Factory</text:p>
          </table:table-cell>
          <table:table-cell table:style-name="ce13" office:value-type="string">
            <text:p>metal cost</text:p>
          </table:table-cell>
          <table:table-cell table:number-matrix-columns-spanned="8" table:number-matrix-rows-spanned="3" table:formula="of:=[.C124:.J126]"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22]" office:value-type="float" office:value="1">
            <text:p>1</text:p>
          </table:table-cell>
          <table:table-cell/>
          <table:table-cell table:style-name="ce22" table:formula="of:=[.M322]" office:value-type="float" office:value="0.4">
            <text:p>0.4000</text:p>
          </table:table-cell>
          <table:table-cell table:number-columns-repeated="1011"/>
        </table:table-row>
        <table:table-row table:style-name="ro1">
          <table:table-cell table:formula="of:=[.A323]" office:value-type="string" office:string-value="T Space Factory">
            <text:p>T Space Factory</text:p>
          </table:table-cell>
          <table:table-cell table:style-name="ce13"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23]" office:value-type="float" office:value="1">
            <text:p>1</text:p>
          </table:table-cell>
          <table:table-cell/>
          <table:table-cell table:style-name="ce22" table:formula="of:=[.M323]" office:value-type="float" office:value="0.4">
            <text:p>0.4000</text:p>
          </table:table-cell>
          <table:table-cell table:number-columns-repeated="1011"/>
        </table:table-row>
        <table:table-row table:style-name="ro1">
          <table:table-cell table:formula="of:=[.A324]" office:value-type="string" office:string-value="T Space Factory">
            <text:p>T Space Factory</text:p>
          </table:table-cell>
          <table:table-cell table:style-name="ce14"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24]" office:value-type="float" office:value="1">
            <text:p>1</text:p>
          </table:table-cell>
          <table:table-cell/>
          <table:table-cell table:style-name="ce22" table:formula="of:=[.M324]" office:value-type="float" office:value="0.4">
            <text:p>0.4000</text:p>
          </table:table-cell>
          <table:table-cell table:number-columns-repeated="1011"/>
        </table:table-row>
        <table:table-row table:style-name="ro1">
          <table:table-cell table:formula="of:=[.A325]" office:value-type="string" office:string-value="T Space Factory">
            <text:p>T Space Factory</text:p>
          </table:table-cell>
          <table:table-cell table:style-name="ce14" office:value-type="string">
            <text:p>scientists min</text:p>
          </table:table-cell>
          <table:table-cell table:style-name="ce23" table:number-matrix-columns-spanned="11" table:number-matrix-rows-spanned="1" table:formula="of:=RESEARCHTIME([.C322:.M322])"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133333333333333">
            <text:p>0.0013</text:p>
          </table:table-cell>
          <table:table-cell table:number-columns-repeated="1011"/>
        </table:table-row>
        <table:table-row table:style-name="ro1">
          <table:table-cell table:formula="of:=[.A326]" office:value-type="string" office:string-value="T Space Factory">
            <text:p>T Space Factory</text:p>
          </table:table-cell>
          <table:table-cell table:style-name="ce14" office:value-type="string">
            <text:p>war points</text:p>
          </table:table-cell>
          <table:table-cell table:style-name="ce23" table:number-matrix-columns-spanned="11" table:number-matrix-rows-spanned="1" table:formula="of:=TECH_WAR_POINTS([.C323:.M325];[Variables.$B$12:.$B$14];[Variables.$B$23])"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4"/>
          <table:table-cell table:style-name="ce23"/>
          <table:table-cell table:number-columns-repeated="9"/>
          <table:table-cell table:style-name="ce22"/>
          <table:table-cell table:number-columns-repeated="1011"/>
        </table:table-row>
        <table:table-row table:style-name="ro1">
          <table:table-cell table:number-matrix-columns-spanned="1" table:number-matrix-rows-spanned="7" table:formula="of:=&quot;T Alliances&quot;" office:value-type="string" office:string-value="T Alliances">
            <text:p>T Alliances</text:p>
          </table:table-cell>
          <table:table-cell table:style-name="ce13" office:value-type="string">
            <text:p>time</text:p>
          </table:table-cell>
          <table:table-cell table:style-name="ce23"/>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3" office:value-type="string">
            <office:annotation draw:style-name="gr4" draw:text-style-name="P2" svg:width="1.1413in" svg:height="0.5457in" svg:x="2.6311in" svg:y="54.0386in" draw:caption-point-x="-0.2402in" draw:caption-point-y="0.3673in">
              <dc:creator>AŠ</dc:creator>
              <dc:date>2011-06-16T00:00:00</dc:date>
              <text:p text:style-name="P2"><text:span text:style-name="T1">Kainos pagal išgavimo greičius.</text:span></text:p>
            </office:annotation>
            <text:p>metal cost</text:p>
          </table:table-cell>
          <table:table-cell table:style-name="ce23" table:formula="of:=SUPERFORMULA([.K3];[.C3:.M3])*SDAYS([.O330])" office:value-type="float" office:value="24319.2788894754">
            <text:p>24319.28</text:p>
          </table:table-cell>
          <table:table-cell table:formula="of:=[.C330]*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22"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624in" svg:y="54.0386in" draw:caption-point-x="-0.2402in" draw:caption-point-y="0.3673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table-cell office:value-type="string" office:string-value="T Alliances">
            <text:p>T Alliances</text:p>
          </table:table-cell>
          <table:table-cell table:style-name="ce13" office:value-type="string">
            <text:p>energy cost</text:p>
          </table:table-cell>
          <table:table-cell table:style-name="ce23" table:formula="of:=SUPERFORMULA([.K16];[.C16:.M16])*SDAYS([.O330])" office:value-type="float" office:value="54077.1155579016">
            <text:p>54077.12</text:p>
          </table:table-cell>
          <table:table-cell table:formula="of:=[.C331]*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4" office:value-type="string">
            <text:p>zetium cost</text:p>
          </table:table-cell>
          <table:table-cell table:style-name="ce23" table:formula="of:=SUPERFORMULA([.K33];[.C33:.M33])*SDAYS([.O330])" office:value-type="float" office:value="6591.85577789508">
            <text:p>6591.86</text:p>
          </table:table-cell>
          <table:table-cell table:formula="of:=[.C332]*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4" office:value-type="string">
            <text:p>scientists min</text:p>
          </table:table-cell>
          <table:table-cell table:style-name="ce23" table:number-matrix-columns-spanned="11" table:number-matrix-rows-spanned="1" table:formula="of:=RESEARCHTIME([.C329:.M329])"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office:value-type="string" office:string-value="T Alliances">
            <text:p>T Alliances</text:p>
          </table:table-cell>
          <table:table-cell table:style-name="ce14" office:value-type="string">
            <text:p>war points</text:p>
          </table:table-cell>
          <table:table-cell table:style-name="ce23" table:number-matrix-columns-spanned="11" table:number-matrix-rows-spanned="1" table:formula="of:=TECH_WAR_POINTS([.C330:.M332];[Variables.B12:.B14];[Variables.B23])"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4" office:value-type="string">
            <text:p>max players</text:p>
          </table:table-cell>
          <table:table-cell table:style-name="ce23" office:value-type="float" office:value="2">
            <text:p>2</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2">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Crow</text:p>
          </table:table-cell>
          <table:table-cell table:style-name="ce13" office:value-type="string">
            <text:p>time</text:p>
          </table:table-cell>
          <table:table-cell table:style-name="ce23" table:number-matrix-columns-spanned="11" table:number-matrix-rows-spanned="6" table:formula="of:=UNITTECHCOEFS([Units.J62];[Units.R62];[Units.S62];[Units.T62];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37]" office:value-type="string" office:string-value="T Crow">
            <text:p>T Crow</text:p>
          </table:table-cell>
          <table:table-cell table:style-name="ce13" office:value-type="string">
            <text:p>metal cost</text:p>
          </table:table-cell>
          <table:table-cell table:style-name="ce23"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38]" office:value-type="string" office:string-value="T Crow">
            <text:p>T Crow</text:p>
          </table:table-cell>
          <table:table-cell table:style-name="ce13" office:value-type="string">
            <text:p>energy cost</text:p>
          </table:table-cell>
          <table:table-cell table:style-name="ce23"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39]" office:value-type="string" office:string-value="T Crow">
            <text:p>T Crow</text:p>
          </table:table-cell>
          <table:table-cell table:style-name="ce14" office:value-type="string">
            <text:p>zetium cost</text:p>
          </table:table-cell>
          <table:table-cell table:style-name="ce23"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0]" office:value-type="string" office:string-value="T Crow">
            <text:p>T Crow</text:p>
          </table:table-cell>
          <table:table-cell table:style-name="ce14" office:value-type="string">
            <text:p>armor mod</text:p>
          </table:table-cell>
          <table:table-cell table:style-name="ce23"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1]" office:value-type="string" office:string-value="T Crow">
            <text:p>T Crow</text:p>
          </table:table-cell>
          <table:table-cell table:style-name="ce14" office:value-type="string">
            <text:p>damage mod</text:p>
          </table:table-cell>
          <table:table-cell table:style-name="ce23"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2]" office:value-type="string" office:string-value="T Crow">
            <text:p>T Crow</text:p>
          </table:table-cell>
          <table:table-cell table:style-name="ce14" office:value-type="string">
            <text:p>scientists min</text:p>
          </table:table-cell>
          <table:table-cell table:style-name="ce23" table:number-matrix-columns-spanned="11" table:number-matrix-rows-spanned="1" table:formula="of:=RESEARCHTIME([.C337:.M337])"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43]" office:value-type="string" office:string-value="T Crow">
            <text:p>T Crow</text:p>
          </table:table-cell>
          <table:table-cell table:style-name="ce14" office:value-type="string">
            <text:p>war points</text:p>
          </table:table-cell>
          <table:table-cell table:style-name="ce23" table:number-matrix-columns-spanned="11" table:number-matrix-rows-spanned="1" table:formula="of:=TECH_WAR_POINTS([.C338:.M340];[Variables.$B$12:.$B$14];[Variables.$B$23])"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Cyrix</text:p>
          </table:table-cell>
          <table:table-cell table:style-name="ce13" office:value-type="string">
            <text:p>time</text:p>
          </table:table-cell>
          <table:table-cell table:number-matrix-columns-spanned="11" table:number-matrix-rows-spanned="6" table:formula="of:=UNITTECHCOEFS([Units.J63];[Units.R63];[Units.S63];[Units.T63];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6]" office:value-type="string" office:string-value="T Cyrix">
            <text:p>T Cyrix</text:p>
          </table:table-cell>
          <table:table-cell table:style-name="ce13"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7]" office:value-type="string" office:string-value="T Cyrix">
            <text:p>T Cyrix</text:p>
          </table:table-cell>
          <table:table-cell table:style-name="ce13"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8]" office:value-type="string" office:string-value="T Cyrix">
            <text:p>T Cyrix</text:p>
          </table:table-cell>
          <table:table-cell table:style-name="ce14"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9]" office:value-type="string" office:string-value="T Cyrix">
            <text:p>T Cyrix</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0]" office:value-type="string" office:string-value="T Cyrix">
            <text:p>T Cyrix</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9]" office:value-type="string" office:string-value="T Cyrix">
            <text:p>T Cyrix</text:p>
          </table:table-cell>
          <table:table-cell table:style-name="ce14" office:value-type="string">
            <text:p>scientists min</text:p>
          </table:table-cell>
          <table:table-cell table:style-name="ce23" table:number-matrix-columns-spanned="11" table:number-matrix-rows-spanned="1" table:formula="of:=RESEARCHTIME([.C346:.M346])"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52]" office:value-type="string" office:string-value="T Cyrix">
            <text:p>T Cyrix</text:p>
          </table:table-cell>
          <table:table-cell table:style-name="ce14" office:value-type="string">
            <text:p>war points</text:p>
          </table:table-cell>
          <table:table-cell table:style-name="ce23" table:number-matrix-columns-spanned="11" table:number-matrix-rows-spanned="1" table:formula="of:=TECH_WAR_POINTS([.C347:.M349];[Variables.$B$12:.$B$14];[Variables.$B$23])"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Rhyno</text:p>
          </table:table-cell>
          <table:table-cell table:style-name="ce13" office:value-type="string">
            <text:p>time</text:p>
          </table:table-cell>
          <table:table-cell table:number-matrix-columns-spanned="11" table:number-matrix-rows-spanned="6" table:formula="of:=UNITTECHCOEFS([Units.J64];[Units.R64];[Units.S64];[Units.T64];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5]" office:value-type="string" office:string-value="T Rhyno">
            <text:p>T Rhyno</text:p>
          </table:table-cell>
          <table:table-cell table:style-name="ce13"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6]" office:value-type="string" office:string-value="T Rhyno">
            <text:p>T Rhyno</text:p>
          </table:table-cell>
          <table:table-cell table:style-name="ce13"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7]" office:value-type="string" office:string-value="T Rhyno">
            <text:p>T Rhyno</text:p>
          </table:table-cell>
          <table:table-cell table:style-name="ce14"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8]" office:value-type="string" office:string-value="T Rhyno">
            <text:p>T Rhyno</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9]" office:value-type="string" office:string-value="T Rhyno">
            <text:p>T Rhyno</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8]" office:value-type="string" office:string-value="T Rhyno">
            <text:p>T Rhyno</text:p>
          </table:table-cell>
          <table:table-cell table:style-name="ce14" office:value-type="string">
            <text:p>scientists min</text:p>
          </table:table-cell>
          <table:table-cell table:style-name="ce23" table:number-matrix-columns-spanned="11" table:number-matrix-rows-spanned="1" table:formula="of:=RESEARCHTIME([.C355:.M355])"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61]" office:value-type="string" office:string-value="T Rhyno">
            <text:p>T Rhyno</text:p>
          </table:table-cell>
          <table:table-cell table:style-name="ce14" office:value-type="string">
            <text:p>war points</text:p>
          </table:table-cell>
          <table:table-cell table:style-name="ce23" table:number-matrix-columns-spanned="11" table:number-matrix-rows-spanned="1" table:formula="of:=TECH_WAR_POINTS([.C356:.M358];[Variables.$B$12:.$B$14];[Variables.$B$23])"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Heavy Flight</text:p>
          </table:table-cell>
          <table:table-cell table:style-name="ce14" office:value-type="string">
            <text:p>time</text:p>
          </table:table-cell>
          <table:table-cell table:style-name="ce23" table:number-matrix-columns-spanned="9" table:number-matrix-rows-spanned="1" table:formula="of:=LINEAR_DEP_RAW([.O364] * 60 * [.$P$364]; [.O364] * 60 * [.$Q$364];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1">
            <text:p>1.0000</text:p>
          </table:table-cell>
          <table:table-cell/>
          <table:table-cell table:formula="of:=SUM([Units.J60]; [Units.J64])" office:value-type="float" office:value="1592.5">
            <office:annotation draw:style-name="gr4" draw:text-style-name="P2" svg:width="1.1413in" svg:height="0.7012in" svg:x="11.624in" svg:y="59.9331in" draw:caption-point-x="-0.2402in" draw:caption-point-y="0.189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513in" svg:y="59.9331in" draw:caption-point-x="-0.2402in" draw:caption-point-y="0.189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402in" svg:y="59.9331in" draw:caption-point-x="-0.2402in" draw:caption-point-y="0.189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table-cell office:value-type="string">
            <text:p>T Heavy Flight</text:p>
          </table:table-cell>
          <table:table-cell table:style-name="ce14" office:value-type="string">
            <text:p>metal cost</text:p>
          </table:table-cell>
          <table:table-cell table:style-name="ce23" table:number-matrix-columns-spanned="9" table:number-matrix-rows-spanned="1" table:formula="of:=LINEAR_DEP_RAW([.O365] * [.$P$364]; [.O365] * [.$Q$364]; [.$K$364])"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2">
            <text:p>2.0000</text:p>
          </table:table-cell>
          <table:table-cell/>
          <table:table-cell table:formula="of:=SUM([Units.R60];[Units.R64])" office:value-type="float" office:value="27048">
            <office:annotation draw:style-name="gr4" draw:text-style-name="P2" svg:width="1.1413in" svg:height="0.3902in" svg:x="11.624in" svg:y="60.1122in" draw:caption-point-x="-0.2402in" draw:caption-point-y="0.189in">
              <dc:creator>AŠ</dc:creator>
              <dc:date>2011-04-27T00:00:00</dc:date>
              <text:p text:style-name="P2"><text:span text:style-name="T1">Mule + Rhyno metal cost.</text:span></text:p>
            </office:annotation>
            <text:p>27048</text:p>
          </table:table-cell>
          <table:table-cell table:number-columns-repeated="1009"/>
        </table:table-row>
        <table:table-row table:style-name="ro1">
          <table:table-cell office:value-type="string">
            <text:p>T Heavy Flight</text:p>
          </table:table-cell>
          <table:table-cell table:style-name="ce14" office:value-type="string">
            <text:p>energy cost</text:p>
          </table:table-cell>
          <table:table-cell table:style-name="ce23" table:number-matrix-columns-spanned="9" table:number-matrix-rows-spanned="1" table:formula="of:=LINEAR_DEP_RAW([.O366] * [.$P$364]; [.O366] * [.$Q$364]; [.$K$364])"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2">
            <text:p>2.0000</text:p>
          </table:table-cell>
          <table:table-cell/>
          <table:table-cell table:formula="of:=SUM([Units.S60];[Units.S64])" office:value-type="float" office:value="40122">
            <office:annotation draw:style-name="gr4" draw:text-style-name="P2" svg:width="1.1413in" svg:height="0.3902in" svg:x="11.624in" svg:y="60.2913in" draw:caption-point-x="-0.2402in" draw:caption-point-y="0.189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table-cell office:value-type="string">
            <text:p>T Heavy Flight</text:p>
          </table:table-cell>
          <table:table-cell table:style-name="ce14" office:value-type="string">
            <text:p>zetium cost</text:p>
          </table:table-cell>
          <table:table-cell table:style-name="ce23" table:number-matrix-columns-spanned="9" table:number-matrix-rows-spanned="1" table:formula="of:=LINEAR_DEP_RAW([.O367] * [.$P$364]; [.O367] * [.$Q$364]; [.$K$364])"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3">
            <office:annotation draw:style-name="gr4" draw:text-style-name="P2" svg:width="1.1413in" svg:height="0.8567in" svg:x="9.8665in" svg:y="60.4705in" draw:caption-point-x="-0.2402in" draw:caption-point-y="0.189in">
              <dc:creator>AŠ</dc:creator>
              <dc:date>2011-04-27T00:00:00</dc:date>
              <text:p text:style-name="P2"><text:span text:style-name="T1">To increase zetium consumption on technologies.</text:span></text:p>
              <text:p text:style-name="P2"><text:span text:style-name="T1"/></text:p>
            </office:annotation>
            <text:p>3.0000</text:p>
          </table:table-cell>
          <table:table-cell/>
          <table:table-cell table:formula="of:=SUM([Units.T60];[Units.T64])" office:value-type="float" office:value="4689.6">
            <office:annotation draw:style-name="gr4" draw:text-style-name="P2" svg:width="1.1413in" svg:height="0.3902in" svg:x="11.624in" svg:y="60.4705in" draw:caption-point-x="-0.2402in" draw:caption-point-y="0.189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table-cell office:value-type="string">
            <text:p>T Heavy Flight</text:p>
          </table:table-cell>
          <table:table-cell table:style-name="ce14" office:value-type="string">
            <office:annotation draw:style-name="gr10" draw:text-style-name="P2" svg:width="2.2354in" svg:height="0.9142in" svg:x="2.6311in" svg:y="60.65in" draw:caption-point-x="-0.2402in" draw:caption-point-y="0.189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3"/>
          <table:table-cell office:value-type="float" office:value="5">
            <text:p>5</text:p>
          </table:table-cell>
          <table:table-cell office:value-type="float" office:value="0">
            <text:p>0</text:p>
          </table:table-cell>
          <table:table-cell table:number-columns-repeated="5"/>
          <table:table-cell table:formula="of:=[.K364]" office:value-type="float" office:value="7">
            <text:p>7</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Heavy Flight</text:p>
          </table:table-cell>
          <table:table-cell table:style-name="ce14" office:value-type="string">
            <text:p>scientists min</text:p>
          </table:table-cell>
          <table:table-cell table:style-name="ce23" table:number-matrix-columns-spanned="11" table:number-matrix-rows-spanned="1" table:formula="of:=RESEARCHTIME([.C364:.M364])"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69]" office:value-type="string" office:string-value="T Heavy Flight">
            <text:p>T Heavy Flight</text:p>
          </table:table-cell>
          <table:table-cell table:style-name="ce14" office:value-type="string">
            <text:p>war points</text:p>
          </table:table-cell>
          <table:table-cell table:style-name="ce23" table:number-matrix-columns-spanned="11" table:number-matrix-rows-spanned="1" table:formula="of:=TECH_WAR_POINTS([.C365:.M367];[Variables.$B$12:.$B$14];[Variables.$B$23])"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Dart</text:p>
          </table:table-cell>
          <table:table-cell table:style-name="ce13" office:value-type="string">
            <text:p>time</text:p>
          </table:table-cell>
          <table:table-cell table:number-matrix-columns-spanned="11" table:number-matrix-rows-spanned="6" table:formula="of:=UNITTECHCOEFS([Units.J68];[Units.R68];[Units.S68];[Units.T68];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72]" office:value-type="string" office:string-value="T Dart">
            <text:p>T Dart</text:p>
          </table:table-cell>
          <table:table-cell table:style-name="ce13"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73]" office:value-type="string" office:string-value="T Dart">
            <text:p>T Dart</text:p>
          </table:table-cell>
          <table:table-cell table:style-name="ce13"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74]" office:value-type="string" office:string-value="T Dart">
            <text:p>T Dart</text:p>
          </table:table-cell>
          <table:table-cell table:style-name="ce14"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75]" office:value-type="string" office:string-value="T Dart">
            <text:p>T Dart</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76]" office:value-type="string" office:string-value="T Dart">
            <text:p>T Dart</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75]" office:value-type="string" office:string-value="T Dart">
            <text:p>T Dart</text:p>
          </table:table-cell>
          <table:table-cell table:style-name="ce14" office:value-type="string">
            <text:p>scientists min</text:p>
          </table:table-cell>
          <table:table-cell table:style-name="ce23" table:number-matrix-columns-spanned="11" table:number-matrix-rows-spanned="1" table:formula="of:=RESEARCHTIME([.C372:.M372])"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78]" office:value-type="string" office:string-value="T Dart">
            <text:p>T Dart</text:p>
          </table:table-cell>
          <table:table-cell table:style-name="ce14" office:value-type="string">
            <text:p>war points</text:p>
          </table:table-cell>
          <table:table-cell table:style-name="ce23" table:number-matrix-columns-spanned="11" table:number-matrix-rows-spanned="1" table:formula="of:=TECH_WAR_POINTS([.C373:.M375];[Variables.$B$12:.$B$14];[Variables.$B$23])"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Avenger</text:p>
          </table:table-cell>
          <table:table-cell table:style-name="ce13" office:value-type="string">
            <text:p>time</text:p>
          </table:table-cell>
          <table:table-cell table:number-matrix-columns-spanned="11" table:number-matrix-rows-spanned="6" table:formula="of:=UNITTECHCOEFS([Units.J69];[Units.R69];[Units.S69];[Units.T69];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1]" office:value-type="string" office:string-value="T Avenger">
            <text:p>T Avenger</text:p>
          </table:table-cell>
          <table:table-cell table:style-name="ce13"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2]" office:value-type="string" office:string-value="T Avenger">
            <text:p>T Avenger</text:p>
          </table:table-cell>
          <table:table-cell table:style-name="ce13"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3]" office:value-type="string" office:string-value="T Avenger">
            <text:p>T Avenger</text:p>
          </table:table-cell>
          <table:table-cell table:style-name="ce14"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4]" office:value-type="string" office:string-value="T Avenger">
            <text:p>T Avenger</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5]" office:value-type="string" office:string-value="T Avenger">
            <text:p>T Avenger</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4]" office:value-type="string" office:string-value="T Avenger">
            <text:p>T Avenger</text:p>
          </table:table-cell>
          <table:table-cell table:style-name="ce14" office:value-type="string">
            <text:p>scientists min</text:p>
          </table:table-cell>
          <table:table-cell table:style-name="ce23" table:number-matrix-columns-spanned="11" table:number-matrix-rows-spanned="1" table:formula="of:=RESEARCHTIME([.C381:.M381])"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87]" office:value-type="string" office:string-value="T Avenger">
            <text:p>T Avenger</text:p>
          </table:table-cell>
          <table:table-cell table:style-name="ce14" office:value-type="string">
            <text:p>war points</text:p>
          </table:table-cell>
          <table:table-cell table:style-name="ce23" table:number-matrix-columns-spanned="11" table:number-matrix-rows-spanned="1" table:formula="of:=TECH_WAR_POINTS([.C382:.M384];[Variables.$B$12:.$B$14];[Variables.$B$23])"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Jumper</text:p>
          </table:table-cell>
          <table:table-cell table:style-name="ce13" office:value-type="string">
            <office:annotation draw:style-name="gr4" draw:text-style-name="P2" svg:width="1.1413in" svg:height="0.2346in" svg:x="2.6311in" svg:y="64.3035in" draw:caption-point-x="-0.2402in" draw:caption-point-y="0.189in">
              <dc:creator>AŠ</dc:creator>
              <dc:date>2011-04-04T00:00:00</dc:date>
              <text:p text:style-name="P2"><text:span text:style-name="T1">1,5x Crow time</text:span></text:p>
            </office:annotation>
            <text:p>time</text:p>
          </table:table-cell>
          <table:table-cell table:style-name="ce23" table:formula="of:=[.C337]*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90]" office:value-type="string" office:string-value="T Jumper">
            <text:p>T Jumper</text:p>
          </table:table-cell>
          <table:table-cell table:style-name="ce13" office:value-type="string">
            <office:annotation draw:style-name="gr4" draw:text-style-name="P2" svg:width="1.1413in" svg:height="0.7012in" svg:x="2.6311in" svg:y="64.4827in" draw:caption-point-x="-0.2402in" draw:caption-point-y="0.189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3" table:formula="of:=15*[Units.R61]" office:value-type="float" office:value="11531.25">
            <text:p>11531.25</text:p>
          </table:table-cell>
          <table:table-cell table:number-columns-repeated="7"/>
          <table:table-cell table:formula="of:=[.K390]"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91]" office:value-type="string" office:string-value="T Jumper">
            <text:p>T Jumper</text:p>
          </table:table-cell>
          <table:table-cell table:style-name="ce13" office:value-type="string">
            <text:p>energy cost</text:p>
          </table:table-cell>
          <table:table-cell table:style-name="ce23" table:formula="of:=15*[Units.S61]" office:value-type="float" office:value="16143.75">
            <text:p>16143.75</text:p>
          </table:table-cell>
          <table:table-cell table:number-columns-repeated="7"/>
          <table:table-cell table:formula="of:=[.K391]"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92]" office:value-type="string" office:string-value="T Jumper">
            <text:p>T Jumper</text:p>
          </table:table-cell>
          <table:table-cell table:style-name="ce14" office:value-type="string">
            <text:p>zetium cost</text:p>
          </table:table-cell>
          <table:table-cell table:style-name="ce23" table:formula="of:=15*[Units.T61]" office:value-type="float" office:value="2017.96875">
            <text:p>2017.97</text:p>
          </table:table-cell>
          <table:table-cell table:number-columns-repeated="7"/>
          <table:table-cell table:formula="of:=[.K392]"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93]" office:value-type="string" office:string-value="T Jumper">
            <text:p>T Jumper</text:p>
          </table:table-cell>
          <table:table-cell table:style-name="ce14" office:value-type="string">
            <office:annotation draw:style-name="gr4" draw:text-style-name="P2" svg:width="1.1413in" svg:height="0.3902in" svg:x="2.6311in" svg:y="65.0201in" draw:caption-point-x="-0.2402in" draw:caption-point-y="0.189in">
              <dc:creator>AŠ</dc:creator>
              <dc:date>2011-04-04T00:00:00</dc:date>
              <text:p text:style-name="P2"><text:span text:style-name="T1">1,5x Crow scientists</text:span></text:p>
            </office:annotation>
            <text:p>scientists min</text:p>
          </table:table-cell>
          <table:table-cell table:style-name="ce23" table:formula="of:=[.C343]*[.M343]*1.5" office:value-type="float" office:value="118.125">
            <text:p>118.13</text:p>
          </table:table-cell>
          <table:table-cell table:number-columns-repeated="7"/>
          <table:table-cell table:formula="of:=[.K393]"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394]" office:value-type="string" office:string-value="T Jumper">
            <text:p>T Jumper</text:p>
          </table:table-cell>
          <table:table-cell table:style-name="ce14" office:value-type="string">
            <text:p>war points</text:p>
          </table:table-cell>
          <table:table-cell table:style-name="ce23" table:number-matrix-columns-spanned="11" table:number-matrix-rows-spanned="1" table:formula="of:=TECH_WAR_POINTS([.C391:.M393];[Variables.$B$12:.$B$14];[Variables.$B$23])"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8">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Ships Armor</text:p>
          </table:table-cell>
          <table:table-cell table:style-name="ce13" office:value-type="string">
            <text:p>time</text:p>
          </table:table-cell>
          <table:table-cell table:style-name="ce23" table:number-matrix-columns-spanned="11" table:number-matrix-rows-spanned="5" table:formula="of:=UNITTECHGROUPCOEFS(AVERAGE([Units.J62:.J63];[Units.J68:.J69]); AVERAGE([Units.R62:.R63];[Units.R68:.R69]); AVERAGE([Units.S62:.S63];[Units.S68:.S69]); AVERAGE([Units.T62:.T63];[Units.T68:.T69]);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97]" office:value-type="string" office:string-value="T Ships Armor">
            <text:p>T Ships Armor</text:p>
          </table:table-cell>
          <table:table-cell table:style-name="ce13" office:value-type="string">
            <text:p>metal cost</text:p>
          </table:table-cell>
          <table:table-cell table:style-name="ce23"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98]" office:value-type="string" office:string-value="T Ships Armor">
            <text:p>T Ships Armor</text:p>
          </table:table-cell>
          <table:table-cell table:style-name="ce13" office:value-type="string">
            <text:p>energy cost</text:p>
          </table:table-cell>
          <table:table-cell table:style-name="ce23"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hips Armor</text:p>
          </table:table-cell>
          <table:table-cell table:style-name="ce14" office:value-type="string">
            <text:p>zetium cost</text:p>
          </table:table-cell>
          <table:table-cell table:style-name="ce23"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00]" office:value-type="string" office:string-value="T Ships Armor">
            <text:p>T Ships Armor</text:p>
          </table:table-cell>
          <table:table-cell table:style-name="ce14" office:value-type="string">
            <text:p>armor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01]" office:value-type="string" office:string-value="T Ships Armor">
            <text:p>T Ships Armor</text:p>
          </table:table-cell>
          <table:table-cell table:style-name="ce14" office:value-type="string">
            <text:p>scientists min</text:p>
          </table:table-cell>
          <table:table-cell table:style-name="ce23" table:number-matrix-columns-spanned="11" table:number-matrix-rows-spanned="1" table:formula="of:=RESEARCHTIME([.C397:.M397])"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402]" office:value-type="string" office:string-value="T Ships Armor">
            <text:p>T Ships Armor</text:p>
          </table:table-cell>
          <table:table-cell table:style-name="ce14" office:value-type="string">
            <text:p>war points</text:p>
          </table:table-cell>
          <table:table-cell table:style-name="ce23" table:number-matrix-columns-spanned="11" table:number-matrix-rows-spanned="1" table:formula="of:=TECH_WAR_POINTS([.C398:.M400];[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Ships Damage</text:p>
          </table:table-cell>
          <table:table-cell table:style-name="ce13" office:value-type="string">
            <text:p>time</text:p>
          </table:table-cell>
          <table:table-cell table:style-name="ce23" table:number-matrix-columns-spanned="10" table:number-matrix-rows-spanned="6" table:formula="of:=[.C397:.L402]"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97]" office:value-type="float" office:value="1">
            <text:p>1.0000</text:p>
          </table:table-cell>
          <table:table-cell table:number-columns-repeated="1011"/>
        </table:table-row>
        <table:table-row table:style-name="ro1">
          <table:table-cell table:formula="of:=[.A405]" office:value-type="string" office:string-value="T Ships Damage">
            <text:p>T Ships Damage</text:p>
          </table:table-cell>
          <table:table-cell table:style-name="ce13" office:value-type="string">
            <text:p>metal cost</text:p>
          </table:table-cell>
          <table:table-cell table:style-name="ce23"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98]" office:value-type="float" office:value="1">
            <text:p>1.0000</text:p>
          </table:table-cell>
          <table:table-cell table:number-columns-repeated="1011"/>
        </table:table-row>
        <table:table-row table:style-name="ro1">
          <table:table-cell table:formula="of:=[.A406]" office:value-type="string" office:string-value="T Ships Damage">
            <text:p>T Ships Damage</text:p>
          </table:table-cell>
          <table:table-cell table:style-name="ce13" office:value-type="string">
            <text:p>energy cost</text:p>
          </table:table-cell>
          <table:table-cell table:style-name="ce23"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99]" office:value-type="float" office:value="1">
            <text:p>1.0000</text:p>
          </table:table-cell>
          <table:table-cell table:number-columns-repeated="1011"/>
        </table:table-row>
        <table:table-row table:style-name="ro1">
          <table:table-cell table:formula="of:=[.A407]" office:value-type="string" office:string-value="T Ships Damage">
            <text:p>T Ships Damage</text:p>
          </table:table-cell>
          <table:table-cell table:style-name="ce14" office:value-type="string">
            <text:p>zetium cost</text:p>
          </table:table-cell>
          <table:table-cell table:style-name="ce23"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00]" office:value-type="float" office:value="1">
            <text:p>1.0000</text:p>
          </table:table-cell>
          <table:table-cell table:number-columns-repeated="1011"/>
        </table:table-row>
        <table:table-row table:style-name="ro1">
          <table:table-cell table:formula="of:=[.A408]" office:value-type="string" office:string-value="T Ships Damage">
            <text:p>T Ships Damage</text:p>
          </table:table-cell>
          <table:table-cell table:style-name="ce14" office:value-type="string">
            <office:annotation draw:style-name="gr4" draw:text-style-name="P2" svg:width="1.1413in" svg:height="0.2346in" svg:x="2.6311in" svg:y="67.5406in" draw:caption-point-x="-0.2402in" draw:caption-point-y="0.189in">
              <dc:creator>AŠ</dc:creator>
              <dc:date>2011-03-08T00:00:00</dc:date>
              <text:p text:style-name="P2"><text:span text:style-name="T1">2x armor mod</text:span></text:p>
            </office:annotation>
            <text:p>damage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01]*2" office:value-type="float" office:value="2">
            <text:p>2.0000</text:p>
          </table:table-cell>
          <table:table-cell table:number-columns-repeated="1011"/>
        </table:table-row>
        <table:table-row table:style-name="ro1">
          <table:table-cell table:formula="of:=[.A409]" office:value-type="string" office:string-value="T Ships Damage">
            <text:p>T Ships Damage</text:p>
          </table:table-cell>
          <table:table-cell table:style-name="ce14" office:value-type="string">
            <text:p>scientists min</text:p>
          </table:table-cell>
          <table:table-cell table:style-name="ce23"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02]" office:value-type="float" office:value="0.00333333333333333">
            <text:p>0.0033</text:p>
          </table:table-cell>
          <table:table-cell table:number-columns-repeated="1011"/>
        </table:table-row>
        <table:table-row table:style-name="ro1">
          <table:table-cell table:formula="of:=[.A410]" office:value-type="string" office:string-value="T Ships Damage">
            <text:p>T Ships Damage</text:p>
          </table:table-cell>
          <table:table-cell table:style-name="ce14" office:value-type="string">
            <text:p>war points</text:p>
          </table:table-cell>
          <table:table-cell table:style-name="ce23" table:number-matrix-columns-spanned="11" table:number-matrix-rows-spanned="1" table:formula="of:=TECH_WAR_POINTS([.C406:.M408];[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Ground Factory</text:p>
          </table:table-cell>
          <table:table-cell table:style-name="ce13" office:value-type="string">
            <office:annotation draw:style-name="gr4" draw:text-style-name="P2" svg:width="1.1413in" svg:height="0.3902in" svg:x="2.6311in" svg:y="68.1614in" draw:caption-point-x="-0.2402in" draw:caption-point-y="0.189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16:.J11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8">
            <text:p>0.8000</text:p>
          </table:table-cell>
          <table:table-cell table:number-columns-repeated="1011"/>
        </table:table-row>
        <table:table-row table:style-name="ro1">
          <table:table-cell table:formula="of:=[.A413]" office:value-type="string" office:string-value="T Ground Factory">
            <text:p>T Ground Factory</text:p>
          </table:table-cell>
          <table:table-cell table:style-name="ce13" office:value-type="string">
            <text:p>metal cost</text:p>
          </table:table-cell>
          <table:table-cell table:number-matrix-columns-spanned="8" table:number-matrix-rows-spanned="3" table:formula="of:=[.C118:.J120]"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3]" office:value-type="float" office:value="1">
            <text:p>1</text:p>
          </table:table-cell>
          <table:table-cell/>
          <table:table-cell table:style-name="ce22" table:formula="of:=[.M413]" office:value-type="float" office:value="0.8">
            <text:p>0.8000</text:p>
          </table:table-cell>
          <table:table-cell table:number-columns-repeated="1011"/>
        </table:table-row>
        <table:table-row table:style-name="ro1">
          <table:table-cell table:formula="of:=[.A414]" office:value-type="string" office:string-value="T Ground Factory">
            <text:p>T Ground Factory</text:p>
          </table:table-cell>
          <table:table-cell table:style-name="ce13"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4]" office:value-type="float" office:value="1">
            <text:p>1</text:p>
          </table:table-cell>
          <table:table-cell/>
          <table:table-cell table:style-name="ce22" table:formula="of:=[.M414]" office:value-type="float" office:value="0.8">
            <text:p>0.8000</text:p>
          </table:table-cell>
          <table:table-cell table:number-columns-repeated="1011"/>
        </table:table-row>
        <table:table-row table:style-name="ro1">
          <table:table-cell table:formula="of:=[.A415]" office:value-type="string" office:string-value="T Ground Factory">
            <text:p>T Ground Factory</text:p>
          </table:table-cell>
          <table:table-cell table:style-name="ce14"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5]" office:value-type="float" office:value="1">
            <text:p>1</text:p>
          </table:table-cell>
          <table:table-cell/>
          <table:table-cell table:style-name="ce22" table:formula="of:=[.M415]" office:value-type="float" office:value="0.8">
            <text:p>0.8000</text:p>
          </table:table-cell>
          <table:table-cell table:number-columns-repeated="1011"/>
        </table:table-row>
        <table:table-row table:style-name="ro1">
          <table:table-cell table:formula="of:=[.A416]" office:value-type="string" office:string-value="T Ground Factory">
            <text:p>T Ground Factory</text:p>
          </table:table-cell>
          <table:table-cell table:style-name="ce14" office:value-type="string">
            <text:p>scientists min</text:p>
          </table:table-cell>
          <table:table-cell table:style-name="ce23" table:number-matrix-columns-spanned="11" table:number-matrix-rows-spanned="1" table:formula="of:=RESEARCHTIME([.C413:.M413])"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66666666666667">
            <text:p>0.0027</text:p>
          </table:table-cell>
          <table:table-cell table:number-columns-repeated="1011"/>
        </table:table-row>
        <table:table-row table:style-name="ro1">
          <table:table-cell table:formula="of:=[.A417]" office:value-type="string" office:string-value="T Ground Factory">
            <text:p>T Ground Factory</text:p>
          </table:table-cell>
          <table:table-cell table:style-name="ce14" office:value-type="string">
            <text:p>war points</text:p>
          </table:table-cell>
          <table:table-cell table:style-name="ce23" table:number-matrix-columns-spanned="11" table:number-matrix-rows-spanned="1" table:formula="of:=TECH_WAR_POINTS([.C414:.M416];[Variables.$B$12:.$B$14];[Variables.$B$23])"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2"/>
          <table:table-cell table:number-columns-repeated="1011"/>
        </table:table-row>
        <table:table-row table:style-name="ro1">
          <table:table-cell office:value-type="string">
            <text:p>T Tanks Armor</text:p>
          </table:table-cell>
          <table:table-cell table:style-name="ce13" office:value-type="string">
            <text:p>time</text:p>
          </table:table-cell>
          <table:table-cell table:number-matrix-columns-spanned="11" table:number-matrix-rows-spanned="5" table:formula="of:=UNITTECHGROUPCOEFS(AVERAGE([Units.J56:.J57]); AVERAGE([Units.R56:.R57]); AVERAGE([Units.S56:.S57]); AVERAGE([Units.T56:.T57]);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20]" office:value-type="string" office:string-value="T Tanks Armor">
            <text:p>T Tanks Armor</text:p>
          </table:table-cell>
          <table:table-cell table:style-name="ce13"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21]" office:value-type="string" office:string-value="T Tanks Armor">
            <text:p>T Tanks Armor</text:p>
          </table:table-cell>
          <table:table-cell table:style-name="ce13"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22]" office:value-type="string" office:string-value="T Tanks Armor">
            <text:p>T Tanks Armor</text:p>
          </table:table-cell>
          <table:table-cell table:style-name="ce14"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23]" office:value-type="string" office:string-value="T Tanks Armor">
            <text:p>T Tanks Armor</text:p>
          </table:table-cell>
          <table:table-cell table:style-name="ce14"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24]" office:value-type="string" office:string-value="T Tanks Armor">
            <text:p>T Tanks Armor</text:p>
          </table:table-cell>
          <table:table-cell table:style-name="ce14" office:value-type="string">
            <text:p>scientists min</text:p>
          </table:table-cell>
          <table:table-cell table:number-matrix-columns-spanned="11" table:number-matrix-rows-spanned="1" table:formula="of:=RESEARCHTIME([.C420:.M42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425]" office:value-type="string" office:string-value="T Tanks Armor">
            <text:p>T Tanks Armor</text:p>
          </table:table-cell>
          <table:table-cell table:style-name="ce14" office:value-type="string">
            <text:p>war points</text:p>
          </table:table-cell>
          <table:table-cell table:style-name="ce23" table:number-matrix-columns-spanned="11" table:number-matrix-rows-spanned="1" table:formula="of:=TECH_WAR_POINTS([.C421:.M423];[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8">
          <table:table-cell/>
          <table:table-cell table:style-name="ce14"/>
          <table:table-cell table:number-columns-repeated="10"/>
          <table:table-cell table:style-name="ce22"/>
          <table:table-cell table:number-columns-repeated="1011"/>
        </table:table-row>
        <table:table-row table:style-name="ro1">
          <table:table-cell office:value-type="string">
            <text:p>T Tanks Damage</text:p>
          </table:table-cell>
          <table:table-cell table:style-name="ce13" office:value-type="string">
            <text:p>time</text:p>
          </table:table-cell>
          <table:table-cell table:number-matrix-columns-spanned="10" table:number-matrix-rows-spanned="6" table:formula="of:=[.C420:.L425]"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20]" office:value-type="float" office:value="1">
            <text:p>1.0000</text:p>
          </table:table-cell>
          <table:table-cell table:number-columns-repeated="1011"/>
        </table:table-row>
        <table:table-row table:style-name="ro1">
          <table:table-cell table:formula="of:=[.A428]" office:value-type="string" office:string-value="T Tanks Damage">
            <text:p>T Tanks Damage</text:p>
          </table:table-cell>
          <table:table-cell table:style-name="ce13"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21]" office:value-type="float" office:value="1">
            <text:p>1.0000</text:p>
          </table:table-cell>
          <table:table-cell table:number-columns-repeated="1011"/>
        </table:table-row>
        <table:table-row table:style-name="ro1">
          <table:table-cell table:formula="of:=[.A429]" office:value-type="string" office:string-value="T Tanks Damage">
            <text:p>T Tanks Damage</text:p>
          </table:table-cell>
          <table:table-cell table:style-name="ce13"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22]" office:value-type="float" office:value="1">
            <text:p>1.0000</text:p>
          </table:table-cell>
          <table:table-cell table:number-columns-repeated="1011"/>
        </table:table-row>
        <table:table-row table:style-name="ro1">
          <table:table-cell table:formula="of:=[.A430]" office:value-type="string" office:string-value="T Tanks Damage">
            <text:p>T Tanks Damage</text:p>
          </table:table-cell>
          <table:table-cell table:style-name="ce14"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23]" office:value-type="float" office:value="1">
            <text:p>1.0000</text:p>
          </table:table-cell>
          <table:table-cell table:number-columns-repeated="1011"/>
        </table:table-row>
        <table:table-row table:style-name="ro1">
          <table:table-cell table:formula="of:=[.A431]" office:value-type="string" office:string-value="T Tanks Damage">
            <text:p>T Tanks Damage</text:p>
          </table:table-cell>
          <table:table-cell table:style-name="ce14" office:value-type="string">
            <office:annotation draw:style-name="gr4" draw:text-style-name="P2" svg:width="1.1413in" svg:height="0.2346in" svg:x="2.6311in" svg:y="71.3902in" draw:caption-point-x="-0.2402in" draw:caption-point-y="0.189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24]*2" office:value-type="float" office:value="2">
            <text:p>2.0000</text:p>
          </table:table-cell>
          <table:table-cell table:number-columns-repeated="1011"/>
        </table:table-row>
        <table:table-row table:style-name="ro1">
          <table:table-cell table:formula="of:=[.A432]" office:value-type="string" office:string-value="T Tanks Damage">
            <text:p>T Tanks Damage</text:p>
          </table:table-cell>
          <table:table-cell table:style-name="ce14"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25]" office:value-type="float" office:value="0.00333333333333333">
            <text:p>0.0033</text:p>
          </table:table-cell>
          <table:table-cell table:number-columns-repeated="1011"/>
        </table:table-row>
        <table:table-row table:style-name="ro1">
          <table:table-cell table:formula="of:=[.A433]" office:value-type="string" office:string-value="T Tanks Damage">
            <text:p>T Tanks Damage</text:p>
          </table:table-cell>
          <table:table-cell table:style-name="ce14" office:value-type="string">
            <text:p>war points</text:p>
          </table:table-cell>
          <table:table-cell table:style-name="ce23" table:number-matrix-columns-spanned="11" table:number-matrix-rows-spanned="1" table:formula="of:=TECH_WAR_POINTS([.C429:.M431];[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4"/>
          <table:table-cell table:number-columns-repeated="10"/>
          <table:table-cell table:style-name="ce22"/>
          <table:table-cell table:number-columns-repeated="1011"/>
        </table:table-row>
        <table:table-row table:style-name="ro1">
          <table:table-cell office:value-type="string">
            <text:p>T Scorpion</text:p>
          </table:table-cell>
          <table:table-cell table:style-name="ce13" office:value-type="string">
            <text:p>time</text:p>
          </table:table-cell>
          <table:table-cell table:number-matrix-columns-spanned="11" table:number-matrix-rows-spanned="6" table:formula="of:=UNITTECHCOEFS([Units.J56];[Units.R56];[Units.S56];[Units.T56];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3"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3"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scientists min</text:p>
          </table:table-cell>
          <table:table-cell table:style-name="ce23" table:number-matrix-columns-spanned="11" table:number-matrix-rows-spanned="1" table:formula="of:=RESEARCHTIME([.C436:.M436])"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442]" office:value-type="string" office:string-value="T Scorpion">
            <text:p>T Scorpion</text:p>
          </table:table-cell>
          <table:table-cell table:style-name="ce14" office:value-type="string">
            <text:p>war points</text:p>
          </table:table-cell>
          <table:table-cell table:style-name="ce23" table:number-matrix-columns-spanned="11" table:number-matrix-rows-spanned="1" table:formula="of:=TECH_WAR_POINTS([.C437:.M439];[Variables.$B$12:.$B$14];[Variables.$B$23])"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MDH</text:p>
          </table:table-cell>
          <table:table-cell table:style-name="ce13" office:value-type="string">
            <text:p>time</text:p>
          </table:table-cell>
          <table:table-cell table:number-matrix-columns-spanned="11" table:number-matrix-rows-spanned="6" table:formula="of:=UNITTECHCOEFS([Units.J59]/[.O445];[Units.R59]/[.O445];[Units.S59]/[.O445];[Units.T59]/[.O445];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table-cell office:value-type="float" office:value="3.5">
            <office:annotation draw:style-name="gr4" draw:text-style-name="P2" svg:width="1.1413in" svg:height="0.3902in" svg:x="11.624in" svg:y="73.1244in" draw:caption-point-x="-0.2402in" draw:caption-point-y="0.6in">
              <dc:creator>AŠ</dc:creator>
              <dc:date>2011-06-27T00:00:00</dc:date>
              <text:p text:style-name="P2"><text:span text:style-name="T1">Divider for MDH tech coefs</text:span></text:p>
            </office:annotation>
            <text:p>3.5</text:p>
          </table:table-cell>
          <table:table-cell table:number-columns-repeated="1009"/>
        </table:table-row>
        <table:table-row table:style-name="ro1">
          <table:table-cell table:formula="of:=[.A445]" office:value-type="string" office:string-value="T MDH">
            <text:p>T MDH</text:p>
          </table:table-cell>
          <table:table-cell table:style-name="ce13"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46]" office:value-type="string" office:string-value="T MDH">
            <text:p>T MDH</text:p>
          </table:table-cell>
          <table:table-cell table:style-name="ce13"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47]" office:value-type="string" office:string-value="T MDH">
            <text:p>T MDH</text:p>
          </table:table-cell>
          <table:table-cell table:style-name="ce14"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48]" office:value-type="string" office:string-value="T MDH">
            <text:p>T MDH</text:p>
          </table:table-cell>
          <table:table-cell table:style-name="ce14"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table-cell table:formula="of:=[.A449]" office:value-type="string" office:string-value="T MDH">
            <text:p>T MDH</text:p>
          </table:table-cell>
          <table:table-cell table:style-name="ce14"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table-cell table:formula="of:=[.A448]" office:value-type="string" office:string-value="T MDH">
            <text:p>T MDH</text:p>
          </table:table-cell>
          <table:table-cell table:style-name="ce14" office:value-type="string">
            <text:p>scientists min</text:p>
          </table:table-cell>
          <table:table-cell table:style-name="ce23" table:number-matrix-columns-spanned="11" table:number-matrix-rows-spanned="1" table:formula="of:=RESEARCHTIME([.C445:.M445])"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451]" office:value-type="string" office:string-value="T MDH">
            <text:p>T MDH</text:p>
          </table:table-cell>
          <table:table-cell table:style-name="ce14" office:value-type="string">
            <text:p>war points</text:p>
          </table:table-cell>
          <table:table-cell table:style-name="ce23" table:number-matrix-columns-spanned="11" table:number-matrix-rows-spanned="1" table:formula="of:=TECH_WAR_POINTS([.C446:.M448];[Variables.$B$12:.$B$14];[Variables.$B$23])"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8">
          <table:table-cell/>
          <table:table-cell table:style-name="ce13"/>
          <table:table-cell table:number-columns-repeated="10"/>
          <table:table-cell table:style-name="ce22"/>
          <table:table-cell table:number-columns-repeated="1011"/>
        </table:table-row>
        <table:table-row table:style-name="ro1">
          <table:table-cell office:value-type="string">
            <text:p>T Azure</text:p>
          </table:table-cell>
          <table:table-cell table:style-name="ce13"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54]" office:value-type="string" office:string-value="T Azure">
            <text:p>T Azure</text:p>
          </table:table-cell>
          <table:table-cell table:style-name="ce13"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55]" office:value-type="string" office:string-value="T Azure">
            <text:p>T Azure</text:p>
          </table:table-cell>
          <table:table-cell table:style-name="ce13"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56]" office:value-type="string" office:string-value="T Azure">
            <text:p>T Azure</text:p>
          </table:table-cell>
          <table:table-cell table:style-name="ce14"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57]" office:value-type="string" office:string-value="T Azure">
            <text:p>T Azure</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58]" office:value-type="string" office:string-value="T Azure">
            <text:p>T Azure</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57]" office:value-type="string" office:string-value="T Azure">
            <text:p>T Azure</text:p>
          </table:table-cell>
          <table:table-cell table:style-name="ce14" office:value-type="string">
            <text:p>scientists min</text:p>
          </table:table-cell>
          <table:table-cell table:style-name="ce23" table:number-matrix-columns-spanned="11" table:number-matrix-rows-spanned="1" table:formula="of:=RESEARCHTIME([.C454:.M454])"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460]" office:value-type="string" office:string-value="T Azure">
            <text:p>T Azure</text:p>
          </table:table-cell>
          <table:table-cell table:style-name="ce14" office:value-type="string">
            <text:p>war points</text:p>
          </table:table-cell>
          <table:table-cell table:style-name="ce23" table:number-matrix-columns-spanned="11" table:number-matrix-rows-spanned="1" table:formula="of:=TECH_WAR_POINTS([.C455:.M457];[Variables.$B$12:.$B$14];[Variables.$B$23])"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4"/>
          <table:table-cell table:style-name="ce23"/>
          <table:table-cell table:number-columns-repeated="9"/>
          <table:table-cell table:style-name="ce22"/>
          <table:table-cell table:number-columns-repeated="1011"/>
        </table:table-row>
        <table:table-row table:style-name="ro1">
          <table:table-cell table:number-matrix-columns-spanned="1" table:number-matrix-rows-spanned="8" table:formula="of:=&quot;T Zeus&quot;" office:value-type="string" office:string-value="T Zeus">
            <text:p>T Zeus</text:p>
          </table:table-cell>
          <table:table-cell table:style-name="ce13" office:value-type="string">
            <text:p>time</text:p>
          </table:table-cell>
          <table:table-cell table:style-name="ce23" table:number-matrix-columns-spanned="11" table:number-matrix-rows-spanned="6" table:formula="of:=UNITTECHCOEFS([Units.J58];[Units.R58];[Units.S58];[Units.T58];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3" office:value-type="string">
            <text:p>metal cost</text:p>
          </table:table-cell>
          <table:table-cell table:style-name="ce23"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3" office:value-type="string">
            <text:p>energy cost</text:p>
          </table:table-cell>
          <table:table-cell table:style-name="ce23"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4" office:value-type="string">
            <text:p>zetium cost</text:p>
          </table:table-cell>
          <table:table-cell table:style-name="ce23"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4" office:value-type="string">
            <text:p>armor mod</text:p>
          </table:table-cell>
          <table:table-cell table:style-name="ce23"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4" office:value-type="string">
            <text:p>damage mod</text:p>
          </table:table-cell>
          <table:table-cell table:style-name="ce23"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4" office:value-type="string">
            <text:p>scientists min</text:p>
          </table:table-cell>
          <table:table-cell table:style-name="ce23" table:number-matrix-columns-spanned="11" table:number-matrix-rows-spanned="1" table:formula="of:=RESEARCHTIME([.C463:.M463])"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2">
          <table:table-cell office:value-type="string" office:string-value="T Zeus">
            <text:p>T Zeus</text:p>
          </table:table-cell>
          <table:table-cell table:style-name="ce14" office:value-type="string">
            <text:p>war points</text:p>
          </table:table-cell>
          <table:table-cell table:number-matrix-columns-spanned="11" table:number-matrix-rows-spanned="1" table:formula="of:=TECH_WAR_POINTS([.C464:.M466];[Variables.B12:.B14];[Variables.B23])"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table:table-cell table:style-name="ce13"/>
          <table:table-cell table:number-columns-repeated="1022"/>
        </table:table-row>
        <table:table-row table:style-name="ro1" table:number-rows-repeated="3">
          <table:table-cell/>
          <table:table-cell table:style-name="ce13"/>
          <table:table-cell table:number-columns-repeated="8"/>
          <table:table-cell table:style-name="ce13"/>
          <table:table-cell/>
          <table:table-cell table:style-name="ce22"/>
          <table:table-cell table:number-columns-repeated="1011"/>
        </table:table-row>
        <table:table-row table:style-name="ro2">
          <table:table-cell table:style-name="ce4"/>
          <table:table-cell table:style-name="ce15" table:number-columns-repeated="11"/>
          <table:table-cell table:style-name="ce50"/>
          <table:table-cell table:number-columns-repeated="1011"/>
        </table:table-row>
        <table:table-row table:style-name="ro11">
          <table:table-cell table:style-name="ce5" office:value-type="string">
            <text:p>table_end</text:p>
          </table:table-cell>
          <table:table-cell table:style-name="ce16" table:number-columns-repeated="10"/>
          <table:table-cell table:style-name="ce48" table:number-columns-repeated="1013"/>
        </table:table-row>
        <table:table-row table:style-name="ro6">
          <table:table-cell table:number-columns-repeated="8"/>
          <table:table-cell table:style-name="ce39" table:number-columns-repeated="5"/>
          <table:table-cell table:number-columns-repeated="1011"/>
        </table:table-row>
        <table:table-row table:style-name="ro3">
          <table:table-cell table:style-name="ce6" office:value-type="string">
            <text:p>table_filter</text:p>
          </table:table-cell>
          <table:table-cell table:style-name="ce17" table:formula="of:=[.A1]" office:value-type="string" office:string-value="Pavadinimas" table:number-columns-spanned="4" table:number-rows-spanned="1">
            <text:p>Pavadinimas</text:p>
          </table:table-cell>
          <table:covered-table-cell table:number-columns-repeated="3" table:style-name="ce25"/>
          <table:table-cell table:style-name="ce32" office:value-type="string" table:number-columns-spanned="4" table:number-rows-spanned="1">
            <text:p>Atributas</text:p>
          </table:table-cell>
          <table:covered-table-cell table:number-columns-repeated="2" table:style-name="ce25"/>
          <table:covered-table-cell table:style-name="ce41"/>
          <table:table-cell table:style-name="ce39"/>
          <table:table-cell table:style-name="ce39" office:value-type="string">
            <text:p><text:s/></text:p>
          </table:table-cell>
          <table:table-cell table:style-name="ce39" table:number-columns-repeated="2"/>
          <table:table-cell table:number-columns-repeated="1011"/>
        </table:table-row>
        <table:table-row table:style-name="ro3">
          <table:table-cell table:style-name="ce7" office:value-type="string">
            <text:p>Filtruoti pagal:</text:p>
          </table:table-cell>
          <table:table-cell table:style-name="ce18" table:content-validation-name="val1" office:value-type="string" table:number-columns-spanned="4" table:number-rows-spanned="1">
            <text:p>B Npc Infantry Factory</text:p>
          </table:table-cell>
          <table:covered-table-cell table:number-columns-repeated="3" table:style-name="ce26"/>
          <table:table-cell table:style-name="ce33" table:content-validation-name="val2" office:value-type="string" table:number-columns-spanned="4" table:number-rows-spanned="1">
            <text:p>energy rate</text:p>
          </table:table-cell>
          <table:covered-table-cell table:style-name="ce26"/>
          <table:covered-table-cell table:style-name="ce37"/>
          <table:covered-table-cell table:style-name="ce42"/>
          <table:table-cell table:style-name="ce39" table:number-columns-repeated="3"/>
          <table:table-cell table:number-columns-repeated="1012"/>
        </table:table-row>
        <table:table-row table:style-name="ro3">
          <table:table-cell table:style-name="ce8"/>
          <table:table-cell table:style-name="ce19" table:content-validation-name="val1" office:value-type="string" table:number-columns-spanned="4" table:number-rows-spanned="1">
            <text:p>T Radar</text:p>
          </table:table-cell>
          <table:covered-table-cell table:number-columns-repeated="3" table:style-name="ce15"/>
          <table:table-cell table:style-name="ce34" table:content-validation-name="val2" office:value-type="string" table:number-columns-spanned="4" table:number-rows-spanned="1">
            <text:p>zetium cost</text:p>
          </table:table-cell>
          <table:covered-table-cell table:style-name="ce15"/>
          <table:covered-table-cell table:style-name="ce38"/>
          <table:covered-table-cell table:style-name="ce43"/>
          <table:table-cell table:style-name="ce39">
            <draw:control table:end-cell-address="Main.L482" table:end-x="0.7677in" table:end-y="0.1087in" draw:z-index="1" draw:text-style-name="P1" svg:width="1.6693in" svg:height="0.2429in" svg:x="0.339in" svg:y="0.0488in" draw:control="control1"/>
          </table:table-cell>
          <table:table-cell table:style-name="ce39" table:number-columns-repeated="2"/>
          <table:table-cell table:number-columns-repeated="1012"/>
        </table:table-row>
        <table:table-row table:style-name="ro3">
          <table:table-cell table:style-name="Default"/>
          <table:table-cell table:number-columns-repeated="6"/>
          <table:table-cell table:style-name="ce39" table:number-columns-repeated="5"/>
          <table:table-cell table:number-columns-repeated="1012"/>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5"/>
          <table:table-cell table:style-name="ce36"/>
          <table:table-cell table:style-name="ce20" office:value-type="string" table:number-columns-spanned="2" table:number-rows-spanned="1">
            <text:p>exp (d)</text:p>
          </table:table-cell>
          <table:covered-table-cell table:style-name="ce44"/>
          <table:table-cell table:style-name="ce44">
            <draw:control table:end-cell-address="Main.L484" table:end-x="0.8543in" table:end-y="0.1736in" draw:z-index="2" draw:text-style-name="P1" svg:width="1.7469in" svg:height="0.2748in" svg:x="0.348in" svg:y="0.0988in" draw:control="control2"/>
          </table:table-cell>
          <table:table-cell table:style-name="ce45" office:value-type="string">
            <text:p>sec</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3">
          <table:table-cell table:style-name="ce9" office:value-type="string">
            <text:p>Coeficients</text:p>
          </table:table-cell>
          <table:table-cell table:style-name="ce20" table:number-matrix-columns-spanned="11" table:number-matrix-rows-spanned="1" table:formula="of:=FILTER_COEFS([.$A$2:.$M$476]; [.B480];[.F480])" office:value-type="float" office:value="0">
            <text:p>0</text:p>
          </table:table-cell>
          <table:table-cell table:style-name="ce20" office:value-type="float" office:value="0.0384559259259259">
            <text:p>0.04</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36" office:value-type="float" office:value="0">
            <text:p>0</text:p>
          </table:table-cell>
          <table:table-cell table:style-name="ce20" office:value-type="float" office:value="0">
            <text:p>0</text:p>
          </table:table-cell>
          <table:table-cell table:style-name="ce36" office:value-type="float" office:value="0">
            <text:p>0</text:p>
          </table:table-cell>
          <table:table-cell table:style-name="ce44" office:value-type="float" office:value="6">
            <text:p>6</text:p>
          </table:table-cell>
          <table:table-cell table:style-name="ce45" office:value-type="float" office:value="1">
            <text:p>1</text:p>
          </table:table-cell>
          <table:table-cell table:style-name="ce20" office:value-type="float" office:value="1">
            <text:p>1</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484]" office:value-type="float" office:value="0">
            <text:p>0</text:p>
          </table:table-cell>
          <table:table-cell table:style-name="ce27" table:formula="of:=SFLINEAR([.$A485]; [.$C$484]; [.$D$484])" office:value-type="float" office:value="0.0384559259259259">
            <text:p>0.038</text:p>
          </table:table-cell>
          <table:table-cell/>
          <table:table-cell table:formula="of:=SFPOWER([.$A485]; [.$E$484]; [.$F$484]; [.$G$484])" office:value-type="float" office:value="0">
            <text:p>0</text:p>
          </table:table-cell>
          <table:table-cell table:number-columns-repeated="2"/>
          <table:table-cell table:formula="of:=SFEXP([.$A485]; [.$H$484]; [.$I$484])" office:value-type="float" office:value="0">
            <text:p>0</text:p>
          </table:table-cell>
          <table:table-cell table:number-columns-repeated="2"/>
          <table:table-cell table:style-name="ce46" table:formula="of:=SFJOIN([.B485];[.C485];[.E485];[.H485];[.$L$484]) * IF([.$K$484] = &quot;level&quot;; [.A485]; 1)" office:value-type="float" office:value="0.0384559259259259">
            <text:p>0.0385</text:p>
          </table:table-cell>
          <table:table-cell table:style-name="ce46" table:formula="of:=IF([.$K$484]=1; [.$K485]*60; [.$K485]/60)" office:value-type="float" office:value="2.30735555555556">
            <text:p>2.3074</text:p>
          </table:table-cell>
          <table:table-cell table:style-name="ce51" table:formula="of:=IF([.$K$484]=1; [.$K485]*60*60; [.$K485]/60/60)" office:value-type="float" office:value="138.441333333333">
            <text:p>138.4413</text:p>
          </table:table-cell>
          <table:table-cell table:style-name="ce51" table:formula="of:=IF([.$K$484]=1; [.$K485]*60*60*24; [.$K485]/60/60/24)" office:value-type="float" office:value="3322.592">
            <text:p>3322.5920</text:p>
          </table:table-cell>
          <table:table-cell table:number-columns-repeated="1010"/>
        </table:table-row>
        <table:table-row table:style-name="ro1">
          <table:table-cell table:style-name="ce10" office:value-type="string">
            <text:p>2</text:p>
          </table:table-cell>
          <table:table-cell table:formula="of:=[.$B$484]" office:value-type="float" office:value="0">
            <text:p>0</text:p>
          </table:table-cell>
          <table:table-cell table:style-name="ce27" table:formula="of:=SFLINEAR([.$A486]; [.$C$484]; [.$D$484])" office:value-type="float" office:value="0.0769118518518519">
            <text:p>0.077</text:p>
          </table:table-cell>
          <table:table-cell/>
          <table:table-cell table:formula="of:=SFPOWER([.$A486]; [.$E$484]; [.$F$484]; [.$G$484])" office:value-type="float" office:value="0">
            <text:p>0</text:p>
          </table:table-cell>
          <table:table-cell table:number-columns-repeated="2"/>
          <table:table-cell table:formula="of:=SFEXP([.$A486]; [.$H$484]; [.$I$484])" office:value-type="float" office:value="0">
            <text:p>0</text:p>
          </table:table-cell>
          <table:table-cell table:number-columns-repeated="2"/>
          <table:table-cell table:style-name="ce46" table:formula="of:=SFJOIN([.B486];[.C486];[.E486];[.H486];[.$L$484]) * IF([.$K$484] = &quot;level&quot;; [.A486]; 1)" office:value-type="float" office:value="0.0769118518518519">
            <text:p>0.0769</text:p>
          </table:table-cell>
          <table:table-cell table:style-name="ce46" table:formula="of:=IF([.$K$484]=1; [.$K486]*60; [.$K486]/60)" office:value-type="float" office:value="4.61471111111111">
            <text:p>4.6147</text:p>
          </table:table-cell>
          <table:table-cell table:style-name="ce51" table:formula="of:=IF([.$K$484]=1; [.$K486]*60*60; [.$K486]/60/60)" office:value-type="float" office:value="276.882666666667">
            <text:p>276.8827</text:p>
          </table:table-cell>
          <table:table-cell table:style-name="ce51" table:formula="of:=IF([.$K$484]=1; [.$K486]*60*60*24; [.$K486]/60/60/24)" office:value-type="float" office:value="6645.184">
            <text:p>6645.1840</text:p>
          </table:table-cell>
          <table:table-cell table:formula="of:=[.K486]/[.K485]" office:value-type="float" office:value="2">
            <text:p>2</text:p>
          </table:table-cell>
          <table:table-cell table:number-columns-repeated="1009"/>
        </table:table-row>
        <table:table-row table:style-name="ro1">
          <table:table-cell table:style-name="ce10" office:value-type="string">
            <text:p>3</text:p>
          </table:table-cell>
          <table:table-cell table:formula="of:=[.$B$484]" office:value-type="float" office:value="0">
            <text:p>0</text:p>
          </table:table-cell>
          <table:table-cell table:style-name="ce27" table:formula="of:=SFLINEAR([.$A487]; [.$C$484]; [.$D$484])" office:value-type="float" office:value="0.115367777777778">
            <text:p>0.115</text:p>
          </table:table-cell>
          <table:table-cell/>
          <table:table-cell table:formula="of:=SFPOWER([.$A487]; [.$E$484]; [.$F$484]; [.$G$484])" office:value-type="float" office:value="0">
            <text:p>0</text:p>
          </table:table-cell>
          <table:table-cell table:number-columns-repeated="2"/>
          <table:table-cell table:formula="of:=SFEXP([.$A487]; [.$H$484]; [.$I$484])" office:value-type="float" office:value="0">
            <text:p>0</text:p>
          </table:table-cell>
          <table:table-cell table:number-columns-repeated="2"/>
          <table:table-cell table:style-name="ce46" table:formula="of:=SFJOIN([.B487];[.C487];[.E487];[.H487];[.$L$484]) * IF([.$K$484] = &quot;level&quot;; [.A487]; 1)" office:value-type="float" office:value="0.115367777777778">
            <text:p>0.1154</text:p>
          </table:table-cell>
          <table:table-cell table:style-name="ce46" table:formula="of:=IF([.$K$484]=1; [.$K487]*60; [.$K487]/60)" office:value-type="float" office:value="6.92206666666667">
            <text:p>6.9221</text:p>
          </table:table-cell>
          <table:table-cell table:style-name="ce51" table:formula="of:=IF([.$K$484]=1; [.$K487]*60*60; [.$K487]/60/60)" office:value-type="float" office:value="415.324">
            <text:p>415.3240</text:p>
          </table:table-cell>
          <table:table-cell table:style-name="ce51" table:formula="of:=IF([.$K$484]=1; [.$K487]*60*60*24; [.$K487]/60/60/24)" office:value-type="float" office:value="9967.776">
            <text:p>9967.7760</text:p>
          </table:table-cell>
          <table:table-cell table:formula="of:=[.K487]/[.K486]" office:value-type="float" office:value="1.5">
            <text:p>1.5</text:p>
          </table:table-cell>
          <table:table-cell table:number-columns-repeated="1009"/>
        </table:table-row>
        <table:table-row table:style-name="ro1">
          <table:table-cell table:style-name="ce10" office:value-type="string">
            <text:p>4</text:p>
          </table:table-cell>
          <table:table-cell table:formula="of:=[.$B$484]" office:value-type="float" office:value="0">
            <text:p>0</text:p>
          </table:table-cell>
          <table:table-cell table:style-name="ce27" table:formula="of:=SFLINEAR([.$A488]; [.$C$484]; [.$D$484])" office:value-type="float" office:value="0.153823703703704">
            <text:p>0.154</text:p>
          </table:table-cell>
          <table:table-cell/>
          <table:table-cell table:formula="of:=SFPOWER([.$A488]; [.$E$484]; [.$F$484]; [.$G$484])" office:value-type="float" office:value="0">
            <text:p>0</text:p>
          </table:table-cell>
          <table:table-cell table:number-columns-repeated="2"/>
          <table:table-cell table:formula="of:=SFEXP([.$A488]; [.$H$484]; [.$I$484])" office:value-type="float" office:value="0">
            <text:p>0</text:p>
          </table:table-cell>
          <table:table-cell table:number-columns-repeated="2"/>
          <table:table-cell table:style-name="ce46" table:formula="of:=SFJOIN([.B488];[.C488];[.E488];[.H488];[.$L$484]) * IF([.$K$484] = &quot;level&quot;; [.A488]; 1)" office:value-type="float" office:value="0.153823703703704">
            <text:p>0.1538</text:p>
          </table:table-cell>
          <table:table-cell table:style-name="ce46" table:formula="of:=IF([.$K$484]=1; [.$K488]*60; [.$K488]/60)" office:value-type="float" office:value="9.22942222222222">
            <text:p>9.2294</text:p>
          </table:table-cell>
          <table:table-cell table:style-name="ce51" table:formula="of:=IF([.$K$484]=1; [.$K488]*60*60; [.$K488]/60/60)" office:value-type="float" office:value="553.765333333333">
            <text:p>553.7653</text:p>
          </table:table-cell>
          <table:table-cell table:style-name="ce51" table:formula="of:=IF([.$K$484]=1; [.$K488]*60*60*24; [.$K488]/60/60/24)" office:value-type="float" office:value="13290.368">
            <text:p>13290.3680</text:p>
          </table:table-cell>
          <table:table-cell table:formula="of:=[.K488]/[.K487]" office:value-type="float" office:value="1.33333333333333">
            <text:p>1.33</text:p>
          </table:table-cell>
          <table:table-cell table:number-columns-repeated="1009"/>
        </table:table-row>
        <table:table-row table:style-name="ro1">
          <table:table-cell table:style-name="ce10" office:value-type="string">
            <text:p>5</text:p>
          </table:table-cell>
          <table:table-cell table:formula="of:=[.$B$484]" office:value-type="float" office:value="0">
            <text:p>0</text:p>
          </table:table-cell>
          <table:table-cell table:style-name="ce27" table:formula="of:=SFLINEAR([.$A489]; [.$C$484]; [.$D$484])" office:value-type="float" office:value="0.19227962962963">
            <text:p>0.192</text:p>
          </table:table-cell>
          <table:table-cell/>
          <table:table-cell table:formula="of:=SFPOWER([.$A489]; [.$E$484]; [.$F$484]; [.$G$484])" office:value-type="float" office:value="0">
            <text:p>0</text:p>
          </table:table-cell>
          <table:table-cell table:number-columns-repeated="2"/>
          <table:table-cell table:formula="of:=SFEXP([.$A489]; [.$H$484]; [.$I$484])" office:value-type="float" office:value="0">
            <text:p>0</text:p>
          </table:table-cell>
          <table:table-cell table:number-columns-repeated="2"/>
          <table:table-cell table:style-name="ce46" table:formula="of:=SFJOIN([.B489];[.C489];[.E489];[.H489];[.$L$484]) * IF([.$K$484] = &quot;level&quot;; [.A489]; 1)" office:value-type="float" office:value="0.19227962962963">
            <text:p>0.1923</text:p>
          </table:table-cell>
          <table:table-cell table:style-name="ce46" table:formula="of:=IF([.$K$484]=1; [.$K489]*60; [.$K489]/60)" office:value-type="float" office:value="11.5367777777778">
            <text:p>11.5368</text:p>
          </table:table-cell>
          <table:table-cell table:style-name="ce51" table:formula="of:=IF([.$K$484]=1; [.$K489]*60*60; [.$K489]/60/60)" office:value-type="float" office:value="692.206666666667">
            <text:p>692.2067</text:p>
          </table:table-cell>
          <table:table-cell table:style-name="ce51" table:formula="of:=IF([.$K$484]=1; [.$K489]*60*60*24; [.$K489]/60/60/24)" office:value-type="float" office:value="16612.96">
            <text:p>16612.9600</text:p>
          </table:table-cell>
          <table:table-cell table:formula="of:=[.K489]/[.K488]" office:value-type="float" office:value="1.25">
            <text:p>1.25</text:p>
          </table:table-cell>
          <table:table-cell table:number-columns-repeated="1009"/>
        </table:table-row>
        <table:table-row table:style-name="ro1">
          <table:table-cell table:style-name="ce10" office:value-type="string">
            <text:p>6</text:p>
          </table:table-cell>
          <table:table-cell table:formula="of:=[.$B$484]" office:value-type="float" office:value="0">
            <text:p>0</text:p>
          </table:table-cell>
          <table:table-cell table:style-name="ce27" table:formula="of:=SFLINEAR([.$A490]; [.$C$484]; [.$D$484])" office:value-type="float" office:value="0.230735555555556">
            <text:p>0.231</text:p>
          </table:table-cell>
          <table:table-cell/>
          <table:table-cell table:formula="of:=SFPOWER([.$A490]; [.$E$484]; [.$F$484]; [.$G$484])" office:value-type="float" office:value="0">
            <text:p>0</text:p>
          </table:table-cell>
          <table:table-cell table:number-columns-repeated="2"/>
          <table:table-cell table:formula="of:=SFEXP([.$A490]; [.$H$484]; [.$I$484])" office:value-type="float" office:value="0">
            <text:p>0</text:p>
          </table:table-cell>
          <table:table-cell table:number-columns-repeated="2"/>
          <table:table-cell table:style-name="ce46" table:formula="of:=SFJOIN([.B490];[.C490];[.E490];[.H490];[.$L$484]) * IF([.$K$484] = &quot;level&quot;; [.A490]; 1)" office:value-type="float" office:value="0.230735555555556">
            <text:p>0.2307</text:p>
          </table:table-cell>
          <table:table-cell table:style-name="ce46" table:formula="of:=IF([.$K$484]=1; [.$K490]*60; [.$K490]/60)" office:value-type="float" office:value="13.8441333333333">
            <text:p>13.8441</text:p>
          </table:table-cell>
          <table:table-cell table:style-name="ce51" table:formula="of:=IF([.$K$484]=1; [.$K490]*60*60; [.$K490]/60/60)" office:value-type="float" office:value="830.648">
            <text:p>830.6480</text:p>
          </table:table-cell>
          <table:table-cell table:style-name="ce51" table:formula="of:=IF([.$K$484]=1; [.$K490]*60*60*24; [.$K490]/60/60/24)" office:value-type="float" office:value="19935.552">
            <text:p>19935.5520</text:p>
          </table:table-cell>
          <table:table-cell table:formula="of:=[.K490]/[.K489]" office:value-type="float" office:value="1.2">
            <text:p>1.2</text:p>
          </table:table-cell>
          <table:table-cell table:number-columns-repeated="1009"/>
        </table:table-row>
        <table:table-row table:style-name="ro1">
          <table:table-cell table:style-name="ce10" office:value-type="string">
            <text:p>7</text:p>
          </table:table-cell>
          <table:table-cell table:formula="of:=[.$B$484]" office:value-type="float" office:value="0">
            <text:p>0</text:p>
          </table:table-cell>
          <table:table-cell table:style-name="ce27" table:formula="of:=SFLINEAR([.$A491]; [.$C$484]; [.$D$484])" office:value-type="float" office:value="0.269191481481481">
            <text:p>0.269</text:p>
          </table:table-cell>
          <table:table-cell/>
          <table:table-cell table:formula="of:=SFPOWER([.$A491]; [.$E$484]; [.$F$484]; [.$G$484])" office:value-type="float" office:value="0">
            <text:p>0</text:p>
          </table:table-cell>
          <table:table-cell table:number-columns-repeated="2"/>
          <table:table-cell table:formula="of:=SFEXP([.$A491]; [.$H$484]; [.$I$484])" office:value-type="float" office:value="0">
            <text:p>0</text:p>
          </table:table-cell>
          <table:table-cell table:number-columns-repeated="2"/>
          <table:table-cell table:style-name="ce46" table:formula="of:=SFJOIN([.B491];[.C491];[.E491];[.H491];[.$L$484]) * IF([.$K$484] = &quot;level&quot;; [.A491]; 1)" office:value-type="float" office:value="0.269191481481481">
            <text:p>0.2692</text:p>
          </table:table-cell>
          <table:table-cell table:style-name="ce46" table:formula="of:=IF([.$K$484]=1; [.$K491]*60; [.$K491]/60)" office:value-type="float" office:value="16.1514888888889">
            <text:p>16.1515</text:p>
          </table:table-cell>
          <table:table-cell table:style-name="ce51" table:formula="of:=IF([.$K$484]=1; [.$K491]*60*60; [.$K491]/60/60)" office:value-type="float" office:value="969.089333333333">
            <text:p>969.0893</text:p>
          </table:table-cell>
          <table:table-cell table:style-name="ce51" table:formula="of:=IF([.$K$484]=1; [.$K491]*60*60*24; [.$K491]/60/60/24)" office:value-type="float" office:value="23258.144">
            <text:p>23258.1440</text:p>
          </table:table-cell>
          <table:table-cell table:formula="of:=[.K491]/[.K490]" office:value-type="float" office:value="1.16666666666667">
            <text:p>1.17</text:p>
          </table:table-cell>
          <table:table-cell table:number-columns-repeated="1009"/>
        </table:table-row>
        <table:table-row table:style-name="ro1">
          <table:table-cell table:style-name="ce10" office:value-type="string">
            <text:p>8</text:p>
          </table:table-cell>
          <table:table-cell table:formula="of:=[.$B$484]" office:value-type="float" office:value="0">
            <text:p>0</text:p>
          </table:table-cell>
          <table:table-cell table:style-name="ce27" table:formula="of:=SFLINEAR([.$A492]; [.$C$484]; [.$D$484])" office:value-type="float" office:value="0.307647407407407">
            <text:p>0.308</text:p>
          </table:table-cell>
          <table:table-cell/>
          <table:table-cell table:formula="of:=SFPOWER([.$A492]; [.$E$484]; [.$F$484]; [.$G$484])" office:value-type="float" office:value="0">
            <text:p>0</text:p>
          </table:table-cell>
          <table:table-cell table:number-columns-repeated="2"/>
          <table:table-cell table:formula="of:=SFEXP([.$A492]; [.$H$484]; [.$I$484])" office:value-type="float" office:value="0">
            <text:p>0</text:p>
          </table:table-cell>
          <table:table-cell table:number-columns-repeated="2"/>
          <table:table-cell table:style-name="ce46" table:formula="of:=SFJOIN([.B492];[.C492];[.E492];[.H492];[.$L$484]) * IF([.$K$484] = &quot;level&quot;; [.A492]; 1)" office:value-type="float" office:value="0.307647407407407">
            <text:p>0.3076</text:p>
          </table:table-cell>
          <table:table-cell table:style-name="ce46" table:formula="of:=IF([.$K$484]=1; [.$K492]*60; [.$K492]/60)" office:value-type="float" office:value="18.4588444444444">
            <text:p>18.4588</text:p>
          </table:table-cell>
          <table:table-cell table:style-name="ce51" table:formula="of:=IF([.$K$484]=1; [.$K492]*60*60; [.$K492]/60/60)" office:value-type="float" office:value="1107.53066666667">
            <text:p>1107.5307</text:p>
          </table:table-cell>
          <table:table-cell table:style-name="ce51" table:formula="of:=IF([.$K$484]=1; [.$K492]*60*60*24; [.$K492]/60/60/24)" office:value-type="float" office:value="26580.736">
            <text:p>26580.7360</text:p>
          </table:table-cell>
          <table:table-cell table:formula="of:=[.K492]/[.K491]" office:value-type="float" office:value="1.14285714285714">
            <text:p>1.14</text:p>
          </table:table-cell>
          <table:table-cell table:number-columns-repeated="1009"/>
        </table:table-row>
        <table:table-row table:style-name="ro1">
          <table:table-cell table:style-name="ce10" office:value-type="string">
            <text:p>9</text:p>
          </table:table-cell>
          <table:table-cell table:formula="of:=[.$B$484]" office:value-type="float" office:value="0">
            <text:p>0</text:p>
          </table:table-cell>
          <table:table-cell table:style-name="ce27" table:formula="of:=SFLINEAR([.$A493]; [.$C$484]; [.$D$484])" office:value-type="float" office:value="0.346103333333333">
            <text:p>0.346</text:p>
          </table:table-cell>
          <table:table-cell/>
          <table:table-cell table:formula="of:=SFPOWER([.$A493]; [.$E$484]; [.$F$484]; [.$G$484])" office:value-type="float" office:value="0">
            <text:p>0</text:p>
          </table:table-cell>
          <table:table-cell table:number-columns-repeated="2"/>
          <table:table-cell table:formula="of:=SFEXP([.$A493]; [.$H$484]; [.$I$484])" office:value-type="float" office:value="0">
            <text:p>0</text:p>
          </table:table-cell>
          <table:table-cell table:number-columns-repeated="2"/>
          <table:table-cell table:style-name="ce46" table:formula="of:=SFJOIN([.B493];[.C493];[.E493];[.H493];[.$L$484]) * IF([.$K$484] = &quot;level&quot;; [.A493]; 1)" office:value-type="float" office:value="0.346103333333333">
            <text:p>0.3461</text:p>
          </table:table-cell>
          <table:table-cell table:style-name="ce46" table:formula="of:=IF([.$K$484]=1; [.$K493]*60; [.$K493]/60)" office:value-type="float" office:value="20.7662">
            <text:p>20.7662</text:p>
          </table:table-cell>
          <table:table-cell table:style-name="ce51" table:formula="of:=IF([.$K$484]=1; [.$K493]*60*60; [.$K493]/60/60)" office:value-type="float" office:value="1245.972">
            <text:p>1245.9720</text:p>
          </table:table-cell>
          <table:table-cell table:style-name="ce51" table:formula="of:=IF([.$K$484]=1; [.$K493]*60*60*24; [.$K493]/60/60/24)" office:value-type="float" office:value="29903.328">
            <text:p>29903.3280</text:p>
          </table:table-cell>
          <table:table-cell table:formula="of:=[.K493]/[.K492]" office:value-type="float" office:value="1.125">
            <text:p>1.13</text:p>
          </table:table-cell>
          <table:table-cell table:number-columns-repeated="1009"/>
        </table:table-row>
        <table:table-row table:style-name="ro1">
          <table:table-cell table:style-name="ce10" office:value-type="string">
            <text:p>10</text:p>
          </table:table-cell>
          <table:table-cell table:formula="of:=[.$B$484]" office:value-type="float" office:value="0">
            <text:p>0</text:p>
          </table:table-cell>
          <table:table-cell table:style-name="ce27" table:formula="of:=SFLINEAR([.$A494]; [.$C$484]; [.$D$484])" office:value-type="float" office:value="0.384559259259259">
            <text:p>0.385</text:p>
          </table:table-cell>
          <table:table-cell/>
          <table:table-cell table:formula="of:=SFPOWER([.$A494]; [.$E$484]; [.$F$484]; [.$G$484])" office:value-type="float" office:value="0">
            <text:p>0</text:p>
          </table:table-cell>
          <table:table-cell table:number-columns-repeated="2"/>
          <table:table-cell table:formula="of:=SFEXP([.$A494]; [.$H$484]; [.$I$484])" office:value-type="float" office:value="0">
            <text:p>0</text:p>
          </table:table-cell>
          <table:table-cell table:number-columns-repeated="2"/>
          <table:table-cell table:style-name="ce46" table:formula="of:=SFJOIN([.B494];[.C494];[.E494];[.H494];[.$L$484]) * IF([.$K$484] = &quot;level&quot;; [.A494]; 1)" office:value-type="float" office:value="0.384559259259259">
            <text:p>0.3846</text:p>
          </table:table-cell>
          <table:table-cell table:style-name="ce46" table:formula="of:=IF([.$K$484]=1; [.$K494]*60; [.$K494]/60)" office:value-type="float" office:value="23.0735555555556">
            <text:p>23.0736</text:p>
          </table:table-cell>
          <table:table-cell table:style-name="ce51" table:formula="of:=IF([.$K$484]=1; [.$K494]*60*60; [.$K494]/60/60)" office:value-type="float" office:value="1384.41333333333">
            <text:p>1384.4133</text:p>
          </table:table-cell>
          <table:table-cell table:style-name="ce51" table:formula="of:=IF([.$K$484]=1; [.$K494]*60*60*24; [.$K494]/60/60/24)" office:value-type="float" office:value="33225.92">
            <text:p>33225.9200</text:p>
          </table:table-cell>
          <table:table-cell table:formula="of:=[.K494]/[.K493]" office:value-type="float" office:value="1.11111111111111">
            <text:p>1.11</text:p>
          </table:table-cell>
          <table:table-cell table:number-columns-repeated="1009"/>
        </table:table-row>
        <table:table-row table:style-name="ro1">
          <table:table-cell table:style-name="Default"/>
          <table:table-cell table:number-columns-repeated="1023"/>
        </table:table-row>
        <table:table-row table:style-name="ro14">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5"/>
          <table:table-cell table:style-name="ce36"/>
          <table:table-cell table:style-name="ce20" office:value-type="string" table:number-columns-spanned="2" table:number-rows-spanned="1">
            <text:p>exp (d)</text:p>
          </table:table-cell>
          <table:covered-table-cell table:style-name="ce44"/>
          <table:table-cell table:style-name="ce44"/>
          <table:table-cell table:style-name="ce45" office:value-type="string">
            <text:p>seconds</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4">
          <table:table-cell table:style-name="ce9" office:value-type="string">
            <text:p>Coeficients</text:p>
          </table:table-cell>
          <table:table-cell table:style-name="ce20" table:number-matrix-columns-spanned="11" table:number-matrix-rows-spanned="1" table:formula="of:=FILTER_COEFS([.$A$2:.$M$476]; [.B481];[.F481])" office:value-type="float" office:value="327.771769170701">
            <text:p>327.77</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36" office:value-type="float" office:value="0">
            <text:p>0</text:p>
          </table:table-cell>
          <table:table-cell table:style-name="ce20" office:value-type="float" office:value="0">
            <text:p>0</text:p>
          </table:table-cell>
          <table:table-cell table:style-name="ce36" office:value-type="float" office:value="0">
            <text:p>0</text:p>
          </table:table-cell>
          <table:table-cell table:style-name="ce44" office:value-type="float" office:value="1">
            <text:p>1</text:p>
          </table:table-cell>
          <table:table-cell table:style-name="ce45" office:value-type="float" office:value="0">
            <text:p>0</text:p>
          </table:table-cell>
          <table:table-cell table:style-name="ce20" office:value-type="float" office:value="3">
            <text:p>3</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497]" office:value-type="float" office:value="327.771769170701">
            <text:p>327.77</text:p>
          </table:table-cell>
          <table:table-cell table:style-name="ce27" table:formula="of:=SFLINEAR([.$A498]; [.$C$497]; [.$D$497])" office:value-type="float" office:value="0">
            <text:p>0.000</text:p>
          </table:table-cell>
          <table:table-cell/>
          <table:table-cell table:formula="of:=SFPOWER([.$A498]; [.$E$497]; [.$F$497]; [.$G$497])" office:value-type="float" office:value="0">
            <text:p>0</text:p>
          </table:table-cell>
          <table:table-cell table:number-columns-repeated="2"/>
          <table:table-cell table:formula="of:=SFEXP([.$A498]; [.$H$497]; [.$I$497])" office:value-type="float" office:value="0">
            <text:p>0</text:p>
          </table:table-cell>
          <table:table-cell table:number-columns-repeated="2"/>
          <table:table-cell table:style-name="ce46" table:formula="of:=SFJOIN([.B498];[.C498];[.E498];[.H498];[.$L$497]) * IF([.$K$497] = &quot;level&quot;; [.A498]; 1)" office:value-type="float" office:value="983.315307512104">
            <text:p>983.3153</text:p>
          </table:table-cell>
          <table:table-cell table:style-name="ce46" table:formula="of:=IF([.$K$497]=1; [.$K498]*60; [.$K498]/60)" office:value-type="float" office:value="16.3885884585351">
            <text:p>16.3886</text:p>
          </table:table-cell>
          <table:table-cell table:style-name="ce51" table:formula="of:=IF([.$K$497]=1; [.$K498]*60*60; [.$K498]/60/60)" office:value-type="float" office:value="0.273143140975584">
            <text:p>0.2731</text:p>
          </table:table-cell>
          <table:table-cell table:style-name="ce51" table:formula="of:=IF([.$K$497]=1; [.$K498]*60*60*24; [.$K498]/60/60/24)" office:value-type="float" office:value="0.011380964207316">
            <text:p>0.0114</text:p>
          </table:table-cell>
          <table:table-cell table:number-columns-repeated="1010"/>
        </table:table-row>
        <table:table-row table:style-name="ro1">
          <table:table-cell table:style-name="ce10" office:value-type="string">
            <text:p>2</text:p>
          </table:table-cell>
          <table:table-cell table:formula="of:=[.$B$497]" office:value-type="float" office:value="327.771769170701">
            <text:p>327.77</text:p>
          </table:table-cell>
          <table:table-cell table:style-name="ce27" table:formula="of:=SFLINEAR([.$A499]; [.$C$497]; [.$D$497])" office:value-type="float" office:value="0">
            <text:p>0.000</text:p>
          </table:table-cell>
          <table:table-cell/>
          <table:table-cell table:formula="of:=SFPOWER([.$A499]; [.$E$497]; [.$F$497]; [.$G$497])" office:value-type="float" office:value="0">
            <text:p>0</text:p>
          </table:table-cell>
          <table:table-cell table:number-columns-repeated="2"/>
          <table:table-cell table:formula="of:=SFEXP([.$A499]; [.$H$497]; [.$I$497])" office:value-type="float" office:value="0">
            <text:p>0</text:p>
          </table:table-cell>
          <table:table-cell table:number-columns-repeated="2"/>
          <table:table-cell table:style-name="ce46" table:formula="of:=SFJOIN([.B499];[.C499];[.E499];[.H499];[.$L$497]) * IF([.$K$497] = &quot;level&quot;; [.A499]; 1)" office:value-type="float" office:value="983.315307512104">
            <text:p>983.3153</text:p>
          </table:table-cell>
          <table:table-cell table:style-name="ce46" table:formula="of:=IF([.$K$497]=1; [.$K499]*60; [.$K499]/60)" office:value-type="float" office:value="16.3885884585351">
            <text:p>16.3886</text:p>
          </table:table-cell>
          <table:table-cell table:style-name="ce51" table:formula="of:=IF([.$K$497]=1; [.$K499]*60*60; [.$K499]/60/60)" office:value-type="float" office:value="0.273143140975584">
            <text:p>0.2731</text:p>
          </table:table-cell>
          <table:table-cell table:style-name="ce51" table:formula="of:=IF([.$K$497]=1; [.$K499]*60*60*24; [.$K499]/60/60/24)" office:value-type="float" office:value="0.011380964207316">
            <text:p>0.0114</text:p>
          </table:table-cell>
          <table:table-cell table:formula="of:=[.K499]/[.K498]" office:value-type="float" office:value="1">
            <text:p>1</text:p>
          </table:table-cell>
          <table:table-cell table:number-columns-repeated="1009"/>
        </table:table-row>
        <table:table-row table:style-name="ro1">
          <table:table-cell table:style-name="ce10" office:value-type="string">
            <text:p>3</text:p>
          </table:table-cell>
          <table:table-cell table:formula="of:=[.$B$497]" office:value-type="float" office:value="327.771769170701">
            <text:p>327.77</text:p>
          </table:table-cell>
          <table:table-cell table:style-name="ce27" table:formula="of:=SFLINEAR([.$A500]; [.$C$497]; [.$D$497])" office:value-type="float" office:value="0">
            <text:p>0.000</text:p>
          </table:table-cell>
          <table:table-cell/>
          <table:table-cell table:formula="of:=SFPOWER([.$A500]; [.$E$497]; [.$F$497]; [.$G$497])" office:value-type="float" office:value="0">
            <text:p>0</text:p>
          </table:table-cell>
          <table:table-cell table:number-columns-repeated="2"/>
          <table:table-cell table:formula="of:=SFEXP([.$A500]; [.$H$497]; [.$I$497])" office:value-type="float" office:value="0">
            <text:p>0</text:p>
          </table:table-cell>
          <table:table-cell table:number-columns-repeated="2"/>
          <table:table-cell table:style-name="ce46" table:formula="of:=SFJOIN([.B500];[.C500];[.E500];[.H500];[.$L$497]) * IF([.$K$497] = &quot;level&quot;; [.A500]; 1)" office:value-type="float" office:value="983.315307512104">
            <text:p>983.3153</text:p>
          </table:table-cell>
          <table:table-cell table:style-name="ce46" table:formula="of:=IF([.$K$497]=1; [.$K500]*60; [.$K500]/60)" office:value-type="float" office:value="16.3885884585351">
            <text:p>16.3886</text:p>
          </table:table-cell>
          <table:table-cell table:style-name="ce51" table:formula="of:=IF([.$K$497]=1; [.$K500]*60*60; [.$K500]/60/60)" office:value-type="float" office:value="0.273143140975584">
            <text:p>0.2731</text:p>
          </table:table-cell>
          <table:table-cell table:style-name="ce51" table:formula="of:=IF([.$K$497]=1; [.$K500]*60*60*24; [.$K500]/60/60/24)" office:value-type="float" office:value="0.011380964207316">
            <text:p>0.0114</text:p>
          </table:table-cell>
          <table:table-cell table:formula="of:=[.K500]/[.K499]" office:value-type="float" office:value="1">
            <text:p>1</text:p>
          </table:table-cell>
          <table:table-cell table:number-columns-repeated="1009"/>
        </table:table-row>
        <table:table-row table:style-name="ro1">
          <table:table-cell table:style-name="ce10" office:value-type="string">
            <text:p>4</text:p>
          </table:table-cell>
          <table:table-cell table:formula="of:=[.$B$497]" office:value-type="float" office:value="327.771769170701">
            <text:p>327.77</text:p>
          </table:table-cell>
          <table:table-cell table:style-name="ce27" table:formula="of:=SFLINEAR([.$A501]; [.$C$497]; [.$D$497])" office:value-type="float" office:value="0">
            <text:p>0.000</text:p>
          </table:table-cell>
          <table:table-cell/>
          <table:table-cell table:formula="of:=SFPOWER([.$A501]; [.$E$497]; [.$F$497]; [.$G$497])" office:value-type="float" office:value="0">
            <text:p>0</text:p>
          </table:table-cell>
          <table:table-cell table:number-columns-repeated="2"/>
          <table:table-cell table:formula="of:=SFEXP([.$A501]; [.$H$497]; [.$I$497])" office:value-type="float" office:value="0">
            <text:p>0</text:p>
          </table:table-cell>
          <table:table-cell table:number-columns-repeated="2"/>
          <table:table-cell table:style-name="ce46" table:formula="of:=SFJOIN([.B501];[.C501];[.E501];[.H501];[.$L$497]) * IF([.$K$497] = &quot;level&quot;; [.A501]; 1)" office:value-type="float" office:value="983.315307512104">
            <text:p>983.3153</text:p>
          </table:table-cell>
          <table:table-cell table:style-name="ce46" table:formula="of:=IF([.$K$497]=1; [.$K501]*60; [.$K501]/60)" office:value-type="float" office:value="16.3885884585351">
            <text:p>16.3886</text:p>
          </table:table-cell>
          <table:table-cell table:style-name="ce51" table:formula="of:=IF([.$K$497]=1; [.$K501]*60*60; [.$K501]/60/60)" office:value-type="float" office:value="0.273143140975584">
            <text:p>0.2731</text:p>
          </table:table-cell>
          <table:table-cell table:style-name="ce51" table:formula="of:=IF([.$K$497]=1; [.$K501]*60*60*24; [.$K501]/60/60/24)" office:value-type="float" office:value="0.011380964207316">
            <text:p>0.0114</text:p>
          </table:table-cell>
          <table:table-cell table:formula="of:=[.K501]/[.K500]" office:value-type="float" office:value="1">
            <text:p>1</text:p>
          </table:table-cell>
          <table:table-cell table:number-columns-repeated="1009"/>
        </table:table-row>
        <table:table-row table:style-name="ro1">
          <table:table-cell table:style-name="ce10" office:value-type="string">
            <text:p>5</text:p>
          </table:table-cell>
          <table:table-cell table:formula="of:=[.$B$497]" office:value-type="float" office:value="327.771769170701">
            <text:p>327.77</text:p>
          </table:table-cell>
          <table:table-cell table:style-name="ce27" table:formula="of:=SFLINEAR([.$A502]; [.$C$497]; [.$D$497])" office:value-type="float" office:value="0">
            <text:p>0.000</text:p>
          </table:table-cell>
          <table:table-cell/>
          <table:table-cell table:formula="of:=SFPOWER([.$A502]; [.$E$497]; [.$F$497]; [.$G$497])" office:value-type="float" office:value="0">
            <text:p>0</text:p>
          </table:table-cell>
          <table:table-cell table:number-columns-repeated="2"/>
          <table:table-cell table:formula="of:=SFEXP([.$A502]; [.$H$497]; [.$I$497])" office:value-type="float" office:value="0">
            <text:p>0</text:p>
          </table:table-cell>
          <table:table-cell table:number-columns-repeated="2"/>
          <table:table-cell table:style-name="ce46" table:formula="of:=SFJOIN([.B502];[.C502];[.E502];[.H502];[.$L$497]) * IF([.$K$497] = &quot;level&quot;; [.A502]; 1)" office:value-type="float" office:value="983.315307512104">
            <text:p>983.3153</text:p>
          </table:table-cell>
          <table:table-cell table:style-name="ce46" table:formula="of:=IF([.$K$497]=1; [.$K502]*60; [.$K502]/60)" office:value-type="float" office:value="16.3885884585351">
            <text:p>16.3886</text:p>
          </table:table-cell>
          <table:table-cell table:style-name="ce51" table:formula="of:=IF([.$K$497]=1; [.$K502]*60*60; [.$K502]/60/60)" office:value-type="float" office:value="0.273143140975584">
            <text:p>0.2731</text:p>
          </table:table-cell>
          <table:table-cell table:style-name="ce51" table:formula="of:=IF([.$K$497]=1; [.$K502]*60*60*24; [.$K502]/60/60/24)" office:value-type="float" office:value="0.011380964207316">
            <text:p>0.0114</text:p>
          </table:table-cell>
          <table:table-cell table:formula="of:=[.K502]/[.K501]" office:value-type="float" office:value="1">
            <text:p>1</text:p>
          </table:table-cell>
          <table:table-cell table:number-columns-repeated="1009"/>
        </table:table-row>
        <table:table-row table:style-name="ro1">
          <table:table-cell table:style-name="ce10" office:value-type="string">
            <text:p>6</text:p>
          </table:table-cell>
          <table:table-cell table:formula="of:=[.$B$497]" office:value-type="float" office:value="327.771769170701">
            <text:p>327.77</text:p>
          </table:table-cell>
          <table:table-cell table:style-name="ce27" table:formula="of:=SFLINEAR([.$A503]; [.$C$497]; [.$D$497])" office:value-type="float" office:value="0">
            <text:p>0.000</text:p>
          </table:table-cell>
          <table:table-cell/>
          <table:table-cell table:formula="of:=SFPOWER([.$A503]; [.$E$497]; [.$F$497]; [.$G$497])" office:value-type="float" office:value="0">
            <text:p>0</text:p>
          </table:table-cell>
          <table:table-cell table:number-columns-repeated="2"/>
          <table:table-cell table:formula="of:=SFEXP([.$A503]; [.$H$497]; [.$I$497])" office:value-type="float" office:value="0">
            <text:p>0</text:p>
          </table:table-cell>
          <table:table-cell table:number-columns-repeated="2"/>
          <table:table-cell table:style-name="ce46" table:formula="of:=SFJOIN([.B503];[.C503];[.E503];[.H503];[.$L$497]) * IF([.$K$497] = &quot;level&quot;; [.A503]; 1)" office:value-type="float" office:value="983.315307512104">
            <text:p>983.3153</text:p>
          </table:table-cell>
          <table:table-cell table:style-name="ce46" table:formula="of:=IF([.$K$497]=1; [.$K503]*60; [.$K503]/60)" office:value-type="float" office:value="16.3885884585351">
            <text:p>16.3886</text:p>
          </table:table-cell>
          <table:table-cell table:style-name="ce51" table:formula="of:=IF([.$K$497]=1; [.$K503]*60*60; [.$K503]/60/60)" office:value-type="float" office:value="0.273143140975584">
            <text:p>0.2731</text:p>
          </table:table-cell>
          <table:table-cell table:style-name="ce51" table:formula="of:=IF([.$K$497]=1; [.$K503]*60*60*24; [.$K503]/60/60/24)" office:value-type="float" office:value="0.011380964207316">
            <text:p>0.0114</text:p>
          </table:table-cell>
          <table:table-cell table:formula="of:=[.K503]/[.K502]" office:value-type="float" office:value="1">
            <text:p>1</text:p>
          </table:table-cell>
          <table:table-cell table:number-columns-repeated="1009"/>
        </table:table-row>
        <table:table-row table:style-name="ro1">
          <table:table-cell table:style-name="ce10" office:value-type="string">
            <text:p>7</text:p>
          </table:table-cell>
          <table:table-cell table:formula="of:=[.$B$497]" office:value-type="float" office:value="327.771769170701">
            <text:p>327.77</text:p>
          </table:table-cell>
          <table:table-cell table:style-name="ce27" table:formula="of:=SFLINEAR([.$A504]; [.$C$497]; [.$D$497])" office:value-type="float" office:value="0">
            <text:p>0.000</text:p>
          </table:table-cell>
          <table:table-cell/>
          <table:table-cell table:formula="of:=SFPOWER([.$A504]; [.$E$497]; [.$F$497]; [.$G$497])" office:value-type="float" office:value="0">
            <text:p>0</text:p>
          </table:table-cell>
          <table:table-cell table:number-columns-repeated="2"/>
          <table:table-cell table:formula="of:=SFEXP([.$A504]; [.$H$497]; [.$I$497])" office:value-type="float" office:value="0">
            <text:p>0</text:p>
          </table:table-cell>
          <table:table-cell table:number-columns-repeated="2"/>
          <table:table-cell table:style-name="ce46" table:formula="of:=SFJOIN([.B504];[.C504];[.E504];[.H504];[.$L$497]) * IF([.$K$497] = &quot;level&quot;; [.A504]; 1)" office:value-type="float" office:value="983.315307512104">
            <text:p>983.3153</text:p>
          </table:table-cell>
          <table:table-cell table:style-name="ce46" table:formula="of:=IF([.$K$497]=1; [.$K504]*60; [.$K504]/60)" office:value-type="float" office:value="16.3885884585351">
            <text:p>16.3886</text:p>
          </table:table-cell>
          <table:table-cell table:style-name="ce51" table:formula="of:=IF([.$K$497]=1; [.$K504]*60*60; [.$K504]/60/60)" office:value-type="float" office:value="0.273143140975584">
            <text:p>0.2731</text:p>
          </table:table-cell>
          <table:table-cell table:style-name="ce51" table:formula="of:=IF([.$K$497]=1; [.$K504]*60*60*24; [.$K504]/60/60/24)" office:value-type="float" office:value="0.011380964207316">
            <text:p>0.0114</text:p>
          </table:table-cell>
          <table:table-cell table:formula="of:=[.K504]/[.K503]" office:value-type="float" office:value="1">
            <text:p>1</text:p>
          </table:table-cell>
          <table:table-cell table:number-columns-repeated="1009"/>
        </table:table-row>
        <table:table-row table:style-name="ro1">
          <table:table-cell table:style-name="ce10" office:value-type="string">
            <text:p>8</text:p>
          </table:table-cell>
          <table:table-cell table:formula="of:=[.$B$497]" office:value-type="float" office:value="327.771769170701">
            <text:p>327.77</text:p>
          </table:table-cell>
          <table:table-cell table:style-name="ce27" table:formula="of:=SFLINEAR([.$A505]; [.$C$497]; [.$D$497])" office:value-type="float" office:value="0">
            <text:p>0.000</text:p>
          </table:table-cell>
          <table:table-cell/>
          <table:table-cell table:formula="of:=SFPOWER([.$A505]; [.$E$497]; [.$F$497]; [.$G$497])" office:value-type="float" office:value="0">
            <text:p>0</text:p>
          </table:table-cell>
          <table:table-cell table:number-columns-repeated="2"/>
          <table:table-cell table:formula="of:=SFEXP([.$A505]; [.$H$497]; [.$I$497])" office:value-type="float" office:value="0">
            <text:p>0</text:p>
          </table:table-cell>
          <table:table-cell table:number-columns-repeated="2"/>
          <table:table-cell table:style-name="ce46" table:formula="of:=SFJOIN([.B505];[.C505];[.E505];[.H505];[.$L$497]) * IF([.$K$497] = &quot;level&quot;; [.A505]; 1)" office:value-type="float" office:value="983.315307512104">
            <text:p>983.3153</text:p>
          </table:table-cell>
          <table:table-cell table:style-name="ce46" table:formula="of:=IF([.$K$497]=1; [.$K505]*60; [.$K505]/60)" office:value-type="float" office:value="16.3885884585351">
            <text:p>16.3886</text:p>
          </table:table-cell>
          <table:table-cell table:style-name="ce51" table:formula="of:=IF([.$K$497]=1; [.$K505]*60*60; [.$K505]/60/60)" office:value-type="float" office:value="0.273143140975584">
            <text:p>0.2731</text:p>
          </table:table-cell>
          <table:table-cell table:style-name="ce51" table:formula="of:=IF([.$K$497]=1; [.$K505]*60*60*24; [.$K505]/60/60/24)" office:value-type="float" office:value="0.011380964207316">
            <text:p>0.0114</text:p>
          </table:table-cell>
          <table:table-cell table:formula="of:=[.K505]/[.K504]" office:value-type="float" office:value="1">
            <text:p>1</text:p>
          </table:table-cell>
          <table:table-cell table:number-columns-repeated="1009"/>
        </table:table-row>
        <table:table-row table:style-name="ro1">
          <table:table-cell table:style-name="ce10" office:value-type="string">
            <text:p>9</text:p>
          </table:table-cell>
          <table:table-cell table:formula="of:=[.$B$497]" office:value-type="float" office:value="327.771769170701">
            <text:p>327.77</text:p>
          </table:table-cell>
          <table:table-cell table:style-name="ce27" table:formula="of:=SFLINEAR([.$A506]; [.$C$497]; [.$D$497])" office:value-type="float" office:value="0">
            <text:p>0.000</text:p>
          </table:table-cell>
          <table:table-cell/>
          <table:table-cell table:formula="of:=SFPOWER([.$A506]; [.$E$497]; [.$F$497]; [.$G$497])" office:value-type="float" office:value="0">
            <text:p>0</text:p>
          </table:table-cell>
          <table:table-cell table:number-columns-repeated="2"/>
          <table:table-cell table:formula="of:=SFEXP([.$A506]; [.$H$497]; [.$I$497])" office:value-type="float" office:value="0">
            <text:p>0</text:p>
          </table:table-cell>
          <table:table-cell table:number-columns-repeated="2"/>
          <table:table-cell table:style-name="ce46" table:formula="of:=SFJOIN([.B506];[.C506];[.E506];[.H506];[.$L$497]) * IF([.$K$497] = &quot;level&quot;; [.A506]; 1)" office:value-type="float" office:value="983.315307512104">
            <text:p>983.3153</text:p>
          </table:table-cell>
          <table:table-cell table:style-name="ce46" table:formula="of:=IF([.$K$497]=1; [.$K506]*60; [.$K506]/60)" office:value-type="float" office:value="16.3885884585351">
            <text:p>16.3886</text:p>
          </table:table-cell>
          <table:table-cell table:style-name="ce51" table:formula="of:=IF([.$K$497]=1; [.$K506]*60*60; [.$K506]/60/60)" office:value-type="float" office:value="0.273143140975584">
            <text:p>0.2731</text:p>
          </table:table-cell>
          <table:table-cell table:style-name="ce51" table:formula="of:=IF([.$K$497]=1; [.$K506]*60*60*24; [.$K506]/60/60/24)" office:value-type="float" office:value="0.011380964207316">
            <text:p>0.0114</text:p>
          </table:table-cell>
          <table:table-cell table:formula="of:=[.K506]/[.K505]" office:value-type="float" office:value="1">
            <text:p>1</text:p>
          </table:table-cell>
          <table:table-cell table:number-columns-repeated="1009"/>
        </table:table-row>
        <table:table-row table:style-name="ro1">
          <table:table-cell table:style-name="ce10" office:value-type="string">
            <text:p>10</text:p>
          </table:table-cell>
          <table:table-cell table:formula="of:=[.$B$497]" office:value-type="float" office:value="327.771769170701">
            <text:p>327.77</text:p>
          </table:table-cell>
          <table:table-cell table:style-name="ce27" table:formula="of:=SFLINEAR([.$A507]; [.$C$497]; [.$D$497])" office:value-type="float" office:value="0">
            <text:p>0.000</text:p>
          </table:table-cell>
          <table:table-cell/>
          <table:table-cell table:formula="of:=SFPOWER([.$A507]; [.$E$497]; [.$F$497]; [.$G$497])" office:value-type="float" office:value="0">
            <text:p>0</text:p>
          </table:table-cell>
          <table:table-cell table:number-columns-repeated="2"/>
          <table:table-cell table:formula="of:=SFEXP([.$A507]; [.$H$497]; [.$I$497])" office:value-type="float" office:value="0">
            <text:p>0</text:p>
          </table:table-cell>
          <table:table-cell table:number-columns-repeated="2"/>
          <table:table-cell table:style-name="ce46" table:formula="of:=SFJOIN([.B507];[.C507];[.E507];[.H507];[.$L$497]) * IF([.$K$497] = &quot;level&quot;; [.A507]; 1)" office:value-type="float" office:value="983.315307512104">
            <text:p>983.3153</text:p>
          </table:table-cell>
          <table:table-cell table:style-name="ce46" table:formula="of:=IF([.$K$497]=1; [.$K507]*60; [.$K507]/60)" office:value-type="float" office:value="16.3885884585351">
            <text:p>16.3886</text:p>
          </table:table-cell>
          <table:table-cell table:style-name="ce51" table:formula="of:=IF([.$K$497]=1; [.$K507]*60*60; [.$K507]/60/60)" office:value-type="float" office:value="0.273143140975584">
            <text:p>0.2731</text:p>
          </table:table-cell>
          <table:table-cell table:style-name="ce51" table:formula="of:=IF([.$K$497]=1; [.$K507]*60*60*24; [.$K507]/60/60/24)" office:value-type="float" office:value="0.011380964207316">
            <text:p>0.0114</text:p>
          </table:table-cell>
          <table:table-cell table:formula="of:=[.K507]/[.K506]" office:value-type="float" office:value="1">
            <text:p>1</text:p>
          </table:table-cell>
          <table:table-cell table:number-columns-repeated="1009"/>
        </table:table-row>
        <table:table-row table:style-name="ro1" table:number-rows-repeated="3">
          <table:table-cell table:number-columns-repeated="1024"/>
        </table:table-row>
        <table:table-row table:style-name="ro1">
          <table:table-cell table:style-name="ce11"/>
          <table:table-cell table:number-columns-repeated="1023"/>
        </table:table-row>
        <table:table-row table:style-name="ro1">
          <table:table-cell/>
          <table:table-cell table:style-name="ce3"/>
          <table:table-cell table:number-columns-repeated="1022"/>
        </table:table-row>
        <table:table-row table:style-name="ro1" table:number-rows-repeated="1048063">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6" table:default-cell-style-name="Default"/>
        <table:table-column table:style-name="co15" table:number-columns-repeated="2" table:default-cell-style-name="Default"/>
        <table:table-column table:style-name="co17" table:default-cell-style-name="Default"/>
        <table:table-column table:style-name="co18" table:default-cell-style-name="Default"/>
        <table:table-row table:style-name="ro1">
          <table:table-cell office:value-type="string">
            <text:p>Base Metal</text:p>
          </table:table-cell>
          <table:table-cell table:style-name="ce49" table:formula="of:=0.005*[.D1]" office:value-type="float" office:value="0.0025">
            <text:p>0.00250</text:p>
          </table:table-cell>
          <table:table-cell/>
          <table:table-cell office:value-type="float" office:value="0.5">
            <office:annotation draw:style-name="gr4" draw:text-style-name="P2" svg:width="1.1413in" svg:height="0.3902in" svg:x="4.8831in" svg:y="0in" draw:caption-point-x="-0.2402in" draw:caption-point-y="0.0039in">
              <dc:creator>AŠ</dc:creator>
              <dc:date>2011-06-16T00:00:00</dc:date>
              <text:p text:style-name="P2"><text:span text:style-name="T1">Base resource modifier</text:span></text:p>
            </office:annotation>
            <text:p>0.5</text:p>
          </table:table-cell>
          <table:table-cell/>
        </table:table-row>
        <table:table-row table:style-name="ro1">
          <table:table-cell office:value-type="string">
            <text:p>Base Energy</text:p>
          </table:table-cell>
          <table:table-cell table:style-name="ce49"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49"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1.6*2" office:value-type="float" office:value="3.2">
            <text:p>3.2</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30"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15*9" office:value-type="float" office:value="135">
            <text:p>135</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row table:style-name="ro1">
          <table:table-cell table:number-columns-repeated="5"/>
        </table:table-row>
        <table:table-row table:style-name="ro1">
          <table:table-cell office:value-type="string">
            <text:p>NPC unit build time divider</text:p>
          </table:table-cell>
          <table:table-cell office:value-type="float" office:value="4">
            <text:p>4</text:p>
          </table:table-cell>
          <table:table-cell table:number-columns-repeated="3"/>
        </table:table-row>
      </table:table>
      <table:table table:name="Units" table:style-name="ta1" table:print="false">
        <office:forms form:automatic-focus="false" form:apply-design-mode="false"/>
        <table:table-column table:style-name="co19" table:default-cell-style-name="Default"/>
        <table:table-column table:style-name="co20" table:default-cell-style-name="ce68"/>
        <table:table-column table:style-name="co7" table:default-cell-style-name="Default"/>
        <table:table-column table:style-name="co21" table:default-cell-style-name="Default"/>
        <table:table-column table:style-name="co22" table:default-cell-style-name="Default"/>
        <table:table-column table:style-name="co21" table:default-cell-style-name="Default"/>
        <table:table-column table:style-name="co23" table:default-cell-style-name="Default"/>
        <table:table-column table:style-name="co21" table:default-cell-style-name="Default"/>
        <table:table-column table:style-name="co24" table:default-cell-style-name="Default"/>
        <table:table-column table:style-name="co20" table:default-cell-style-name="Default"/>
        <table:table-column table:style-name="co25" table:default-cell-style-name="Default"/>
        <table:table-column table:style-name="co26" table:default-cell-style-name="ce70"/>
        <table:table-column table:style-name="co27" table:default-cell-style-name="Default"/>
        <table:table-column table:style-name="co28" table:default-cell-style-name="Default"/>
        <table:table-column table:style-name="co29" table:default-cell-style-name="Default"/>
        <table:table-column table:style-name="co30" table:number-columns-repeated="2"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2" table:default-cell-style-name="Default"/>
        <table:table-column table:style-name="co9" table:default-cell-style-name="Default"/>
        <table:table-column table:style-name="co35" table:default-cell-style-name="Default"/>
        <table:table-column table:style-name="co27" table:default-cell-style-name="ce88"/>
        <table:table-column table:style-name="co15" table:number-columns-repeated="999" table:default-cell-style-name="Default"/>
        <table:table-row table:style-name="ro15">
          <table:table-cell table:style-name="ce53" office:value-type="string">
            <text:p>Tier name</text:p>
          </table:table-cell>
          <table:table-cell table:style-name="ce65" office:value-type="string" table:number-columns-spanned="2" table:number-rows-spanned="1">
            <text:p>Metal mod</text:p>
          </table:table-cell>
          <table:covered-table-cell table:style-name="ce65"/>
          <table:table-cell table:style-name="ce65" office:value-type="string" table:number-columns-spanned="2" table:number-rows-spanned="1">
            <text:p>Energy mod</text:p>
          </table:table-cell>
          <table:covered-table-cell table:style-name="ce65"/>
          <table:table-cell table:style-name="ce79" office:value-type="string" table:number-columns-spanned="3" table:number-rows-spanned="1">
            <text:p>Zetium mod</text:p>
          </table:table-cell>
          <table:covered-table-cell table:number-columns-repeated="2" table:style-name="ce81"/>
          <table:table-cell table:style-name="ce79" office:value-type="string">
            <text:p>Time HP mod.</text:p>
          </table:table-cell>
          <table:table-cell table:style-name="ce83" office:value-type="string">
            <text:p>Time dmg mod.</text:p>
          </table:table-cell>
          <table:table-cell table:style-name="ce83" office:value-type="string">
            <text:p>HP mod.</text:p>
          </table:table-cell>
          <table:table-cell table:style-name="ce83" office:value-type="string">
            <text:p>Dmg mod.</text:p>
          </table:table-cell>
          <table:table-cell table:style-name="ce85" office:value-type="string">
            <text:p>Init. diff %</text:p>
          </table:table-cell>
          <table:table-cell table:style-name="ce82" office:value-type="string">
            <text:p>SS hop HP coef</text:p>
          </table:table-cell>
          <table:table-cell table:style-name="ce82" office:value-type="string">
            <text:p>Glx hop HP coef</text:p>
          </table:table-cell>
          <table:table-cell table:style-name="ce82"/>
          <table:table-cell table:style-name="ce88" table:number-columns-repeated="8"/>
          <table:table-cell/>
          <table:table-cell table:style-name="ce88" table:number-columns-repeated="999"/>
        </table:table-row>
        <table:table-row table:style-name="ro16">
          <table:table-cell table:style-name="ce54" office:value-type="string">
            <text:p>T1</text:p>
          </table:table-cell>
          <table:table-cell table:style-name="ce66" table:formula="of:=2*1.5" office:value-type="float" office:value="3" table:number-columns-spanned="2" table:number-rows-spanned="1">
            <text:p>3</text:p>
          </table:table-cell>
          <table:covered-table-cell/>
          <table:table-cell table:style-name="ce74" table:formula="of:=4*1.5" office:value-type="float" office:value="6" table:number-columns-spanned="2" table:number-rows-spanned="1">
            <text:p>6</text:p>
          </table:table-cell>
          <table:covered-table-cell table:style-name="ce77"/>
          <table:table-cell table:style-name="ce80" office:value-type="float" office:value="0" table:number-columns-spanned="3" table:number-rows-spanned="1">
            <text:p>0</text:p>
          </table:table-cell>
          <table:covered-table-cell table:style-name="ce80"/>
          <table:covered-table-cell table:style-name="ce13"/>
          <table:table-cell table:style-name="ce27" office:value-type="float" office:value="0.05">
            <text:p>0.050</text:p>
          </table:table-cell>
          <table:table-cell table:style-name="ce84" office:value-type="float" office:value="0.3">
            <text:p>0.3</text:p>
          </table:table-cell>
          <table:table-cell table:style-name="ce84" office:value-type="float" office:value="0.5">
            <text:p>0.5</text:p>
          </table:table-cell>
          <table:table-cell table:style-name="ce13" office:value-type="float" office:value="1.9">
            <text:p>1.9</text:p>
          </table:table-cell>
          <table:table-cell table:style-name="ce86" office:value-type="float" office:value="7">
            <text:p>7</text:p>
          </table:table-cell>
          <table:table-cell table:number-columns-repeated="8"/>
          <table:table-cell table:style-name="ce88" table:number-columns-repeated="3"/>
          <table:table-cell/>
          <table:table-cell table:style-name="ce88" table:number-columns-repeated="999"/>
        </table:table-row>
        <table:table-row table:style-name="ro16">
          <table:table-cell table:style-name="ce54" office:value-type="string">
            <text:p>T1,5</text:p>
          </table:table-cell>
          <table:table-cell table:style-name="ce66" table:formula="of:=[.B2]*0.8" office:value-type="float" office:value="2.4" table:number-columns-spanned="2" table:number-rows-spanned="1">
            <text:p>2.4</text:p>
          </table:table-cell>
          <table:covered-table-cell/>
          <table:table-cell table:style-name="ce74" table:formula="of:=[.D2]*0.8" office:value-type="float" office:value="4.8" table:number-columns-spanned="2" table:number-rows-spanned="1">
            <text:p>4.8</text:p>
          </table:table-cell>
          <table:covered-table-cell table:style-name="ce77"/>
          <table:table-cell table:style-name="ce80" table:formula="of:=0.07*1.5" office:value-type="float" office:value="0.105" table:number-columns-spanned="3" table:number-rows-spanned="1">
            <text:p>0.11</text:p>
          </table:table-cell>
          <table:covered-table-cell table:style-name="ce80"/>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6" office:value-type="float" office:value="7">
            <text:p>7</text:p>
          </table:table-cell>
          <table:table-cell table:number-columns-repeated="8"/>
          <table:table-cell table:style-name="ce88" table:number-columns-repeated="3"/>
          <table:table-cell/>
          <table:table-cell table:style-name="ce88" table:number-columns-repeated="999"/>
        </table:table-row>
        <table:table-row table:style-name="ro16">
          <table:table-cell table:style-name="ce54" office:value-type="string">
            <text:p>T2</text:p>
          </table:table-cell>
          <table:table-cell table:style-name="ce66" table:formula="of:=2*1.5" office:value-type="float" office:value="3" table:number-columns-spanned="2" table:number-rows-spanned="1">
            <text:p>3</text:p>
          </table:table-cell>
          <table:covered-table-cell/>
          <table:table-cell table:style-name="ce66" table:formula="of:=3.1*1.5" office:value-type="float" office:value="4.65" table:number-columns-spanned="2" table:number-rows-spanned="1">
            <text:p>4.65</text:p>
          </table:table-cell>
          <table:covered-table-cell/>
          <table:table-cell table:style-name="ce80" table:formula="of:=0.2*1.5" office:value-type="float" office:value="0.3" table:number-columns-spanned="3" table:number-rows-spanned="1">
            <text:p>0.3</text:p>
          </table:table-cell>
          <table:covered-table-cell table:style-name="ce80"/>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6" office:value-type="float" office:value="7">
            <text:p>7</text:p>
          </table:table-cell>
          <table:table-cell table:number-columns-repeated="8"/>
          <table:table-cell table:style-name="ce88" table:number-columns-repeated="3"/>
          <table:table-cell/>
          <table:table-cell table:style-name="ce88" table:number-columns-repeated="999"/>
        </table:table-row>
        <table:table-row table:style-name="ro16">
          <table:table-cell table:style-name="ce54" office:value-type="string">
            <text:p>T3</text:p>
          </table:table-cell>
          <table:table-cell table:style-name="ce66" office:value-type="float" office:value="3" table:number-columns-spanned="2" table:number-rows-spanned="1">
            <text:p>3</text:p>
          </table:table-cell>
          <table:covered-table-cell/>
          <table:table-cell table:style-name="ce66" office:value-type="float" office:value="4.5" table:number-columns-spanned="2" table:number-rows-spanned="1">
            <text:p>4.5</text:p>
          </table:table-cell>
          <table:covered-table-cell/>
          <table:table-cell table:style-name="ce80" office:value-type="float" office:value="0.5" table:number-columns-spanned="3" table:number-rows-spanned="1">
            <text:p>0.5</text:p>
          </table:table-cell>
          <table:covered-table-cell table:style-name="ce80"/>
          <table:covered-table-cell table:style-name="ce13"/>
          <table:table-cell table:style-name="ce27" office:value-type="float" office:value="0.03">
            <text:p>0.030</text:p>
          </table:table-cell>
          <table:table-cell table:style-name="ce13" office:value-type="float" office:value="0.3">
            <text:p>0.3</text:p>
          </table:table-cell>
          <table:table-cell office:value-type="float" office:value="0.6">
            <text:p>0.6</text:p>
          </table:table-cell>
          <table:table-cell table:style-name="ce13" office:value-type="float" office:value="1.9">
            <text:p>1.9</text:p>
          </table:table-cell>
          <table:table-cell table:style-name="ce86" office:value-type="float" office:value="7">
            <text:p>7</text:p>
          </table:table-cell>
          <table:table-cell table:number-columns-repeated="8"/>
          <table:table-cell table:style-name="ce88" table:number-columns-repeated="3"/>
          <table:table-cell/>
          <table:table-cell table:style-name="ce88" table:number-columns-repeated="999"/>
        </table:table-row>
        <table:table-row table:style-name="ro16">
          <table:table-cell table:style-name="ce54" office:value-type="string">
            <office:annotation draw:style-name="gr4" draw:text-style-name="P2" svg:width="1.1413in" svg:height="0.2346in" svg:x="1.2012in" svg:y="0.9535in" draw:caption-point-x="-0.2402in" draw:caption-point-y="0.6087in">
              <dc:creator>AŠ</dc:creator>
              <dc:date>2010-12-24T00:00:00</dc:date>
              <text:p text:style-name="P2"><text:span text:style-name="T1">Space Tier 1</text:span></text:p>
            </office:annotation>
            <text:p>ST1</text:p>
          </table:table-cell>
          <table:table-cell table:style-name="ce67" office:value-type="float" office:value="2.5" table:number-columns-spanned="2" table:number-rows-spanned="1">
            <text:p>2.5</text:p>
          </table:table-cell>
          <table:covered-table-cell/>
          <table:table-cell table:style-name="ce66" office:value-type="float" office:value="3.5" table:number-columns-spanned="2" table:number-rows-spanned="1">
            <text:p>3.5</text:p>
          </table:table-cell>
          <table:covered-table-cell/>
          <table:table-cell table:style-name="ce80" table:formula="of:=0.35/2" office:value-type="float" office:value="0.175" table:number-columns-spanned="3" table:number-rows-spanned="1">
            <text:p>0.18</text:p>
          </table:table-cell>
          <table:covered-table-cell table:style-name="ce80"/>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6" office:value-type="float" office:value="7">
            <text:p>7</text:p>
          </table:table-cell>
          <table:table-cell table:style-name="ce22" table:formula="of:=0.008/2.5" office:value-type="float" office:value="0.0032">
            <text:p>0.0032</text:p>
          </table:table-cell>
          <table:table-cell table:style-name="ce22" table:formula="of:=[.N6]*[Variables.$B$20]" office:value-type="float" office:value="0.0096">
            <text:p>0.0096</text:p>
          </table:table-cell>
          <table:table-cell table:number-columns-repeated="6"/>
          <table:table-cell table:style-name="ce88" table:number-columns-repeated="3"/>
          <table:table-cell/>
          <table:table-cell table:style-name="ce88" table:number-columns-repeated="999"/>
        </table:table-row>
        <table:table-row table:style-name="ro16">
          <table:table-cell table:style-name="ce54" office:value-type="string">
            <text:p>ST2</text:p>
          </table:table-cell>
          <table:table-cell table:style-name="ce66" table:formula="of:=2.6" office:value-type="float" office:value="2.6" table:number-columns-spanned="2" table:number-rows-spanned="1">
            <text:p>2.6</text:p>
          </table:table-cell>
          <table:covered-table-cell/>
          <table:table-cell table:style-name="ce66" table:formula="of:=7.2/2" office:value-type="float" office:value="3.6" table:number-columns-spanned="2" table:number-rows-spanned="1">
            <text:p>3.6</text:p>
          </table:table-cell>
          <table:covered-table-cell/>
          <table:table-cell table:style-name="ce80" table:formula="of:=0.45/2" office:value-type="float" office:value="0.225" table:number-columns-spanned="3" table:number-rows-spanned="1">
            <text:p>0.23</text:p>
          </table:table-cell>
          <table:covered-table-cell table:style-name="ce80"/>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6" office:value-type="float" office:value="7">
            <text:p>7</text:p>
          </table:table-cell>
          <table:table-cell table:style-name="ce22" table:formula="of:=0.007/2.5" office:value-type="float" office:value="0.0028">
            <text:p>0.0028</text:p>
          </table:table-cell>
          <table:table-cell table:style-name="ce22" table:formula="of:=[.N7]*[Variables.$B$20]" office:value-type="float" office:value="0.0084">
            <text:p>0.0084</text:p>
          </table:table-cell>
          <table:table-cell table:number-columns-repeated="6"/>
          <table:table-cell table:style-name="ce88" table:number-columns-repeated="3"/>
          <table:table-cell/>
          <table:table-cell table:style-name="ce88" table:number-columns-repeated="999"/>
        </table:table-row>
        <table:table-row table:style-name="ro16">
          <table:table-cell table:style-name="ce54" office:value-type="string">
            <text:p>ST3</text:p>
          </table:table-cell>
          <table:table-cell table:style-name="ce66" office:value-type="float" office:value="3" table:number-columns-spanned="2" table:number-rows-spanned="1">
            <text:p>3</text:p>
          </table:table-cell>
          <table:covered-table-cell/>
          <table:table-cell table:style-name="ce66" office:value-type="float" office:value="4.5" table:number-columns-spanned="2" table:number-rows-spanned="1">
            <text:p>4.5</text:p>
          </table:table-cell>
          <table:covered-table-cell/>
          <table:table-cell table:style-name="ce80" office:value-type="float" office:value="0.6" table:number-columns-spanned="3" table:number-rows-spanned="1">
            <text:p>0.6</text:p>
          </table:table-cell>
          <table:covered-table-cell table:style-name="ce80"/>
          <table:covered-table-cell table:style-name="ce13"/>
          <table:table-cell table:style-name="ce27" office:value-type="float" office:value="0.035">
            <text:p>0.035</text:p>
          </table:table-cell>
          <table:table-cell table:style-name="ce13" office:value-type="float" office:value="0.4">
            <text:p>0.4</text:p>
          </table:table-cell>
          <table:table-cell office:value-type="float" office:value="0.25">
            <text:p>0.25</text:p>
          </table:table-cell>
          <table:table-cell table:style-name="ce13" office:value-type="float" office:value="3.9">
            <text:p>3.9</text:p>
          </table:table-cell>
          <table:table-cell table:style-name="ce86" office:value-type="float" office:value="7">
            <text:p>7</text:p>
          </table:table-cell>
          <table:table-cell table:style-name="ce22" table:formula="of:=0.002/2.5" office:value-type="float" office:value="0.0008">
            <text:p>0.0008</text:p>
          </table:table-cell>
          <table:table-cell table:style-name="ce22" table:formula="of:=[.N8]*[Variables.$B$20]" office:value-type="float" office:value="0.0024">
            <text:p>0.0024</text:p>
          </table:table-cell>
          <table:table-cell table:number-columns-repeated="6"/>
          <table:table-cell table:style-name="ce88" table:number-columns-repeated="3"/>
          <table:table-cell/>
          <table:table-cell table:style-name="ce88" table:number-columns-repeated="999"/>
        </table:table-row>
        <table:table-row table:style-name="ro16">
          <table:table-cell table:style-name="ce54" office:value-type="string">
            <text:p>Special</text:p>
          </table:table-cell>
          <table:table-cell table:style-name="ce66" office:value-type="float" office:value="7" table:number-columns-spanned="2" table:number-rows-spanned="1">
            <text:p>7</text:p>
          </table:table-cell>
          <table:covered-table-cell/>
          <table:table-cell table:style-name="ce66" office:value-type="float" office:value="10" table:number-columns-spanned="2" table:number-rows-spanned="1">
            <text:p>10</text:p>
          </table:table-cell>
          <table:covered-table-cell/>
          <table:table-cell table:style-name="ce80" office:value-type="float" office:value="0.6" table:number-columns-spanned="3" table:number-rows-spanned="1">
            <text:p>0.6</text:p>
          </table:table-cell>
          <table:covered-table-cell table:style-name="ce80"/>
          <table:covered-table-cell table:style-name="ce13"/>
          <table:table-cell table:style-name="ce27" office:value-type="float" office:value="0.1">
            <text:p>0.100</text:p>
          </table:table-cell>
          <table:table-cell table:style-name="ce13" office:value-type="float" office:value="0">
            <text:p>0</text:p>
          </table:table-cell>
          <table:table-cell office:value-type="float" office:value="0.3">
            <text:p>0.3</text:p>
          </table:table-cell>
          <table:table-cell table:style-name="ce13" office:value-type="float" office:value="0">
            <text:p>0</text:p>
          </table:table-cell>
          <table:table-cell table:style-name="ce86" office:value-type="float" office:value="0">
            <text:p>0</text:p>
          </table:table-cell>
          <table:table-cell table:style-name="ce22" table:formula="of:=0.011/2.5" office:value-type="float" office:value="0.0044">
            <text:p>0.0044</text:p>
          </table:table-cell>
          <table:table-cell table:style-name="ce22" table:formula="of:=[.N9]*[Variables.$B$20]" office:value-type="float" office:value="0.0132">
            <text:p>0.0132</text:p>
          </table:table-cell>
          <table:table-cell table:number-columns-repeated="6"/>
          <table:table-cell table:style-name="ce88" table:number-columns-repeated="3"/>
          <table:table-cell/>
          <table:table-cell table:style-name="ce88" table:number-columns-repeated="999"/>
        </table:table-row>
        <table:table-row table:style-name="ro16">
          <table:table-cell table:style-name="ce54" office:value-type="string">
            <text:p>Towers</text:p>
          </table:table-cell>
          <table:table-cell table:style-name="ce67" office:value-type="float" office:value="1.3" table:number-columns-spanned="2" table:number-rows-spanned="1">
            <text:p>1.3</text:p>
          </table:table-cell>
          <table:covered-table-cell/>
          <table:table-cell table:style-name="ce66" office:value-type="float" office:value="2.7" table:number-columns-spanned="2" table:number-rows-spanned="1">
            <text:p>2.7</text:p>
          </table:table-cell>
          <table:covered-table-cell/>
          <table:table-cell table:style-name="ce80" office:value-type="float" office:value="0.4" table:number-columns-spanned="3" table:number-rows-spanned="1">
            <text:p>0.4</text:p>
          </table:table-cell>
          <table:covered-table-cell table:style-name="ce80"/>
          <table:covered-table-cell table:style-name="ce13"/>
          <table:table-cell table:style-name="ce27" office:value-type="float" office:value="0.03">
            <text:p>0.030</text:p>
          </table:table-cell>
          <table:table-cell table:style-name="ce13" office:value-type="float" office:value="0.2">
            <text:p>0.2</text:p>
          </table:table-cell>
          <table:table-cell office:value-type="float" office:value="0.5">
            <text:p>0.5</text:p>
          </table:table-cell>
          <table:table-cell table:style-name="ce13" office:value-type="float" office:value="2">
            <text:p>2</text:p>
          </table:table-cell>
          <table:table-cell table:style-name="ce86" office:value-type="float" office:value="7">
            <text:p>7</text:p>
          </table:table-cell>
          <table:table-cell table:number-columns-repeated="8"/>
          <table:table-cell table:style-name="ce88" table:number-columns-repeated="3"/>
          <table:table-cell/>
          <table:table-cell table:style-name="ce88" table:number-columns-repeated="999"/>
        </table:table-row>
        <table:table-row table:style-name="ro16">
          <table:table-cell table:style-name="ce54" office:value-type="string">
            <text:p>MDH</text:p>
          </table:table-cell>
          <table:table-cell table:style-name="ce66" office:value-type="float" office:value="7" table:number-columns-spanned="2" table:number-rows-spanned="1">
            <text:p>7</text:p>
          </table:table-cell>
          <table:covered-table-cell/>
          <table:table-cell table:style-name="ce66" office:value-type="float" office:value="10" table:number-columns-spanned="2" table:number-rows-spanned="1">
            <text:p>10</text:p>
          </table:table-cell>
          <table:covered-table-cell/>
          <table:table-cell table:style-name="ce80" office:value-type="float" office:value="0.6" table:number-columns-spanned="3" table:number-rows-spanned="1">
            <text:p>0.6</text:p>
          </table:table-cell>
          <table:covered-table-cell table:style-name="ce80"/>
          <table:covered-table-cell table:style-name="ce13"/>
          <table:table-cell table:style-name="ce27" office:value-type="float" office:value="0.55">
            <text:p>0.550</text:p>
          </table:table-cell>
          <table:table-cell table:style-name="ce13" office:value-type="float" office:value="0">
            <text:p>0</text:p>
          </table:table-cell>
          <table:table-cell office:value-type="float" office:value="1.4">
            <text:p>1.4</text:p>
          </table:table-cell>
          <table:table-cell table:style-name="ce13" office:value-type="float" office:value="0">
            <text:p>0</text:p>
          </table:table-cell>
          <table:table-cell table:style-name="ce86" office:value-type="float" office:value="0">
            <text:p>0</text:p>
          </table:table-cell>
          <table:table-cell table:number-columns-repeated="8"/>
          <table:table-cell table:style-name="ce88" table:number-columns-repeated="3"/>
          <table:table-cell/>
          <table:table-cell table:style-name="ce88" table:number-columns-repeated="999"/>
        </table:table-row>
        <table:table-row table:style-name="ro16" table:number-rows-repeated="14">
          <table:table-cell table:style-name="ce54"/>
          <table:table-cell table:style-name="ce66"/>
          <table:table-cell/>
          <table:table-cell table:style-name="ce66"/>
          <table:table-cell/>
          <table:table-cell table:style-name="ce80" table:number-columns-repeated="2"/>
          <table:table-cell table:style-name="ce13"/>
          <table:table-cell table:style-name="ce27"/>
          <table:table-cell table:style-name="ce13"/>
          <table:table-cell/>
          <table:table-cell table:style-name="ce13"/>
          <table:table-cell table:style-name="ce86"/>
          <table:table-cell table:number-columns-repeated="8"/>
          <table:table-cell table:style-name="ce88" table:number-columns-repeated="3"/>
          <table:table-cell/>
          <table:table-cell table:style-name="ce88" table:number-columns-repeated="999"/>
        </table:table-row>
        <table:table-row table:style-name="ro16">
          <table:table-cell table:style-name="ce54"/>
          <table:table-cell table:style-name="ce66" table:number-columns-spanned="2" table:number-rows-spanned="1"/>
          <table:covered-table-cell/>
          <table:table-cell table:style-name="ce66" table:number-columns-spanned="2" table:number-rows-spanned="1"/>
          <table:covered-table-cell/>
          <table:table-cell table:number-columns-repeated="2"/>
          <table:table-cell table:style-name="ce80" table:number-columns-spanned="3" table:number-rows-spanned="1"/>
          <table:covered-table-cell table:style-name="ce80"/>
          <table:covered-table-cell table:style-name="ce13"/>
          <table:table-cell/>
          <table:table-cell table:style-name="ce13"/>
          <table:table-cell/>
          <table:table-cell table:style-name="ce13"/>
          <table:table-cell table:style-name="ce86" table:number-columns-repeated="2"/>
          <table:table-cell table:number-columns-repeated="5"/>
          <table:table-cell table:style-name="ce88" table:number-columns-repeated="3"/>
          <table:table-cell/>
          <table:table-cell table:style-name="ce88" table:number-columns-repeated="999"/>
        </table:table-row>
        <table:table-row table:style-name="ro16">
          <table:table-cell table:style-name="ce55"/>
          <table:table-cell table:style-name="ce19" table:number-columns-spanned="2" table:number-rows-spanned="1"/>
          <table:covered-table-cell table:style-name="ce15"/>
          <table:table-cell table:style-name="ce19" table:number-columns-spanned="2" table:number-rows-spanned="1"/>
          <table:covered-table-cell table:style-name="ce15"/>
          <table:table-cell table:style-name="ce15" table:number-columns-repeated="2"/>
          <table:table-cell table:style-name="ce19" table:number-columns-spanned="3" table:number-rows-spanned="1"/>
          <table:covered-table-cell table:style-name="ce19"/>
          <table:covered-table-cell table:style-name="ce15"/>
          <table:table-cell table:style-name="ce15" table:number-columns-repeated="4"/>
          <table:table-cell table:style-name="ce87" table:number-columns-repeated="2"/>
          <table:table-cell table:number-columns-repeated="5"/>
          <table:table-cell table:style-name="ce88" table:number-columns-repeated="3"/>
          <table:table-cell/>
          <table:table-cell table:style-name="ce88" table:number-columns-repeated="999"/>
        </table:table-row>
        <table:table-row table:style-name="ro2">
          <table:table-cell table:style-name="ce48" office:value-type="string">
            <text:p>damages_start</text:p>
          </table:table-cell>
          <table:table-cell table:style-name="ce48" table:number-columns-repeated="20"/>
          <table:table-cell table:style-name="ce89" table:number-columns-repeated="1003"/>
        </table:table-row>
        <table:table-row table:style-name="ro12">
          <table:table-cell table:style-name="ce10" office:value-type="string">
            <text:p>Damage</text:p>
          </table:table-cell>
          <table:table-cell table:style-name="ce10" office:value-type="string">
            <text:p>Armor</text:p>
          </table:table-cell>
          <table:table-cell table:style-name="ce10" office:value-type="string">
            <text:p>Coef.</text:p>
          </table:table-cell>
          <table:table-cell table:number-columns-repeated="4"/>
          <table:table-cell table:style-name="ce82" table:number-columns-repeated="4"/>
          <table:table-cell table:style-name="Default"/>
          <table:table-cell table:number-columns-repeated="2"/>
          <table:table-cell table:style-name="ce82" table:number-columns-repeated="7"/>
          <table:table-cell table:style-name="ce88" table:number-columns-repeated="3"/>
          <table:table-cell/>
          <table:table-cell table:style-name="ce88" table:number-columns-repeated="999"/>
        </table:table-row>
        <table:table-row table:style-name="ro16">
          <table:table-cell office:value-type="string">
            <text:p>Piercing</text:p>
          </table:table-cell>
          <table:table-cell table:style-name="Default" office:value-type="string">
            <text:p>Light</text:p>
          </table:table-cell>
          <table:table-cell table:style-name="ce30" office:value-type="float" office:value="1.6">
            <text:p>1.6</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6">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6">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6">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6">
          <table:table-cell/>
          <table:table-cell table:style-name="Default"/>
          <table:table-cell table:number-columns-repeated="9"/>
          <table:table-cell table:style-name="Default"/>
          <table:table-cell table:number-columns-repeated="9"/>
          <table:table-cell table:style-name="ce88" table:number-columns-repeated="3"/>
          <table:table-cell/>
          <table:table-cell table:style-name="ce88" table:number-columns-repeated="999"/>
        </table:table-row>
        <table:table-row table:style-name="ro16">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6">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6">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6">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6">
          <table:table-cell/>
          <table:table-cell table:style-name="Default"/>
          <table:table-cell table:number-columns-repeated="9"/>
          <table:table-cell table:style-name="Default"/>
          <table:table-cell table:number-columns-repeated="9"/>
          <table:table-cell table:style-name="ce88" table:number-columns-repeated="3"/>
          <table:table-cell/>
          <table:table-cell table:style-name="ce88" table:number-columns-repeated="999"/>
        </table:table-row>
        <table:table-row table:style-name="ro16">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6">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6">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6">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6">
          <table:table-cell/>
          <table:table-cell table:style-name="Default"/>
          <table:table-cell table:number-columns-repeated="9"/>
          <table:table-cell table:style-name="Default"/>
          <table:table-cell table:number-columns-repeated="9"/>
          <table:table-cell table:style-name="ce88" table:number-columns-repeated="3"/>
          <table:table-cell/>
          <table:table-cell table:style-name="ce88" table:number-columns-repeated="999"/>
        </table:table-row>
        <table:table-row table:style-name="ro16">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6">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6">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6">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6">
          <table:table-cell/>
          <table:table-cell table:style-name="Default"/>
          <table:table-cell table:number-columns-repeated="9"/>
          <table:table-cell table:style-name="Default"/>
          <table:table-cell table:number-columns-repeated="9"/>
          <table:table-cell table:style-name="ce88" table:number-columns-repeated="3"/>
          <table:table-cell/>
          <table:table-cell table:style-name="ce88" table:number-columns-repeated="999"/>
        </table:table-row>
        <table:table-row table:style-name="ro2">
          <table:table-cell table:style-name="ce48" office:value-type="string">
            <text:p>units_start</text:p>
          </table:table-cell>
          <table:table-cell table:style-name="ce48" table:number-columns-repeated="20"/>
          <table:table-cell table:style-name="ce89" table:number-columns-repeated="1003"/>
        </table:table-row>
        <table:table-row table:style-name="ro17">
          <table:table-cell table:style-name="ce56" office:value-type="string">
            <text:p>Unit name</text:p>
          </table:table-cell>
          <table:table-cell table:style-name="ce56" office:value-type="string">
            <text:p>Tier</text:p>
          </table:table-cell>
          <table:table-cell table:style-name="ce56" office:value-type="string">
            <text:p>HP</text:p>
          </table:table-cell>
          <table:table-cell table:style-name="ce56" office:value-type="string">
            <text:p>Init.</text:p>
          </table:table-cell>
          <table:table-cell table:style-name="ce56" office:value-type="string">
            <text:p>Dmg / Gun</text:p>
          </table:table-cell>
          <table:table-cell table:style-name="ce56" office:value-type="string">
            <text:p>cldn</text:p>
          </table:table-cell>
          <table:table-cell table:style-name="ce56" office:value-type="string">
            <text:p>Gun reach</text:p>
          </table:table-cell>
          <table:table-cell table:style-name="ce56" office:value-type="string">
            <text:p>Gun cnt</text:p>
          </table:table-cell>
          <table:table-cell table:style-name="ce56" office:value-type="string">
            <text:p>Dmg type</text:p>
          </table:table-cell>
          <table:table-cell table:style-name="ce56" office:value-type="string">
            <text:p>Build Time min</text:p>
          </table:table-cell>
          <table:table-cell table:style-name="ce56" office:value-type="string">
            <text:p>XP mod.</text:p>
          </table:table-cell>
          <table:table-cell table:style-name="ce56" office:value-type="string">
            <text:p>XP <text:s/>for level</text:p>
          </table:table-cell>
          <table:table-cell table:style-name="ce56" office:value-type="string">
            <text:p>Armor type</text:p>
          </table:table-cell>
          <table:table-cell table:style-name="ce56" office:value-type="string">
            <text:p>Dmg mod</text:p>
          </table:table-cell>
          <table:table-cell table:style-name="ce56" office:value-type="string">
            <text:p>Arm mod</text:p>
          </table:table-cell>
          <table:table-cell table:style-name="ce56" office:value-type="string">
            <text:p>Max lvl</text:p>
          </table:table-cell>
          <table:table-cell table:style-name="ce56" office:value-type="string">
            <text:p>Base cost</text:p>
          </table:table-cell>
          <table:table-cell table:style-name="ce56" office:value-type="string">
            <text:p>Metal</text:p>
          </table:table-cell>
          <table:table-cell table:style-name="ce56" office:value-type="string">
            <text:p>Energy</text:p>
          </table:table-cell>
          <table:table-cell table:style-name="ce56" office:value-type="string">
            <text:p>Zetium</text:p>
          </table:table-cell>
          <table:table-cell table:style-name="ce56" office:value-type="string">
            <text:p>Population</text:p>
          </table:table-cell>
          <table:table-cell table:style-name="ce56" office:value-type="string">
            <office:annotation draw:style-name="gr4" draw:text-style-name="P2" svg:width="1.1413in" svg:height="0.8567in" svg:x="10.9756in" svg:y="8.8496in" draw:caption-point-x="-0.2402in" draw:caption-point-y="0.6043in">
              <dc:creator>AŠ</dc:creator>
              <dc:date>2011-01-02T00:00:00</dc:date>
              <text:p text:style-name="P2"><text:span text:style-name="T1">Pagal kainą – unitas užima tiek, kiek užima resursai skirti jį pagaminti.</text:span></text:p>
            </office:annotation>
            <text:p>Volume</text:p>
          </table:table-cell>
          <table:table-cell table:style-name="ce56" office:value-type="string">
            <office:annotation draw:style-name="gr4" draw:text-style-name="P2" svg:width="1.1413in" svg:height="0.5457in" svg:x="11.3457in" svg:y="8.8496in" draw:caption-point-x="-0.2402in" draw:caption-point-y="0.6043in">
              <dc:creator>AŠ</dc:creator>
              <dc:date>2011-01-02T00:00:00</dc:date>
              <text:p text:style-name="P2"><text:span text:style-name="T1">Kaip volume, tik dar padauginta iš storage mod'o.</text:span></text:p>
            </office:annotation>
            <text:p>Storage</text:p>
          </table:table-cell>
          <table:table-cell table:style-name="ce56" office:value-type="string">
            <text:p>SS jump time (min)</text:p>
          </table:table-cell>
          <table:table-cell table:style-name="ce56" office:value-type="string">
            <text:p>Galaxy jump time (min)</text:p>
          </table:table-cell>
          <table:table-cell table:style-name="ce56" table:number-columns-repeated="999"/>
        </table:table-row>
        <table:table-row table:style-name="ro1">
          <table:table-cell table:style-name="ce57" office:value-type="string">
            <text:p>Trooper</text:p>
          </table:table-cell>
          <table:table-cell table:content-validation-name="val5" office:value-type="string">
            <text:p>T1</text:p>
          </table:table-cell>
          <table:table-cell table:style-name="ce70"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768">
            <text:p>768</text:p>
          </table:table-cell>
          <table:table-cell table:content-validation-name="val10" office:value-type="string">
            <text:p>Light</text:p>
          </table:table-cell>
          <table:table-cell table:formula="of:=[Variables.$B$17]/([.P52]-1)" office:value-type="float" office:value="27">
            <text:p>27</text:p>
          </table:table-cell>
          <table:table-cell table:formula="of:=[Variables.$B$18]/([.P52]-1)" office:value-type="float" office:value="12.6">
            <text:p>12.6</text:p>
          </table:table-cell>
          <table:table-cell office:value-type="float" office:value="6">
            <text:p>6</text:p>
          </table:table-cell>
          <table:table-cell table:style-name="ce70" table:formula="of:=([.C52]*VLOOKUP([.$B52];[.$A$2:.$N27];11;0)+[.E52]*[.H52]*VLOOKUP([.$B52];[.$A$2:.$N27];12;0))*(1 + ([.D52]-[Variables.$B$7])*VLOOKUP([.$B52];[.$A$2:.$O27];13;0)/100)" office:value-type="float" office:value="113">
            <text:p>113</text:p>
          </table:table-cell>
          <table:table-cell table:style-name="ce70" table:formula="of:=VLOOKUP([.$B52];[.$A$2:.$H5];2;0)*[.$Q52]" office:value-type="float" office:value="339">
            <text:p>339</text:p>
          </table:table-cell>
          <table:table-cell table:style-name="ce70" table:formula="of:=VLOOKUP([.$B52];[.$A$2:.$H5];4;0)*[.$Q52]" office:value-type="float" office:value="678">
            <text:p>678</text:p>
          </table:table-cell>
          <table:table-cell table:style-name="ce70" table:formula="of:=VLOOKUP([.$B52];[.$A$2:.$H5];6;0)*[.$Q52]" office:value-type="float" office:value="0">
            <text:p>0</text:p>
          </table:table-cell>
          <table:table-cell table:formula="of:=CEILING((CEILING([.$R52]/[Variables.$B$12];1)+CEILING([.$S52]/[Variables.$B$13];1)+CEILING([.$T52]/[Variables.$B$14];1))/[Variables.$B$21]; 1)" office:value-type="float" office:value="1">
            <text:p>1</text:p>
          </table:table-cell>
          <table:table-cell table:formula="of:=CEILING([.$R52]/[Variables.$B$12];1)+CEILING([.$S52]/[Variables.$B$13];1)+CEILING([.$T52]/[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7" office:value-type="string">
            <text:p>Shocker</text:p>
          </table:table-cell>
          <table:table-cell table:content-validation-name="val5" office:value-type="string">
            <text:p>T1,5</text:p>
          </table:table-cell>
          <table:table-cell table:style-name="ce70" office:value-type="float" office:value="370">
            <text:p>370</text:p>
          </table:table-cell>
          <table:table-cell office:value-type="float" office:value="8">
            <office:annotation draw:style-name="gr3" draw:text-style-name="P2" svg:width="3.0752in" svg:height="0.3902in" svg:x="2.5185in" svg:y="9.6319in" draw:caption-point-x="-0.2402in" draw:caption-point-y="0.6094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1353">
            <text:p>1353</text:p>
          </table:table-cell>
          <table:table-cell table:content-validation-name="val10" office:value-type="string">
            <text:p>Normal</text:p>
          </table:table-cell>
          <table:table-cell table:formula="of:=[Variables.$B$17]/([.P53]-1)" office:value-type="float" office:value="19.2857142857143">
            <text:p>19.29</text:p>
          </table:table-cell>
          <table:table-cell table:formula="of:=[Variables.$B$18]/([.P53]-1)" office:value-type="float" office:value="9">
            <text:p>9</text:p>
          </table:table-cell>
          <table:table-cell office:value-type="float" office:value="8">
            <text:p>8</text:p>
          </table:table-cell>
          <table:table-cell table:style-name="ce70" table:formula="of:=([.C53]*VLOOKUP([.$B53];[.$A$2:.$N28];11;0)+[.E53]*[.H53]*VLOOKUP([.$B53];[.$A$2:.$N28];12;0))*(1 + ([.D53]-[Variables.$B$7])*VLOOKUP([.$B53];[.$A$2:.$O28];13;0)/100)" office:value-type="float" office:value="333.938">
            <text:p>333.94</text:p>
          </table:table-cell>
          <table:table-cell table:style-name="ce70" table:formula="of:=VLOOKUP([.$B53];[.$A$2:.$H26];2;0)*[.$Q53]" office:value-type="float" office:value="801.4512">
            <text:p>801.45</text:p>
          </table:table-cell>
          <table:table-cell table:style-name="ce70" table:formula="of:=VLOOKUP([.$B53];[.$A$2:.$H26];4;0)*[.$Q53]" office:value-type="float" office:value="1602.9024">
            <text:p>1602.9</text:p>
          </table:table-cell>
          <table:table-cell table:style-name="ce70" table:formula="of:=VLOOKUP([.$B53];[.$A$2:.$H26];6;0)*[.$Q53]" office:value-type="float" office:value="35.06349">
            <text:p>35.06</text:p>
          </table:table-cell>
          <table:table-cell table:formula="of:=CEILING((CEILING([.$R53]/[Variables.$B$12];1)+CEILING([.$S53]/[Variables.$B$13];1)+CEILING([.$T53]/[Variables.$B$14];1))/[Variables.$B$21]; 1)" office:value-type="float" office:value="3">
            <text:p>3</text:p>
          </table:table-cell>
          <table:table-cell table:formula="of:=CEILING([.$R53]/[Variables.$B$12];1)+CEILING([.$S53]/[Variables.$B$13];1)+CEILING([.$T53]/[Variables.$B$14];1)" office:value-type="float" office:value="72">
            <text:p>72</text:p>
          </table:table-cell>
          <table:table-cell table:number-columns-repeated="2"/>
          <table:table-cell table:style-name="Default"/>
          <table:table-cell table:number-columns-repeated="999"/>
        </table:table-row>
        <table:table-row table:style-name="ro1">
          <table:table-cell table:style-name="ce57" office:value-type="string">
            <text:p>Seeker</text:p>
          </table:table-cell>
          <table:table-cell table:content-validation-name="val5" office:value-type="string">
            <text:p>T1</text:p>
          </table:table-cell>
          <table:table-cell table:style-name="ce70" office:value-type="float" office:value="90">
            <text:p>90</text:p>
          </table:table-cell>
          <table:table-cell office:value-type="float" office:value="9">
            <office:annotation draw:style-name="gr7" draw:text-style-name="P2" svg:width="2.6854in" svg:height="0.8567in" svg:x="2.5185in" svg:y="9.811in" draw:caption-point-x="-0.2402in" draw:caption-point-y="0.6094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329">
            <text:p>329</text:p>
          </table:table-cell>
          <table:table-cell table:content-validation-name="val10" office:value-type="string">
            <text:p>Light</text:p>
          </table:table-cell>
          <table:table-cell table:formula="of:=[Variables.$B$17]/([.P54]-1)" office:value-type="float" office:value="19.2857142857143">
            <text:p>19.29</text:p>
          </table:table-cell>
          <table:table-cell table:formula="of:=[Variables.$B$18]/([.P54]-1)" office:value-type="float" office:value="9">
            <text:p>9</text:p>
          </table:table-cell>
          <table:table-cell office:value-type="float" office:value="8">
            <text:p>8</text:p>
          </table:table-cell>
          <table:table-cell table:style-name="ce70" table:formula="of:=([.C54]*VLOOKUP([.$B54];[.$A$2:.$N29];11;0)+[.E54]*[.H54]*VLOOKUP([.$B54];[.$A$2:.$N29];12;0))*(1 + ([.D54]-[Variables.$B$7])*VLOOKUP([.$B54];[.$A$2:.$O29];13;0)/100)" office:value-type="float" office:value="165.54">
            <text:p>165.54</text:p>
          </table:table-cell>
          <table:table-cell table:style-name="ce70" table:formula="of:=VLOOKUP([.$B54];[.$A$2:.$H27];2;0)*[.$Q54]" office:value-type="float" office:value="496.62">
            <text:p>496.62</text:p>
          </table:table-cell>
          <table:table-cell table:style-name="ce70" table:formula="of:=VLOOKUP([.$B54];[.$A$2:.$H27];4;0)*[.$Q54]" office:value-type="float" office:value="993.24">
            <text:p>993.24</text:p>
          </table:table-cell>
          <table:table-cell table:style-name="ce70" table:formula="of:=VLOOKUP([.$B54];[.$A$2:.$H27];6;0)*[.$Q54]" office:value-type="float" office:value="0">
            <text:p>0</text:p>
          </table:table-cell>
          <table:table-cell table:formula="of:=CEILING((CEILING([.$R54]/[Variables.$B$12];1)+CEILING([.$S54]/[Variables.$B$13];1)+CEILING([.$T54]/[Variables.$B$14];1))/[Variables.$B$21]; 1)" office:value-type="float" office:value="2">
            <text:p>2</text:p>
          </table:table-cell>
          <table:table-cell table:formula="of:=CEILING([.$R54]/[Variables.$B$12];1)+CEILING([.$S54]/[Variables.$B$13];1)+CEILING([.$T54]/[Variables.$B$14];1)" office:value-type="float" office:value="42">
            <text:p>42</text:p>
          </table:table-cell>
          <table:table-cell table:number-columns-repeated="2"/>
          <table:table-cell table:style-name="Default"/>
          <table:table-cell table:number-columns-repeated="999"/>
        </table:table-row>
        <table:table-row table:style-name="ro1">
          <table:table-cell table:style-name="ce57"/>
          <table:table-cell table:content-validation-name="val5" office:value-type="string">
            <text:p>T1</text:p>
          </table:table-cell>
          <table:table-cell table:style-name="ce70"/>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135">
            <text:p>-135</text:p>
          </table:table-cell>
          <table:table-cell table:formula="of:=[Variables.$B$18]/([.P55]-1)" office:value-type="float" office:value="-63">
            <text:p>-63</text:p>
          </table:table-cell>
          <table:table-cell/>
          <table:table-cell table:style-name="ce70" table:formula="of:=([.C55]*VLOOKUP([.$B55];[.$A$2:.$N30];11;0)+[.E55]*[.H55]*VLOOKUP([.$B55];[.$A$2:.$N30];12;0))*(1 + ([.D55]-[Variables.$B$7])*VLOOKUP([.$B55];[.$A$2:.$O30];13;0)/100)" office:value-type="float" office:value="0">
            <text:p>0</text:p>
          </table:table-cell>
          <table:table-cell table:number-columns-repeated="3" table:style-name="ce70"/>
          <table:table-cell/>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70"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185">
            <text:p>185</text:p>
          </table:table-cell>
          <table:table-cell office:value-type="float" office:value="1">
            <text:p>1</text:p>
          </table:table-cell>
          <table:table-cell table:formula="of:=IF([.P56]=1; 0; ROUND(([.C56]*[Variables.$B$5]*[Variables.$B$6])/([.P56]-1)))" office:value-type="float" office:value="12800">
            <text:p>12800</text:p>
          </table:table-cell>
          <table:table-cell table:content-validation-name="val10" office:value-type="string">
            <text:p>Heavy</text:p>
          </table:table-cell>
          <table:table-cell table:formula="of:=[Variables.$B$17]/([.P56]-1)" office:value-type="float" office:value="27">
            <text:p>27</text:p>
          </table:table-cell>
          <table:table-cell table:formula="of:=[Variables.$B$18]/([.P56]-1)" office:value-type="float" office:value="12.6">
            <text:p>12.6</text:p>
          </table:table-cell>
          <table:table-cell office:value-type="float" office:value="6">
            <text:p>6</text:p>
          </table:table-cell>
          <table:table-cell table:style-name="ce70" table:formula="of:=([.C56]*VLOOKUP([.$B56];[.$A$2:.$N31];11;0)+[.E56]*[.H56]*VLOOKUP([.$B56];[.$A$2:.$N31];12;0))*(1 + ([.D56]-[Variables.$B$7])*VLOOKUP([.$B56];[.$A$2:.$O31];13;0)/100)" office:value-type="float" office:value="831.3">
            <text:p>831.3</text:p>
          </table:table-cell>
          <table:table-cell table:style-name="ce70" table:formula="of:=VLOOKUP([.$B56];[.$A$2:.$H28];2;0)*[.$Q56]" office:value-type="float" office:value="2493.9">
            <text:p>2493.9</text:p>
          </table:table-cell>
          <table:table-cell table:style-name="ce70" table:formula="of:=VLOOKUP([.$B56];[.$A$2:.$H28];4;0)*[.$Q56]" office:value-type="float" office:value="3865.545">
            <text:p>3865.55</text:p>
          </table:table-cell>
          <table:table-cell table:style-name="ce70" table:formula="of:=VLOOKUP([.$B56];[.$A$2:.$H28];6;0)*[.$Q56]" office:value-type="float" office:value="249.39">
            <text:p>249.39</text:p>
          </table:table-cell>
          <table:table-cell table:formula="of:=CEILING((CEILING([.$R56]/[Variables.$B$12];1)+CEILING([.$S56]/[Variables.$B$13];1)+CEILING([.$T56]/[Variables.$B$14];1))/[Variables.$B$21]; 1)" office:value-type="float" office:value="8">
            <text:p>8</text:p>
          </table:table-cell>
          <table:table-cell table:formula="of:=CEILING([.$R56]/[Variables.$B$12];1)+CEILING([.$S56]/[Variables.$B$13];1)+CEILING([.$T56]/[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70"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2121">
            <text:p>2121</text:p>
          </table:table-cell>
          <table:table-cell table:content-validation-name="val10" office:value-type="string">
            <text:p>Light</text:p>
          </table:table-cell>
          <table:table-cell table:formula="of:=[Variables.$B$17]/([.P57]-1)" office:value-type="float" office:value="19.2857142857143">
            <text:p>19.29</text:p>
          </table:table-cell>
          <table:table-cell table:formula="of:=[Variables.$B$18]/([.P57]-1)" office:value-type="float" office:value="9">
            <text:p>9</text:p>
          </table:table-cell>
          <table:table-cell office:value-type="float" office:value="8">
            <text:p>8</text:p>
          </table:table-cell>
          <table:table-cell table:style-name="ce70" table:formula="of:=([.C57]*VLOOKUP([.$B57];[.$A$2:.$N32];11;0)+[.E57]*[.H57]*VLOOKUP([.$B57];[.$A$2:.$N32];12;0))*(1 + ([.D57]-[Variables.$B$7])*VLOOKUP([.$B57];[.$A$2:.$O32];13;0)/100)" office:value-type="float" office:value="693.78">
            <text:p>693.78</text:p>
          </table:table-cell>
          <table:table-cell table:style-name="ce70" table:formula="of:=VLOOKUP([.$B57];[.$A$2:.$H29];2;0)*[.$Q57]" office:value-type="float" office:value="2081.34">
            <text:p>2081.34</text:p>
          </table:table-cell>
          <table:table-cell table:style-name="ce70" table:formula="of:=VLOOKUP([.$B57];[.$A$2:.$H29];4;0)*[.$Q57]" office:value-type="float" office:value="3226.077">
            <text:p>3226.08</text:p>
          </table:table-cell>
          <table:table-cell table:style-name="ce70" table:formula="of:=VLOOKUP([.$B57];[.$A$2:.$H29];6;0)*[.$Q57]" office:value-type="float" office:value="208.134">
            <text:p>208.13</text:p>
          </table:table-cell>
          <table:table-cell table:formula="of:=CEILING((CEILING([.$R57]/[Variables.$B$12];1)+CEILING([.$S57]/[Variables.$B$13];1)+CEILING([.$T57]/[Variables.$B$14];1))/[Variables.$B$21]; 1)" office:value-type="float" office:value="7">
            <text:p>7</text:p>
          </table:table-cell>
          <table:table-cell table:formula="of:=CEILING([.$R57]/[Variables.$B$12];1)+CEILING([.$S57]/[Variables.$B$13];1)+CEILING([.$T57]/[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70" office:value-type="float" office:value="1500">
            <text:p>1500</text:p>
          </table:table-cell>
          <table:table-cell table:formula="of:=[.D82]" office:value-type="float" office:value="9">
            <office:annotation draw:style-name="gr4" draw:text-style-name="P2" svg:width="1.1413in" svg:height="0.2346in" svg:x="2.5185in" svg:y="10.5413in" draw:caption-point-x="-0.2402in" draw:caption-point-y="0.5961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58]*VLOOKUP([.$B58];[.$A$2:.$N33];9;0)+[.E58]*[.H58]*VLOOKUP([.$B58];[.$A$2:.$N33];10;0)" office:value-type="float" office:value="135">
            <text:p>135</text:p>
          </table:table-cell>
          <table:table-cell office:value-type="float" office:value="1">
            <text:p>1</text:p>
          </table:table-cell>
          <table:table-cell table:formula="of:=IF([.P58]=1; 0; ROUND(([.C58]*[Variables.$B$5]*[Variables.$B$6])/([.P58]-1)))" office:value-type="float" office:value="4267">
            <text:p>4267</text:p>
          </table:table-cell>
          <table:table-cell table:content-validation-name="val10" office:value-type="string">
            <text:p>Heavy</text:p>
          </table:table-cell>
          <table:table-cell table:formula="of:=[Variables.$B$17]/([.P58]-1)" office:value-type="float" office:value="15">
            <text:p>15</text:p>
          </table:table-cell>
          <table:table-cell table:formula="of:=[Variables.$B$18]/([.P58]-1)" office:value-type="float" office:value="7">
            <text:p>7</text:p>
          </table:table-cell>
          <table:table-cell office:value-type="float" office:value="10">
            <text:p>10</text:p>
          </table:table-cell>
          <table:table-cell table:style-name="ce70" table:formula="of:=([.C58]*VLOOKUP([.$B58];[.$A$2:.$N33];11;0)+[.E58]*[.H58]*VLOOKUP([.$B58];[.$A$2:.$N33];12;0))*(1 + ([.D58]-[Variables.$B$7])*VLOOKUP([.$B58];[.$A$2:.$O33];13;0)/100)" office:value-type="float" office:value="1367.1">
            <text:p>1367.1</text:p>
          </table:table-cell>
          <table:table-cell table:style-name="ce70" table:formula="of:=VLOOKUP([.$B58];[.$A$2:.$H30];2;0)*[.$Q58]" office:value-type="float" office:value="4101.3">
            <text:p>4101.3</text:p>
          </table:table-cell>
          <table:table-cell table:style-name="ce70" table:formula="of:=VLOOKUP([.$B58];[.$A$2:.$H30];4;0)*[.$Q58]" office:value-type="float" office:value="6151.95">
            <text:p>6151.95</text:p>
          </table:table-cell>
          <table:table-cell table:style-name="ce70" table:formula="of:=VLOOKUP([.$B58];[.$A$2:.$H30];6;0)*[.$Q58]" office:value-type="float" office:value="683.55">
            <text:p>683.55</text:p>
          </table:table-cell>
          <table:table-cell table:formula="of:=CEILING((CEILING([.$R58]/[Variables.$B$12];1)+CEILING([.$S58]/[Variables.$B$13];1)+CEILING([.$T58]/[Variables.$B$14];1))/[Variables.$B$21]; 1)" office:value-type="float" office:value="14">
            <text:p>14</text:p>
          </table:table-cell>
          <table:table-cell table:formula="of:=CEILING([.$R58]/[Variables.$B$12];1)+CEILING([.$S58]/[Variables.$B$13];1)+CEILING([.$T58]/[Variables.$B$14];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70"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9]*VLOOKUP([.$B59];[.$A$2:.$N33];9;0)+[.E59]*[.H59]*VLOOKUP([.$B59];[.$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59]*VLOOKUP([.$B59];[.$A$2:.$N33];11;0)+[.E59]*[.H59]*VLOOKUP([.$B59];[.$A$2:.$N33];12;0))*(1 + ([.D59]-[Variables.$B$7])*VLOOKUP([.$B59];[.$A$2:.$O33];13;0)/100)" office:value-type="float" office:value="700">
            <text:p>700</text:p>
          </table:table-cell>
          <table:table-cell table:style-name="ce70" table:formula="of:=VLOOKUP([.$B59];[.$A$2:.$H30];2;0)*[.$Q59]" office:value-type="float" office:value="4900">
            <text:p>4900</text:p>
          </table:table-cell>
          <table:table-cell table:style-name="ce70" table:formula="of:=VLOOKUP([.$B59];[.$A$2:.$H30];4;0)*[.$Q59]" office:value-type="float" office:value="7000">
            <text:p>7000</text:p>
          </table:table-cell>
          <table:table-cell table:style-name="ce70" table:formula="of:=VLOOKUP([.$B59];[.$A$2:.$H30];6;0)*[.$Q59]" office:value-type="float" office:value="420">
            <text:p>420</text:p>
          </table:table-cell>
          <table:table-cell table:formula="of:=CEILING((CEILING([.$R59]/[Variables.$B$12];1)+CEILING([.$S59]/[Variables.$B$13];1)+CEILING([.$T59]/[Variables.$B$14];1))/[Variables.$B$21]; 1)" office:value-type="float" office:value="14">
            <text:p>14</text:p>
          </table:table-cell>
          <table:table-cell table:formula="of:=CEILING([.$R59]/[Variables.$B$12];1)+CEILING([.$S59]/[Variables.$B$13];1)+CEILING([.$T59]/[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70"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4];9;0)+[.E60]*[.H60]*VLOOKUP([.$B60];[.$A$2:.$N34];10;0)" office:value-type="float" office:value="300">
            <text:p>300</text:p>
          </table:table-cell>
          <table:table-cell office:value-type="float" office:value="2">
            <text:p>2</text:p>
          </table:table-cell>
          <table:table-cell table:formula="of:=IF([.P60]=1; 0; ROUND(([.C60]*[Variables.$B$5]*[Variables.$B$6])/([.P60]-1)))" office:value-type="float" office:value="8533">
            <text:p>8533</text:p>
          </table:table-cell>
          <table:table-cell table:content-validation-name="val10" office:value-type="string">
            <text:p>Heavy</text:p>
          </table:table-cell>
          <table:table-cell table:formula="of:=[Variables.$B$17]/([.P60]-1)" office:value-type="float" office:value="15">
            <text:p>15</text:p>
          </table:table-cell>
          <table:table-cell table:formula="of:=[Variables.$B$18]/([.P60]-1)" office:value-type="float" office:value="7">
            <text:p>7</text:p>
          </table:table-cell>
          <table:table-cell office:value-type="float" office:value="10">
            <text:p>10</text:p>
          </table:table-cell>
          <table:table-cell table:style-name="ce70" table:formula="of:=([.C60]*VLOOKUP([.$B60];[.$A$2:.$N34];11;0)+[.E60]*[.H60]*VLOOKUP([.$B60];[.$A$2:.$N34];12;0))*(1 + ([.D60]-[Variables.$B$7])*VLOOKUP([.$B60];[.$A$2:.$O34];13;0)/100)" office:value-type="float" office:value="900">
            <text:p>900</text:p>
          </table:table-cell>
          <table:table-cell table:style-name="ce70" table:formula="of:=VLOOKUP([.$B60];[.$A$2:.$H31];2;0)*[.$Q60]" office:value-type="float" office:value="6300">
            <text:p>6300</text:p>
          </table:table-cell>
          <table:table-cell table:style-name="ce70" table:formula="of:=VLOOKUP([.$B60];[.$A$2:.$H31];4;0)*[.$Q60]" office:value-type="float" office:value="9000">
            <text:p>9000</text:p>
          </table:table-cell>
          <table:table-cell table:style-name="ce70" table:formula="of:=VLOOKUP([.$B60];[.$A$2:.$H31];6;0)*[.$Q60]" office:value-type="float" office:value="540">
            <text:p>540</text:p>
          </table:table-cell>
          <table:table-cell table:formula="of:=CEILING((CEILING([.$R60]/[Variables.$B$12];1)+CEILING([.$S60]/[Variables.$B$13];1)+CEILING([.$T60]/[Variables.$B$14];1))/[Variables.$B$21]; 1)" office:value-type="float" office:value="18">
            <text:p>18</text:p>
          </table:table-cell>
          <table:table-cell/>
          <table:table-cell table:style-name="ce23" table:formula="of:=ROUND((CEILING([.R60]/[Variables.$B$12];1)+CEILING([.S60]/[Variables.$B$13];1)+CEILING([.T60]/[Variables.$B$14];1))*[Variables.$B$15])" office:value-type="float" office:value="1246">
            <text:p>1246</text:p>
          </table:table-cell>
          <table:table-cell table:formula="of:=[.C60]*TBLFIND([.$A$1:.$N$27];[.B60]; [.$N$1])" office:value-type="float" office:value="13.2">
            <text:p>13.2</text:p>
          </table:table-cell>
          <table:table-cell table:style-name="ce23" table:formula="of:=[.C60]*TBLFIND([.$A$1:.$O$27];[.B60];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70"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2]/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Q62]/[.$Z$61]" office:value-type="float" office:value="307.5">
            <text:p>307.5</text:p>
          </table:table-cell>
          <table:table-cell table:style-name="ce70" table:formula="of:=[.R62]/[.$Z$61]" office:value-type="float" office:value="768.75">
            <text:p>768.75</text:p>
          </table:table-cell>
          <table:table-cell table:style-name="ce70" table:formula="of:=[.S62]/[.$Z$61]" office:value-type="float" office:value="1076.25">
            <text:p>1076.25</text:p>
          </table:table-cell>
          <table:table-cell table:style-name="ce70" table:formula="of:=[.T62]/[.$Z$61]*2.5" office:value-type="float" office:value="134.53125">
            <text:p>134.53</text:p>
          </table:table-cell>
          <table:table-cell table:formula="of:=CEILING((CEILING([.$R61]/[Variables.$B$12];1)+CEILING([.$S61]/[Variables.$B$13];1)+CEILING([.$T61]/[Variables.$B$14];1))/[Variables.$B$21]; 1)" office:value-type="float" office:value="3">
            <text:p>3</text:p>
          </table:table-cell>
          <table:table-cell/>
          <table:table-cell table:style-name="ce23"/>
          <table:table-cell table:formula="of:=[.X62]/[.$Z$61]" office:value-type="float" office:value="1.44">
            <text:p>1.44</text:p>
          </table:table-cell>
          <table:table-cell table:style-name="Default" table:formula="of:=[.Y62]/[.$Z$61]" office:value-type="float" office:value="4.32">
            <text:p>4.32</text:p>
          </table:table-cell>
          <table:table-cell office:value-type="float" office:value="5">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1"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5];9;0)+[.E62]*[.H62]*VLOOKUP([.$B62];[.$A$2:.$N35];10;0)" office:value-type="float" office:value="131.25">
            <text:p>131.25</text:p>
          </table:table-cell>
          <table:table-cell office:value-type="float" office:value="1">
            <text:p>1</text:p>
          </table:table-cell>
          <table:table-cell table:formula="of:=IF([.P62]=1; 0; ROUND(([.C62]*[Variables.$B$5]*[Variables.$B$6])/([.P62]-1)))" office:value-type="float" office:value="8229">
            <text:p>8229</text:p>
          </table:table-cell>
          <table:table-cell table:content-validation-name="val10" office:value-type="string">
            <text:p>Light</text:p>
          </table:table-cell>
          <table:table-cell table:formula="of:=[Variables.$B$17]/([.P62]-1)" office:value-type="float" office:value="19.2857142857143">
            <text:p>19.29</text:p>
          </table:table-cell>
          <table:table-cell table:formula="of:=[Variables.$B$18]/([.P62]-1)" office:value-type="float" office:value="9">
            <text:p>9</text:p>
          </table:table-cell>
          <table:table-cell office:value-type="float" office:value="8">
            <text:p>8</text:p>
          </table:table-cell>
          <table:table-cell table:style-name="ce70" table:formula="of:=([.C62]*VLOOKUP([.$B62];[.$A$2:.$N35];11;0)+[.E62]*[.H62]*VLOOKUP([.$B62];[.$A$2:.$N35];12;0))*(1 + ([.D62]-[Variables.$B$7])*VLOOKUP([.$B62];[.$A$2:.$O35];13;0)/100)" office:value-type="float" office:value="1537.5">
            <text:p>1537.5</text:p>
          </table:table-cell>
          <table:table-cell table:style-name="ce70" table:formula="of:=VLOOKUP([.$B62];[.$A$2:.$H50];2;0)*[.$Q62]" office:value-type="float" office:value="3843.75">
            <text:p>3843.75</text:p>
          </table:table-cell>
          <table:table-cell table:style-name="ce70" table:formula="of:=VLOOKUP([.$B62];[.$A$2:.$H50];4;0)*[.$Q62]" office:value-type="float" office:value="5381.25">
            <text:p>5381.25</text:p>
          </table:table-cell>
          <table:table-cell table:style-name="ce70" table:formula="of:=VLOOKUP([.$B62];[.$A$2:.$H50];6;0)*[.$Q62]" office:value-type="float" office:value="269.0625">
            <text:p>269.06</text:p>
          </table:table-cell>
          <table:table-cell table:formula="of:=CEILING((CEILING([.$R62]/[Variables.$B$12];1)+CEILING([.$S62]/[Variables.$B$13];1)+CEILING([.$T62]/[Variables.$B$14];1))/[Variables.$B$21]; 1)" office:value-type="float" office:value="11">
            <text:p>11</text:p>
          </table:table-cell>
          <table:table-cell/>
          <table:table-cell table:style-name="ce23"/>
          <table:table-cell table:formula="of:=[.C62]*TBLFIND([.$A$1:.$N$27];[.B62]; [.$N$1])" office:value-type="float" office:value="7.2">
            <text:p>7.2</text:p>
          </table:table-cell>
          <table:table-cell table:style-name="ce23" table:formula="of:=[.C62]*TBLFIND([.$A$1:.$O$27];[.B62]; [.$O$1])" office:value-type="float" office:value="21.6">
            <text:p>21.6</text:p>
          </table:table-cell>
          <table:table-cell table:number-columns-repeated="999"/>
        </table:table-row>
        <table:table-row table:style-name="ro1">
          <table:table-cell table:style-name="ce58" office:value-type="string">
            <text:p>Cyrix</text:p>
          </table:table-cell>
          <table:table-cell table:content-validation-name="val5" office:value-type="string">
            <text:p>ST2</text:p>
          </table:table-cell>
          <table:table-cell table:style-name="ce72"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6];9;0)+[.E63]*[.H63]*VLOOKUP([.$B63];[.$A$2:.$N36];10;0)" office:value-type="float" office:value="221.5">
            <text:p>221.5</text:p>
          </table:table-cell>
          <table:table-cell office:value-type="float" office:value="1">
            <text:p>1</text:p>
          </table:table-cell>
          <table:table-cell table:formula="of:=IF([.P63]=1; 0; ROUND(([.C63]*[Variables.$B$5]*[Variables.$B$6])/([.P63]-1)))" office:value-type="float" office:value="13093">
            <text:p>13093</text:p>
          </table:table-cell>
          <table:table-cell table:content-validation-name="val10" office:value-type="string">
            <text:p>Normal</text:p>
          </table:table-cell>
          <table:table-cell table:formula="of:=[Variables.$B$17]/([.P63]-1)" office:value-type="float" office:value="19.2857142857143">
            <text:p>19.29</text:p>
          </table:table-cell>
          <table:table-cell table:formula="of:=[Variables.$B$18]/([.P63]-1)" office:value-type="float" office:value="9">
            <text:p>9</text:p>
          </table:table-cell>
          <table:table-cell office:value-type="float" office:value="8">
            <text:p>8</text:p>
          </table:table-cell>
          <table:table-cell table:style-name="ce70" table:formula="of:=([.C63]*VLOOKUP([.$B63];[.$A$2:.$N36];11;0)+[.E63]*[.H63]*VLOOKUP([.$B63];[.$A$2:.$N36];12;0))*(1 + ([.D63]-[Variables.$B$7])*VLOOKUP([.$B63];[.$A$2:.$O36];13;0)/100)" office:value-type="float" office:value="2245.46">
            <text:p>2245.46</text:p>
          </table:table-cell>
          <table:table-cell table:style-name="ce70" table:formula="of:=VLOOKUP([.$B63];[.$A$2:.$H51];2;0)*[.$Q63]" office:value-type="float" office:value="5838.196">
            <text:p>5838.2</text:p>
          </table:table-cell>
          <table:table-cell table:style-name="ce70" table:formula="of:=VLOOKUP([.$B63];[.$A$2:.$H51];4;0)*[.$Q63]" office:value-type="float" office:value="8083.656">
            <text:p>8083.66</text:p>
          </table:table-cell>
          <table:table-cell table:style-name="ce70" table:formula="of:=VLOOKUP([.$B63];[.$A$2:.$H51];6;0)*[.$Q63]" office:value-type="float" office:value="505.2285">
            <text:p>505.23</text:p>
          </table:table-cell>
          <table:table-cell table:formula="of:=CEILING((CEILING([.$R63]/[Variables.$B$12];1)+CEILING([.$S63]/[Variables.$B$13];1)+CEILING([.$T63]/[Variables.$B$14];1))/[Variables.$B$21]; 1)" office:value-type="float" office:value="17">
            <text:p>17</text:p>
          </table:table-cell>
          <table:table-cell/>
          <table:table-cell table:style-name="ce23"/>
          <table:table-cell table:formula="of:=[.C63]*TBLFIND([.$A$1:.$N$27];[.B63]; [.$N$1])" office:value-type="float" office:value="10.024">
            <text:p>10.02</text:p>
          </table:table-cell>
          <table:table-cell table:style-name="ce23" table:formula="of:=[.C63]*TBLFIND([.$A$1:.$O$27];[.B63]; [.$O$1])" office:value-type="float" office:value="30.072">
            <text:p>30.07</text:p>
          </table:table-cell>
          <table:table-cell table:number-columns-repeated="999"/>
        </table:table-row>
        <table:table-row table:style-name="ro1">
          <table:table-cell table:style-name="ce58" office:value-type="string">
            <text:p>Rhyno</text:p>
          </table:table-cell>
          <table:table-cell table:content-validation-name="val5" office:value-type="string">
            <text:p>ST3</text:p>
          </table:table-cell>
          <table:table-cell table:style-name="ce72" office:value-type="float" office:value="21500">
            <text:p>21500</text:p>
          </table:table-cell>
          <table:table-cell office:value-type="float" office:value="5">
            <office:annotation draw:style-name="gr2" draw:text-style-name="P2" svg:width="1.8717in" svg:height="0.2346in" svg:x="2.5185in" svg:y="11.6035in" draw:caption-point-x="-0.2402in" draw:caption-point-y="0.6091in">
              <dc:creator>AŠ</dc:creator>
              <dc:date>2010-12-22T00:00:00</dc:date>
              <text:p text:style-name="P2"><text:span text:style-name="T1">Lėčiausiai, bet galingiausias.</text:span></text:p>
            </office:annotation>
            <text:p>5</text:p>
          </table:table-cell>
          <table:table-cell table:formula="of:=AVERAGE([.E65:.E67])" office:value-type="float" office:value="450">
            <text:p>450</text:p>
          </table:table-cell>
          <table:table-cell table:number-columns-repeated="2"/>
          <table:table-cell table:formula="of:=SUM([.H65:.H67])" office:value-type="float" office:value="3">
            <text:p>3</text:p>
          </table:table-cell>
          <table:table-cell table:content-validation-name="val9"/>
          <table:table-cell table:formula="of:=[.C64]*VLOOKUP([.$B64];[.$A$2:.$N37];9;0)+[.E64]*[.H64]*VLOOKUP([.$B64];[.$A$2:.$N37];10;0)" office:value-type="float" office:value="1292.5">
            <text:p>1292.5</text:p>
          </table:table-cell>
          <table:table-cell office:value-type="float" office:value="1">
            <text:p>1</text:p>
          </table:table-cell>
          <table:table-cell table:formula="of:=IF([.P64]=1; 0; ROUND(([.C64]*[Variables.$B$5]*[Variables.$B$6])/([.P64]-1)))" office:value-type="float" office:value="61156">
            <text:p>61156</text:p>
          </table:table-cell>
          <table:table-cell table:content-validation-name="val10" office:value-type="string">
            <text:p>Heavy</text:p>
          </table:table-cell>
          <table:table-cell table:formula="of:=[Variables.$B$17]/([.P64]-1)" office:value-type="float" office:value="15">
            <text:p>15</text:p>
          </table:table-cell>
          <table:table-cell table:formula="of:=[Variables.$B$18]/([.P64]-1)" office:value-type="float" office:value="7">
            <text:p>7</text:p>
          </table:table-cell>
          <table:table-cell office:value-type="float" office:value="10">
            <text:p>10</text:p>
          </table:table-cell>
          <table:table-cell table:style-name="ce70" table:formula="of:=([.C64]*VLOOKUP([.$B64];[.$A$2:.$N37];11;0)+[.E64]*[.H64]*VLOOKUP([.$B64];[.$A$2:.$N37];12;0))*(1 + ([.D64]-[Variables.$B$7])*VLOOKUP([.$B64];[.$A$2:.$O37];13;0)/100)" office:value-type="float" office:value="6916">
            <text:p>6916</text:p>
          </table:table-cell>
          <table:table-cell table:style-name="ce70" table:formula="of:=VLOOKUP([.$B64];[.$A$2:.$H52];2;0)*[.$Q64]" office:value-type="float" office:value="20748">
            <text:p>20748</text:p>
          </table:table-cell>
          <table:table-cell table:style-name="ce70" table:formula="of:=VLOOKUP([.$B64];[.$A$2:.$H52];4;0)*[.$Q64]" office:value-type="float" office:value="31122">
            <text:p>31122</text:p>
          </table:table-cell>
          <table:table-cell table:style-name="ce70" table:formula="of:=VLOOKUP([.$B64];[.$A$2:.$H52];6;0)*[.$Q64]" office:value-type="float" office:value="4149.6">
            <text:p>4149.6</text:p>
          </table:table-cell>
          <table:table-cell table:formula="of:=CEILING((CEILING([.$R64]/[Variables.$B$12];1)+CEILING([.$S64]/[Variables.$B$13];1)+CEILING([.$T64]/[Variables.$B$14];1))/[Variables.$B$21]; 1)" office:value-type="float" office:value="68">
            <text:p>68</text:p>
          </table:table-cell>
          <table:table-cell/>
          <table:table-cell table:style-name="ce23" table:formula="of:=ROUND([.W60]*0.33)" office:value-type="float" office:value="411">
            <text:p>411</text:p>
          </table:table-cell>
          <table:table-cell table:formula="of:=[.C64]*TBLFIND([.$A$1:.$N$27];[.B64]; [.$N$1])" office:value-type="float" office:value="17.2">
            <text:p>17.2</text:p>
          </table:table-cell>
          <table:table-cell table:style-name="ce23" table:formula="of:=[.C64]*TBLFIND([.$A$1:.$O$27];[.B64]; [.$O$1])" office:value-type="float" office:value="51.6">
            <text:p>51.6</text:p>
          </table:table-cell>
          <table:table-cell table:number-columns-repeated="999"/>
        </table:table-row>
        <table:table-row table:style-name="ro1">
          <table:table-cell table:style-name="ce58" office:value-type="string">
            <text:p>Rhyno Gun1</text:p>
          </table:table-cell>
          <table:table-cell table:content-validation-name="val5" table:formula="of:=[.B$64]" office:value-type="string" office:string-value="ST3">
            <text:p>ST3</text:p>
          </table:table-cell>
          <table:table-cell table:style-name="ce72" table:formula="of:=[.C$64]" office:value-type="float" office:value="21500">
            <text:p>21500</text:p>
          </table:table-cell>
          <table:table-cell table:style-name="ce75" table:formula="of:=[.D$64]"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1000.5">
            <text:p>1000.5</text:p>
          </table:table-cell>
          <table:table-cell table:number-columns-repeated="2"/>
          <table:table-cell table:content-validation-name="val10" office:value-type="string">
            <text:p>Heavy</text:p>
          </table:table-cell>
          <table:table-cell table:formula="of:=[.N64]" office:value-type="float" office:value="15">
            <text:p>15</text:p>
          </table:table-cell>
          <table:table-cell table:formula="of:=[.O64]" office:value-type="float" office:value="7">
            <text:p>7</text:p>
          </table:table-cell>
          <table:table-cell/>
          <table:table-cell table:style-name="ce70" table:formula="of:=([.C65]*VLOOKUP([.$B65];[.$A$2:.$N38];11;0)+[.E65]*[.H65]*VLOOKUP([.$B65];[.$A$2:.$N38];12;0))*(1 + ([.D65]-[Variables.$B$7])*VLOOKUP([.$B65];[.$A$2:.$O38];13;0)/100)" office:value-type="float" office:value="5065.45">
            <text:p>5065.45</text:p>
          </table:table-cell>
          <table:table-cell table:style-name="ce70" table:number-columns-repeated="3"/>
          <table:table-cell table:number-columns-repeated="4"/>
          <table:table-cell table:style-name="ce23"/>
          <table:table-cell table:number-columns-repeated="999"/>
        </table:table-row>
        <table:table-row table:style-name="ro1">
          <table:table-cell table:style-name="ce58" office:value-type="string">
            <text:p>Rhyno Gun2</text:p>
          </table:table-cell>
          <table:table-cell table:content-validation-name="val5" table:formula="of:=[.B$64]" office:value-type="string" office:string-value="ST3">
            <text:p>ST3</text:p>
          </table:table-cell>
          <table:table-cell table:style-name="ce72" table:formula="of:=[.C$64]" office:value-type="float" office:value="21500">
            <text:p>21500</text:p>
          </table:table-cell>
          <table:table-cell table:style-name="ce75" table:formula="of:=[.D$64]"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6]*VLOOKUP([.$B66];[.$A$2:.$N39];9;0)+[.E66]*[.H66]*VLOOKUP([.$B66];[.$A$2:.$N39];10;0)" office:value-type="float" office:value="992.5">
            <text:p>992.5</text:p>
          </table:table-cell>
          <table:table-cell table:number-columns-repeated="2"/>
          <table:table-cell table:content-validation-name="val10" office:value-type="string">
            <text:p>Heavy</text:p>
          </table:table-cell>
          <table:table-cell table:formula="of:=[.N65]" office:value-type="float" office:value="15">
            <text:p>15</text:p>
          </table:table-cell>
          <table:table-cell table:formula="of:=[.O65]" office:value-type="float" office:value="7">
            <text:p>7</text:p>
          </table:table-cell>
          <table:table-cell/>
          <table:table-cell table:style-name="ce70" table:formula="of:=([.C66]*VLOOKUP([.$B66];[.$A$2:.$N39];11;0)+[.E66]*[.H66]*VLOOKUP([.$B66];[.$A$2:.$N39];12;0))*(1 + ([.D66]-[Variables.$B$7])*VLOOKUP([.$B66];[.$A$2:.$O39];13;0)/100)" office:value-type="float" office:value="5014.75">
            <text:p>5014.75</text:p>
          </table:table-cell>
          <table:table-cell table:style-name="ce70" table:number-columns-repeated="3"/>
          <table:table-cell table:number-columns-repeated="4"/>
          <table:table-cell table:style-name="ce23"/>
          <table:table-cell table:number-columns-repeated="999"/>
        </table:table-row>
        <table:table-row table:style-name="ro1">
          <table:table-cell table:style-name="ce58" office:value-type="string">
            <text:p>Rhyno Gun3</text:p>
          </table:table-cell>
          <table:table-cell table:content-validation-name="val5" table:formula="of:=[.B$64]" office:value-type="string" office:string-value="ST3">
            <text:p>ST3</text:p>
          </table:table-cell>
          <table:table-cell table:style-name="ce72" table:formula="of:=[.C$64]" office:value-type="float" office:value="21500">
            <text:p>21500</text:p>
          </table:table-cell>
          <table:table-cell table:style-name="ce75" table:formula="of:=[.D$64]"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7]*VLOOKUP([.$B67];[.$A$2:.$N40];9;0)+[.E67]*[.H67]*VLOOKUP([.$B67];[.$A$2:.$N40];10;0)" office:value-type="float" office:value="804.5">
            <text:p>804.5</text:p>
          </table:table-cell>
          <table:table-cell table:number-columns-repeated="2"/>
          <table:table-cell table:content-validation-name="val10" office:value-type="string">
            <text:p>Heavy</text:p>
          </table:table-cell>
          <table:table-cell table:formula="of:=[.N66]" office:value-type="float" office:value="15">
            <text:p>15</text:p>
          </table:table-cell>
          <table:table-cell table:formula="of:=[.O66]" office:value-type="float" office:value="7">
            <text:p>7</text:p>
          </table:table-cell>
          <table:table-cell/>
          <table:table-cell table:style-name="ce70" table:formula="of:=([.C67]*VLOOKUP([.$B67];[.$A$2:.$N40];11;0)+[.E67]*[.H67]*VLOOKUP([.$B67];[.$A$2:.$N40];12;0))*(1 + ([.D67]-[Variables.$B$7])*VLOOKUP([.$B67];[.$A$2:.$O40];13;0)/100)" office:value-type="float" office:value="3823.3">
            <text:p>3823.3</text:p>
          </table:table-cell>
          <table:table-cell table:style-name="ce70" table:number-columns-repeated="3"/>
          <table:table-cell table:number-columns-repeated="4"/>
          <table:table-cell table:style-name="ce23"/>
          <table:table-cell table:number-columns-repeated="999"/>
        </table:table-row>
        <table:table-row table:style-name="ro1">
          <table:table-cell table:style-name="ce58" office:value-type="string">
            <office:annotation draw:style-name="gr2" draw:text-style-name="P2" svg:width="1.8772in" svg:height="0.2346in" svg:x="1.2012in" svg:y="12.3201in" draw:caption-point-x="-0.2402in" draw:caption-point-y="0.6091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72" office:value-type="float" office:value="2300">
            <text:p>2300</text:p>
          </table:table-cell>
          <table:table-cell office:value-type="float" office:value="14">
            <office:annotation draw:style-name="gr3" draw:text-style-name="P2" svg:width="2.535in" svg:height="0.3902in" svg:x="2.5185in" svg:y="12.3201in" draw:caption-point-x="-0.2402in" draw:caption-point-y="0.6091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8]*VLOOKUP([.$B68];[.$A$2:.$N41];9;0)+[.E68]*[.H68]*VLOOKUP([.$B68];[.$A$2:.$N41];10;0)" office:value-type="float" office:value="237.5">
            <text:p>237.5</text:p>
          </table:table-cell>
          <table:table-cell office:value-type="float" office:value="1">
            <text:p>1</text:p>
          </table:table-cell>
          <table:table-cell table:formula="of:=IF([.P68]=1; 0; ROUND(([.C68]*[Variables.$B$5]*[Variables.$B$6])/([.P68]-1)))" office:value-type="float" office:value="8411">
            <text:p>8411</text:p>
          </table:table-cell>
          <table:table-cell table:content-validation-name="val10" office:value-type="string">
            <text:p>Light</text:p>
          </table:table-cell>
          <table:table-cell table:formula="of:=[Variables.$B$17]/([.P68]-1)" office:value-type="float" office:value="19.2857142857143">
            <text:p>19.29</text:p>
          </table:table-cell>
          <table:table-cell table:formula="of:=[Variables.$B$18]/([.P68]-1)" office:value-type="float" office:value="9">
            <text:p>9</text:p>
          </table:table-cell>
          <table:table-cell office:value-type="float" office:value="8">
            <text:p>8</text:p>
          </table:table-cell>
          <table:table-cell table:style-name="ce70" table:formula="of:=([.C68]*VLOOKUP([.$B68];[.$A$2:.$N41];11;0)+[.E68]*[.H68]*VLOOKUP([.$B68];[.$A$2:.$N41];12;0))*(1 + ([.D68]-[Variables.$B$7])*VLOOKUP([.$B68];[.$A$2:.$O41];13;0)/100)" office:value-type="float" office:value="3731.2">
            <text:p>3731.2</text:p>
          </table:table-cell>
          <table:table-cell table:style-name="ce70" table:formula="of:=VLOOKUP([.$B68];[.$A$2:.$H53];2;0)*[.$Q68]" office:value-type="float" office:value="9701.12">
            <text:p>9701.12</text:p>
          </table:table-cell>
          <table:table-cell table:style-name="ce70" table:formula="of:=VLOOKUP([.$B68];[.$A$2:.$H53];4;0)*[.$Q68]" office:value-type="float" office:value="13432.32">
            <text:p>13432.32</text:p>
          </table:table-cell>
          <table:table-cell table:style-name="ce70" table:formula="of:=VLOOKUP([.$B68];[.$A$2:.$H53];6;0)*[.$Q68]" office:value-type="float" office:value="839.52">
            <text:p>839.52</text:p>
          </table:table-cell>
          <table:table-cell table:formula="of:=CEILING((CEILING([.$R68]/[Variables.$B$12];1)+CEILING([.$S68]/[Variables.$B$13];1)+CEILING([.$T68]/[Variables.$B$14];1))/[Variables.$B$21]; 1)" office:value-type="float" office:value="28">
            <text:p>28</text:p>
          </table:table-cell>
          <table:table-cell table:number-columns-repeated="2"/>
          <table:table-cell table:formula="of:=[.C68]*TBLFIND([.$A$1:.$N$27];[.B68]; [.$N$1])" office:value-type="float" office:value="6.44">
            <text:p>6.44</text:p>
          </table:table-cell>
          <table:table-cell table:style-name="ce23" table:formula="of:=[.C68]*TBLFIND([.$A$1:.$O$27];[.B68]; [.$O$1])" office:value-type="float" office:value="19.32">
            <text:p>19.32</text:p>
          </table:table-cell>
          <table:table-cell table:number-columns-repeated="999"/>
        </table:table-row>
        <table:table-row table:style-name="ro1">
          <table:table-cell table:style-name="ce59" office:value-type="string">
            <office:annotation draw:style-name="gr2" draw:text-style-name="P2" svg:width="2.235in" svg:height="0.2346in" svg:x="1.2012in" svg:y="12.4996in" draw:caption-point-x="-0.2402in" draw:caption-point-y="0.6091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1" office:value-type="float" office:value="2000">
            <text:p>2000</text:p>
          </table:table-cell>
          <table:table-cell office:value-type="float" office:value="8">
            <office:annotation draw:style-name="gr4" draw:text-style-name="P2" svg:width="1.1413in" svg:height="0.5457in" svg:x="2.5185in" svg:y="12.4996in" draw:caption-point-x="-0.2402in" draw:caption-point-y="0.6091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9]*VLOOKUP([.$B69];[.$A$2:.$N42];9;0)+[.E69]*[.H69]*VLOOKUP([.$B69];[.$A$2:.$N42];10;0)" office:value-type="float" office:value="299">
            <text:p>299</text:p>
          </table:table-cell>
          <table:table-cell office:value-type="float" office:value="1">
            <text:p>1</text:p>
          </table:table-cell>
          <table:table-cell table:formula="of:=IF([.P69]=1; 0; ROUND(([.C69]*[Variables.$B$5]*[Variables.$B$6])/([.P69]-1)))" office:value-type="float" office:value="7314">
            <text:p>7314</text:p>
          </table:table-cell>
          <table:table-cell table:content-validation-name="val10" office:value-type="string">
            <text:p>Light</text:p>
          </table:table-cell>
          <table:table-cell table:formula="of:=[Variables.$B$17]/([.P69]-1)" office:value-type="float" office:value="19.2857142857143">
            <text:p>19.29</text:p>
          </table:table-cell>
          <table:table-cell table:formula="of:=[Variables.$B$18]/([.P69]-1)" office:value-type="float" office:value="9">
            <text:p>9</text:p>
          </table:table-cell>
          <table:table-cell office:value-type="float" office:value="8">
            <text:p>8</text:p>
          </table:table-cell>
          <table:table-cell table:style-name="ce70" table:formula="of:=([.C69]*VLOOKUP([.$B69];[.$A$2:.$N42];11;0)+[.E69]*[.H69]*VLOOKUP([.$B69];[.$A$2:.$N42];12;0))*(1 + ([.D69]-[Variables.$B$7])*VLOOKUP([.$B69];[.$A$2:.$O42];13;0)/100)" office:value-type="float" office:value="3213.82">
            <text:p>3213.82</text:p>
          </table:table-cell>
          <table:table-cell table:style-name="ce70" table:formula="of:=VLOOKUP([.$B69];[.$A$2:.$H54];2;0)*[.$Q69]" office:value-type="float" office:value="8355.932">
            <text:p>8355.93</text:p>
          </table:table-cell>
          <table:table-cell table:style-name="ce70" table:formula="of:=VLOOKUP([.$B69];[.$A$2:.$H54];4;0)*[.$Q69]" office:value-type="float" office:value="11569.752">
            <text:p>11569.75</text:p>
          </table:table-cell>
          <table:table-cell table:style-name="ce70" table:formula="of:=VLOOKUP([.$B69];[.$A$2:.$H54];6;0)*[.$Q69]" office:value-type="float" office:value="723.1095">
            <text:p>723.11</text:p>
          </table:table-cell>
          <table:table-cell table:formula="of:=CEILING((CEILING([.$R69]/[Variables.$B$12];1)+CEILING([.$S69]/[Variables.$B$13];1)+CEILING([.$T69]/[Variables.$B$14];1))/[Variables.$B$21]; 1)" office:value-type="float" office:value="24">
            <text:p>24</text:p>
          </table:table-cell>
          <table:table-cell table:number-columns-repeated="2"/>
          <table:table-cell table:formula="of:=[.C69]*TBLFIND([.$A$1:.$N$27];[.B69]; [.$N$1])" office:value-type="float" office:value="5.6">
            <text:p>5.6</text:p>
          </table:table-cell>
          <table:table-cell table:style-name="ce23" table:formula="of:=[.C69]*TBLFIND([.$A$1:.$O$27];[.B69];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1" office:value-type="float" office:value="125">
            <text:p>125</text:p>
          </table:table-cell>
          <table:table-cell office:value-type="float" office:value="10">
            <office:annotation draw:style-name="gr2" draw:text-style-name="P2" svg:width="1.4945in" svg:height="0.2346in" svg:x="2.5185in" svg:y="12.6787in" draw:caption-point-x="-0.2402in" draw:caption-point-y="0.6091in">
              <dc:creator>AŠ</dc:creator>
              <dc:date>2010-12-22T00:00:00</dc:date>
              <text:p text:style-name="P2"><text:span text:style-name="T1">Tokia pati kaip Trooper</text:span></text:p>
            </office:annotation>
            <text:p>10</text:p>
          </table:table-cell>
          <table:table-cell table:style-name="ce57" office:value-type="float" office:value="15">
            <text:p>15</text:p>
          </table:table-cell>
          <table:table-cell table:style-name="ce57"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Normal</text:p>
          </table:table-cell>
          <table:table-cell table:formula="of:=([.C70]*VLOOKUP([.$B70];[.$A$2:.$N43];9;0)+[.E70]*[.H70]*VLOOKUP([.$B70];[.$A$2:.$N43];10;0))/[Variables.$B$25]" office:value-type="float" office:value="2.6875">
            <text:p>2.69</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70]*VLOOKUP([.$B70];[.$A$2:.$N43];11;0)+[.E70]*[.H70]*VLOOKUP([.$B70];[.$A$2:.$N43];12;0))*(1 + ([.D70]-[Variables.$B$7])*VLOOKUP([.$B70];[.$A$2:.$O43];13;0)/100)" office:value-type="float" office:value="91">
            <text:p>91</text:p>
          </table:table-cell>
          <table:table-cell table:style-name="ce70" table:formula="of:=VLOOKUP([.$B70];[.$A$2:.$H56];2;0)*[.$Q70]" office:value-type="float" office:value="273">
            <text:p>273</text:p>
          </table:table-cell>
          <table:table-cell table:style-name="ce70" table:formula="of:=VLOOKUP([.$B70];[.$A$2:.$H56];4;0)*[.$Q70]" office:value-type="float" office:value="546">
            <text:p>546</text:p>
          </table:table-cell>
          <table:table-cell table:style-name="ce70" table:formula="of:=VLOOKUP([.$B70];[.$A$2:.$H56];6;0)*[.$Q70]" office:value-type="float" office:value="0">
            <text:p>0</text:p>
          </table:table-cell>
          <table:table-cell table:formula="of:=CEILING((CEILING([.$R70]/[Variables.$B$12];1)+CEILING([.$S70]/[Variables.$B$13];1)+CEILING([.$T70]/[Variables.$B$14];1))/[Variables.$B$21]; 1)" office:value-type="float" office:value="1">
            <text:p>1</text:p>
          </table:table-cell>
          <table:table-cell table:formula="of:=CEILING([.R70]/[Variables.$B$12];1)+CEILING([.S70]/[Variables.$B$13];1)+CEILING([.T70]/[Variables.$B$14];1)" office:value-type="float" office:value="24">
            <text:p>24</text:p>
          </table:table-cell>
          <table:table-cell table:number-columns-repeated="2"/>
          <table:table-cell table:style-name="ce23"/>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72" office:value-type="float" office:value="90">
            <text:p>90</text:p>
          </table:table-cell>
          <table:table-cell office:value-type="float" office:value="8">
            <text:p>8</text:p>
          </table:table-cell>
          <table:table-cell table:style-name="ce75" office:value-type="float" office:value="120">
            <text:p>12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Piercing</text:p>
          </table:table-cell>
          <table:table-cell table:formula="of:=([.C71]*VLOOKUP([.$B71];[.$A$2:.$N44];9;0)+[.E71]*[.H71]*VLOOKUP([.$B71];[.$A$2:.$N44];10;0))/[Variables.$B$25]" office:value-type="float" office:value="10.125">
            <text:p>10.13</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71]*VLOOKUP([.$B71];[.$A$2:.$N44];11;0)+[.E71]*[.H71]*VLOOKUP([.$B71];[.$A$2:.$N44];12;0))*(1 + ([.D71]-[Variables.$B$7])*VLOOKUP([.$B71];[.$A$2:.$O44];13;0)/100)" office:value-type="float" office:value="234.78">
            <text:p>234.78</text:p>
          </table:table-cell>
          <table:table-cell table:style-name="ce70" table:formula="of:=VLOOKUP([.$B71];[.$A$2:.$H57];2;0)*[.$Q71]" office:value-type="float" office:value="563.472">
            <text:p>563.47</text:p>
          </table:table-cell>
          <table:table-cell table:style-name="ce70" table:formula="of:=VLOOKUP([.$B71];[.$A$2:.$H57];4;0)*[.$Q71]" office:value-type="float" office:value="1126.944">
            <text:p>1126.94</text:p>
          </table:table-cell>
          <table:table-cell table:style-name="ce70" table:formula="of:=VLOOKUP([.$B71];[.$A$2:.$H57];6;0)*[.$Q71]" office:value-type="float" office:value="24.6519">
            <text:p>24.65</text:p>
          </table:table-cell>
          <table:table-cell table:formula="of:=CEILING((CEILING([.$R71]/[Variables.$B$12];1)+CEILING([.$S71]/[Variables.$B$13];1)+CEILING([.$T71]/[Variables.$B$14];1))/[Variables.$B$21]; 1)" office:value-type="float" office:value="2">
            <text:p>2</text:p>
          </table:table-cell>
          <table:table-cell table:formula="of:=CEILING([.R71]/[Variables.$B$12];1)+CEILING([.S71]/[Variables.$B$13];1)+CEILING([.T71]/[Variables.$B$14];1)" office:value-type="float" office:value="51">
            <text:p>51</text:p>
          </table:table-cell>
          <table:table-cell table:number-columns-repeated="2"/>
          <table:table-cell table:style-name="ce23"/>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72" office:value-type="float" office:value="500">
            <text:p>500</text:p>
          </table:table-cell>
          <table:table-cell office:value-type="float" office:value="9">
            <text:p>9</text:p>
          </table:table-cell>
          <table:table-cell table:formula="of:=AVERAGE([.E73:.E74])" office:value-type="float" office:value="40.5">
            <text:p>40.5</text:p>
          </table:table-cell>
          <table:table-cell table:style-name="ce75"/>
          <table:table-cell table:style-name="ce57"/>
          <table:table-cell table:formula="of:=SUM([.H73:.H74])" office:value-type="float" office:value="10">
            <text:p>10</text:p>
          </table:table-cell>
          <table:table-cell/>
          <table:table-cell table:formula="of:=([.C72]*VLOOKUP([.$B72];[.$A$2:.$N45];9;0)+[.E73]*[.H73]*VLOOKUP([.$B72];[.$A$2:.$N45];10;0))/[Variables.$B$25]" office:value-type="float" office:value="13">
            <text:p>13</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72]*VLOOKUP([.$B72];[.$A$2:.$N45];11;0)+[.E73]*[.H73]*VLOOKUP([.$B72];[.$A$2:.$N45];12;0))*(1 + ([.D72]-[Variables.$B$7])*VLOOKUP([.$B72];[.$A$2:.$O45];13;0)/100)" office:value-type="float" office:value="391.53">
            <text:p>391.53</text:p>
          </table:table-cell>
          <table:table-cell table:style-name="ce70" table:formula="of:=VLOOKUP([.$B72];[.$A$2:.$H59];2;0)*[.$Q72]" office:value-type="float" office:value="1174.59">
            <text:p>1174.59</text:p>
          </table:table-cell>
          <table:table-cell table:style-name="ce70" table:formula="of:=VLOOKUP([.$B72];[.$A$2:.$H59];4;0)*[.$Q72]" office:value-type="float" office:value="1820.6145">
            <text:p>1820.61</text:p>
          </table:table-cell>
          <table:table-cell table:style-name="ce70" table:formula="of:=VLOOKUP([.$B72];[.$A$2:.$H59];6;0)*[.$Q72]" office:value-type="float" office:value="117.459">
            <text:p>117.46</text:p>
          </table:table-cell>
          <table:table-cell table:formula="of:=CEILING((CEILING([.$R72]/[Variables.$B$12];1)+CEILING([.$S72]/[Variables.$B$13];1)+CEILING([.$T72]/[Variables.$B$14];1))/[Variables.$B$21]; 1)" office:value-type="float" office:value="4">
            <text:p>4</text:p>
          </table:table-cell>
          <table:table-cell table:formula="of:=CEILING([.R72]/[Variables.$B$12];1)+CEILING([.S72]/[Variables.$B$13];1)+CEILING([.T72]/[Variables.$B$14];1)" office:value-type="float" office:value="102">
            <text:p>102</text:p>
          </table:table-cell>
          <table:table-cell table:number-columns-repeated="2"/>
          <table:table-cell table:style-name="ce23"/>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72"/>
          <table:table-cell/>
          <table:table-cell table:style-name="ce75" office:value-type="float" office:value="18">
            <text:p>18</text:p>
          </table:table-cell>
          <table:table-cell table:style-name="ce75" office:value-type="float" office:value="1">
            <text:p>1</text:p>
          </table:table-cell>
          <table:table-cell table:style-name="ce57"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72"/>
          <table:table-cell/>
          <table:table-cell table:style-name="ce75" table:formula="of:=ROUND([.E81]/3)" office:value-type="float" office:value="63">
            <text:p>63</text:p>
          </table:table-cell>
          <table:table-cell table:style-name="ce75" office:value-type="float" office:value="1">
            <text:p>1</text:p>
          </table:table-cell>
          <table:table-cell table:style-name="ce57"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72" office:value-type="float" office:value="900">
            <text:p>900</text:p>
          </table:table-cell>
          <table:table-cell office:value-type="float" office:value="7">
            <text:p>7</text:p>
          </table:table-cell>
          <table:table-cell table:style-name="ce75" table:formula="of:=AVERAGE([.E76:.E77])" office:value-type="float" office:value="120">
            <text:p>120</text:p>
          </table:table-cell>
          <table:table-cell table:style-name="ce75"/>
          <table:table-cell table:style-name="ce57" office:value-type="string">
            <text:p>ground</text:p>
          </table:table-cell>
          <table:table-cell table:formula="of:=SUM([.H76:.H77])" office:value-type="float" office:value="2">
            <text:p>2</text:p>
          </table:table-cell>
          <table:table-cell table:content-validation-name="val9"/>
          <table:table-cell table:formula="of:=([.C75]*VLOOKUP([.$B75];[.$A$2:.$N46];9;0)+[.E75]*[.H75]*VLOOKUP([.$B75];[.$A$2:.$N46];10;0))/[Variables.$B$25]" office:value-type="float" office:value="24.75">
            <text:p>24.75</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0" table:formula="of:=([.C75]*VLOOKUP([.$B75];[.$A$2:.$N46];11;0)+[.E75]*[.H75]*VLOOKUP([.$B75];[.$A$2:.$N46];12;0))*(1 + ([.D75]-[Variables.$B$7])*VLOOKUP([.$B75];[.$A$2:.$O46];13;0)/100)" office:value-type="float" office:value="786.84">
            <text:p>786.84</text:p>
          </table:table-cell>
          <table:table-cell table:style-name="ce70" table:formula="of:=VLOOKUP([.$B75];[.$A$2:.$H62];2;0)*[.$Q75]" office:value-type="float" office:value="2360.52">
            <text:p>2360.52</text:p>
          </table:table-cell>
          <table:table-cell table:style-name="ce70" table:formula="of:=VLOOKUP([.$B75];[.$A$2:.$H62];4;0)*[.$Q75]" office:value-type="float" office:value="3540.78">
            <text:p>3540.78</text:p>
          </table:table-cell>
          <table:table-cell table:style-name="ce70" table:formula="of:=VLOOKUP([.$B75];[.$A$2:.$H62];6;0)*[.$Q75]" office:value-type="float" office:value="393.42">
            <text:p>393.42</text:p>
          </table:table-cell>
          <table:table-cell table:formula="of:=CEILING((CEILING([.$R75]/[Variables.$B$12];1)+CEILING([.$S75]/[Variables.$B$13];1)+CEILING([.$T75]/[Variables.$B$14];1))/[Variables.$B$21]; 1)" office:value-type="float" office:value="8">
            <text:p>8</text:p>
          </table:table-cell>
          <table:table-cell table:formula="of:=CEILING([.R75]/[Variables.$B$12];1)+CEILING([.S75]/[Variables.$B$13];1)+CEILING([.T75]/[Variables.$B$14];1)" office:value-type="float" office:value="219">
            <text:p>219</text:p>
          </table:table-cell>
          <table:table-cell table:number-columns-repeated="2"/>
          <table:table-cell table:style-name="ce23"/>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72" table:formula="of:=[.C75]" office:value-type="float" office:value="900">
            <text:p>900</text:p>
          </table:table-cell>
          <table:table-cell table:formula="of:=[.D75]" office:value-type="float" office:value="7">
            <text:p>7</text:p>
          </table:table-cell>
          <table:table-cell table:style-name="ce75" office:value-type="float" office:value="160">
            <text:p>16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5]" office:value-type="string" office:string-value="Heavy">
            <text:p>Heavy</text:p>
          </table:table-cell>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72" table:formula="of:=[.C76]" office:value-type="float" office:value="900">
            <text:p>900</text:p>
          </table:table-cell>
          <table:table-cell table:formula="of:=[.D76]" office:value-type="float" office:value="7">
            <text:p>7</text:p>
          </table:table-cell>
          <table:table-cell table:style-name="ce75" office:value-type="float" office:value="80">
            <text:p>8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6]" office:value-type="string" office:string-value="Heavy">
            <text:p>Heavy</text:p>
          </table:table-cell>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office:annotation draw:style-name="gr2" draw:text-style-name="P2" svg:width="1.3268in" svg:height="0.2346in" svg:x="1.2012in" svg:y="14.1126in" draw:caption-point-x="-0.2402in" draw:caption-point-y="0.6087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72" table:formula="of:=[.C64]*1.25" office:value-type="float" office:value="26875">
            <text:p>26875</text:p>
          </table:table-cell>
          <table:table-cell office:value-type="float" office:value="7">
            <text:p>7</text:p>
          </table:table-cell>
          <table:table-cell table:style-name="ce75" table:formula="of:=AVERAGE([.E79:.E80])" office:value-type="float" office:value="262.5">
            <text:p>262.5</text:p>
          </table:table-cell>
          <table:table-cell table:style-name="ce75"/>
          <table:table-cell table:style-name="ce75" office:value-type="string">
            <text:p>space</text:p>
          </table:table-cell>
          <table:table-cell table:formula="of:=SUM([.H79:.H80])" office:value-type="float" office:value="4">
            <text:p>4</text:p>
          </table:table-cell>
          <table:table-cell table:content-validation-name="val9"/>
          <table:table-cell table:formula="of:=([.C78]*VLOOKUP([.$B78];[.$A$2:.$N47];9;0)+[.E78]*[.H78]*VLOOKUP([.$B78];[.$A$2:.$N47];10;0))/[Variables.$B$25]" office:value-type="float" office:value="340.15625">
            <text:p>340.16</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0" table:formula="of:=([.C78]*VLOOKUP([.$B78];[.$A$2:.$N47];11;0)+[.E78]*[.H78]*VLOOKUP([.$B78];[.$A$2:.$N47];12;0))*(1 + ([.D79]-[Variables.$B$7])*VLOOKUP([.$B78];[.$A$2:.$O47];13;0)/100)" office:value-type="float" office:value="3244.125">
            <text:p>3244.13</text:p>
          </table:table-cell>
          <table:table-cell table:style-name="ce70" table:formula="of:=VLOOKUP([.$B78];[.$A$2:.$H63];2;0)*[.$Q78]" office:value-type="float" office:value="9732.375">
            <text:p>9732.38</text:p>
          </table:table-cell>
          <table:table-cell table:style-name="ce70" table:formula="of:=VLOOKUP([.$B78];[.$A$2:.$H63];4;0)*[.$Q78]" office:value-type="float" office:value="14598.5625">
            <text:p>14598.56</text:p>
          </table:table-cell>
          <table:table-cell table:style-name="ce70" table:formula="of:=VLOOKUP([.$B78];[.$A$2:.$H63];6;0)*[.$Q78]" office:value-type="float" office:value="1946.475">
            <text:p>1946.48</text:p>
          </table:table-cell>
          <table:table-cell table:formula="of:=CEILING((CEILING([.$R78]/[Variables.$B$12];1)+CEILING([.$S78]/[Variables.$B$13];1)+CEILING([.$T78]/[Variables.$B$14];1))/[Variables.$B$21]; 1)" office:value-type="float" office:value="32">
            <text:p>32</text:p>
          </table:table-cell>
          <table:table-cell table:number-columns-repeated="2"/>
          <table:table-cell table:formula="of:=[.C78]*TBLFIND([.$A$1:.$N$27];[.B78]; [.$N$1])" office:value-type="float" office:value="21.5">
            <text:p>21.5</text:p>
          </table:table-cell>
          <table:table-cell table:style-name="ce23" table:formula="of:=[.C78]*TBLFIND([.$A$1:.$O$27];[.B78];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72" table:formula="of:=[.C78]" office:value-type="float" office:value="26875">
            <text:p>26875</text:p>
          </table:table-cell>
          <table:table-cell/>
          <table:table-cell table:style-name="ce78" table:formula="of:=[.E65]*0.7" office:value-type="float" office:value="434">
            <text:p>434</text:p>
          </table:table-cell>
          <table:table-cell table:style-name="ce75" office:value-type="float" office:value="2">
            <text:p>2</text:p>
          </table:table-cell>
          <table:table-cell table:style-name="ce75"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4.4795in" draw:caption-point-x="-0.2402in" draw:caption-point-y="0.6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72" table:formula="of:=[.C79]" office:value-type="float" office:value="26875">
            <text:p>26875</text:p>
          </table:table-cell>
          <table:table-cell/>
          <table:table-cell table:style-name="ce75" table:formula="of:=[.E67]*0.7" office:value-type="float" office:value="91">
            <text:p>91</text:p>
          </table:table-cell>
          <table:table-cell table:style-name="ce75" office:value-type="float" office:value="1">
            <text:p>1</text:p>
          </table:table-cell>
          <table:table-cell table:style-name="ce75"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2346in" svg:x="1.2012in" svg:y="14.65in" draw:caption-point-x="-0.2402in" draw:caption-point-y="0.6087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72" table:formula="of:=[.C62]*1.25" office:value-type="float" office:value="2812.5">
            <text:p>2812.5</text:p>
          </table:table-cell>
          <table:table-cell table:formula="of:=[.D62]+1" office:value-type="float" office:value="11">
            <text:p>11</text:p>
          </table:table-cell>
          <table:table-cell table:style-name="ce75" table:formula="of:=[.E62]*0.75" office:value-type="float" office:value="187.5">
            <text:p>187.5</text:p>
          </table:table-cell>
          <table:table-cell table:style-name="ce75"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Normal</text:p>
          </table:table-cell>
          <table:table-cell table:formula="of:=([.C81]*VLOOKUP([.$B81];[.$A$2:.$N48];9;0)+[.E81]*[.H81]*VLOOKUP([.$B81];[.$A$2:.$N48];10;0))/[Variables.$B$25]" office:value-type="float" office:value="31.640625">
            <text:p>31.64</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81]*VLOOKUP([.$B81];[.$A$2:.$N48];11;0)+[.E81]*[.H81]*VLOOKUP([.$B81];[.$A$2:.$N48];12;0))*(1 + ([.D81]-[Variables.$B$7])*VLOOKUP([.$B81];[.$A$2:.$O48];13;0)/100)" office:value-type="float" office:value="1534.78125">
            <text:p>1534.78</text:p>
          </table:table-cell>
          <table:table-cell table:style-name="ce70" table:formula="of:=VLOOKUP([.$B81];[.$A$2:.$H64];2;0)*[.$Q81]" office:value-type="float" office:value="3836.953125">
            <text:p>3836.95</text:p>
          </table:table-cell>
          <table:table-cell table:style-name="ce70" table:formula="of:=VLOOKUP([.$B81];[.$A$2:.$H64];4;0)*[.$Q81]" office:value-type="float" office:value="5371.734375">
            <text:p>5371.73</text:p>
          </table:table-cell>
          <table:table-cell table:style-name="ce70" table:formula="of:=VLOOKUP([.$B81];[.$A$2:.$H64];6;0)*[.$Q81]" office:value-type="float" office:value="268.58671875">
            <text:p>268.59</text:p>
          </table:table-cell>
          <table:table-cell table:formula="of:=CEILING((CEILING([.$R81]/[Variables.$B$12];1)+CEILING([.$S81]/[Variables.$B$13];1)+CEILING([.$T81]/[Variables.$B$14];1))/[Variables.$B$21]; 1)" office:value-type="float" office:value="11">
            <text:p>11</text:p>
          </table:table-cell>
          <table:table-cell table:number-columns-repeated="2"/>
          <table:table-cell table:formula="of:=[.C81]*TBLFIND([.$A$1:.$N$27];[.B81]; [.$N$1])" office:value-type="float" office:value="9">
            <text:p>9</text:p>
          </table:table-cell>
          <table:table-cell table:style-name="ce23" table:formula="of:=[.C81]*TBLFIND([.$A$1:.$O$27];[.B81]; [.$O$1])" office:value-type="float" office:value="27">
            <text:p>27</text:p>
          </table:table-cell>
          <table:table-cell table:number-columns-repeated="999"/>
        </table:table-row>
        <table:table-row table:style-name="ro1">
          <table:table-cell office:value-type="string">
            <office:annotation draw:style-name="gr2" draw:text-style-name="P2" svg:width="1.4138in" svg:height="0.2346in" svg:x="1.2012in" svg:y="14.8291in" draw:caption-point-x="-0.2402in" draw:caption-point-y="0.6087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70" table:formula="of:=[.C63]*1.25" office:value-type="float" office:value="4475">
            <text:p>4475</text:p>
          </table:table-cell>
          <table:table-cell table:formula="of:=[.D63]+1" office:value-type="float" office:value="9">
            <text:p>9</text:p>
          </table:table-cell>
          <table:table-cell table:formula="of:=AVERAGE([.E83:.E84])" office:value-type="float" office:value="172">
            <text:p>172</text:p>
          </table:table-cell>
          <table:table-cell table:number-columns-repeated="2"/>
          <table:table-cell table:formula="of:=SUM([.H83:.H84])" office:value-type="float" office:value="7">
            <text:p>7</text:p>
          </table:table-cell>
          <table:table-cell/>
          <table:table-cell table:formula="of:=([.C82]*VLOOKUP([.$B82];[.$A$2:.$N49];9;0)+[.E83]*[.H83]*VLOOKUP([.$B82];[.$A$2:.$N49];10;0))/[Variables.$B$25]" office:value-type="float" office:value="51.06875">
            <text:p>51.07</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82]*VLOOKUP([.$B82];[.$A$2:.$N49];11;0)+[.E83]*[.H83]*VLOOKUP([.$B82];[.$A$2:.$N49];12;0))*(1 + ([.D82]-[Variables.$B$7])*VLOOKUP([.$B82];[.$A$2:.$O49];13;0)/100)" office:value-type="float" office:value="2157.5535">
            <text:p>2157.55</text:p>
          </table:table-cell>
          <table:table-cell table:style-name="ce70" table:formula="of:=VLOOKUP([.$B82];[.$A$2:.$H68];2;0)*[.$Q82]" office:value-type="float" office:value="5609.6391">
            <text:p>5609.64</text:p>
          </table:table-cell>
          <table:table-cell table:style-name="ce70" table:formula="of:=VLOOKUP([.$B82];[.$A$2:.$H68];4;0)*[.$Q82]" office:value-type="float" office:value="7767.1926">
            <text:p>7767.19</text:p>
          </table:table-cell>
          <table:table-cell table:style-name="ce70" table:formula="of:=VLOOKUP([.$B82];[.$A$2:.$H68];6;0)*[.$Q82]" office:value-type="float" office:value="485.4495375">
            <text:p>485.45</text:p>
          </table:table-cell>
          <table:table-cell table:formula="of:=CEILING((CEILING([.$R82]/[Variables.$B$12];1)+CEILING([.$S82]/[Variables.$B$13];1)+CEILING([.$T82]/[Variables.$B$14];1))/[Variables.$B$21]; 1)" office:value-type="float" office:value="16">
            <text:p>16</text:p>
          </table:table-cell>
          <table:table-cell table:number-columns-repeated="2"/>
          <table:table-cell table:formula="of:=[.C82]*TBLFIND([.$A$1:.$N$27];[.B82]; [.$N$1])" office:value-type="float" office:value="12.53">
            <text:p>12.53</text:p>
          </table:table-cell>
          <table:table-cell table:style-name="ce23" table:formula="of:=[.C82]*TBLFIND([.$A$1:.$O$27];[.B82];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70"/>
          <table:table-cell/>
          <table:table-cell table:style-name="ce57" table:formula="of:=[.E63]*0.7" office:value-type="float" office:value="308">
            <text:p>308</text:p>
          </table:table-cell>
          <table:table-cell table:style-name="ce57"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5.1965in" draw:caption-point-x="-0.2402in" draw:caption-point-y="0.6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70"/>
          <table:table-cell/>
          <table:table-cell table:style-name="ce57" table:formula="of:=[.E57]*0.6" office:value-type="float" office:value="36">
            <text:p>36</text:p>
          </table:table-cell>
          <table:table-cell table:style-name="ce57" office:value-type="float" office:value="1">
            <text:p>1</text:p>
          </table:table-cell>
          <table:table-cell table:style-name="ce75"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5.3681in" draw:caption-point-x="-0.2402in" draw:caption-point-y="0.6075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70"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5]*VLOOKUP([.$B85];[.$A$2:.$N49];9;0)+[.E85]*[.H85]*VLOOKUP([.$B85];[.$A$2:.$N49];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0" table:formula="of:=([.C85]*VLOOKUP([.$B85];[.$A$2:.$N50];11;0)+[.E85]*[.H85]*VLOOKUP([.$B85];[.$A$2:.$N50];12;0))*(1 + ([.D85]-[Variables.$B$7])*VLOOKUP([.$B85];[.$A$2:.$O50];13;0)/100)" office:value-type="float" office:value="1943.4">
            <text:p>1943.4</text:p>
          </table:table-cell>
          <table:table-cell table:style-name="ce70" table:formula="of:=VLOOKUP([.$B85];[.$A$2:.$H69];2;0)*[.$Q85]" office:value-type="float" office:value="2526.42">
            <text:p>2526.42</text:p>
          </table:table-cell>
          <table:table-cell table:style-name="ce70" table:formula="of:=VLOOKUP([.$B85];[.$A$2:.$H69];4;0)*[.$Q85]" office:value-type="float" office:value="5247.18">
            <text:p>5247.18</text:p>
          </table:table-cell>
          <table:table-cell table:style-name="ce70" table:formula="of:=VLOOKUP([.$B85];[.$A$2:.$H69];6;0)*[.$Q85]" office:value-type="float" office:value="777.36">
            <text:p>777.36</text:p>
          </table:table-cell>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5.5472in" draw:caption-point-x="-0.2402in" draw:caption-point-y="0.6075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70" table:formula="of:=2600*1.5" office:value-type="float" office:value="3900">
            <text:p>3900</text:p>
          </table:table-cell>
          <table:table-cell office:value-type="float" office:value="10">
            <text:p>10</text:p>
          </table:table-cell>
          <table:table-cell table:formula="of:=[.C56]/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6]*VLOOKUP([.$B86];[.$A$2:.$N49];9;0)+[.E86]*[.H86]*VLOOKUP([.$B86];[.$A$2:.$N49];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0" table:formula="of:=([.C86]*VLOOKUP([.$B86];[.$A$2:.$N51];11;0)+[.E86]*[.H86]*VLOOKUP([.$B86];[.$A$2:.$N51];12;0))*(1 + ([.D86]-[Variables.$B$7])*VLOOKUP([.$B86];[.$A$2:.$O51];13;0)/100)" office:value-type="float" office:value="4450">
            <text:p>4450</text:p>
          </table:table-cell>
          <table:table-cell table:style-name="ce70" table:formula="of:=VLOOKUP([.$B86];[.$A$2:.$H70];2;0)*[.$Q86]" office:value-type="float" office:value="5785">
            <text:p>5785</text:p>
          </table:table-cell>
          <table:table-cell table:style-name="ce70" table:formula="of:=VLOOKUP([.$B86];[.$A$2:.$H70];4;0)*[.$Q86]" office:value-type="float" office:value="12015">
            <text:p>12015</text:p>
          </table:table-cell>
          <table:table-cell table:style-name="ce70" table:formula="of:=VLOOKUP([.$B86];[.$A$2:.$H70];6;0)*[.$Q86]" office:value-type="float" office:value="1780">
            <text:p>1780</text:p>
          </table:table-cell>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5457in" svg:x="1.2012in" svg:y="15.7264in" draw:caption-point-x="-0.2402in" draw:caption-point-y="0.6075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70"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Explosive</text:p>
          </table:table-cell>
          <table:table-cell table:formula="of:=[.C87]*VLOOKUP([.$B87];[.$A$2:.$N49];9;0)+[.E87]*[.H87]*VLOOKUP([.$B87];[.$A$2:.$N49];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0" table:formula="of:=([.C87]*VLOOKUP([.$B87];[.$A$2:.$N52];11;0)+[.E87]*[.H87]*VLOOKUP([.$B87];[.$A$2:.$N52];12;0))*(1 + ([.D87]-[Variables.$B$7])*VLOOKUP([.$B87];[.$A$2:.$O52];13;0)/100)" office:value-type="float" office:value="4320">
            <text:p>4320</text:p>
          </table:table-cell>
          <table:table-cell table:style-name="ce70" table:formula="of:=VLOOKUP([.$B87];[.$A$2:.$H71];2;0)*[.$Q87]" office:value-type="float" office:value="5616">
            <text:p>5616</text:p>
          </table:table-cell>
          <table:table-cell table:style-name="ce70" table:formula="of:=VLOOKUP([.$B87];[.$A$2:.$H71];4;0)*[.$Q87]" office:value-type="float" office:value="11664">
            <text:p>11664</text:p>
          </table:table-cell>
          <table:table-cell table:style-name="ce70" table:formula="of:=VLOOKUP([.$B87];[.$A$2:.$H71];6;0)*[.$Q87]" office:value-type="float" office:value="1728">
            <text:p>1728</text:p>
          </table:table-cell>
          <table:table-cell table:number-columns-repeated="4"/>
          <table:table-cell table:style-name="ce23"/>
          <table:table-cell table:number-columns-repeated="999"/>
        </table:table-row>
        <table:table-row table:style-name="ro1">
          <table:table-cell/>
          <table:table-cell table:content-validation-name="val5" office:value-type="string">
            <text:p>T1</text:p>
          </table:table-cell>
          <table:table-cell table:style-name="ce70"/>
          <table:table-cell table:number-columns-repeated="2"/>
          <table:table-cell table:number-columns-repeated="2"/>
          <table:table-cell/>
          <table:table-cell table:content-validation-name="val9"/>
          <table:table-cell table:formula="of:=[.C88]*VLOOKUP([.$B88];[.$A$2:.$N50];9;0)+[.E88]*[.H88]*VLOOKUP([.$B88];[.$A$2:.$N50];10;0)" office:value-type="float" office:value="0">
            <text:p>0</text:p>
          </table:table-cell>
          <table:table-cell/>
          <table:table-cell table:formula="of:=IF([.P88]=1; 0; ROUND(([.C88]*[Variables.$B$5]*[Variables.$B$6])/([.P88]-1)))" office:value-type="float" office:value="-0">
            <text:p>0</text:p>
          </table:table-cell>
          <table:table-cell table:content-validation-name="val10"/>
          <table:table-cell table:formula="of:=[Variables.$B$17]/([.P88]-1)" office:value-type="float" office:value="-135">
            <text:p>-135</text:p>
          </table:table-cell>
          <table:table-cell table:formula="of:=[Variables.$B$18]/([.P88]-1)" office:value-type="float" office:value="-63">
            <text:p>-63</text:p>
          </table:table-cell>
          <table:table-cell/>
          <table:table-cell table:style-name="ce70" table:formula="of:=([.C88]*VLOOKUP([.$B88];[.$A$2:.$N53];11;0)+[.E88]*[.H88]*VLOOKUP([.$B88];[.$A$2:.$N53];12;0))*(1 + ([.D88]-[Variables.$B$7])*VLOOKUP([.$B88];[.$A$2:.$O53];13;0)/100)" office:value-type="float" office:value="0">
            <text:p>0</text:p>
          </table:table-cell>
          <table:table-cell table:style-name="ce70" table:formula="of:=VLOOKUP([.$B88];[.$A$2:.$H72];2;0)*[.$Q88]" office:value-type="float" office:value="0">
            <text:p>0</text:p>
          </table:table-cell>
          <table:table-cell table:style-name="ce70" table:formula="of:=VLOOKUP([.$B88];[.$A$2:.$H72];4;0)*[.$Q88]" office:value-type="float" office:value="0">
            <text:p>0</text:p>
          </table:table-cell>
          <table:table-cell table:style-name="ce70" table:formula="of:=VLOOKUP([.$B88];[.$A$2:.$H72];6;0)*[.$Q88]" office:value-type="float" office:value="0">
            <text:p>0</text:p>
          </table:table-cell>
          <table:table-cell table:formula="of:=CEILING((CEILING([.$R88]/[Variables.$B$12];1)+CEILING([.$S88]/[Variables.$B$13];1)+CEILING([.$T88]/[Variables.$B$14];1))/[Variables.$B$21]; 1)" office:value-type="float" office:value="0">
            <text:p>0</text:p>
          </table:table-cell>
          <table:table-cell table:formula="of:=CEILING([.R88]/[Variables.$B$12];1)+CEILING([.S88]/[Variables.$B$13];1)+CEILING([.T88]/[Variables.$B$14];1)" office:value-type="float" office:value="0">
            <text:p>0</text:p>
          </table:table-cell>
          <table:table-cell/>
          <table:table-cell table:formula="of:=[.C88]*TBLFIND([.$A$1:.$N$27];[.B88]; [.$N$1])" office:value-type="float" office:value="0">
            <text:p>0</text:p>
          </table:table-cell>
          <table:table-cell table:style-name="ce23" table:formula="of:=[.C88]*TBLFIND([.$A$1:.$O$27];[.B88]; [.$O$1])" office:value-type="float" office:value="0">
            <text:p>0</text:p>
          </table:table-cell>
          <table:table-cell table:number-columns-repeated="999"/>
        </table:table-row>
        <table:table-row table:style-name="ro1">
          <table:table-cell/>
          <table:table-cell table:style-name="Default"/>
          <table:table-cell table:style-name="ce70"/>
          <table:table-cell table:number-columns-repeated="13"/>
          <table:table-cell table:style-name="ce70"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70"/>
          <table:table-cell table:number-columns-repeated="13"/>
          <table:table-cell table:style-name="ce70" table:number-columns-repeated="5"/>
          <table:table-cell table:number-columns-repeated="3"/>
          <table:table-cell table:style-name="Default"/>
          <table:table-cell table:number-columns-repeated="999"/>
        </table:table-row>
        <table:table-row table:style-name="ro6">
          <table:table-cell table:style-name="ce48" office:value-type="string">
            <text:p>units_end</text:p>
          </table:table-cell>
          <table:table-cell table:style-name="ce48" table:number-columns-repeated="1023"/>
        </table:table-row>
        <table:table-row table:style-name="ro18">
          <table:table-cell table:style-name="ce60" office:value-type="string">
            <text:p>Source</text:p>
          </table:table-cell>
          <table:table-cell table:style-name="ce60" office:value-type="string" table:number-columns-spanned="2" table:number-rows-spanned="1">
            <text:p>Target</text:p>
          </table:table-cell>
          <table:covered-table-cell table:style-name="ce60"/>
          <table:table-cell table:style-name="ce60" office:value-type="string">
            <text:p>Dmg to Armor</text:p>
          </table:table-cell>
          <table:table-cell table:style-name="ce60" office:value-type="string">
            <text:p>Shots to Kill</text:p>
          </table:table-cell>
          <table:table-cell table:style-name="ce60" office:value-type="string">
            <text:p>S:T <text:s text:c="6"/>M</text:p>
          </table:table-cell>
          <table:table-cell table:style-name="ce60" office:value-type="string">
            <text:p>S:T Energy</text:p>
          </table:table-cell>
          <table:table-cell table:style-name="ce60" office:value-type="string">
            <text:p>S:T <text:s text:c="6"/>Z</text:p>
          </table:table-cell>
          <table:table-cell table:style-name="ce60" office:value-type="string">
            <text:p>S:T DMG</text:p>
          </table:table-cell>
          <table:table-cell table:style-name="ce60" office:value-type="string">
            <text:p>S:T HP</text:p>
          </table:table-cell>
          <table:table-cell table:style-name="ce70"/>
          <table:table-cell/>
          <table:table-cell table:style-name="ce60" table:number-columns-repeated="1012"/>
        </table:table-row>
        <table:table-row table:style-name="ro1">
          <table:table-cell table:content-validation-name="val3" office:value-type="string">
            <text:p>Scorpion</text:p>
          </table:table-cell>
          <table:table-cell table:style-name="ce66" table:content-validation-name="val8" office:value-type="string" table:number-columns-spanned="2" table:number-rows-spanned="1">
            <text:p>Azure</text:p>
          </table:table-cell>
          <table:covered-table-cell/>
          <table:table-cell table:style-name="ce23" table:formula="of:=DAMAGETOARMOR([.$A$30:.$C$48]; TBLFIND([.$A$51:.$T$89]; [.$A93]; [.$I$51]); TBLFIND([.$A$51:.$T$89]; [.$B93]; [.$M$51]); TBLFIND([.$A$51:.$T$89]; [.$A93]; [.$E$51]); TBLFIND([.$A$51:.$T$89]; [.$A93]; [.$H$51]))" office:value-type="float" office:value="140">
            <text:p>140</text:p>
          </table:table-cell>
          <table:table-cell table:style-name="ce23" table:formula="of:=TBLFIND([.$A$51:.$Y$90]; [.$B93]; [.$C$51])/[.$D93]" office:value-type="float" office:value="4.14285714285714">
            <text:p>4.14</text:p>
          </table:table-cell>
          <table:table-cell table:formula="of:=VTBLFIND([.$A93]; [.$A$51:.$T$90]; [.R$51])/VTBLFIND([.$B93]; [.$A$51:.$T$90]; [.R$51])" office:value-type="float" office:value="1.19821845541814">
            <text:p>1.2</text:p>
          </table:table-cell>
          <table:table-cell table:formula="of:=VTBLFIND([.$A93]; [.$A$51:.$T$90]; [.S$51])/VTBLFIND([.$B93]; [.$A$51:.$T$90]; [.S$51])" office:value-type="float" office:value="1.19821845541814">
            <text:p>1.2</text:p>
          </table:table-cell>
          <table:table-cell table:formula="of:=VTBLFIND([.$A93]; [.$A$51:.$T$90]; [.T$51])/VTBLFIND([.$B93]; [.$A$51:.$T$90]; [.T$51])" office:value-type="float" office:value="1.19821845541814">
            <text:p>1.2</text:p>
          </table:table-cell>
          <table:table-cell table:style-name="ce23" table:formula="of:=[.D93]/[.D94]" office:value-type="float" office:value="0.729166666666667">
            <text:p>0.73</text:p>
          </table:table-cell>
          <table:table-cell table:style-name="ce23" table:formula="of:=VTBLFIND([.$A93]; [.$A$51:.$T$90]; [.C$51])/VTBLFIND([.$B93]; [.$A$51:.$T$90]; [.C$51])" office:value-type="float" office:value="4.31034482758621">
            <text:p>4.31</text:p>
          </table:table-cell>
          <table:table-cell/>
          <table:table-cell table:style-name="Default"/>
          <table:table-cell table:style-name="ce23"/>
          <table:table-cell table:number-columns-repeated="3"/>
          <table:table-cell table:style-name="ce62"/>
          <table:table-cell table:number-columns-repeated="7"/>
          <table:table-cell table:style-name="Default"/>
          <table:table-cell table:number-columns-repeated="999"/>
        </table:table-row>
        <table:table-row table:style-name="ro1">
          <table:table-cell table:style-name="ce61" table:formula="of:=[.B93]" office:value-type="string" office:string-value="Azure">
            <text:p>Azure</text:p>
          </table:table-cell>
          <table:table-cell table:style-name="ce69" table:formula="of:=[.A93]" office:value-type="string" office:string-value="Scorpion" table:number-columns-spanned="2" table:number-rows-spanned="1">
            <text:p>Scorpion</text:p>
          </table:table-cell>
          <table:covered-table-cell table:style-name="ce61"/>
          <table:table-cell table:style-name="ce76" table:formula="of:=DAMAGETOARMOR([.$A$30:.$C$48]; TBLFIND([.$A$51:.$T$89]; [.$A94]; [.$I$51]); TBLFIND([.$A$51:.$T$89]; [.$B94]; [.$M$51]); TBLFIND([.$A$51:.$T$89]; [.$A94]; [.$E$51]); TBLFIND([.$A$51:.$T$89]; [.$A94]; [.$H$51]))" office:value-type="float" office:value="192">
            <text:p>192</text:p>
          </table:table-cell>
          <table:table-cell table:style-name="ce76" table:formula="of:=TBLFIND([.$A$51:.$Y$90]; [.$B94]; [.$C$51])/[.$D94]" office:value-type="float" office:value="13.0208333333333">
            <text:p>13.02</text:p>
          </table:table-cell>
          <table:table-cell table:style-name="ce61" table:formula="of:=VTBLFIND([.$A94]; [.$A$51:.$T$90]; [.R$51])/VTBLFIND([.$B94]; [.$A$51:.$T$90]; [.R$51])" office:value-type="float" office:value="0.834572356549982">
            <text:p>0.83</text:p>
          </table:table-cell>
          <table:table-cell table:style-name="ce61" table:formula="of:=VTBLFIND([.$A94]; [.$A$51:.$T$90]; [.S$51])/VTBLFIND([.$B94]; [.$A$51:.$T$90]; [.S$51])" office:value-type="float" office:value="0.834572356549982">
            <text:p>0.83</text:p>
          </table:table-cell>
          <table:table-cell table:style-name="ce61" table:formula="of:=VTBLFIND([.$A94]; [.$A$51:.$T$90]; [.T$51])/VTBLFIND([.$B94]; [.$A$51:.$T$90]; [.T$51])" office:value-type="float" office:value="0.834572356549982">
            <text:p>0.83</text:p>
          </table:table-cell>
          <table:table-cell table:style-name="ce76" table:formula="of:=[.D94]/[.D93]" office:value-type="float" office:value="1.37142857142857">
            <text:p>1.37</text:p>
          </table:table-cell>
          <table:table-cell table:style-name="ce76" table:formula="of:=VTBLFIND([.$A94]; [.$A$51:.$T$90]; [.C$51])/VTBLFIND([.$B94]; [.$A$51:.$T$90]; [.C$51])" office:value-type="float" office:value="0.232">
            <text:p>0.23</text:p>
          </table:table-cell>
          <table:table-cell/>
          <table:table-cell table:style-name="Default"/>
          <table:table-cell table:number-columns-repeated="4"/>
          <table:table-cell table:style-name="ce62"/>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9">
          <table:table-cell table:style-name="ce62" office:value-type="string">
            <text:p>Unit name</text:p>
          </table:table-cell>
          <table:table-cell table:style-name="ce62" office:value-type="string">
            <text:p>Metal cost</text:p>
          </table:table-cell>
          <table:table-cell table:style-name="ce62" office:value-type="string">
            <text:p>E. cost</text:p>
          </table:table-cell>
          <table:table-cell table:style-name="ce62" office:value-type="string" table:number-columns-spanned="2" table:number-rows-spanned="1">
            <text:p>Zet. cost</text:p>
          </table:table-cell>
          <table:covered-table-cell table:style-name="ce62"/>
          <table:table-cell table:style-name="ce62" table:number-columns-repeated="6"/>
          <table:table-cell table:style-name="Default"/>
          <table:table-cell table:style-name="ce62" table:number-columns-repeated="2"/>
          <table:table-cell table:number-columns-repeated="2"/>
          <table:table-cell table:style-name="ce62" table:number-columns-repeated="1008"/>
        </table:table-row>
        <table:table-row table:style-name="ro1">
          <table:table-cell table:content-validation-name="val4" office:value-type="string">
            <text:p>Crow</text:p>
          </table:table-cell>
          <table:table-cell table:style-name="ce66" table:formula="of:=TBLFIND([.$A$51:.$W$89]; [.$A$97]; [.R$51])" office:value-type="float" office:value="3843.75">
            <text:p>3843.75</text:p>
          </table:table-cell>
          <table:table-cell table:style-name="ce66" table:formula="of:=TBLFIND([.$A$51:.$W$89]; [.$A$97]; [.S$51])" office:value-type="float" office:value="5381.25">
            <text:p>5381.25</text:p>
          </table:table-cell>
          <table:table-cell table:style-name="ce66" table:formula="of:=TBLFIND([.$A$51:.$W$89]; [.$A$97]; [.T$51])" office:value-type="float" office:value="269.0625" table:number-columns-spanned="2" table:number-rows-spanned="1">
            <text:p>269.06</text:p>
          </table:table-cell>
          <table:covered-table-cell table:style-name="ce66"/>
          <table:table-cell table:style-name="ce66" table:number-columns-repeated="2"/>
          <table:table-cell/>
          <table:table-cell table:style-name="ce66"/>
          <table:table-cell/>
          <table:table-cell table:style-name="ce66"/>
          <table:table-cell table:style-name="Default"/>
          <table:table-cell table:number-columns-repeated="2"/>
          <table:table-cell table:style-name="ce23"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66" office:value-type="string" table:number-columns-spanned="3" table:number-rows-spanned="1">
            <text:p>In 1 hour</text:p>
          </table:table-cell>
          <table:covered-table-cell table:number-columns-repeated="2"/>
          <table:table-cell/>
          <table:table-cell table:style-name="ce66" office:value-type="string" table:number-columns-spanned="3" table:number-rows-spanned="1">
            <text:p>In 1 day</text:p>
          </table:table-cell>
          <table:covered-table-cell table:style-name="ce66"/>
          <table:covered-table-cell/>
          <table:table-cell/>
          <table:table-cell table:style-name="ce66" office:value-type="string" table:number-columns-spanned="3" table:number-rows-spanned="1">
            <text:p>In 1 week</text:p>
          </table:table-cell>
          <table:covered-table-cell/>
          <table:covered-table-cell table:style-name="Default"/>
          <table:table-cell/>
          <table:table-cell table:style-name="ce66"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20">
          <table:table-cell table:style-name="ce62" office:value-type="string">
            <text:p>Level</text:p>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style-name="ce62"/>
          <table:table-cell table:style-name="ce62" office:value-type="string">
            <text:p>MEX</text:p>
          </table:table-cell>
          <table:table-cell table:style-name="ce62" office:value-type="string">
            <text:p>Col.</text:p>
          </table:table-cell>
          <table:table-cell table:style-name="ce62"/>
          <table:table-cell table:style-name="ce62" office:value-type="string">
            <text:p>ZEX</text:p>
          </table:table-cell>
          <table:table-cell table:number-columns-repeated="2"/>
          <table:table-cell table:style-name="ce62" table:number-columns-repeated="1005"/>
        </table:table-row>
        <table:table-row table:style-name="ro1">
          <table:table-cell table:style-name="ce63"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64" office:value-type="float" office:value="1">
            <text:p>1</text:p>
          </table:table-cell>
          <table:table-cell table:style-name="ce23" table:formula="of:=SUPERFORMULA([.$A102];[Main.$C$3:.$M$3]) * SHOURS(1) / [.$B$97]" office:value-type="float" office:value="0.00257560975609756">
            <text:p>0</text:p>
          </table:table-cell>
          <table:table-cell table:style-name="ce73" table:formula="of:=SUPERFORMULA([.$A102];[Main.$C$16:.$M$16]) * SHOURS(1) / [.$C$97]" office:value-type="float" office:value="0.00401393728222997">
            <text:p>0</text:p>
          </table:table-cell>
          <table:table-cell table:formula="of:=SUPERFORMULA([.$A102];[Main.$C$33:.$M$33]) * SHOURS(1) / [.$D$97]" office:value-type="float" office:value="0.0100348432055749">
            <text:p>0.01</text:p>
          </table:table-cell>
          <table:table-cell/>
          <table:table-cell table:style-name="ce23" table:formula="of:=SUPERFORMULA([.$A102];[Main.$C$3:.$M$3]) * SDAYS(1) / [.$B$97]" office:value-type="float" office:value="0.0618146341463415">
            <text:p>0.06</text:p>
          </table:table-cell>
          <table:table-cell table:style-name="ce73" table:formula="of:=SUPERFORMULA([.$A102];[Main.$C$16:.$M$16]) * SDAYS(1) / [.$C$97]" office:value-type="float" office:value="0.0963344947735192">
            <text:p>0.1</text:p>
          </table:table-cell>
          <table:table-cell table:formula="of:=SUPERFORMULA([.$A102];[Main.$C$33:.$M$33]) * SDAYS(1) / [.$D$97]" office:value-type="float" office:value="0.240836236933798">
            <text:p>0.24</text:p>
          </table:table-cell>
          <table:table-cell/>
          <table:table-cell table:style-name="ce23" table:formula="of:=SUPERFORMULA([.$A102];[Main.$C$3:.$M$3]) * SWEEKS(1) / [.$B$97]" office:value-type="float" office:value="0.43270243902439">
            <text:p>0.43</text:p>
          </table:table-cell>
          <table:table-cell table:style-name="ce66" table:formula="of:=SUPERFORMULA([.$A102];[Main.$C$16:.$M$16]) * SWEEKS(1) / [.$C$97]" office:value-type="float" office:value="0.674341463414634">
            <text:p>0.67</text:p>
          </table:table-cell>
          <table:table-cell table:style-name="ce23" table:formula="of:=SUPERFORMULA([.$A102];[Main.$C$33:.$M$33]) * SWEEKS(1) / [.$D$97]" office:value-type="float" office:value="1.68585365853659">
            <text:p>1.69</text:p>
          </table:table-cell>
          <table:table-cell/>
          <table:table-cell table:style-name="ce23" table:formula="of:=SUPERFORMULA([.$A102];[Main.$C$3:.$M$3]) * SMONTHS(1) / [.$B$97]" office:value-type="float" office:value="1.85443902439024">
            <text:p>1.85</text:p>
          </table:table-cell>
          <table:table-cell table:style-name="ce66" table:formula="of:=SUPERFORMULA([.$A102];[Main.$C$16:.$M$16]) * SMONTHS(1) / [.$C$97]" office:value-type="float" office:value="2.89003484320558">
            <text:p>2.89</text:p>
          </table:table-cell>
          <table:table-cell table:style-name="ce66"/>
          <table:table-cell table:style-name="ce23" table:formula="of:=SUPERFORMULA([.$A102];[Main.$C$33:.$M$33]) * SMONTHS(1) / [.$D$97]"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3" table:formula="of:=SUPERFORMULA([.$A103];[Main.$C$3:.$M$3]) * SHOURS(1) / [.$B$97]" office:value-type="float" office:value="0.00518483049952919">
            <text:p>0.01</text:p>
          </table:table-cell>
          <table:table-cell table:style-name="ce73" table:formula="of:=SUPERFORMULA([.$A103];[Main.$C$16:.$M$16]) * SHOURS(1) / [.$C$97]" office:value-type="float" office:value="0.00812390595684298">
            <text:p>0.01</text:p>
          </table:table-cell>
          <table:table-cell table:formula="of:=SUPERFORMULA([.$A103];[Main.$C$33:.$M$33]) * SHOURS(1) / [.$D$97]" office:value-type="float" office:value="0.0201657178035329">
            <text:p>0.02</text:p>
          </table:table-cell>
          <table:table-cell/>
          <table:table-cell table:style-name="ce23" table:formula="of:=SUPERFORMULA([.$A103];[Main.$C$3:.$M$3]) * SDAYS(1) / [.$B$97]" office:value-type="float" office:value="0.124435931988701">
            <text:p>0.12</text:p>
          </table:table-cell>
          <table:table-cell table:style-name="ce73" table:formula="of:=SUPERFORMULA([.$A103];[Main.$C$16:.$M$16]) * SDAYS(1) / [.$C$97]" office:value-type="float" office:value="0.194973742964232">
            <text:p>0.19</text:p>
          </table:table-cell>
          <table:table-cell table:formula="of:=SUPERFORMULA([.$A103];[Main.$C$33:.$M$33]) * SDAYS(1) / [.$D$97]" office:value-type="float" office:value="0.483977227284789">
            <text:p>0.48</text:p>
          </table:table-cell>
          <table:table-cell/>
          <table:table-cell table:style-name="ce23" table:formula="of:=SUPERFORMULA([.$A103];[Main.$C$3:.$M$3]) * SWEEKS(1) / [.$B$97]" office:value-type="float" office:value="0.871051523920904">
            <text:p>0.87</text:p>
          </table:table-cell>
          <table:table-cell table:style-name="ce66" table:formula="of:=SUPERFORMULA([.$A103];[Main.$C$16:.$M$16]) * SWEEKS(1) / [.$C$97]" office:value-type="float" office:value="1.36481620074962">
            <text:p>1.36</text:p>
          </table:table-cell>
          <table:table-cell table:style-name="ce23" table:formula="of:=SUPERFORMULA([.$A103];[Main.$C$33:.$M$33]) * SWEEKS(1) / [.$D$97]" office:value-type="float" office:value="3.38784059099352">
            <text:p>3.39</text:p>
          </table:table-cell>
          <table:table-cell/>
          <table:table-cell table:style-name="ce23" table:formula="of:=SUPERFORMULA([.$A103];[Main.$C$3:.$M$3]) * SMONTHS(1) / [.$B$97]" office:value-type="float" office:value="3.73307795966102">
            <text:p>3.73</text:p>
          </table:table-cell>
          <table:table-cell table:style-name="ce66" table:formula="of:=SUPERFORMULA([.$A103];[Main.$C$16:.$M$16]) * SMONTHS(1) / [.$C$97]" office:value-type="float" office:value="5.84921228892695">
            <text:p>5.85</text:p>
          </table:table-cell>
          <table:table-cell table:style-name="ce66"/>
          <table:table-cell table:style-name="ce23" table:formula="of:=SUPERFORMULA([.$A103];[Main.$C$33:.$M$33]) * SMONTHS(1) / [.$D$97]"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3" table:formula="of:=SUPERFORMULA([.$A104];[Main.$C$3:.$M$3]) * SHOURS(1) / [.$B$97]" office:value-type="float" office:value="0.010441707727607">
            <text:p>0.01</text:p>
          </table:table-cell>
          <table:table-cell table:style-name="ce73" table:formula="of:=SUPERFORMULA([.$A104];[Main.$C$16:.$M$16]) * SHOURS(1) / [.$C$97]" office:value-type="float" office:value="0.0164536597095391">
            <text:p>0.02</text:p>
          </table:table-cell>
          <table:table-cell table:formula="of:=SUPERFORMULA([.$A104];[Main.$C$33:.$M$33]) * SHOURS(1) / [.$D$97]" office:value-type="float" office:value="0.0405372834029189">
            <text:p>0.04</text:p>
          </table:table-cell>
          <table:table-cell/>
          <table:table-cell table:style-name="ce23" table:formula="of:=SUPERFORMULA([.$A104];[Main.$C$3:.$M$3]) * SDAYS(1) / [.$B$97]" office:value-type="float" office:value="0.250600985462567">
            <text:p>0.25</text:p>
          </table:table-cell>
          <table:table-cell table:style-name="ce73" table:formula="of:=SUPERFORMULA([.$A104];[Main.$C$16:.$M$16]) * SDAYS(1) / [.$C$97]" office:value-type="float" office:value="0.394887833028938">
            <text:p>0.39</text:p>
          </table:table-cell>
          <table:table-cell table:formula="of:=SUPERFORMULA([.$A104];[Main.$C$33:.$M$33]) * SDAYS(1) / [.$D$97]" office:value-type="float" office:value="0.972894801670054">
            <text:p>0.97</text:p>
          </table:table-cell>
          <table:table-cell/>
          <table:table-cell table:style-name="ce23" table:formula="of:=SUPERFORMULA([.$A104];[Main.$C$3:.$M$3]) * SWEEKS(1) / [.$B$97]" office:value-type="float" office:value="1.75420689823797">
            <text:p>1.75</text:p>
          </table:table-cell>
          <table:table-cell table:style-name="ce66" table:formula="of:=SUPERFORMULA([.$A104];[Main.$C$16:.$M$16]) * SWEEKS(1) / [.$C$97]" office:value-type="float" office:value="2.76421483120257">
            <text:p>2.76</text:p>
          </table:table-cell>
          <table:table-cell table:style-name="ce23" table:formula="of:=SUPERFORMULA([.$A104];[Main.$C$33:.$M$33]) * SWEEKS(1) / [.$D$97]" office:value-type="float" office:value="6.81026361169038">
            <text:p>6.81</text:p>
          </table:table-cell>
          <table:table-cell/>
          <table:table-cell table:style-name="ce23" table:formula="of:=SUPERFORMULA([.$A104];[Main.$C$3:.$M$3]) * SMONTHS(1) / [.$B$97]" office:value-type="float" office:value="7.51802956387703">
            <text:p>7.52</text:p>
          </table:table-cell>
          <table:table-cell table:style-name="ce66" table:formula="of:=SUPERFORMULA([.$A104];[Main.$C$16:.$M$16]) * SMONTHS(1) / [.$C$97]" office:value-type="float" office:value="11.8466349908682">
            <text:p>11.85</text:p>
          </table:table-cell>
          <table:table-cell table:style-name="ce66"/>
          <table:table-cell table:style-name="ce23" table:formula="of:=SUPERFORMULA([.$A104];[Main.$C$33:.$M$33]) * SMONTHS(1) / [.$D$97]"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3" table:formula="of:=SUPERFORMULA([.$A105];[Main.$C$3:.$M$3]) * SHOURS(1) / [.$B$97]" office:value-type="float" office:value="0.0183813537502299">
            <text:p>0.02</text:p>
          </table:table-cell>
          <table:table-cell table:style-name="ce73" table:formula="of:=SUPERFORMULA([.$A105];[Main.$C$16:.$M$16]) * SHOURS(1) / [.$C$97]" office:value-type="float" office:value="0.0291035194257439">
            <text:p>0.03</text:p>
          </table:table-cell>
          <table:table-cell table:formula="of:=SUPERFORMULA([.$A105];[Main.$C$33:.$M$33]) * SHOURS(1) / [.$D$97]" office:value-type="float" office:value="0.0712498608891586">
            <text:p>0.07</text:p>
          </table:table-cell>
          <table:table-cell/>
          <table:table-cell table:style-name="ce23" table:formula="of:=SUPERFORMULA([.$A105];[Main.$C$3:.$M$3]) * SDAYS(1) / [.$B$97]" office:value-type="float" office:value="0.441152490005517">
            <text:p>0.44</text:p>
          </table:table-cell>
          <table:table-cell table:style-name="ce73" table:formula="of:=SUPERFORMULA([.$A105];[Main.$C$16:.$M$16]) * SDAYS(1) / [.$C$97]" office:value-type="float" office:value="0.698484466217854">
            <text:p>0.7</text:p>
          </table:table-cell>
          <table:table-cell table:formula="of:=SUPERFORMULA([.$A105];[Main.$C$33:.$M$33]) * SDAYS(1) / [.$D$97]" office:value-type="float" office:value="1.70999666133981">
            <text:p>1.71</text:p>
          </table:table-cell>
          <table:table-cell/>
          <table:table-cell table:style-name="ce23" table:formula="of:=SUPERFORMULA([.$A105];[Main.$C$3:.$M$3]) * SWEEKS(1) / [.$B$97]" office:value-type="float" office:value="3.08806743003862">
            <text:p>3.09</text:p>
          </table:table-cell>
          <table:table-cell table:style-name="ce66" table:formula="of:=SUPERFORMULA([.$A105];[Main.$C$16:.$M$16]) * SWEEKS(1) / [.$C$97]" office:value-type="float" office:value="4.88939126352498">
            <text:p>4.89</text:p>
          </table:table-cell>
          <table:table-cell table:style-name="ce23" table:formula="of:=SUPERFORMULA([.$A105];[Main.$C$33:.$M$33]) * SWEEKS(1) / [.$D$97]" office:value-type="float" office:value="11.9699766293786">
            <text:p>11.97</text:p>
          </table:table-cell>
          <table:table-cell/>
          <table:table-cell table:style-name="ce23" table:formula="of:=SUPERFORMULA([.$A105];[Main.$C$3:.$M$3]) * SMONTHS(1) / [.$B$97]" office:value-type="float" office:value="13.2345747001655">
            <text:p>13.23</text:p>
          </table:table-cell>
          <table:table-cell table:style-name="ce66" table:formula="of:=SUPERFORMULA([.$A105];[Main.$C$16:.$M$16]) * SMONTHS(1) / [.$C$97]" office:value-type="float" office:value="20.9545339865356">
            <text:p>20.95</text:p>
          </table:table-cell>
          <table:table-cell table:style-name="ce66"/>
          <table:table-cell table:style-name="ce23" table:formula="of:=SUPERFORMULA([.$A105];[Main.$C$33:.$M$33]) * SMONTHS(1) / [.$D$97]"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63"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02];[Main.$C$9:.$M$9]) * SHOURS(1) / [.$B$97]" office:value-type="float" office:value="0.0189658536585366">
            <text:p>0.02</text:p>
          </table:table-cell>
          <table:table-cell table:style-name="ce66" table:formula="of:=SUPERFORMULA([.$A102];[Main.$C$21:.$M$21]) * SHOURS(1) / [.$C$97]" office:value-type="float" office:value="0.0496194294486667">
            <text:p>0.05</text:p>
          </table:table-cell>
          <table:table-cell table:formula="of:=SUPERFORMULA([.$A102];[Main.$C$39:.$M$39]) * SHOURS(1) / [.$D$97]" office:value-type="float" office:value="0.0695749128919861">
            <text:p>0.07</text:p>
          </table:table-cell>
          <table:table-cell/>
          <table:table-cell table:formula="of:=SUPERFORMULA([.$A102];[Main.$C$9:.$M$9]) * SDAYS(1) / [.$B$97]" office:value-type="float" office:value="0.455180487804878">
            <text:p>0.46</text:p>
          </table:table-cell>
          <table:table-cell table:style-name="ce66" table:formula="of:=SUPERFORMULA([.$A102];[Main.$C$21:.$M$21]) * SDAYS(1) / [.$C$97]" office:value-type="float" office:value="1.190866306768">
            <text:p>1.19</text:p>
          </table:table-cell>
          <table:table-cell table:formula="of:=SUPERFORMULA([.$A102];[Main.$C$39:.$M$39]) * SDAYS(1) / [.$D$97]" office:value-type="float" office:value="1.66979790940767">
            <text:p>1.67</text:p>
          </table:table-cell>
          <table:table-cell/>
          <table:table-cell table:style-name="ce23" table:formula="of:=SUPERFORMULA([.$A107];[Main.$C$9:.$M$9]) * SWEEKS(1) / [.$B$97]" office:value-type="float" office:value="3.18626341463415">
            <text:p>3.19</text:p>
          </table:table-cell>
          <table:table-cell table:style-name="ce66" table:formula="of:=SUPERFORMULA([.$A107];[Main.$C$21:.$M$21]) * SWEEKS(1) / [.$C$97]" office:value-type="float" office:value="8.336064147376">
            <text:p>8.34</text:p>
          </table:table-cell>
          <table:table-cell table:style-name="ce23" table:formula="of:=SUPERFORMULA([.$A107];[Main.$C$39:.$M$39]) * SWEEKS(1) / [.$D$97]" office:value-type="float" office:value="11.6885853658537">
            <text:p>11.69</text:p>
          </table:table-cell>
          <table:table-cell/>
          <table:table-cell table:style-name="ce23" table:formula="of:=SUPERFORMULA([.$A107];[Main.$C$9:.$M$9]) * SMONTHS(1) / [.$B$97]" office:value-type="float" office:value="13.6554146341463">
            <text:p>13.66</text:p>
          </table:table-cell>
          <table:table-cell table:style-name="ce66" table:formula="of:=SUPERFORMULA([.$A107];[Main.$C$21:.$M$21]) * SMONTHS(1) / [.$C$97]" office:value-type="float" office:value="35.72598920304">
            <text:p>35.73</text:p>
          </table:table-cell>
          <table:table-cell table:style-name="ce66"/>
          <table:table-cell table:style-name="ce23" table:formula="of:=SUPERFORMULA([.$A107];[Main.$C$39:.$M$39]) * SMONTHS(1) / [.$D$97]"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03];[Main.$C$9:.$M$9]) * SHOURS(1) / [.$B$97]" office:value-type="float" office:value="0.0248527927314102">
            <text:p>0.02</text:p>
          </table:table-cell>
          <table:table-cell table:style-name="ce66" table:formula="of:=SUPERFORMULA([.$A103];[Main.$C$21:.$M$21]) * SHOURS(1) / [.$C$97]" office:value-type="float" office:value="0.0609014881804556">
            <text:p>0.06</text:p>
          </table:table-cell>
          <table:table-cell table:formula="of:=SUPERFORMULA([.$A103];[Main.$C$39:.$M$39]) * SHOURS(1) / [.$D$97]" office:value-type="float" office:value="0.108805537184229">
            <text:p>0.11</text:p>
          </table:table-cell>
          <table:table-cell/>
          <table:table-cell table:formula="of:=SUPERFORMULA([.$A103];[Main.$C$9:.$M$9]) * SDAYS(1) / [.$B$97]" office:value-type="float" office:value="0.596467025553844">
            <text:p>0.6</text:p>
          </table:table-cell>
          <table:table-cell table:style-name="ce66" table:formula="of:=SUPERFORMULA([.$A103];[Main.$C$21:.$M$21]) * SDAYS(1) / [.$C$97]" office:value-type="float" office:value="1.46163571633093">
            <text:p>1.46</text:p>
          </table:table-cell>
          <table:table-cell table:formula="of:=SUPERFORMULA([.$A103];[Main.$C$39:.$M$39]) * SDAYS(1) / [.$D$97]" office:value-type="float" office:value="2.6113328924215">
            <text:p>2.61</text:p>
          </table:table-cell>
          <table:table-cell/>
          <table:table-cell table:style-name="ce23" table:formula="of:=SUPERFORMULA([.$A108];[Main.$C$9:.$M$9]) * SWEEKS(1) / [.$B$97]" office:value-type="float" office:value="4.17526917887691">
            <text:p>4.18</text:p>
          </table:table-cell>
          <table:table-cell table:style-name="ce66" table:formula="of:=SUPERFORMULA([.$A108];[Main.$C$21:.$M$21]) * SWEEKS(1) / [.$C$97]" office:value-type="float" office:value="10.2314500143165">
            <text:p>10.23</text:p>
          </table:table-cell>
          <table:table-cell table:style-name="ce23" table:formula="of:=SUPERFORMULA([.$A108];[Main.$C$39:.$M$39]) * SWEEKS(1) / [.$D$97]" office:value-type="float" office:value="18.2793302469505">
            <text:p>18.28</text:p>
          </table:table-cell>
          <table:table-cell/>
          <table:table-cell table:style-name="ce23" table:formula="of:=SUPERFORMULA([.$A108];[Main.$C$9:.$M$9]) * SMONTHS(1) / [.$B$97]" office:value-type="float" office:value="17.8940107666153">
            <text:p>17.89</text:p>
          </table:table-cell>
          <table:table-cell table:style-name="ce66" table:formula="of:=SUPERFORMULA([.$A108];[Main.$C$21:.$M$21]) * SMONTHS(1) / [.$C$97]" office:value-type="float" office:value="43.849071489928">
            <text:p>43.85</text:p>
          </table:table-cell>
          <table:table-cell table:style-name="ce66"/>
          <table:table-cell table:style-name="ce23" table:formula="of:=SUPERFORMULA([.$A108];[Main.$C$39:.$M$39]) * SMONTHS(1) / [.$D$97]"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04];[Main.$C$9:.$M$9]) * SHOURS(1) / [.$B$97]" office:value-type="float" office:value="0.0384">
            <text:p>0.04</text:p>
          </table:table-cell>
          <table:table-cell table:style-name="ce66" table:formula="of:=SUPERFORMULA([.$A104];[Main.$C$21:.$M$21]) * SHOURS(1) / [.$C$97]" office:value-type="float" office:value="0.086157658043243">
            <text:p>0.09</text:p>
          </table:table-cell>
          <table:table-cell table:formula="of:=SUPERFORMULA([.$A104];[Main.$C$39:.$M$39]) * SHOURS(1) / [.$D$97]" office:value-type="float" office:value="0.204232660278783">
            <text:p>0.2</text:p>
          </table:table-cell>
          <table:table-cell/>
          <table:table-cell table:formula="of:=SUPERFORMULA([.$A104];[Main.$C$9:.$M$9]) * SDAYS(1) / [.$B$97]" office:value-type="float" office:value="0.9216">
            <text:p>0.92</text:p>
          </table:table-cell>
          <table:table-cell table:style-name="ce66" table:formula="of:=SUPERFORMULA([.$A104];[Main.$C$21:.$M$21]) * SDAYS(1) / [.$C$97]" office:value-type="float" office:value="2.06778379303783">
            <text:p>2.07</text:p>
          </table:table-cell>
          <table:table-cell table:formula="of:=SUPERFORMULA([.$A104];[Main.$C$39:.$M$39]) * SDAYS(1) / [.$D$97]" office:value-type="float" office:value="4.90158384669079">
            <text:p>4.9</text:p>
          </table:table-cell>
          <table:table-cell/>
          <table:table-cell table:style-name="ce23" table:formula="of:=SUPERFORMULA([.$A109];[Main.$C$9:.$M$9]) * SWEEKS(1) / [.$B$97]" office:value-type="float" office:value="5.27034568626113">
            <text:p>5.27</text:p>
          </table:table-cell>
          <table:table-cell table:style-name="ce66" table:formula="of:=SUPERFORMULA([.$A109];[Main.$C$21:.$M$21]) * SWEEKS(1) / [.$C$97]" office:value-type="float" office:value="12.2899392783431">
            <text:p>12.29</text:p>
          </table:table-cell>
          <table:table-cell table:style-name="ce23" table:formula="of:=SUPERFORMULA([.$A109];[Main.$C$39:.$M$39]) * SWEEKS(1) / [.$D$97]" office:value-type="float" office:value="25.8911659463779">
            <text:p>25.89</text:p>
          </table:table-cell>
          <table:table-cell/>
          <table:table-cell table:style-name="ce23" table:formula="of:=SUPERFORMULA([.$A109];[Main.$C$9:.$M$9]) * SMONTHS(1) / [.$B$97]" office:value-type="float" office:value="22.587195798262">
            <text:p>22.59</text:p>
          </table:table-cell>
          <table:table-cell table:style-name="ce66" table:formula="of:=SUPERFORMULA([.$A109];[Main.$C$21:.$M$21]) * SMONTHS(1) / [.$C$97]" office:value-type="float" office:value="52.6711683357563">
            <text:p>52.67</text:p>
          </table:table-cell>
          <table:table-cell table:style-name="ce66"/>
          <table:table-cell table:style-name="ce23" table:formula="of:=SUPERFORMULA([.$A109];[Main.$C$39:.$M$39]) * SMONTHS(1) / [.$D$97]"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05];[Main.$C$9:.$M$9]) * SHOURS(1) / [.$B$97]" office:value-type="float" office:value="0.0619554253784805">
            <text:p>0.06</text:p>
          </table:table-cell>
          <table:table-cell table:style-name="ce66" table:formula="of:=SUPERFORMULA([.$A105];[Main.$C$21:.$M$21]) * SHOURS(1) / [.$C$97]" office:value-type="float" office:value="0.128669915056935">
            <text:p>0.13</text:p>
          </table:table-cell>
          <table:table-cell table:formula="of:=SUPERFORMULA([.$A105];[Main.$C$39:.$M$39]) * SHOURS(1) / [.$D$97]" office:value-type="float" office:value="0.37735300342045">
            <text:p>0.38</text:p>
          </table:table-cell>
          <table:table-cell/>
          <table:table-cell table:formula="of:=SUPERFORMULA([.$A105];[Main.$C$9:.$M$9]) * SDAYS(1) / [.$B$97]" office:value-type="float" office:value="1.48693020908353">
            <text:p>1.49</text:p>
          </table:table-cell>
          <table:table-cell table:style-name="ce66" table:formula="of:=SUPERFORMULA([.$A105];[Main.$C$21:.$M$21]) * SDAYS(1) / [.$C$97]" office:value-type="float" office:value="3.08807796136644">
            <text:p>3.09</text:p>
          </table:table-cell>
          <table:table-cell table:formula="of:=SUPERFORMULA([.$A105];[Main.$C$39:.$M$39]) * SDAYS(1) / [.$D$97]" office:value-type="float" office:value="9.05647208209081">
            <text:p>9.06</text:p>
          </table:table-cell>
          <table:table-cell/>
          <table:table-cell table:style-name="ce23" table:formula="of:=SUPERFORMULA([.$A110];[Main.$C$9:.$M$9]) * SWEEKS(1) / [.$B$97]" office:value-type="float" office:value="6.4512">
            <text:p>6.45</text:p>
          </table:table-cell>
          <table:table-cell table:style-name="ce66" table:formula="of:=SUPERFORMULA([.$A110];[Main.$C$21:.$M$21]) * SWEEKS(1) / [.$C$97]" office:value-type="float" office:value="14.4744865512648">
            <text:p>14.47</text:p>
          </table:table-cell>
          <table:table-cell table:style-name="ce23" table:formula="of:=SUPERFORMULA([.$A110];[Main.$C$39:.$M$39]) * SWEEKS(1) / [.$D$97]" office:value-type="float" office:value="34.3110869268355">
            <text:p>34.31</text:p>
          </table:table-cell>
          <table:table-cell/>
          <table:table-cell table:style-name="ce23" table:formula="of:=SUPERFORMULA([.$A110];[Main.$C$9:.$M$9]) * SMONTHS(1) / [.$B$97]" office:value-type="float" office:value="27.648">
            <text:p>27.65</text:p>
          </table:table-cell>
          <table:table-cell table:style-name="ce66" table:formula="of:=SUPERFORMULA([.$A110];[Main.$C$21:.$M$21]) * SMONTHS(1) / [.$C$97]" office:value-type="float" office:value="62.033513791135">
            <text:p>62.03</text:p>
          </table:table-cell>
          <table:table-cell table:style-name="ce66"/>
          <table:table-cell table:style-name="ce23" table:formula="of:=SUPERFORMULA([.$A110];[Main.$C$39:.$M$39]) * SMONTHS(1) / [.$D$97]" office:value-type="float" office:value="147.047515400724">
            <text:p>147.05</text:p>
          </table:table-cell>
          <table:table-cell table:number-columns-repeated="7"/>
          <table:table-cell table:style-name="Default"/>
          <table:table-cell table:number-columns-repeated="999"/>
        </table:table-row>
      </table:table>
      <table:table table:name="Kreives" table:style-name="ta1" table:print="false">
        <table:table-column table:style-name="co15" table:default-cell-style-name="ce10"/>
        <table:table-column table:style-name="co15" table:default-cell-style-name="Default"/>
        <table:table-column table:style-name="co15" table:default-cell-style-name="ce22"/>
        <table:table-column table:style-name="co15" table:number-columns-repeated="7" table:default-cell-style-name="Default"/>
        <table:table-column table:style-name="co15" table:number-columns-repeated="2" table:default-cell-style-name="ce46"/>
        <table:table-column table:style-name="co15" table:number-columns-repeated="2" table:default-cell-style-name="ce51"/>
        <table:table-row table:style-name="ro1">
          <table:table-cell table:style-name="ce90" office:value-type="string" table:number-columns-spanned="2" table:number-rows-spanned="1">
            <text:p>Pavadinimas:</text:p>
          </table:table-cell>
          <table:covered-table-cell table:style-name="ce91"/>
          <table:table-cell table:style-name="ce92" table:content-validation-name="val11" office:value-type="string" table:number-columns-spanned="3" table:number-rows-spanned="1">
            <text:p>Colector tier1 rate'ai</text:p>
          </table:table-cell>
          <table:covered-table-cell table:style-name="ce93"/>
          <table:covered-table-cell/>
          <table:table-cell table:number-columns-repeated="2"/>
          <table:table-cell table:style-name="ce94" table:number-columns-repeated="5"/>
          <table:table-cell table:style-name="Default" table:number-columns-repeated="2"/>
        </table:table-row>
        <table:table-row table:style-name="ro14">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ext:p>pow (c)</text:p>
          </table:table-cell>
          <table:table-cell table:style-name="ce35"/>
          <table:table-cell table:style-name="ce36"/>
          <table:table-cell table:style-name="ce20" office:value-type="string">
            <text:p>exp (d)</text:p>
          </table:table-cell>
          <table:table-cell table:style-name="ce44" table:number-columns-repeated="2"/>
          <table:table-cell table:style-name="ce45"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row>
        <table:table-row table:style-name="ro1">
          <table:table-cell office:value-type="float" office:value="1">
            <text:p>1</text:p>
          </table:table-cell>
          <table:table-cell table:formula="of:=VLOOKUP([.$C$1];[Main.$B$2:Main.$K$477]; 2; 0)/60" office:value-type="float" office:value="0">
            <text:p>#N/A</text:p>
          </table:table-cell>
          <table:table-cell table:formula="of:=VLOOKUP([.$C$1];[Main.$B$2:Main.$K$477]; 3; 0)*([.$A3]+VLOOKUP([.$C$1];[Main.$B$2:Main.$K$477];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477]; 2; 0)/60" office:value-type="float" office:value="0">
            <text:p>#N/A</text:p>
          </table:table-cell>
          <table:table-cell table:formula="of:=VLOOKUP([.$C$1];[Main.$B$2:Main.$K$477]; 3; 0)*([.$A4]+VLOOKUP([.$C$1];[Main.$B$2:Main.$K$477];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477]; 2; 0)/60" office:value-type="float" office:value="0">
            <text:p>#N/A</text:p>
          </table:table-cell>
          <table:table-cell table:formula="of:=VLOOKUP([.$C$1];[Main.$B$2:Main.$K$477]; 3; 0)*([.$A5]+VLOOKUP([.$C$1];[Main.$B$2:Main.$K$477];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477]; 2; 0)/60" office:value-type="float" office:value="0">
            <text:p>#N/A</text:p>
          </table:table-cell>
          <table:table-cell table:formula="of:=VLOOKUP([.$C$1];[Main.$B$2:Main.$K$477]; 3; 0)*([.$A6]+VLOOKUP([.$C$1];[Main.$B$2:Main.$K$477];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477]; 2; 0)/60" office:value-type="float" office:value="0">
            <text:p>#N/A</text:p>
          </table:table-cell>
          <table:table-cell table:formula="of:=VLOOKUP([.$C$1];[Main.$B$2:Main.$K$477]; 3; 0)*([.$A7]+VLOOKUP([.$C$1];[Main.$B$2:Main.$K$477];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477]; 2; 0)/60" office:value-type="float" office:value="0">
            <text:p>#N/A</text:p>
          </table:table-cell>
          <table:table-cell table:formula="of:=VLOOKUP([.$C$1];[Main.$B$2:Main.$K$477]; 3; 0)*([.$A8]+VLOOKUP([.$C$1];[Main.$B$2:Main.$K$477];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477]; 2; 0)/60" office:value-type="float" office:value="0">
            <text:p>#N/A</text:p>
          </table:table-cell>
          <table:table-cell table:formula="of:=VLOOKUP([.$C$1];[Main.$B$2:Main.$K$477]; 3; 0)*([.$A9]+VLOOKUP([.$C$1];[Main.$B$2:Main.$K$477];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477]; 2; 0)/60" office:value-type="float" office:value="0">
            <text:p>#N/A</text:p>
          </table:table-cell>
          <table:table-cell table:formula="of:=VLOOKUP([.$C$1];[Main.$B$2:Main.$K$477]; 3; 0)*([.$A10]+VLOOKUP([.$C$1];[Main.$B$2:Main.$K$477];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477]; 2; 0)/60" office:value-type="float" office:value="0">
            <text:p>#N/A</text:p>
          </table:table-cell>
          <table:table-cell table:formula="of:=VLOOKUP([.$C$1];[Main.$B$2:Main.$K$477]; 3; 0)*([.$A11]+VLOOKUP([.$C$1];[Main.$B$2:Main.$K$477];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477]; 2; 0)/60" office:value-type="float" office:value="0">
            <text:p>#N/A</text:p>
          </table:table-cell>
          <table:table-cell table:formula="of:=VLOOKUP([.$C$1];[Main.$B$2:Main.$K$477]; 3; 0)*([.$A12]+VLOOKUP([.$C$1];[Main.$B$2:Main.$K$477];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5" table:default-cell-style-name="Default"/>
        <table:table-row table:style-name="ro1">
          <table:table-cell/>
        </table:table-row>
        <table:table-row table:style-name="ro1">
          <table:table-cell>
            <draw:control table:end-cell-address="Export.D3" table:end-x="0.0173in" table:end-y="0.1791in" draw:z-index="0" draw:text-style-name="P1" svg:width="1.8035in" svg:height="0.3583in" svg:x="0.8807in" svg:y="0in" draw:control="control3"/>
          </table:table-cell>
        </table:table-row>
      </table:table>
      <table:named-expressions>
        <table:named-range table:name="TitleFilter" table:base-cell-address="$Main.$B$269" table:cell-range-address="$Main.$B$479:.$E$481"/>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19">09/19/2011</text:date>, <text:time>23:02: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9-19T23:02:40</dc:date>
    <dc:creator>Artūras Šlajus</dc:creator>
    <meta:editing-duration>P3DT18H53M51S</meta:editing-duration>
    <meta:editing-cycles>406</meta:editing-cycles>
    <meta:generator>LibreOffice/3.3$Linux LibreOffice_project/330m19$Build-202</meta:generator>
    <meta:document-statistic meta:table-count="5" meta:cell-count="6107"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